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136.86pt"/>
    </style:style>
    <style:style style:name="co9" style:family="table-column">
      <style:table-column-properties fo:break-before="auto" style:column-width="116.7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102.1pt"/>
    </style:style>
    <style:style style:name="co12" style:family="table-column">
      <style:table-column-properties fo:break-before="auto" style:column-width="145.36pt"/>
    </style:style>
    <style:style style:name="co13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4"/>
    <style:style style:name="ce5" style:family="table-cell" style:parent-style-name="Default" style:data-style-name="N124">
      <style:text-properties fo:color="#ce181e"/>
    </style:style>
    <style:style style:name="ce6" style:family="table-cell" style:parent-style-name="Default" style:data-style-name="N124"/>
    <style:style style:name="ce7" style:family="table-cell" style:parent-style-name="Default" style:data-style-name="N135"/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 style:data-style-name="N124">
      <style:text-properties fo:color="#ce181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" style:family="table-cell" style:parent-style-name="Default" style:data-style-name="N0">
      <style:text-properties fo:color="#00b6bd"/>
    </style:style>
    <style:style style:name="ce12" style:family="table-cell" style:parent-style-name="Default" style:data-style-name="N124">
      <style:text-properties fo:color="#00b6bd"/>
    </style:style>
    <style:style style:name="ce13" style:family="table-cell" style:parent-style-name="Default" style:data-style-name="N135">
      <style:text-properties fo:color="#ce181e"/>
    </style:style>
    <style:style style:name="ce14" style:family="table-cell" style:parent-style-name="Default" style:data-style-name="N135">
      <style:text-properties fo:color="#00b6b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 style:data-style-name="N4">
      <style:text-properties fo:font-weight="normal" style:font-weight-asian="normal" style:font-weight-complex="normal"/>
    </style:style>
    <style:style style:name="ce17" style:family="table-cell" style:parent-style-name="Default" style:data-style-name="N4">
      <style:text-properties fo:color="#00b6bd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00b6bd" fo:font-weight="normal" style:font-weight-asian="normal" style:font-weight-complex="normal"/>
    </style:style>
    <style:style style:name="ce37" style:family="table-cell" style:parent-style-name="Default" style:data-style-name="N124">
      <style:text-properties style:use-window-font-color="true"/>
    </style:style>
    <style:style style:name="ce1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ТО 01.13-12.18" table:style-name="ta1">
        <table:shapes>
          <draw:frame draw:z-index="0" draw:style-name="gr1" draw:text-style-name="P1" svg:width="607.78pt" svg:height="278.53pt" svg:x="393.82pt" svg:y="261.81pt">
            <draw:object draw:notify-on-update-of-ranges="'ТО 01.13-12.18'.A6:'ТО 01.13-12.18'.A6 'ТО 01.13-12.18'.A7:'ТО 01.13-12.18'.A78 'ТО 01.13-12.18'.B6:'ТО 01.13-12.18'.B6 'ТО 01.13-12.18'.B7:'ТО 01.13-12.18'.B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расчет коэффициентов</text:p>
          </table:table-cell>
          <table:covered-table-cell table:style-name="ce20"/>
          <table:table-cell table:number-columns-repeated="9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matrix-columns-spanned="2" table:number-matrix-rows-spanned="1" table:formula="of:=LINEST([.B7:.B78];[.C7:.C78];1;0)" office:value-type="float" office:value="3035192.19121808" calcext:value-type="float">
            <text:p>3035192.19121808</text:p>
          </table:table-cell>
          <table:table-cell office:value-type="float" office:value="-24664740.4377934" calcext:value-type="float">
            <text:p>-24664740.4377934</text:p>
          </table:table-cell>
          <table:table-cell table:number-columns-repeated="9"/>
        </table:table-row>
        <table:table-row table:style-name="ro1">
          <table:table-cell table:formula="of:=[.A3]" office:value-type="float" office:value="3035192.19121808" calcext:value-type="float">
            <text:p>3035192.19121808</text:p>
          </table:table-cell>
          <table:table-cell table:formula="of:=[.B3]" office:value-type="float" office:value="-24664740.4377934" calcext:value-type="float">
            <text:p>-24664740.437793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year_month</text:p>
          </table:table-cell>
          <table:table-cell office:value-type="string" calcext:value-type="string">
            <text:p>sum_pr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тренд</text:p>
          </table:table-cell>
          <table:table-cell office:value-type="string" calcext:value-type="string">
            <text:p>отклонение </text:p>
            <text:p>тренда </text:p>
          </table:table-cell>
          <table:table-cell office:value-type="string" calcext:value-type="string">
            <text:p>среднее отклонение</text:p>
            <text:p>тренда по месяцам </text:p>
          </table:table-cell>
          <table:table-cell office:value-type="string" calcext:value-type="string">
            <text:p>индекс </text:p>
            <text:p>сезонности </text:p>
          </table:table-cell>
          <table:table-cell office:value-type="string" calcext:value-type="string">
            <text:p>коэффицииент сезонности,</text:p>
            <text:p>очищенный от роста </text:p>
          </table:table-cell>
          <table:table-cell office:value-type="string" calcext:value-type="string">
            <text:p>коэффициенты месяца </text:p>
            <text:p>для прогноза </text:p>
          </table:table-cell>
          <table:table-cell office:value-type="string" calcext:value-type="string">
            <text:p>тренд</text:p>
          </table:table-cell>
          <table:table-cell office:value-type="string" calcext:value-type="string">
            <text:p>прогноз с учетом</text:p>
            <text:p>коэффициента сезонности 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table:style-name="ce3" office:value-type="float" office:value="1036657" calcext:value-type="float">
            <text:p>1036657</text:p>
          </table:table-cell>
          <table:table-cell table:style-name="ce3" office:value-type="float" office:value="1" calcext:value-type="float">
            <text:p>1</text:p>
          </table:table-cell>
          <table:table-cell table:formula="of:=[.$A$4]*[.C7]+[.$B$4]" office:value-type="float" office:value="-21629548.2465753" calcext:value-type="float">
            <text:p>-21,629,548.25</text:p>
          </table:table-cell>
          <table:table-cell table:style-name="ce5" table:formula="of:=[.B7]/[.D7]" office:value-type="float" office:value="-0.047927815605864" calcext:value-type="float">
            <text:p>-0.04793</text:p>
          </table:table-cell>
          <table:table-cell table:style-name="ce7" table:formula="of:=AVERAGE([.E7];[.E19];[.E31];[.E43];[.E55];[.E67])" office:value-type="float" office:value="0.794364154071569" calcext:value-type="float">
            <text:p>0.79436</text:p>
          </table:table-cell>
          <table:table-cell table:style-name="ce6" table:formula="of:=AVERAGE([.F7:.F18])" office:value-type="float" office:value="0.768742089100787" calcext:value-type="float">
            <text:p>0.76874</text:p>
          </table:table-cell>
          <table:table-cell table:style-name="ce6" table:formula="of:=[.F7]/[.$G$7]" office:value-type="float" office:value="1.03332985839341" calcext:value-type="float">
            <text:p>1.03333</text:p>
          </table:table-cell>
          <table:table-cell office:value-type="float" office:value="73" calcext:value-type="float">
            <text:p>73</text:p>
          </table:table-cell>
          <table:table-cell table:style-name="ce4" table:formula="of:=[.I7]*[.$A$4]+[.$B$4]" office:value-type="float" office:value="196904289.521127" calcext:value-type="float">
            <text:p>196,904,289.52</text:p>
          </table:table-cell>
          <table:table-cell table:style-name="ce4" table:formula="of:=[.H7]*[.J7]" office:value-type="float" office:value="203467081.607921" calcext:value-type="float">
            <text:p>203,467,081.61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table:style-name="ce3" office:value-type="float" office:value="1231875" calcext:value-type="float">
            <text:p>1231875</text:p>
          </table:table-cell>
          <table:table-cell table:style-name="ce3" office:value-type="float" office:value="2" calcext:value-type="float">
            <text:p>2</text:p>
          </table:table-cell>
          <table:table-cell table:formula="of:=[.$A$4]*[.C8]+[.$B$4]" office:value-type="float" office:value="-18594356.0553572" calcext:value-type="float">
            <text:p>-18,594,356.06</text:p>
          </table:table-cell>
          <table:table-cell table:style-name="ce5" table:formula="of:=[.B8]/[.D8]" office:value-type="float" office:value="-0.066249941451728" calcext:value-type="float">
            <text:p>-0.06625</text:p>
          </table:table-cell>
          <table:table-cell table:style-name="ce7" table:formula="of:=AVERAGE([.E8];[.E20];[.E32];[.E44];[.E56];[.E68])" office:value-type="float" office:value="0.668999561803494" calcext:value-type="float">
            <text:p>0.66900</text:p>
          </table:table-cell>
          <table:table-cell/>
          <table:table-cell table:style-name="ce6" table:formula="of:=[.F8]/[.$G$7]" office:value-type="float" office:value="0.870252287846026" calcext:value-type="float">
            <text:p>0.87025</text:p>
          </table:table-cell>
          <table:table-cell office:value-type="float" office:value="74" calcext:value-type="float">
            <text:p>74</text:p>
          </table:table-cell>
          <table:table-cell table:style-name="ce4" table:formula="of:=[.I8]*[.$A$4]+[.$B$4]" office:value-type="float" office:value="199939481.712345" calcext:value-type="float">
            <text:p>199,939,481.71</text:p>
          </table:table-cell>
          <table:table-cell table:style-name="ce4" table:formula="of:=[.H8]*[.J8]" office:value-type="float" office:value="173997791.390917" calcext:value-type="float">
            <text:p>173,997,791.39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table:style-name="ce3" office:value-type="float" office:value="1390532" calcext:value-type="float">
            <text:p>1390532</text:p>
          </table:table-cell>
          <table:table-cell table:style-name="ce3" office:value-type="float" office:value="3" calcext:value-type="float">
            <text:p>3</text:p>
          </table:table-cell>
          <table:table-cell table:formula="of:=[.$A$4]*[.C9]+[.$B$4]" office:value-type="float" office:value="-15559163.8641392" calcext:value-type="float">
            <text:p>-15,559,163.86</text:p>
          </table:table-cell>
          <table:table-cell table:style-name="ce5" table:formula="of:=[.B9]/[.D9]" office:value-type="float" office:value="-0.0893706122091114" calcext:value-type="float">
            <text:p>-0.08937</text:p>
          </table:table-cell>
          <table:table-cell table:style-name="ce7" table:formula="of:=AVERAGE([.E9];[.E21];[.E33];[.E45];[.E57];[.E69])" office:value-type="float" office:value="0.778434387407642" calcext:value-type="float">
            <text:p>0.77843</text:p>
          </table:table-cell>
          <table:table-cell/>
          <table:table-cell table:style-name="ce6" table:formula="of:=[.F9]/[.$G$7]" office:value-type="float" office:value="1.0126079974601" calcext:value-type="float">
            <text:p>1.01261</text:p>
          </table:table-cell>
          <table:table-cell office:value-type="float" office:value="75" calcext:value-type="float">
            <text:p>75</text:p>
          </table:table-cell>
          <table:table-cell table:style-name="ce4" table:formula="of:=[.I9]*[.$A$4]+[.$B$4]" office:value-type="float" office:value="202974673.903563" calcext:value-type="float">
            <text:p>202,974,673.90</text:p>
          </table:table-cell>
          <table:table-cell table:style-name="ce4" table:formula="of:=[.H9]*[.J9]" office:value-type="float" office:value="205533778.076604" calcext:value-type="float">
            <text:p>205,533,778.08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table:style-name="ce3" office:value-type="float" office:value="1301414" calcext:value-type="float">
            <text:p>1301414</text:p>
          </table:table-cell>
          <table:table-cell table:style-name="ce3" office:value-type="float" office:value="4" calcext:value-type="float">
            <text:p>4</text:p>
          </table:table-cell>
          <table:table-cell table:formula="of:=[.$A$4]*[.C10]+[.$B$4]" office:value-type="float" office:value="-12523971.6729211" calcext:value-type="float">
            <text:p>-12,523,971.67</text:p>
          </table:table-cell>
          <table:table-cell table:style-name="ce5" table:formula="of:=[.B10]/[.D10]" office:value-type="float" office:value="-0.103913840911496" calcext:value-type="float">
            <text:p>-0.10391</text:p>
          </table:table-cell>
          <table:table-cell table:style-name="ce7" table:formula="of:=AVERAGE([.E10];[.E22];[.E34];[.E46];[.E58];[.E70])" office:value-type="float" office:value="0.737801188525008" calcext:value-type="float">
            <text:p>0.73780</text:p>
          </table:table-cell>
          <table:table-cell/>
          <table:table-cell table:style-name="ce6" table:formula="of:=[.F10]/[.$G$7]" office:value-type="float" office:value="0.959751259864059" calcext:value-type="float">
            <text:p>0.95975</text:p>
          </table:table-cell>
          <table:table-cell office:value-type="float" office:value="76" calcext:value-type="float">
            <text:p>76</text:p>
          </table:table-cell>
          <table:table-cell table:style-name="ce4" table:formula="of:=[.I10]*[.$A$4]+[.$B$4]" office:value-type="float" office:value="206009866.094781" calcext:value-type="float">
            <text:p>206,009,866.09</text:p>
          </table:table-cell>
          <table:table-cell table:style-name="ce4" table:formula="of:=[.H10]*[.J10]" office:value-type="float" office:value="197718228.528892" calcext:value-type="float">
            <text:p>197,718,228.53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table:style-name="ce3" office:value-type="float" office:value="1489346" calcext:value-type="float">
            <text:p>1489346</text:p>
          </table:table-cell>
          <table:table-cell table:style-name="ce3" office:value-type="float" office:value="5" calcext:value-type="float">
            <text:p>5</text:p>
          </table:table-cell>
          <table:table-cell table:formula="of:=[.$A$4]*[.C11]+[.$B$4]" office:value-type="float" office:value="-9488779.48170298" calcext:value-type="float">
            <text:p>-9,488,779.48</text:p>
          </table:table-cell>
          <table:table-cell table:style-name="ce5" table:formula="of:=[.B11]/[.D11]" office:value-type="float" office:value="-0.15695864814562" calcext:value-type="float">
            <text:p>-0.15696</text:p>
          </table:table-cell>
          <table:table-cell table:style-name="ce7" table:formula="of:=AVERAGE([.E11];[.E23];[.E35];[.E47];[.E59];[.E71])" office:value-type="float" office:value="0.76182990032202" calcext:value-type="float">
            <text:p>0.76183</text:p>
          </table:table-cell>
          <table:table-cell/>
          <table:table-cell table:style-name="ce6" table:formula="of:=[.F11]/[.$G$7]" office:value-type="float" office:value="0.991008442393401" calcext:value-type="float">
            <text:p>0.99101</text:p>
          </table:table-cell>
          <table:table-cell office:value-type="float" office:value="77" calcext:value-type="float">
            <text:p>77</text:p>
          </table:table-cell>
          <table:table-cell table:style-name="ce4" table:formula="of:=[.I11]*[.$A$4]+[.$B$4]" office:value-type="float" office:value="209045058.285999" calcext:value-type="float">
            <text:p>209,045,058.29</text:p>
          </table:table-cell>
          <table:table-cell table:style-name="ce4" table:formula="of:=[.H11]*[.J11]" office:value-type="float" office:value="207165417.602046" calcext:value-type="float">
            <text:p>207,165,417.60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table:style-name="ce3" office:value-type="float" office:value="1882405" calcext:value-type="float">
            <text:p>1882405</text:p>
          </table:table-cell>
          <table:table-cell table:style-name="ce3" office:value-type="float" office:value="6" calcext:value-type="float">
            <text:p>6</text:p>
          </table:table-cell>
          <table:table-cell table:formula="of:=[.$A$4]*[.C12]+[.$B$4]" office:value-type="float" office:value="-6453587.2904849" calcext:value-type="float">
            <text:p>-6,453,587.29</text:p>
          </table:table-cell>
          <table:table-cell table:style-name="ce5" table:formula="of:=[.B12]/[.D12]" office:value-type="float" office:value="-0.291683511087763" calcext:value-type="float">
            <text:p>-0.29168</text:p>
          </table:table-cell>
          <table:table-cell table:style-name="ce7" table:formula="of:=AVERAGE([.E12];[.E24];[.E36];[.E48];[.E60];[.E72])" office:value-type="float" office:value="0.640548515466024" calcext:value-type="float">
            <text:p>0.64055</text:p>
          </table:table-cell>
          <table:table-cell/>
          <table:table-cell table:style-name="ce6" table:formula="of:=[.F12]/[.$G$7]" office:value-type="float" office:value="0.833242415821522" calcext:value-type="float">
            <text:p>0.83324</text:p>
          </table:table-cell>
          <table:table-cell office:value-type="float" office:value="78" calcext:value-type="float">
            <text:p>78</text:p>
          </table:table-cell>
          <table:table-cell table:style-name="ce4" table:formula="of:=[.I12]*[.$A$4]+[.$B$4]" office:value-type="float" office:value="212080250.477217" calcext:value-type="float">
            <text:p>212,080,250.48</text:p>
          </table:table-cell>
          <table:table-cell table:style-name="ce4" table:formula="of:=[.H12]*[.J12]" office:value-type="float" office:value="176714260.25567" calcext:value-type="float">
            <text:p>176,714,260.26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table:style-name="ce3" office:value-type="float" office:value="1638834" calcext:value-type="float">
            <text:p>1638834</text:p>
          </table:table-cell>
          <table:table-cell table:style-name="ce3" office:value-type="float" office:value="7" calcext:value-type="float">
            <text:p>7</text:p>
          </table:table-cell>
          <table:table-cell table:formula="of:=[.$A$4]*[.C13]+[.$B$4]" office:value-type="float" office:value="-3418395.09926682" calcext:value-type="float">
            <text:p>-3,418,395.10</text:p>
          </table:table-cell>
          <table:table-cell table:style-name="ce5" table:formula="of:=[.B13]/[.D13]" office:value-type="float" office:value="-0.479416203338081" calcext:value-type="float">
            <text:p>-0.47942</text:p>
          </table:table-cell>
          <table:table-cell table:style-name="ce7" table:formula="of:=AVERAGE([.E13];[.E25];[.E37];[.E49];[.E61];[.E73])" office:value-type="float" office:value="0.614741372273622" calcext:value-type="float">
            <text:p>0.61474</text:p>
          </table:table-cell>
          <table:table-cell/>
          <table:table-cell table:style-name="ce6" table:formula="of:=[.F13]/[.$G$7]" office:value-type="float" office:value="0.799671802792401" calcext:value-type="float">
            <text:p>0.79967</text:p>
          </table:table-cell>
          <table:table-cell office:value-type="float" office:value="79" calcext:value-type="float">
            <text:p>79</text:p>
          </table:table-cell>
          <table:table-cell table:style-name="ce4" table:formula="of:=[.I13]*[.$A$4]+[.$B$4]" office:value-type="float" office:value="215115442.668435" calcext:value-type="float">
            <text:p>215,115,442.67</text:p>
          </table:table-cell>
          <table:table-cell table:style-name="ce4" table:formula="of:=[.H13]*[.J13]" office:value-type="float" office:value="172021753.847153" calcext:value-type="float">
            <text:p>172,021,753.85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table:style-name="ce3" office:value-type="float" office:value="2472346" calcext:value-type="float">
            <text:p>2472346</text:p>
          </table:table-cell>
          <table:table-cell table:style-name="ce3" office:value-type="float" office:value="8" calcext:value-type="float">
            <text:p>8</text:p>
          </table:table-cell>
          <table:table-cell table:formula="of:=[.$A$4]*[.C14]+[.$B$4]" office:value-type="float" office:value="-383202.90804873" calcext:value-type="float">
            <text:p>-383,202.91</text:p>
          </table:table-cell>
          <table:table-cell table:style-name="ce5" table:formula="of:=[.B14]/[.D14]" office:value-type="float" office:value="-6.45179341824202" calcext:value-type="float">
            <text:p>-6.45179</text:p>
          </table:table-cell>
          <table:table-cell table:style-name="ce7" table:formula="of:=AVERAGE([.E14];[.E26];[.E38];[.E50];[.E62];[.E74])" office:value-type="float" office:value="-0.357737585613769" calcext:value-type="float">
            <text:p>-0.35774</text:p>
          </table:table-cell>
          <table:table-cell/>
          <table:table-cell table:style-name="ce6" table:formula="of:=[.F14]/[.$G$7]" office:value-type="float" office:value="-0.465354493640673" calcext:value-type="float">
            <text:p>-0.46535</text:p>
          </table:table-cell>
          <table:table-cell office:value-type="float" office:value="80" calcext:value-type="float">
            <text:p>80</text:p>
          </table:table-cell>
          <table:table-cell table:style-name="ce4" table:formula="of:=[.I14]*[.$A$4]+[.$B$4]" office:value-type="float" office:value="218150634.859653" calcext:value-type="float">
            <text:p>218,150,634.86</text:p>
          </table:table-cell>
          <table:table-cell table:style-name="ce4" table:formula="of:=[.H14]*[.J14]" office:value-type="float" office:value="-101517378.222505" calcext:value-type="float">
            <text:p>-101,517,378.22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table:style-name="ce3" office:value-type="float" office:value="5061269" calcext:value-type="float">
            <text:p>5061269</text:p>
          </table:table-cell>
          <table:table-cell table:style-name="ce3" office:value-type="float" office:value="9" calcext:value-type="float">
            <text:p>9</text:p>
          </table:table-cell>
          <table:table-cell table:formula="of:=[.$A$4]*[.C15]+[.$B$4]" office:value-type="float" office:value="2651989.28316936" calcext:value-type="float">
            <text:p>2,651,989.28</text:p>
          </table:table-cell>
          <table:table-cell table:style-name="ce6" table:formula="of:=[.B15]/[.D15]" office:value-type="float" office:value="1.90848018584425" calcext:value-type="float">
            <text:p>1.90848</text:p>
          </table:table-cell>
          <table:table-cell table:style-name="ce7" table:formula="of:=AVERAGE([.E15];[.E27];[.E39];[.E51];[.E63];[.E75])" office:value-type="float" office:value="1.02616360933569" calcext:value-type="float">
            <text:p>1.02616</text:p>
          </table:table-cell>
          <table:table-cell/>
          <table:table-cell table:style-name="ce6" table:formula="of:=[.F15]/[.$G$7]" office:value-type="float" office:value="1.33486070801199" calcext:value-type="float">
            <text:p>1.33486</text:p>
          </table:table-cell>
          <table:table-cell office:value-type="float" office:value="81" calcext:value-type="float">
            <text:p>81</text:p>
          </table:table-cell>
          <table:table-cell table:style-name="ce4" table:formula="of:=[.I15]*[.$A$4]+[.$B$4]" office:value-type="float" office:value="221185827.050871" calcext:value-type="float">
            <text:p>221,185,827.05</text:p>
          </table:table-cell>
          <table:table-cell table:style-name="ce4" table:formula="of:=[.H15]*[.J15]" office:value-type="float" office:value="295252269.699344" calcext:value-type="float">
            <text:p>295,252,269.70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table:style-name="ce3" office:value-type="float" office:value="8153414" calcext:value-type="float">
            <text:p>8153414</text:p>
          </table:table-cell>
          <table:table-cell table:style-name="ce3" office:value-type="float" office:value="10" calcext:value-type="float">
            <text:p>10</text:p>
          </table:table-cell>
          <table:table-cell table:formula="of:=[.$A$4]*[.C16]+[.$B$4]" office:value-type="float" office:value="5687181.47438744" calcext:value-type="float">
            <text:p>5,687,181.47</text:p>
          </table:table-cell>
          <table:table-cell table:style-name="ce6" table:formula="of:=[.B16]/[.D16]" office:value-type="float" office:value="1.43364758742435" calcext:value-type="float">
            <text:p>1.43365</text:p>
          </table:table-cell>
          <table:table-cell table:style-name="ce7" table:formula="of:=AVERAGE([.E16];[.E28];[.E40];[.E52];[.E64];[.E76])" office:value-type="float" office:value="1.07044183313956" calcext:value-type="float">
            <text:p>1.07044</text:p>
          </table:table-cell>
          <table:table-cell/>
          <table:table-cell table:style-name="ce6" table:formula="of:=[.F16]/[.$G$7]" office:value-type="float" office:value="1.39245899023388" calcext:value-type="float">
            <text:p>1.39246</text:p>
          </table:table-cell>
          <table:table-cell office:value-type="float" office:value="82" calcext:value-type="float">
            <text:p>82</text:p>
          </table:table-cell>
          <table:table-cell table:style-name="ce4" table:formula="of:=[.I16]*[.$A$4]+[.$B$4]" office:value-type="float" office:value="224221019.24209" calcext:value-type="float">
            <text:p>224,221,019.24</text:p>
          </table:table-cell>
          <table:table-cell table:style-name="ce4" table:formula="of:=[.H16]*[.J16]" office:value-type="float" office:value="312218574.043051" calcext:value-type="float">
            <text:p>312,218,574.04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table:style-name="ce3" office:value-type="float" office:value="9442849" calcext:value-type="float">
            <text:p>9442849</text:p>
          </table:table-cell>
          <table:table-cell table:style-name="ce3" office:value-type="float" office:value="11" calcext:value-type="float">
            <text:p>11</text:p>
          </table:table-cell>
          <table:table-cell table:formula="of:=[.$A$4]*[.C17]+[.$B$4]" office:value-type="float" office:value="8722373.66560552" calcext:value-type="float">
            <text:p>8,722,373.67</text:p>
          </table:table-cell>
          <table:table-cell table:style-name="ce6" table:formula="of:=[.B17]/[.D17]" office:value-type="float" office:value="1.08260083344463" calcext:value-type="float">
            <text:p>1.08260</text:p>
          </table:table-cell>
          <table:table-cell table:style-name="ce7" table:formula="of:=AVERAGE([.E17];[.E29];[.E41];[.E53];[.E65];[.E77])" office:value-type="float" office:value="1.17160384908126" calcext:value-type="float">
            <text:p>1.17160</text:p>
          </table:table-cell>
          <table:table-cell/>
          <table:table-cell table:style-name="ce6" table:formula="of:=[.F17]/[.$G$7]" office:value-type="float" office:value="1.52405321068306" calcext:value-type="float">
            <text:p>1.52405</text:p>
          </table:table-cell>
          <table:table-cell office:value-type="float" office:value="83" calcext:value-type="float">
            <text:p>83</text:p>
          </table:table-cell>
          <table:table-cell table:style-name="ce4" table:formula="of:=[.I17]*[.$A$4]+[.$B$4]" office:value-type="float" office:value="227256211.433308" calcext:value-type="float">
            <text:p>227,256,211.43</text:p>
          </table:table-cell>
          <table:table-cell table:style-name="ce4" table:formula="of:=[.H17]*[.J17]" office:value-type="float" office:value="346350558.682601" calcext:value-type="float">
            <text:p>346,350,558.68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table:style-name="ce3" office:value-type="float" office:value="17576799" calcext:value-type="float">
            <text:p>17576799</text:p>
          </table:table-cell>
          <table:table-cell table:style-name="ce3" office:value-type="float" office:value="12" calcext:value-type="float">
            <text:p>12</text:p>
          </table:table-cell>
          <table:table-cell table:formula="of:=[.$A$4]*[.C18]+[.$B$4]" office:value-type="float" office:value="11757565.8568236" calcext:value-type="float">
            <text:p>11,757,565.86</text:p>
          </table:table-cell>
          <table:table-cell table:style-name="ce6" table:formula="of:=[.B18]/[.D18]" office:value-type="float" office:value="1.49493519441349" calcext:value-type="float">
            <text:p>1.49494</text:p>
          </table:table-cell>
          <table:table-cell table:style-name="ce7" table:formula="of:=AVERAGE([.E18];[.E30];[.E42];[.E54];[.E66];[.E78])" office:value-type="float" office:value="1.31771428339732" calcext:value-type="float">
            <text:p>1.31771</text:p>
          </table:table-cell>
          <table:table-cell/>
          <table:table-cell table:style-name="ce6" table:formula="of:=[.F18]/[.$G$7]" office:value-type="float" office:value="1.71411752014083" calcext:value-type="float">
            <text:p>1.71412</text:p>
          </table:table-cell>
          <table:table-cell office:value-type="float" office:value="84" calcext:value-type="float">
            <text:p>84</text:p>
          </table:table-cell>
          <table:table-cell table:style-name="ce4" table:formula="of:=[.I18]*[.$A$4]+[.$B$4]" office:value-type="float" office:value="230291403.624526" calcext:value-type="float">
            <text:p>230,291,403.62</text:p>
          </table:table-cell>
          <table:table-cell table:style-name="ce4" table:formula="of:=[.H18]*[.J18]" office:value-type="float" office:value="394746529.690622" calcext:value-type="float">
            <text:p>394,746,529.69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table:style-name="ce3" office:value-type="float" office:value="15877147" calcext:value-type="float">
            <text:p>15877147</text:p>
          </table:table-cell>
          <table:table-cell table:style-name="ce3" office:value-type="float" office:value="13" calcext:value-type="float">
            <text:p>13</text:p>
          </table:table-cell>
          <table:table-cell table:formula="of:=[.$A$4]*[.C19]+[.$B$4]" office:value-type="float" office:value="14792758.0480417" calcext:value-type="float">
            <text:p>14,792,758.05</text:p>
          </table:table-cell>
          <table:table-cell table:style-name="ce6" table:formula="of:=[.B19]/[.D19]" office:value-type="float" office:value="1.07330539365523" calcext:value-type="float">
            <text:p>1.07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2</text:p>
          </table:table-cell>
          <table:table-cell table:style-name="ce3" office:value-type="float" office:value="16530949" calcext:value-type="float">
            <text:p>16530949</text:p>
          </table:table-cell>
          <table:table-cell table:style-name="ce3" office:value-type="float" office:value="14" calcext:value-type="float">
            <text:p>14</text:p>
          </table:table-cell>
          <table:table-cell table:formula="of:=[.$A$4]*[.C20]+[.$B$4]" office:value-type="float" office:value="17827950.2392598" calcext:value-type="float">
            <text:p>17,827,950.24</text:p>
          </table:table-cell>
          <table:table-cell table:style-name="ce6" table:formula="of:=[.B20]/[.D20]" office:value-type="float" office:value="0.927248998238531" calcext:value-type="float">
            <text:p>0.92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3</text:p>
          </table:table-cell>
          <table:table-cell table:style-name="ce3" office:value-type="float" office:value="20793611" calcext:value-type="float">
            <text:p>20793611</text:p>
          </table:table-cell>
          <table:table-cell table:style-name="ce3" office:value-type="float" office:value="15" calcext:value-type="float">
            <text:p>15</text:p>
          </table:table-cell>
          <table:table-cell table:formula="of:=[.$A$4]*[.C21]+[.$B$4]" office:value-type="float" office:value="20863142.4304779" calcext:value-type="float">
            <text:p>20,863,142.43</text:p>
          </table:table-cell>
          <table:table-cell table:style-name="ce6" table:formula="of:=[.B21]/[.D21]" office:value-type="float" office:value="0.996667259943723" calcext:value-type="float">
            <text:p>0.99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</text:p>
          </table:table-cell>
          <table:table-cell table:style-name="ce3" office:value-type="float" office:value="22303254" calcext:value-type="float">
            <text:p>22303254</text:p>
          </table:table-cell>
          <table:table-cell table:style-name="ce3" office:value-type="float" office:value="16" calcext:value-type="float">
            <text:p>16</text:p>
          </table:table-cell>
          <table:table-cell table:formula="of:=[.$A$4]*[.C22]+[.$B$4]" office:value-type="float" office:value="23898334.6216959" calcext:value-type="float">
            <text:p>23,898,334.62</text:p>
          </table:table-cell>
          <table:table-cell table:style-name="ce6" table:formula="of:=[.B22]/[.D22]" office:value-type="float" office:value="0.933255574208595" calcext:value-type="float">
            <text:p>0.933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</text:p>
          </table:table-cell>
          <table:table-cell table:style-name="ce3" office:value-type="float" office:value="24515101" calcext:value-type="float">
            <text:p>24515101</text:p>
          </table:table-cell>
          <table:table-cell table:style-name="ce3" office:value-type="float" office:value="17" calcext:value-type="float">
            <text:p>17</text:p>
          </table:table-cell>
          <table:table-cell table:formula="of:=[.$A$4]*[.C23]+[.$B$4]" office:value-type="float" office:value="26933526.812914" calcext:value-type="float">
            <text:p>26,933,526.81</text:p>
          </table:table-cell>
          <table:table-cell table:style-name="ce6" table:formula="of:=[.B23]/[.D23]" office:value-type="float" office:value="0.910207607428729" calcext:value-type="float">
            <text:p>0.91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</text:p>
          </table:table-cell>
          <table:table-cell table:style-name="ce3" office:value-type="float" office:value="22368380" calcext:value-type="float">
            <text:p>22368380</text:p>
          </table:table-cell>
          <table:table-cell table:style-name="ce3" office:value-type="float" office:value="18" calcext:value-type="float">
            <text:p>18</text:p>
          </table:table-cell>
          <table:table-cell table:formula="of:=[.$A$4]*[.C24]+[.$B$4]" office:value-type="float" office:value="29968719.0041321" calcext:value-type="float">
            <text:p>29,968,719.00</text:p>
          </table:table-cell>
          <table:table-cell table:style-name="ce6" table:formula="of:=[.B24]/[.D24]" office:value-type="float" office:value="0.746390928384888" calcext:value-type="float">
            <text:p>0.74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</text:p>
          </table:table-cell>
          <table:table-cell table:style-name="ce3" office:value-type="float" office:value="24463808" calcext:value-type="float">
            <text:p>24463808</text:p>
          </table:table-cell>
          <table:table-cell table:style-name="ce3" office:value-type="float" office:value="19" calcext:value-type="float">
            <text:p>19</text:p>
          </table:table-cell>
          <table:table-cell table:formula="of:=[.$A$4]*[.C25]+[.$B$4]" office:value-type="float" office:value="33003911.1953502" calcext:value-type="float">
            <text:p>33,003,911.20</text:p>
          </table:table-cell>
          <table:table-cell table:style-name="ce6" table:formula="of:=[.B25]/[.D25]" office:value-type="float" office:value="0.741239662632671" calcext:value-type="float">
            <text:p>0.74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</text:p>
          </table:table-cell>
          <table:table-cell table:style-name="ce3" office:value-type="float" office:value="26470458" calcext:value-type="float">
            <text:p>26470458</text:p>
          </table:table-cell>
          <table:table-cell table:style-name="ce3" office:value-type="float" office:value="20" calcext:value-type="float">
            <text:p>20</text:p>
          </table:table-cell>
          <table:table-cell table:formula="of:=[.$A$4]*[.C26]+[.$B$4]" office:value-type="float" office:value="36039103.3865683" calcext:value-type="float">
            <text:p>36,039,103.39</text:p>
          </table:table-cell>
          <table:table-cell table:style-name="ce6" table:formula="of:=[.B26]/[.D26]" office:value-type="float" office:value="0.734492690233395" calcext:value-type="float">
            <text:p>0.73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</text:p>
          </table:table-cell>
          <table:table-cell table:style-name="ce3" office:value-type="float" office:value="27680186" calcext:value-type="float">
            <text:p>27680186</text:p>
          </table:table-cell>
          <table:table-cell table:style-name="ce3" office:value-type="float" office:value="21" calcext:value-type="float">
            <text:p>21</text:p>
          </table:table-cell>
          <table:table-cell table:formula="of:=[.$A$4]*[.C27]+[.$B$4]" office:value-type="float" office:value="39074295.5777864" calcext:value-type="float">
            <text:p>39,074,295.58</text:p>
          </table:table-cell>
          <table:table-cell table:style-name="ce6" table:formula="of:=[.B27]/[.D27]" office:value-type="float" office:value="0.708398848672684" calcext:value-type="float">
            <text:p>0.708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</text:p>
          </table:table-cell>
          <table:table-cell table:style-name="ce3" office:value-type="float" office:value="33864182" calcext:value-type="float">
            <text:p>33864182</text:p>
          </table:table-cell>
          <table:table-cell table:style-name="ce3" office:value-type="float" office:value="22" calcext:value-type="float">
            <text:p>22</text:p>
          </table:table-cell>
          <table:table-cell table:formula="of:=[.$A$4]*[.C28]+[.$B$4]" office:value-type="float" office:value="42109487.7690044" calcext:value-type="float">
            <text:p>42,109,487.77</text:p>
          </table:table-cell>
          <table:table-cell table:style-name="ce6" table:formula="of:=[.B28]/[.D28]" office:value-type="float" office:value="0.804193634122674" calcext:value-type="float">
            <text:p>0.80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</text:p>
          </table:table-cell>
          <table:table-cell table:style-name="ce3" office:value-type="float" office:value="41572544" calcext:value-type="float">
            <text:p>41572544</text:p>
          </table:table-cell>
          <table:table-cell table:style-name="ce3" office:value-type="float" office:value="23" calcext:value-type="float">
            <text:p>23</text:p>
          </table:table-cell>
          <table:table-cell table:formula="of:=[.$A$4]*[.C29]+[.$B$4]" office:value-type="float" office:value="45144679.9602225" calcext:value-type="float">
            <text:p>45,144,679.96</text:p>
          </table:table-cell>
          <table:table-cell table:style-name="ce6" table:formula="of:=[.B29]/[.D29]" office:value-type="float" office:value="0.920873600978676" calcext:value-type="float">
            <text:p>0.920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</text:p>
          </table:table-cell>
          <table:table-cell table:style-name="ce3" office:value-type="float" office:value="57475585" calcext:value-type="float">
            <text:p>57475585</text:p>
          </table:table-cell>
          <table:table-cell table:style-name="ce3" office:value-type="float" office:value="24" calcext:value-type="float">
            <text:p>24</text:p>
          </table:table-cell>
          <table:table-cell table:formula="of:=[.$A$4]*[.C30]+[.$B$4]" office:value-type="float" office:value="48179872.1514406" calcext:value-type="float">
            <text:p>48,179,872.15</text:p>
          </table:table-cell>
          <table:table-cell table:style-name="ce6" table:formula="of:=[.B30]/[.D30]" office:value-type="float" office:value="1.19293768192952" calcext:value-type="float">
            <text:p>1.1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1</text:p>
          </table:table-cell>
          <table:table-cell table:style-name="ce3" office:value-type="float" office:value="45159785" calcext:value-type="float">
            <text:p>45159785</text:p>
          </table:table-cell>
          <table:table-cell table:style-name="ce3" office:value-type="float" office:value="25" calcext:value-type="float">
            <text:p>25</text:p>
          </table:table-cell>
          <table:table-cell table:formula="of:=[.$A$4]*[.C31]+[.$B$4]" office:value-type="float" office:value="51215064.3426587" calcext:value-type="float">
            <text:p>51,215,064.34</text:p>
          </table:table-cell>
          <table:table-cell table:style-name="ce6" table:formula="of:=[.B31]/[.D31]" office:value-type="float" office:value="0.881767612315288" calcext:value-type="float">
            <text:p>0.88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2</text:p>
          </table:table-cell>
          <table:table-cell table:style-name="ce3" office:value-type="float" office:value="38380686" calcext:value-type="float">
            <text:p>38380686</text:p>
          </table:table-cell>
          <table:table-cell table:style-name="ce3" office:value-type="float" office:value="26" calcext:value-type="float">
            <text:p>26</text:p>
          </table:table-cell>
          <table:table-cell table:formula="of:=[.$A$4]*[.C32]+[.$B$4]" office:value-type="float" office:value="54250256.5338768" calcext:value-type="float">
            <text:p>54,250,256.53</text:p>
          </table:table-cell>
          <table:table-cell table:style-name="ce6" table:formula="of:=[.B32]/[.D32]" office:value-type="float" office:value="0.707474737488716" calcext:value-type="float">
            <text:p>0.70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3</text:p>
          </table:table-cell>
          <table:table-cell table:style-name="ce3" office:value-type="float" office:value="51098666" calcext:value-type="float">
            <text:p>51098666</text:p>
          </table:table-cell>
          <table:table-cell table:style-name="ce3" office:value-type="float" office:value="27" calcext:value-type="float">
            <text:p>27</text:p>
          </table:table-cell>
          <table:table-cell table:formula="of:=[.$A$4]*[.C33]+[.$B$4]" office:value-type="float" office:value="57285448.7250949" calcext:value-type="float">
            <text:p>57,285,448.73</text:p>
          </table:table-cell>
          <table:table-cell table:style-name="ce6" table:formula="of:=[.B33]/[.D33]" office:value-type="float" office:value="0.892000798408957" calcext:value-type="float">
            <text:p>0.89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</text:p>
          </table:table-cell>
          <table:table-cell table:style-name="ce3" office:value-type="float" office:value="51046820" calcext:value-type="float">
            <text:p>51046820</text:p>
          </table:table-cell>
          <table:table-cell table:style-name="ce3" office:value-type="float" office:value="28" calcext:value-type="float">
            <text:p>28</text:p>
          </table:table-cell>
          <table:table-cell table:formula="of:=[.$A$4]*[.C34]+[.$B$4]" office:value-type="float" office:value="60320640.9163129" calcext:value-type="float">
            <text:p>60,320,640.92</text:p>
          </table:table-cell>
          <table:table-cell table:style-name="ce6" table:formula="of:=[.B34]/[.D34]" office:value-type="float" office:value="0.846257918095082" calcext:value-type="float">
            <text:p>0.84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</text:p>
          </table:table-cell>
          <table:table-cell table:style-name="ce3" office:value-type="float" office:value="54938808" calcext:value-type="float">
            <text:p>54938808</text:p>
          </table:table-cell>
          <table:table-cell table:style-name="ce3" office:value-type="float" office:value="29" calcext:value-type="float">
            <text:p>29</text:p>
          </table:table-cell>
          <table:table-cell table:formula="of:=[.$A$4]*[.C35]+[.$B$4]" office:value-type="float" office:value="63355833.107531" calcext:value-type="float">
            <text:p>63,355,833.11</text:p>
          </table:table-cell>
          <table:table-cell table:style-name="ce6" table:formula="of:=[.B35]/[.D35]" office:value-type="float" office:value="0.867146800938673" calcext:value-type="float">
            <text:p>0.86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</text:p>
          </table:table-cell>
          <table:table-cell table:style-name="ce3" office:value-type="float" office:value="50311454" calcext:value-type="float">
            <text:p>50311454</text:p>
          </table:table-cell>
          <table:table-cell table:style-name="ce3" office:value-type="float" office:value="30" calcext:value-type="float">
            <text:p>30</text:p>
          </table:table-cell>
          <table:table-cell table:formula="of:=[.$A$4]*[.C36]+[.$B$4]" office:value-type="float" office:value="66391025.2987491" calcext:value-type="float">
            <text:p>66,391,025.30</text:p>
          </table:table-cell>
          <table:table-cell table:style-name="ce6" table:formula="of:=[.B36]/[.D36]" office:value-type="float" office:value="0.757805046293628" calcext:value-type="float">
            <text:p>0.75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</text:p>
          </table:table-cell>
          <table:table-cell table:style-name="ce3" office:value-type="float" office:value="57459814" calcext:value-type="float">
            <text:p>57459814</text:p>
          </table:table-cell>
          <table:table-cell table:style-name="ce3" office:value-type="float" office:value="31" calcext:value-type="float">
            <text:p>31</text:p>
          </table:table-cell>
          <table:table-cell table:formula="of:=[.$A$4]*[.C37]+[.$B$4]" office:value-type="float" office:value="69426217.4899672" calcext:value-type="float">
            <text:p>69,426,217.49</text:p>
          </table:table-cell>
          <table:table-cell table:style-name="ce6" table:formula="of:=[.B37]/[.D37]" office:value-type="float" office:value="0.827638550354605" calcext:value-type="float">
            <text:p>0.82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</text:p>
          </table:table-cell>
          <table:table-cell table:style-name="ce3" office:value-type="float" office:value="57787378" calcext:value-type="float">
            <text:p>57787378</text:p>
          </table:table-cell>
          <table:table-cell table:style-name="ce3" office:value-type="float" office:value="32" calcext:value-type="float">
            <text:p>32</text:p>
          </table:table-cell>
          <table:table-cell table:formula="of:=[.$A$4]*[.C38]+[.$B$4]" office:value-type="float" office:value="72461409.6811853" calcext:value-type="float">
            <text:p>72,461,409.68</text:p>
          </table:table-cell>
          <table:table-cell table:style-name="ce6" table:formula="of:=[.B38]/[.D38]" office:value-type="float" office:value="0.79749177188592" calcext:value-type="float">
            <text:p>0.797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</text:p>
          </table:table-cell>
          <table:table-cell table:style-name="ce3" office:value-type="float" office:value="63526809" calcext:value-type="float">
            <text:p>63526809</text:p>
          </table:table-cell>
          <table:table-cell table:style-name="ce3" office:value-type="float" office:value="33" calcext:value-type="float">
            <text:p>33</text:p>
          </table:table-cell>
          <table:table-cell table:formula="of:=[.$A$4]*[.C39]+[.$B$4]" office:value-type="float" office:value="75496601.8724034" calcext:value-type="float">
            <text:p>75,496,601.87</text:p>
          </table:table-cell>
          <table:table-cell table:style-name="ce6" table:formula="of:=[.B39]/[.D39]" office:value-type="float" office:value="0.841452561101578" calcext:value-type="float">
            <text:p>0.84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</text:p>
          </table:table-cell>
          <table:table-cell table:style-name="ce3" office:value-type="float" office:value="88386770" calcext:value-type="float">
            <text:p>88386770</text:p>
          </table:table-cell>
          <table:table-cell table:style-name="ce3" office:value-type="float" office:value="34" calcext:value-type="float">
            <text:p>34</text:p>
          </table:table-cell>
          <table:table-cell table:formula="of:=[.$A$4]*[.C40]+[.$B$4]" office:value-type="float" office:value="78531794.0636215" calcext:value-type="float">
            <text:p>78,531,794.06</text:p>
          </table:table-cell>
          <table:table-cell table:style-name="ce6" table:formula="of:=[.B40]/[.D40]" office:value-type="float" office:value="1.12549026867252" calcext:value-type="float">
            <text:p>1.12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1</text:p>
          </table:table-cell>
          <table:table-cell table:style-name="ce3" office:value-type="float" office:value="104616444" calcext:value-type="float">
            <text:p>104616444</text:p>
          </table:table-cell>
          <table:table-cell table:style-name="ce3" office:value-type="float" office:value="35" calcext:value-type="float">
            <text:p>35</text:p>
          </table:table-cell>
          <table:table-cell table:formula="of:=[.$A$4]*[.C41]+[.$B$4]" office:value-type="float" office:value="81566986.2548395" calcext:value-type="float">
            <text:p>81,566,986.25</text:p>
          </table:table-cell>
          <table:table-cell table:style-name="ce6" table:formula="of:=[.B41]/[.D41]" office:value-type="float" office:value="1.28258317247553" calcext:value-type="float">
            <text:p>1.28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2</text:p>
          </table:table-cell>
          <table:table-cell table:style-name="ce3" office:value-type="float" office:value="98494292" calcext:value-type="float">
            <text:p>98494292</text:p>
          </table:table-cell>
          <table:table-cell table:style-name="ce3" office:value-type="float" office:value="36" calcext:value-type="float">
            <text:p>36</text:p>
          </table:table-cell>
          <table:table-cell table:formula="of:=[.$A$4]*[.C42]+[.$B$4]" office:value-type="float" office:value="84602178.4460576" calcext:value-type="float">
            <text:p>84,602,178.45</text:p>
          </table:table-cell>
          <table:table-cell table:style-name="ce6" table:formula="of:=[.B42]/[.D42]" office:value-type="float" office:value="1.16420515179523" calcext:value-type="float">
            <text:p>1.16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1</text:p>
          </table:table-cell>
          <table:table-cell table:style-name="ce3" office:value-type="float" office:value="71564438" calcext:value-type="float">
            <text:p>71564438</text:p>
          </table:table-cell>
          <table:table-cell table:style-name="ce3" office:value-type="float" office:value="37" calcext:value-type="float">
            <text:p>37</text:p>
          </table:table-cell>
          <table:table-cell table:formula="of:=[.$A$4]*[.C43]+[.$B$4]" office:value-type="float" office:value="87637370.6372757" calcext:value-type="float">
            <text:p>87,637,370.64</text:p>
          </table:table-cell>
          <table:table-cell table:style-name="ce6" table:formula="of:=[.B43]/[.D43]" office:value-type="float" office:value="0.816597274423027" calcext:value-type="float">
            <text:p>0.816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2</text:p>
          </table:table-cell>
          <table:table-cell table:style-name="ce3" office:value-type="float" office:value="64261557" calcext:value-type="float">
            <text:p>64261557</text:p>
          </table:table-cell>
          <table:table-cell table:style-name="ce3" office:value-type="float" office:value="38" calcext:value-type="float">
            <text:p>38</text:p>
          </table:table-cell>
          <table:table-cell table:formula="of:=[.$A$4]*[.C44]+[.$B$4]" office:value-type="float" office:value="90672562.8284938" calcext:value-type="float">
            <text:p>90,672,562.83</text:p>
          </table:table-cell>
          <table:table-cell table:style-name="ce6" table:formula="of:=[.B44]/[.D44]" office:value-type="float" office:value="0.708721083813965" calcext:value-type="float">
            <text:p>0.70872</text:p>
          </table:table-cell>
          <table:table-cell/>
          <table:table-cell table:style-name="ce8" office:value-type="string" calcext:value-type="string" table:number-columns-spanned="5" table:number-rows-spanned="4">
            <text:p>При расчёте тренда для первых 8-и месяцев 2013 года получаем отрицательные значения. Это свидетельствует о том что фактически магазин получал прибыль, но относительно всего периода анализа (6 лет), в этот период магазин работал в убыток. Из графика видно, что в первые 7 месяцев роста почти не было. Исключим первый год из анализа, чтобы получить более достоверный результат.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2016-03</text:p>
          </table:table-cell>
          <table:table-cell table:style-name="ce3" office:value-type="float" office:value="83513797" calcext:value-type="float">
            <text:p>83513797</text:p>
          </table:table-cell>
          <table:table-cell table:style-name="ce3" office:value-type="float" office:value="39" calcext:value-type="float">
            <text:p>39</text:p>
          </table:table-cell>
          <table:table-cell table:formula="of:=[.$A$4]*[.C45]+[.$B$4]" office:value-type="float" office:value="93707755.0197119" calcext:value-type="float">
            <text:p>93,707,755.02</text:p>
          </table:table-cell>
          <table:table-cell table:style-name="ce6" table:formula="of:=[.B45]/[.D45]" office:value-type="float" office:value="0.891215428034024" calcext:value-type="float">
            <text:p>0.89122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2016-04</text:p>
          </table:table-cell>
          <table:table-cell table:style-name="ce3" office:value-type="float" office:value="88050337" calcext:value-type="float">
            <text:p>88050337</text:p>
          </table:table-cell>
          <table:table-cell table:style-name="ce3" office:value-type="float" office:value="40" calcext:value-type="float">
            <text:p>40</text:p>
          </table:table-cell>
          <table:table-cell table:formula="of:=[.$A$4]*[.C46]+[.$B$4]" office:value-type="float" office:value="96742947.21093" calcext:value-type="float">
            <text:p>96,742,947.21</text:p>
          </table:table-cell>
          <table:table-cell table:style-name="ce6" table:formula="of:=[.B46]/[.D46]" office:value-type="float" office:value="0.910147349635965" calcext:value-type="float">
            <text:p>0.91015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2016-05</text:p>
          </table:table-cell>
          <table:table-cell table:style-name="ce3" office:value-type="float" office:value="84593484" calcext:value-type="float">
            <text:p>84593484</text:p>
          </table:table-cell>
          <table:table-cell table:style-name="ce3" office:value-type="float" office:value="41" calcext:value-type="float">
            <text:p>41</text:p>
          </table:table-cell>
          <table:table-cell table:formula="of:=[.$A$4]*[.C47]+[.$B$4]" office:value-type="float" office:value="99778139.4021481" calcext:value-type="float">
            <text:p>99,778,139.40</text:p>
          </table:table-cell>
          <table:table-cell table:style-name="ce6" table:formula="of:=[.B47]/[.D47]" office:value-type="float" office:value="0.847815809223026" calcext:value-type="float">
            <text:p>0.84782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2016-06</text:p>
          </table:table-cell>
          <table:table-cell table:style-name="ce3" office:value-type="float" office:value="79623865" calcext:value-type="float">
            <text:p>79623865</text:p>
          </table:table-cell>
          <table:table-cell table:style-name="ce3" office:value-type="float" office:value="42" calcext:value-type="float">
            <text:p>42</text:p>
          </table:table-cell>
          <table:table-cell table:formula="of:=[.$A$4]*[.C48]+[.$B$4]" office:value-type="float" office:value="102813331.593366" calcext:value-type="float">
            <text:p>102,813,331.59</text:p>
          </table:table-cell>
          <table:table-cell table:style-name="ce6" table:formula="of:=[.B48]/[.D48]" office:value-type="float" office:value="0.774450781489291" calcext:value-type="float">
            <text:p>0.77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</text:p>
          </table:table-cell>
          <table:table-cell table:style-name="ce3" office:value-type="float" office:value="82279230" calcext:value-type="float">
            <text:p>82279230</text:p>
          </table:table-cell>
          <table:table-cell table:style-name="ce3" office:value-type="float" office:value="43" calcext:value-type="float">
            <text:p>43</text:p>
          </table:table-cell>
          <table:table-cell table:formula="of:=[.$A$4]*[.C49]+[.$B$4]" office:value-type="float" office:value="105848523.784584" calcext:value-type="float">
            <text:p>105,848,523.78</text:p>
          </table:table-cell>
          <table:table-cell table:style-name="ce6" table:formula="of:=[.B49]/[.D49]" office:value-type="float" office:value="0.777329971719295" calcext:value-type="float">
            <text:p>0.777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</text:p>
          </table:table-cell>
          <table:table-cell table:style-name="ce3" office:value-type="float" office:value="97153401" calcext:value-type="float">
            <text:p>97153401</text:p>
          </table:table-cell>
          <table:table-cell table:style-name="ce3" office:value-type="float" office:value="44" calcext:value-type="float">
            <text:p>44</text:p>
          </table:table-cell>
          <table:table-cell table:formula="of:=[.$A$4]*[.C50]+[.$B$4]" office:value-type="float" office:value="108883715.975802" calcext:value-type="float">
            <text:p>108,883,715.98</text:p>
          </table:table-cell>
          <table:table-cell table:style-name="ce6" table:formula="of:=[.B50]/[.D50]" office:value-type="float" office:value="0.892267499591866" calcext:value-type="float">
            <text:p>0.89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</text:p>
          </table:table-cell>
          <table:table-cell table:style-name="ce3" office:value-type="float" office:value="101847046" calcext:value-type="float">
            <text:p>101847046</text:p>
          </table:table-cell>
          <table:table-cell table:style-name="ce3" office:value-type="float" office:value="45" calcext:value-type="float">
            <text:p>45</text:p>
          </table:table-cell>
          <table:table-cell table:formula="of:=[.$A$4]*[.C51]+[.$B$4]" office:value-type="float" office:value="111918908.16702" calcext:value-type="float">
            <text:p>111,918,908.17</text:p>
          </table:table-cell>
          <table:table-cell table:style-name="ce6" table:formula="of:=[.B51]/[.D51]" office:value-type="float" office:value="0.910007501574356" calcext:value-type="float">
            <text:p>0.9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</text:p>
          </table:table-cell>
          <table:table-cell table:style-name="ce3" office:value-type="float" office:value="125281112" calcext:value-type="float">
            <text:p>125281112</text:p>
          </table:table-cell>
          <table:table-cell table:style-name="ce3" office:value-type="float" office:value="46" calcext:value-type="float">
            <text:p>46</text:p>
          </table:table-cell>
          <table:table-cell table:formula="of:=[.$A$4]*[.C52]+[.$B$4]" office:value-type="float" office:value="114954100.358238" calcext:value-type="float">
            <text:p>114,954,100.36</text:p>
          </table:table-cell>
          <table:table-cell table:style-name="ce6" table:formula="of:=[.B52]/[.D52]" office:value-type="float" office:value="1.08983595721752" calcext:value-type="float">
            <text:p>1.08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</text:p>
          </table:table-cell>
          <table:table-cell table:style-name="ce3" office:value-type="float" office:value="151046958" calcext:value-type="float">
            <text:p>151046958</text:p>
          </table:table-cell>
          <table:table-cell table:style-name="ce3" office:value-type="float" office:value="47" calcext:value-type="float">
            <text:p>47</text:p>
          </table:table-cell>
          <table:table-cell table:formula="of:=[.$A$4]*[.C53]+[.$B$4]" office:value-type="float" office:value="117989292.549457" calcext:value-type="float">
            <text:p>117,989,292.55</text:p>
          </table:table-cell>
          <table:table-cell table:style-name="ce6" table:formula="of:=[.B53]/[.D53]" office:value-type="float" office:value="1.2801751306093" calcext:value-type="float">
            <text:p>1.28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2</text:p>
          </table:table-cell>
          <table:table-cell table:style-name="ce3" office:value-type="float" office:value="163055794" calcext:value-type="float">
            <text:p>163055794</text:p>
          </table:table-cell>
          <table:table-cell table:style-name="ce3" office:value-type="float" office:value="48" calcext:value-type="float">
            <text:p>48</text:p>
          </table:table-cell>
          <table:table-cell table:formula="of:=[.$A$4]*[.C54]+[.$B$4]" office:value-type="float" office:value="121024484.740675" calcext:value-type="float">
            <text:p>121,024,484.74</text:p>
          </table:table-cell>
          <table:table-cell table:style-name="ce6" table:formula="of:=[.B54]/[.D54]" office:value-type="float" office:value="1.34729591577595" calcext:value-type="float">
            <text:p>1.34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1</text:p>
          </table:table-cell>
          <table:table-cell table:style-name="ce3" office:value-type="float" office:value="126297386" calcext:value-type="float">
            <text:p>126297386</text:p>
          </table:table-cell>
          <table:table-cell table:style-name="ce3" office:value-type="float" office:value="49" calcext:value-type="float">
            <text:p>49</text:p>
          </table:table-cell>
          <table:table-cell table:formula="of:=[.$A$4]*[.C55]+[.$B$4]" office:value-type="float" office:value="124059676.931893" calcext:value-type="float">
            <text:p>124,059,676.93</text:p>
          </table:table-cell>
          <table:table-cell table:style-name="ce6" table:formula="of:=[.B55]/[.D55]" office:value-type="float" office:value="1.01803736011126" calcext:value-type="float">
            <text:p>1.01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2</text:p>
          </table:table-cell>
          <table:table-cell table:style-name="ce3" office:value-type="float" office:value="107601323" calcext:value-type="float">
            <text:p>107601323</text:p>
          </table:table-cell>
          <table:table-cell table:style-name="ce3" office:value-type="float" office:value="50" calcext:value-type="float">
            <text:p>50</text:p>
          </table:table-cell>
          <table:table-cell table:formula="of:=[.$A$4]*[.C56]+[.$B$4]" office:value-type="float" office:value="127094869.123111" calcext:value-type="float">
            <text:p>127,094,869.12</text:p>
          </table:table-cell>
          <table:table-cell table:style-name="ce6" table:formula="of:=[.B56]/[.D56]" office:value-type="float" office:value="0.846622084293361" calcext:value-type="float">
            <text:p>0.84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</text:p>
          </table:table-cell>
          <table:table-cell table:style-name="ce3" office:value-type="float" office:value="129062687" calcext:value-type="float">
            <text:p>129062687</text:p>
          </table:table-cell>
          <table:table-cell table:style-name="ce3" office:value-type="float" office:value="51" calcext:value-type="float">
            <text:p>51</text:p>
          </table:table-cell>
          <table:table-cell table:formula="of:=[.$A$4]*[.C57]+[.$B$4]" office:value-type="float" office:value="130130061.314329" calcext:value-type="float">
            <text:p>130,130,061.31</text:p>
          </table:table-cell>
          <table:table-cell table:style-name="ce6" table:formula="of:=[.B57]/[.D57]" office:value-type="float" office:value="0.991797634585366" calcext:value-type="float">
            <text:p>0.99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</text:p>
          </table:table-cell>
          <table:table-cell table:style-name="ce3" office:value-type="float" office:value="121660298" calcext:value-type="float">
            <text:p>121660298</text:p>
          </table:table-cell>
          <table:table-cell table:style-name="ce3" office:value-type="float" office:value="52" calcext:value-type="float">
            <text:p>52</text:p>
          </table:table-cell>
          <table:table-cell table:formula="of:=[.$A$4]*[.C58]+[.$B$4]" office:value-type="float" office:value="133165253.505547" calcext:value-type="float">
            <text:p>133,165,253.51</text:p>
          </table:table-cell>
          <table:table-cell table:style-name="ce6" table:formula="of:=[.B58]/[.D58]" office:value-type="float" office:value="0.913603922925227" calcext:value-type="float">
            <text:p>0.91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</text:p>
          </table:table-cell>
          <table:table-cell table:style-name="ce3" office:value-type="float" office:value="141920591" calcext:value-type="float">
            <text:p>141920591</text:p>
          </table:table-cell>
          <table:table-cell table:style-name="ce3" office:value-type="float" office:value="53" calcext:value-type="float">
            <text:p>53</text:p>
          </table:table-cell>
          <table:table-cell table:formula="of:=[.$A$4]*[.C59]+[.$B$4]" office:value-type="float" office:value="136200445.696765" calcext:value-type="float">
            <text:p>136,200,445.70</text:p>
          </table:table-cell>
          <table:table-cell table:style-name="ce6" table:formula="of:=[.B59]/[.D59]" office:value-type="float" office:value="1.04199799254674" calcext:value-type="float">
            <text:p>1.04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</text:p>
          </table:table-cell>
          <table:table-cell table:style-name="ce3" office:value-type="float" office:value="132665482" calcext:value-type="float">
            <text:p>132665482</text:p>
          </table:table-cell>
          <table:table-cell table:style-name="ce3" office:value-type="float" office:value="54" calcext:value-type="float">
            <text:p>54</text:p>
          </table:table-cell>
          <table:table-cell table:formula="of:=[.$A$4]*[.C60]+[.$B$4]" office:value-type="float" office:value="139235637.887983" calcext:value-type="float">
            <text:p>139,235,637.89</text:p>
          </table:table-cell>
          <table:table-cell table:style-name="ce6" table:formula="of:=[.B60]/[.D60]" office:value-type="float" office:value="0.952812685116802" calcext:value-type="float">
            <text:p>0.952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</text:p>
          </table:table-cell>
          <table:table-cell table:style-name="ce3" office:value-type="float" office:value="132771931" calcext:value-type="float">
            <text:p>132771931</text:p>
          </table:table-cell>
          <table:table-cell table:style-name="ce3" office:value-type="float" office:value="55" calcext:value-type="float">
            <text:p>55</text:p>
          </table:table-cell>
          <table:table-cell table:formula="of:=[.$A$4]*[.C61]+[.$B$4]" office:value-type="float" office:value="142270830.079201" calcext:value-type="float">
            <text:p>142,270,830.08</text:p>
          </table:table-cell>
          <table:table-cell table:style-name="ce6" table:formula="of:=[.B61]/[.D61]" office:value-type="float" office:value="0.933233684839589" calcext:value-type="float">
            <text:p>0.93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</text:p>
          </table:table-cell>
          <table:table-cell table:style-name="ce3" office:value-type="float" office:value="133155928" calcext:value-type="float">
            <text:p>133155928</text:p>
          </table:table-cell>
          <table:table-cell table:style-name="ce3" office:value-type="float" office:value="56" calcext:value-type="float">
            <text:p>56</text:p>
          </table:table-cell>
          <table:table-cell table:formula="of:=[.$A$4]*[.C62]+[.$B$4]" office:value-type="float" office:value="145306022.270419" calcext:value-type="float">
            <text:p>145,306,022.27</text:p>
          </table:table-cell>
          <table:table-cell table:style-name="ce6" table:formula="of:=[.B62]/[.D62]" office:value-type="float" office:value="0.916382720546795" calcext:value-type="float">
            <text:p>0.91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</text:p>
          </table:table-cell>
          <table:table-cell table:style-name="ce3" office:value-type="float" office:value="130612944" calcext:value-type="float">
            <text:p>130612944</text:p>
          </table:table-cell>
          <table:table-cell table:style-name="ce3" office:value-type="float" office:value="57" calcext:value-type="float">
            <text:p>57</text:p>
          </table:table-cell>
          <table:table-cell table:formula="of:=[.$A$4]*[.C63]+[.$B$4]" office:value-type="float" office:value="148341214.461637" calcext:value-type="float">
            <text:p>148,341,214.46</text:p>
          </table:table-cell>
          <table:table-cell table:style-name="ce6" table:formula="of:=[.B63]/[.D63]" office:value-type="float" office:value="0.880489919635772" calcext:value-type="float">
            <text:p>0.88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10</text:p>
          </table:table-cell>
          <table:table-cell table:style-name="ce3" office:value-type="float" office:value="156167037" calcext:value-type="float">
            <text:p>156167037</text:p>
          </table:table-cell>
          <table:table-cell table:style-name="ce3" office:value-type="float" office:value="58" calcext:value-type="float">
            <text:p>58</text:p>
          </table:table-cell>
          <table:table-cell table:formula="of:=[.$A$4]*[.C64]+[.$B$4]" office:value-type="float" office:value="151376406.652855" calcext:value-type="float">
            <text:p>151,376,406.65</text:p>
          </table:table-cell>
          <table:table-cell table:style-name="ce6" table:formula="of:=[.B64]/[.D64]" office:value-type="float" office:value="1.03164714008657" calcext:value-type="float">
            <text:p>1.03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11</text:p>
          </table:table-cell>
          <table:table-cell table:style-name="ce3" office:value-type="float" office:value="193709730" calcext:value-type="float">
            <text:p>193709730</text:p>
          </table:table-cell>
          <table:table-cell table:style-name="ce3" office:value-type="float" office:value="59" calcext:value-type="float">
            <text:p>59</text:p>
          </table:table-cell>
          <table:table-cell table:formula="of:=[.$A$4]*[.C65]+[.$B$4]" office:value-type="float" office:value="154411598.844074" calcext:value-type="float">
            <text:p>154,411,598.84</text:p>
          </table:table-cell>
          <table:table-cell table:style-name="ce6" table:formula="of:=[.B65]/[.D65]" office:value-type="float" office:value="1.25450245609859" calcext:value-type="float">
            <text:p>1.25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12</text:p>
          </table:table-cell>
          <table:table-cell table:style-name="ce3" office:value-type="float" office:value="225728327" calcext:value-type="float">
            <text:p>225728327</text:p>
          </table:table-cell>
          <table:table-cell table:style-name="ce3" office:value-type="float" office:value="60" calcext:value-type="float">
            <text:p>60</text:p>
          </table:table-cell>
          <table:table-cell table:formula="of:=[.$A$4]*[.C66]+[.$B$4]" office:value-type="float" office:value="157446791.035292" calcext:value-type="float">
            <text:p>157,446,791.04</text:p>
          </table:table-cell>
          <table:table-cell table:style-name="ce6" table:formula="of:=[.B66]/[.D66]" office:value-type="float" office:value="1.43368007385684" calcext:value-type="float">
            <text:p>1.43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1</text:p>
          </table:table-cell>
          <table:table-cell table:style-name="ce3" office:value-type="float" office:value="164398562" calcext:value-type="float">
            <text:p>164398562</text:p>
          </table:table-cell>
          <table:table-cell table:style-name="ce3" office:value-type="float" office:value="61" calcext:value-type="float">
            <text:p>61</text:p>
          </table:table-cell>
          <table:table-cell table:formula="of:=[.$A$4]*[.C67]+[.$B$4]" office:value-type="float" office:value="160481983.22651" calcext:value-type="float">
            <text:p>160,481,983.23</text:p>
          </table:table-cell>
          <table:table-cell table:style-name="ce6" table:formula="of:=[.B67]/[.D67]" office:value-type="float" office:value="1.02440509953047" calcext:value-type="float">
            <text:p>1.024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2</text:p>
          </table:table-cell>
          <table:table-cell table:style-name="ce3" office:value-type="float" office:value="145559786" calcext:value-type="float">
            <text:p>145559786</text:p>
          </table:table-cell>
          <table:table-cell table:style-name="ce3" office:value-type="float" office:value="62" calcext:value-type="float">
            <text:p>62</text:p>
          </table:table-cell>
          <table:table-cell table:formula="of:=[.$A$4]*[.C68]+[.$B$4]" office:value-type="float" office:value="163517175.417728" calcext:value-type="float">
            <text:p>163,517,175.42</text:p>
          </table:table-cell>
          <table:table-cell table:style-name="ce6" table:formula="of:=[.B68]/[.D68]" office:value-type="float" office:value="0.890180408438116" calcext:value-type="float">
            <text:p>0.89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3</text:p>
          </table:table-cell>
          <table:table-cell table:style-name="ce3" office:value-type="float" office:value="164603008" calcext:value-type="float">
            <text:p>164603008</text:p>
          </table:table-cell>
          <table:table-cell table:style-name="ce3" office:value-type="float" office:value="63" calcext:value-type="float">
            <text:p>63</text:p>
          </table:table-cell>
          <table:table-cell table:formula="of:=[.$A$4]*[.C69]+[.$B$4]" office:value-type="float" office:value="166552367.608946" calcext:value-type="float">
            <text:p>166,552,367.61</text:p>
          </table:table-cell>
          <table:table-cell table:style-name="ce6" table:formula="of:=[.B69]/[.D69]" office:value-type="float" office:value="0.988295815682891" calcext:value-type="float">
            <text:p>0.988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</text:p>
          </table:table-cell>
          <table:table-cell table:style-name="ce3" office:value-type="float" office:value="157285035" calcext:value-type="float">
            <text:p>157285035</text:p>
          </table:table-cell>
          <table:table-cell table:style-name="ce3" office:value-type="float" office:value="64" calcext:value-type="float">
            <text:p>64</text:p>
          </table:table-cell>
          <table:table-cell table:formula="of:=[.$A$4]*[.C70]+[.$B$4]" office:value-type="float" office:value="169587559.800164" calcext:value-type="float">
            <text:p>169,587,559.80</text:p>
          </table:table-cell>
          <table:table-cell table:style-name="ce6" table:formula="of:=[.B70]/[.D70]" office:value-type="float" office:value="0.927456207196678" calcext:value-type="float">
            <text:p>0.9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</text:p>
          </table:table-cell>
          <table:table-cell table:style-name="ce3" office:value-type="float" office:value="183113009" calcext:value-type="float">
            <text:p>183113009</text:p>
          </table:table-cell>
          <table:table-cell table:style-name="ce3" office:value-type="float" office:value="65" calcext:value-type="float">
            <text:p>65</text:p>
          </table:table-cell>
          <table:table-cell table:formula="of:=[.$A$4]*[.C71]+[.$B$4]" office:value-type="float" office:value="172622751.991382" calcext:value-type="float">
            <text:p>172,622,751.99</text:p>
          </table:table-cell>
          <table:table-cell table:style-name="ce6" table:formula="of:=[.B71]/[.D71]" office:value-type="float" office:value="1.06076983994058" calcext:value-type="float">
            <text:p>1.06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</text:p>
          </table:table-cell>
          <table:table-cell table:style-name="ce3" office:value-type="float" office:value="158709616" calcext:value-type="float">
            <text:p>158709616</text:p>
          </table:table-cell>
          <table:table-cell table:style-name="ce3" office:value-type="float" office:value="66" calcext:value-type="float">
            <text:p>66</text:p>
          </table:table-cell>
          <table:table-cell table:formula="of:=[.$A$4]*[.C72]+[.$B$4]" office:value-type="float" office:value="175657944.1826" calcext:value-type="float">
            <text:p>175,657,944.18</text:p>
          </table:table-cell>
          <table:table-cell table:style-name="ce6" table:formula="of:=[.B72]/[.D72]" office:value-type="float" office:value="0.903515162599296" calcext:value-type="float">
            <text:p>0.90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</text:p>
          </table:table-cell>
          <table:table-cell table:style-name="ce3" office:value-type="float" office:value="158755015" calcext:value-type="float">
            <text:p>158755015</text:p>
          </table:table-cell>
          <table:table-cell table:style-name="ce3" office:value-type="float" office:value="67" calcext:value-type="float">
            <text:p>67</text:p>
          </table:table-cell>
          <table:table-cell table:formula="of:=[.$A$4]*[.C73]+[.$B$4]" office:value-type="float" office:value="178693136.373818" calcext:value-type="float">
            <text:p>178,693,136.37</text:p>
          </table:table-cell>
          <table:table-cell table:style-name="ce6" table:formula="of:=[.B73]/[.D73]" office:value-type="float" office:value="0.888422567433656" calcext:value-type="float">
            <text:p>0.88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</text:p>
          </table:table-cell>
          <table:table-cell table:style-name="ce3" office:value-type="float" office:value="175319356" calcext:value-type="float">
            <text:p>175319356</text:p>
          </table:table-cell>
          <table:table-cell table:style-name="ce3" office:value-type="float" office:value="68" calcext:value-type="float">
            <text:p>68</text:p>
          </table:table-cell>
          <table:table-cell table:formula="of:=[.$A$4]*[.C74]+[.$B$4]" office:value-type="float" office:value="181728328.565036" calcext:value-type="float">
            <text:p>181,728,328.57</text:p>
          </table:table-cell>
          <table:table-cell table:style-name="ce6" table:formula="of:=[.B74]/[.D74]" office:value-type="float" office:value="0.964733222301427" calcext:value-type="float">
            <text:p>0.96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</text:p>
          </table:table-cell>
          <table:table-cell table:style-name="ce3" office:value-type="float" office:value="167793479" calcext:value-type="float">
            <text:p>167793479</text:p>
          </table:table-cell>
          <table:table-cell table:style-name="ce3" office:value-type="float" office:value="69" calcext:value-type="float">
            <text:p>69</text:p>
          </table:table-cell>
          <table:table-cell table:formula="of:=[.$A$4]*[.C75]+[.$B$4]" office:value-type="float" office:value="184763520.756254" calcext:value-type="float">
            <text:p>184,763,520.76</text:p>
          </table:table-cell>
          <table:table-cell table:style-name="ce6" table:formula="of:=[.B75]/[.D75]" office:value-type="float" office:value="0.908152639185514" calcext:value-type="float">
            <text:p>0.90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</text:p>
          </table:table-cell>
          <table:table-cell table:style-name="ce3" office:value-type="float" office:value="176124471" calcext:value-type="float">
            <text:p>176124471</text:p>
          </table:table-cell>
          <table:table-cell table:style-name="ce3" office:value-type="float" office:value="70" calcext:value-type="float">
            <text:p>70</text:p>
          </table:table-cell>
          <table:table-cell table:formula="of:=[.$A$4]*[.C76]+[.$B$4]" office:value-type="float" office:value="187798712.947472" calcext:value-type="float">
            <text:p>187,798,712.95</text:p>
          </table:table-cell>
          <table:table-cell table:style-name="ce6" table:formula="of:=[.B76]/[.D76]" office:value-type="float" office:value="0.937836411313757" calcext:value-type="float">
            <text:p>0.93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1</text:p>
          </table:table-cell>
          <table:table-cell table:style-name="ce3" office:value-type="float" office:value="230696799" calcext:value-type="float">
            <text:p>230696799</text:p>
          </table:table-cell>
          <table:table-cell table:style-name="ce3" office:value-type="float" office:value="71" calcext:value-type="float">
            <text:p>71</text:p>
          </table:table-cell>
          <table:table-cell table:formula="of:=[.$A$4]*[.C77]+[.$B$4]" office:value-type="float" office:value="190833905.138691" calcext:value-type="float">
            <text:p>190,833,905.14</text:p>
          </table:table-cell>
          <table:table-cell table:style-name="ce6" table:formula="of:=[.B77]/[.D77]" office:value-type="float" office:value="1.20888790088081" calcext:value-type="float">
            <text:p>1.20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2</text:p>
          </table:table-cell>
          <table:table-cell table:style-name="ce3" office:value-type="float" office:value="246840277" calcext:value-type="float">
            <text:p>246840277</text:p>
          </table:table-cell>
          <table:table-cell table:style-name="ce3" office:value-type="float" office:value="72" calcext:value-type="float">
            <text:p>72</text:p>
          </table:table-cell>
          <table:table-cell table:formula="of:=[.$A$4]*[.C78]+[.$B$4]" office:value-type="float" office:value="193869097.329909" calcext:value-type="float">
            <text:p>193,869,097.33</text:p>
          </table:table-cell>
          <table:table-cell table:style-name="ce6" table:formula="of:=[.B78]/[.D78]" office:value-type="float" office:value="1.27323168261288" calcext:value-type="float">
            <text:p>1.27323</text:p>
          </table:table-cell>
          <table:table-cell table:number-columns-repeated="6"/>
        </table:table-row>
        <table:table-row table:style-name="ro1" table:number-rows-repeated="104849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ТО 01.14-12.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расчет коэффициентов</text:p>
          </table:table-cell>
          <table:covered-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matrix-columns-spanned="2" table:number-matrix-rows-spanned="1" table:formula="of:=LINEST([.B7:.B66];[.C7:.C66];1;0)" office:value-type="float" office:value="3274171.72534037" calcext:value-type="float">
            <text:p>3274171.72534037</text:p>
          </table:table-cell>
          <table:table-cell office:value-type="float" office:value="2603529.49378528" calcext:value-type="float">
            <text:p>2603529.49378528</text:p>
          </table:table-cell>
          <table:table-cell table:number-columns-repeated="10"/>
        </table:table-row>
        <table:table-row table:style-name="ro1">
          <table:table-cell table:formula="of:=[.A3]" office:value-type="float" office:value="3274171.72534037" calcext:value-type="float">
            <text:p>3274171.72534037</text:p>
          </table:table-cell>
          <table:table-cell table:formula="of:=[.B3]" office:value-type="float" office:value="2603529.49378528" calcext:value-type="float">
            <text:p>2603529.4937852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year_month</text:p>
          </table:table-cell>
          <table:table-cell office:value-type="string" calcext:value-type="string">
            <text:p>sum_pr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тренд</text:p>
          </table:table-cell>
          <table:table-cell office:value-type="string" calcext:value-type="string">
            <text:p>отклонение </text:p>
            <text:p>тренда </text:p>
          </table:table-cell>
          <table:table-cell office:value-type="string" calcext:value-type="string">
            <text:p>среднее отклонение</text:p>
            <text:p>тренда по месяцам </text:p>
          </table:table-cell>
          <table:table-cell office:value-type="string" calcext:value-type="string">
            <text:p>разброс отклонения</text:p>
            <text:p>тренда по месяцам</text:p>
          </table:table-cell>
          <table:table-cell office:value-type="string" calcext:value-type="string">
            <text:p>индекс </text:p>
            <text:p>сезонности </text:p>
          </table:table-cell>
          <table:table-cell office:value-type="string" calcext:value-type="string">
            <text:p>коэффицииент сезонности,</text:p>
            <text:p>очищенный от роста </text:p>
          </table:table-cell>
          <table:table-cell office:value-type="string" calcext:value-type="string">
            <text:p>коэффициенты месяца </text:p>
            <text:p>для прогноза </text:p>
          </table:table-cell>
          <table:table-cell office:value-type="string" calcext:value-type="string">
            <text:p>тренд</text:p>
          </table:table-cell>
          <table:table-cell office:value-type="string" calcext:value-type="string">
            <text:p>прогноз с учетом</text:p>
            <text:p>коэффициента сезонности 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table:style-name="ce3" office:value-type="float" office:value="15877147" calcext:value-type="float">
            <text:p>15877147</text:p>
          </table:table-cell>
          <table:table-cell table:style-name="ce3" office:value-type="float" office:value="1" calcext:value-type="float">
            <text:p>1</text:p>
          </table:table-cell>
          <table:table-cell table:formula="of:=[.$A$4]*[.C7]+[.$B$4]" office:value-type="float" office:value="5877701.21912565" calcext:value-type="float">
            <text:p>5,877,701.22</text:p>
          </table:table-cell>
          <table:table-cell table:style-name="ce9" table:formula="of:=[.B7]/[.D7]" office:value-type="float" office:value="2.70125111979779" calcext:value-type="float">
            <text:p>2.70125</text:p>
          </table:table-cell>
          <table:table-cell table:style-name="ce7" table:formula="of:=AVERAGE([.E7];[.E19];[.E31];[.E43];[.E55])" office:value-type="float" office:value="1.31547233632282" calcext:value-type="float">
            <text:p>1.31547</text:p>
          </table:table-cell>
          <table:table-cell table:style-name="ce7" table:formula="of:=MAX([.E7];[.E19];[.E31];[.E43];[.E55])-MIN([.E7];[.E19];[.E31];[.E43];[.E55])" office:value-type="float" office:value="1.85391175236219" calcext:value-type="float">
            <text:p>1.85391</text:p>
          </table:table-cell>
          <table:table-cell table:style-name="ce6" table:formula="of:=AVERAGE([.F7:.F18])" office:value-type="float" office:value="1.05291245972614" calcext:value-type="float">
            <text:p>1.05291</text:p>
          </table:table-cell>
          <table:table-cell table:style-name="ce6" table:formula="of:=[.F7]/[.$H$7]" office:value-type="float" office:value="1.24936534293171" calcext:value-type="float">
            <text:p>1.24937</text:p>
          </table:table-cell>
          <table:table-cell office:value-type="float" office:value="73" calcext:value-type="float">
            <text:p>73</text:p>
          </table:table-cell>
          <table:table-cell table:style-name="ce4" table:formula="of:=[.J7]*[.$A$4]+[.$B$4]" office:value-type="float" office:value="241618065.443633" calcext:value-type="float">
            <text:p>241,618,065.44</text:p>
          </table:table-cell>
          <table:table-cell table:style-name="ce4" table:formula="of:=[.I7]*[.K7]" office:value-type="float" office:value="301869237.191481" calcext:value-type="float">
            <text:p>301,869,237.19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table:style-name="ce3" office:value-type="float" office:value="16530949" calcext:value-type="float">
            <text:p>16530949</text:p>
          </table:table-cell>
          <table:table-cell table:style-name="ce3" office:value-type="float" office:value="2" calcext:value-type="float">
            <text:p>2</text:p>
          </table:table-cell>
          <table:table-cell table:formula="of:=[.$A$4]*[.C8]+[.$B$4]" office:value-type="float" office:value="9151872.94446602" calcext:value-type="float">
            <text:p>9,151,872.94</text:p>
          </table:table-cell>
          <table:table-cell table:style-name="ce9" table:formula="of:=[.B8]/[.D8]" office:value-type="float" office:value="1.80629135700534" calcext:value-type="float">
            <text:p>1.80629</text:p>
          </table:table-cell>
          <table:table-cell table:style-name="ce7" table:formula="of:=AVERAGE([.E8];[.E20];[.E32];[.E44];[.E56])" office:value-type="float" office:value="1.01067960025169" calcext:value-type="float">
            <text:p>1.01068</text:p>
          </table:table-cell>
          <table:table-cell table:style-name="ce7" table:formula="of:=MAX([.E8];[.E20];[.E32];[.E44];[.E56])-MIN([.E8];[.E20];[.E32];[.E44];[.E56])" office:value-type="float" office:value="1.07381562253493" calcext:value-type="float">
            <text:p>1.07382</text:p>
          </table:table-cell>
          <table:table-cell/>
          <table:table-cell table:style-name="ce6" table:formula="of:=[.F8]/[.$H$7]" office:value-type="float" office:value="0.959889486457942" calcext:value-type="float">
            <text:p>0.95989</text:p>
          </table:table-cell>
          <table:table-cell office:value-type="float" office:value="74" calcext:value-type="float">
            <text:p>74</text:p>
          </table:table-cell>
          <table:table-cell table:style-name="ce4" table:formula="of:=[.J8]*[.$A$4]+[.$B$4]" office:value-type="float" office:value="244892237.168973" calcext:value-type="float">
            <text:p>244,892,237.17</text:p>
          </table:table-cell>
          <table:table-cell table:style-name="ce4" table:formula="of:=[.I8]*[.K8]" office:value-type="float" office:value="235069483.773662" calcext:value-type="float">
            <text:p>235,069,483.77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table:style-name="ce3" office:value-type="float" office:value="20793611" calcext:value-type="float">
            <text:p>20793611</text:p>
          </table:table-cell>
          <table:table-cell table:style-name="ce3" office:value-type="float" office:value="3" calcext:value-type="float">
            <text:p>3</text:p>
          </table:table-cell>
          <table:table-cell table:formula="of:=[.$A$4]*[.C9]+[.$B$4]" office:value-type="float" office:value="12426044.6698064" calcext:value-type="float">
            <text:p>12,426,044.67</text:p>
          </table:table-cell>
          <table:table-cell table:style-name="ce9" table:formula="of:=[.B9]/[.D9]" office:value-type="float" office:value="1.67338936504274" calcext:value-type="float">
            <text:p>1.67339</text:p>
          </table:table-cell>
          <table:table-cell table:style-name="ce7" table:formula="of:=AVERAGE([.E9];[.E21];[.E33];[.E45];[.E57])" office:value-type="float" office:value="1.10805401742894" calcext:value-type="float">
            <text:p>1.10805</text:p>
          </table:table-cell>
          <table:table-cell table:style-name="ce7" table:formula="of:=MAX([.E9];[.E21];[.E33];[.E45];[.E57])-MIN([.E9];[.E21];[.E33];[.E45];[.E57])" office:value-type="float" office:value="0.755717512693257" calcext:value-type="float">
            <text:p>0.75572</text:p>
          </table:table-cell>
          <table:table-cell/>
          <table:table-cell table:style-name="ce6" table:formula="of:=[.F9]/[.$H$7]" office:value-type="float" office:value="1.05237050544272" calcext:value-type="float">
            <text:p>1.05237</text:p>
          </table:table-cell>
          <table:table-cell office:value-type="float" office:value="75" calcext:value-type="float">
            <text:p>75</text:p>
          </table:table-cell>
          <table:table-cell table:style-name="ce4" table:formula="of:=[.J9]*[.$A$4]+[.$B$4]" office:value-type="float" office:value="248166408.894313" calcext:value-type="float">
            <text:p>248,166,408.89</text:p>
          </table:table-cell>
          <table:table-cell table:style-name="ce4" table:formula="of:=[.I9]*[.K9]" office:value-type="float" office:value="261163009.162014" calcext:value-type="float">
            <text:p>261,163,009.16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table:style-name="ce3" office:value-type="float" office:value="22303254" calcext:value-type="float">
            <text:p>22303254</text:p>
          </table:table-cell>
          <table:table-cell table:style-name="ce3" office:value-type="float" office:value="4" calcext:value-type="float">
            <text:p>4</text:p>
          </table:table-cell>
          <table:table-cell table:formula="of:=[.$A$4]*[.C10]+[.$B$4]" office:value-type="float" office:value="15700216.3951468" calcext:value-type="float">
            <text:p>15,700,216.40</text:p>
          </table:table-cell>
          <table:table-cell table:style-name="ce9" table:formula="of:=[.B10]/[.D10]" office:value-type="float" office:value="1.4205698468522" calcext:value-type="float">
            <text:p>1.42057</text:p>
          </table:table-cell>
          <table:table-cell table:style-name="ce7" table:formula="of:=AVERAGE([.E10];[.E22];[.E34];[.E46];[.E58])" office:value-type="float" office:value="1.02070143375287" calcext:value-type="float">
            <text:p>1.02070</text:p>
          </table:table-cell>
          <table:table-cell table:style-name="ce7" table:formula="of:=MAX([.E10];[.E22];[.E34];[.E46];[.E58])-MIN([.E10];[.E22];[.E34];[.E46];[.E58])" office:value-type="float" office:value="0.510673878060566" calcext:value-type="float">
            <text:p>0.51067</text:p>
          </table:table-cell>
          <table:table-cell/>
          <table:table-cell table:style-name="ce6" table:formula="of:=[.F10]/[.$H$7]" office:value-type="float" office:value="0.96940768847806" calcext:value-type="float">
            <text:p>0.96941</text:p>
          </table:table-cell>
          <table:table-cell office:value-type="float" office:value="76" calcext:value-type="float">
            <text:p>76</text:p>
          </table:table-cell>
          <table:table-cell table:style-name="ce4" table:formula="of:=[.J10]*[.$A$4]+[.$B$4]" office:value-type="float" office:value="251440580.619654" calcext:value-type="float">
            <text:p>251,440,580.62</text:p>
          </table:table-cell>
          <table:table-cell table:style-name="ce4" table:formula="of:=[.I10]*[.K10]" office:value-type="float" office:value="243748432.04808" calcext:value-type="float">
            <text:p>243,748,432.05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table:style-name="ce3" office:value-type="float" office:value="24515101" calcext:value-type="float">
            <text:p>24515101</text:p>
          </table:table-cell>
          <table:table-cell table:style-name="ce3" office:value-type="float" office:value="5" calcext:value-type="float">
            <text:p>5</text:p>
          </table:table-cell>
          <table:table-cell table:formula="of:=[.$A$4]*[.C11]+[.$B$4]" office:value-type="float" office:value="18974388.1204871" calcext:value-type="float">
            <text:p>18,974,388.12</text:p>
          </table:table-cell>
          <table:table-cell table:style-name="ce9" table:formula="of:=[.B11]/[.D11]" office:value-type="float" office:value="1.29201009509921" calcext:value-type="float">
            <text:p>1.29201</text:p>
          </table:table-cell>
          <table:table-cell table:style-name="ce7" table:formula="of:=AVERAGE([.E11];[.E23];[.E35];[.E47];[.E59])" office:value-type="float" office:value="1.03575705758117" calcext:value-type="float">
            <text:p>1.03576</text:p>
          </table:table-cell>
          <table:table-cell table:style-name="ce7" table:formula="of:=MAX([.E11];[.E23];[.E35];[.E47];[.E59])-MIN([.E11];[.E23];[.E35];[.E47];[.E59])" office:value-type="float" office:value="0.424869412328921" calcext:value-type="float">
            <text:p>0.42487</text:p>
          </table:table-cell>
          <table:table-cell/>
          <table:table-cell table:style-name="ce6" table:formula="of:=[.F11]/[.$H$7]" office:value-type="float" office:value="0.983706715609165" calcext:value-type="float">
            <text:p>0.98371</text:p>
          </table:table-cell>
          <table:table-cell office:value-type="float" office:value="77" calcext:value-type="float">
            <text:p>77</text:p>
          </table:table-cell>
          <table:table-cell table:style-name="ce4" table:formula="of:=[.J11]*[.$A$4]+[.$B$4]" office:value-type="float" office:value="254714752.344994" calcext:value-type="float">
            <text:p>254,714,752.34</text:p>
          </table:table-cell>
          <table:table-cell table:style-name="ce4" table:formula="of:=[.I11]*[.K11]" office:value-type="float" office:value="250564612.446496" calcext:value-type="float">
            <text:p>250,564,612.45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table:style-name="ce3" office:value-type="float" office:value="22368380" calcext:value-type="float">
            <text:p>22368380</text:p>
          </table:table-cell>
          <table:table-cell table:style-name="ce3" office:value-type="float" office:value="6" calcext:value-type="float">
            <text:p>6</text:p>
          </table:table-cell>
          <table:table-cell table:formula="of:=[.$A$4]*[.C12]+[.$B$4]" office:value-type="float" office:value="22248559.8458275" calcext:value-type="float">
            <text:p>22,248,559.85</text:p>
          </table:table-cell>
          <table:table-cell table:style-name="ce6" table:formula="of:=[.B12]/[.D12]" office:value-type="float" office:value="1.00538552405202" calcext:value-type="float">
            <text:p>1.00539</text:p>
          </table:table-cell>
          <table:table-cell table:style-name="ce7" table:formula="of:=AVERAGE([.E12];[.E24];[.E36];[.E48];[.E60])" office:value-type="float" office:value="0.888814452343607" calcext:value-type="float">
            <text:p>0.88881</text:p>
          </table:table-cell>
          <table:table-cell table:style-name="ce7" table:formula="of:=MAX([.E12];[.E24];[.E36];[.E48];[.E60])-MIN([.E12];[.E24];[.E36];[.E48];[.E60])" office:value-type="float" office:value="0.215690925156885" calcext:value-type="float">
            <text:p>0.21569</text:p>
          </table:table-cell>
          <table:table-cell/>
          <table:table-cell table:style-name="ce6" table:formula="of:=[.F12]/[.$H$7]" office:value-type="float" office:value="0.844148479898117" calcext:value-type="float">
            <text:p>0.84415</text:p>
          </table:table-cell>
          <table:table-cell office:value-type="float" office:value="78" calcext:value-type="float">
            <text:p>78</text:p>
          </table:table-cell>
          <table:table-cell table:style-name="ce4" table:formula="of:=[.J12]*[.$A$4]+[.$B$4]" office:value-type="float" office:value="257988924.070334" calcext:value-type="float">
            <text:p>257,988,924.07</text:p>
          </table:table-cell>
          <table:table-cell table:style-name="ce4" table:formula="of:=[.I12]*[.K12]" office:value-type="float" office:value="217780958.084523" calcext:value-type="float">
            <text:p>217,780,958.08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table:style-name="ce3" office:value-type="float" office:value="24463808" calcext:value-type="float">
            <text:p>24463808</text:p>
          </table:table-cell>
          <table:table-cell table:style-name="ce3" office:value-type="float" office:value="7" calcext:value-type="float">
            <text:p>7</text:p>
          </table:table-cell>
          <table:table-cell table:formula="of:=[.$A$4]*[.C13]+[.$B$4]" office:value-type="float" office:value="25522731.5711679" calcext:value-type="float">
            <text:p>25,522,731.57</text:p>
          </table:table-cell>
          <table:table-cell table:style-name="ce6" table:formula="of:=[.B13]/[.D13]" office:value-type="float" office:value="0.95851057053924" calcext:value-type="float">
            <text:p>0.95851</text:p>
          </table:table-cell>
          <table:table-cell table:style-name="ce7" table:formula="of:=AVERAGE([.E13];[.E25];[.E37];[.E49];[.E61])" office:value-type="float" office:value="0.886075199790175" calcext:value-type="float">
            <text:p>0.88608</text:p>
          </table:table-cell>
          <table:table-cell table:style-name="ce7" table:formula="of:=MAX([.E13];[.E25];[.E37];[.E49];[.E61])-MIN([.E13];[.E25];[.E37];[.E49];[.E61])" office:value-type="float" office:value="0.168145776057273" calcext:value-type="float">
            <text:p>0.16815</text:p>
          </table:table-cell>
          <table:table-cell/>
          <table:table-cell table:style-name="ce6" table:formula="of:=[.F13]/[.$H$7]" office:value-type="float" office:value="0.841546884173678" calcext:value-type="float">
            <text:p>0.84155</text:p>
          </table:table-cell>
          <table:table-cell office:value-type="float" office:value="79" calcext:value-type="float">
            <text:p>79</text:p>
          </table:table-cell>
          <table:table-cell table:style-name="ce4" table:formula="of:=[.J13]*[.$A$4]+[.$B$4]" office:value-type="float" office:value="261263095.795675" calcext:value-type="float">
            <text:p>261,263,095.80</text:p>
          </table:table-cell>
          <table:table-cell table:style-name="ce4" table:formula="of:=[.I13]*[.K13]" office:value-type="float" office:value="219865144.216419" calcext:value-type="float">
            <text:p>219,865,144.22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table:style-name="ce3" office:value-type="float" office:value="26470458" calcext:value-type="float">
            <text:p>26470458</text:p>
          </table:table-cell>
          <table:table-cell table:style-name="ce3" office:value-type="float" office:value="8" calcext:value-type="float">
            <text:p>8</text:p>
          </table:table-cell>
          <table:table-cell table:formula="of:=[.$A$4]*[.C14]+[.$B$4]" office:value-type="float" office:value="28796903.2965083" calcext:value-type="float">
            <text:p>28,796,903.30</text:p>
          </table:table-cell>
          <table:table-cell table:style-name="ce6" table:formula="of:=[.B14]/[.D14]" office:value-type="float" office:value="0.919211962739398" calcext:value-type="float">
            <text:p>0.91921</text:p>
          </table:table-cell>
          <table:table-cell table:style-name="ce7" table:formula="of:=AVERAGE([.E14];[.E26];[.E38];[.E50];[.E62])" office:value-type="float" office:value="0.904680332142653" calcext:value-type="float">
            <text:p>0.90468</text:p>
          </table:table-cell>
          <table:table-cell table:style-name="ce7" table:formula="of:=MAX([.E14];[.E26];[.E38];[.E50];[.E62])-MIN([.E14];[.E26];[.E38];[.E50];[.E62])" office:value-type="float" office:value="0.0940654421670496" calcext:value-type="float">
            <text:p>0.09407</text:p>
          </table:table-cell>
          <table:table-cell/>
          <table:table-cell table:style-name="ce6" table:formula="of:=[.F14]/[.$H$7]" office:value-type="float" office:value="0.859217044860462" calcext:value-type="float">
            <text:p>0.85922</text:p>
          </table:table-cell>
          <table:table-cell office:value-type="float" office:value="80" calcext:value-type="float">
            <text:p>80</text:p>
          </table:table-cell>
          <table:table-cell table:style-name="ce4" table:formula="of:=[.J14]*[.$A$4]+[.$B$4]" office:value-type="float" office:value="264537267.521015" calcext:value-type="float">
            <text:p>264,537,267.52</text:p>
          </table:table-cell>
          <table:table-cell table:style-name="ce4" table:formula="of:=[.I14]*[.K14]" office:value-type="float" office:value="227294929.254868" calcext:value-type="float">
            <text:p>227,294,929.25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table:style-name="ce3" office:value-type="float" office:value="27680186" calcext:value-type="float">
            <text:p>27680186</text:p>
          </table:table-cell>
          <table:table-cell table:style-name="ce3" office:value-type="float" office:value="9" calcext:value-type="float">
            <text:p>9</text:p>
          </table:table-cell>
          <table:table-cell table:formula="of:=[.$A$4]*[.C15]+[.$B$4]" office:value-type="float" office:value="32071075.0218486" calcext:value-type="float">
            <text:p>32,071,075.02</text:p>
          </table:table-cell>
          <table:table-cell table:style-name="ce6" table:formula="of:=[.B15]/[.D15]" office:value-type="float" office:value="0.863088810747463" calcext:value-type="float">
            <text:p>0.86309</text:p>
          </table:table-cell>
          <table:table-cell table:style-name="ce7" table:formula="of:=AVERAGE([.E15];[.E27];[.E39];[.E51];[.E63])" office:value-type="float" office:value="0.886308584742147" calcext:value-type="float">
            <text:p>0.88631</text:p>
          </table:table-cell>
          <table:table-cell table:style-name="ce7" table:formula="of:=MAX([.E15];[.E27];[.E39];[.E51];[.E63])-MIN([.E15];[.E27];[.E39];[.E51];[.E63])" office:value-type="float" office:value="0.0573444903457987" calcext:value-type="float">
            <text:p>0.05734</text:p>
          </table:table-cell>
          <table:table-cell/>
          <table:table-cell table:style-name="ce6" table:formula="of:=[.F15]/[.$H$7]" office:value-type="float" office:value="0.841768540731937" calcext:value-type="float">
            <text:p>0.84177</text:p>
          </table:table-cell>
          <table:table-cell office:value-type="float" office:value="81" calcext:value-type="float">
            <text:p>81</text:p>
          </table:table-cell>
          <table:table-cell table:style-name="ce4" table:formula="of:=[.J15]*[.$A$4]+[.$B$4]" office:value-type="float" office:value="267811439.246356" calcext:value-type="float">
            <text:p>267,811,439.25</text:p>
          </table:table-cell>
          <table:table-cell table:style-name="ce4" table:formula="of:=[.I15]*[.K15]" office:value-type="float" office:value="225435244.405725" calcext:value-type="float">
            <text:p>225,435,244.41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table:style-name="ce3" office:value-type="float" office:value="33864182" calcext:value-type="float">
            <text:p>33864182</text:p>
          </table:table-cell>
          <table:table-cell table:style-name="ce3" office:value-type="float" office:value="10" calcext:value-type="float">
            <text:p>10</text:p>
          </table:table-cell>
          <table:table-cell table:formula="of:=[.$A$4]*[.C16]+[.$B$4]" office:value-type="float" office:value="35345246.747189" calcext:value-type="float">
            <text:p>35,345,246.75</text:p>
          </table:table-cell>
          <table:table-cell table:style-name="ce6" table:formula="of:=[.B16]/[.D16]" office:value-type="float" office:value="0.958097201646872" calcext:value-type="float">
            <text:p>0.95810</text:p>
          </table:table-cell>
          <table:table-cell table:style-name="ce7" table:formula="of:=AVERAGE([.E16];[.E28];[.E40];[.E52];[.E64])" office:value-type="float" office:value="1.03523873173428" calcext:value-type="float">
            <text:p>1.03524</text:p>
          </table:table-cell>
          <table:table-cell table:style-name="ce7" table:formula="of:=MAX([.E16];[.E28];[.E40];[.E52];[.E64])-MIN([.E16];[.E28];[.E40];[.E52];[.E64])" office:value-type="float" office:value="0.269342529654569" calcext:value-type="float">
            <text:p>0.26934</text:p>
          </table:table-cell>
          <table:table-cell/>
          <table:table-cell table:style-name="ce6" table:formula="of:=[.F16]/[.$H$7]" office:value-type="float" office:value="0.983214437412535" calcext:value-type="float">
            <text:p>0.98321</text:p>
          </table:table-cell>
          <table:table-cell office:value-type="float" office:value="82" calcext:value-type="float">
            <text:p>82</text:p>
          </table:table-cell>
          <table:table-cell table:style-name="ce4" table:formula="of:=[.J16]*[.$A$4]+[.$B$4]" office:value-type="float" office:value="271085610.971696" calcext:value-type="float">
            <text:p>271,085,610.97</text:p>
          </table:table-cell>
          <table:table-cell table:style-name="ce4" table:formula="of:=[.I16]*[.K16]" office:value-type="float" office:value="266535286.482169" calcext:value-type="float">
            <text:p>266,535,286.48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table:style-name="ce3" office:value-type="float" office:value="41572544" calcext:value-type="float">
            <text:p>41572544</text:p>
          </table:table-cell>
          <table:table-cell table:style-name="ce3" office:value-type="float" office:value="11" calcext:value-type="float">
            <text:p>11</text:p>
          </table:table-cell>
          <table:table-cell table:formula="of:=[.$A$4]*[.C17]+[.$B$4]" office:value-type="float" office:value="38619418.4725294" calcext:value-type="float">
            <text:p>38,619,418.47</text:p>
          </table:table-cell>
          <table:table-cell table:style-name="ce6" table:formula="of:=[.B17]/[.D17]" office:value-type="float" office:value="1.07646737429698" calcext:value-type="float">
            <text:p>1.07647</text:p>
          </table:table-cell>
          <table:table-cell table:style-name="ce7" table:formula="of:=AVERAGE([.E17];[.E29];[.E41];[.E53];[.E65])" office:value-type="float" office:value="1.22485141516827" calcext:value-type="float">
            <text:p>1.22485</text:p>
          </table:table-cell>
          <table:table-cell table:style-name="ce7" table:formula="of:=MAX([.E17];[.E29];[.E41];[.E53];[.E65])-MIN([.E17];[.E29];[.E41];[.E53];[.E65])" office:value-type="float" office:value="0.266327432004366" calcext:value-type="float">
            <text:p>0.26633</text:p>
          </table:table-cell>
          <table:table-cell/>
          <table:table-cell table:style-name="ce6" table:formula="of:=[.F17]/[.$H$7]" office:value-type="float" office:value="1.16329843364837" calcext:value-type="float">
            <text:p>1.16330</text:p>
          </table:table-cell>
          <table:table-cell office:value-type="float" office:value="83" calcext:value-type="float">
            <text:p>83</text:p>
          </table:table-cell>
          <table:table-cell table:style-name="ce4" table:formula="of:=[.J17]*[.$A$4]+[.$B$4]" office:value-type="float" office:value="274359782.697036" calcext:value-type="float">
            <text:p>274,359,782.70</text:p>
          </table:table-cell>
          <table:table-cell table:style-name="ce4" table:formula="of:=[.I17]*[.K17]" office:value-type="float" office:value="319162305.46757" calcext:value-type="float">
            <text:p>319,162,305.47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table:style-name="ce3" office:value-type="float" office:value="57475585" calcext:value-type="float">
            <text:p>57475585</text:p>
          </table:table-cell>
          <table:table-cell table:style-name="ce3" office:value-type="float" office:value="12" calcext:value-type="float">
            <text:p>12</text:p>
          </table:table-cell>
          <table:table-cell table:formula="of:=[.$A$4]*[.C18]+[.$B$4]" office:value-type="float" office:value="41893590.1978698" calcext:value-type="float">
            <text:p>41,893,590.20</text:p>
          </table:table-cell>
          <table:table-cell table:style-name="ce6" table:formula="of:=[.B18]/[.D18]" office:value-type="float" office:value="1.37194221666212" calcext:value-type="float">
            <text:p>1.37194</text:p>
          </table:table-cell>
          <table:table-cell table:style-name="ce7" table:formula="of:=AVERAGE([.E18];[.E30];[.E42];[.E54];[.E66])" office:value-type="float" office:value="1.31831635545505" calcext:value-type="float">
            <text:p>1.31832</text:p>
          </table:table-cell>
          <table:table-cell table:style-name="ce7" table:formula="of:=MAX([.E18];[.E30];[.E42];[.E54];[.E66])-MIN([.E18];[.E30];[.E42];[.E54];[.E66])" office:value-type="float" office:value="0.199659896953269" calcext:value-type="float">
            <text:p>0.19966</text:p>
          </table:table-cell>
          <table:table-cell/>
          <table:table-cell table:style-name="ce6" table:formula="of:=[.F18]/[.$H$7]" office:value-type="float" office:value="1.2520664403553" calcext:value-type="float">
            <text:p>1.25207</text:p>
          </table:table-cell>
          <table:table-cell office:value-type="float" office:value="84" calcext:value-type="float">
            <text:p>84</text:p>
          </table:table-cell>
          <table:table-cell table:style-name="ce4" table:formula="of:=[.J18]*[.$A$4]+[.$B$4]" office:value-type="float" office:value="277633954.422377" calcext:value-type="float">
            <text:p>277,633,954.42</text:p>
          </table:table-cell>
          <table:table-cell table:style-name="ce4" table:formula="of:=[.I18]*[.K18]" office:value-type="float" office:value="347616157.03539" calcext:value-type="float">
            <text:p>347,616,157.04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table:style-name="ce3" office:value-type="float" office:value="45159785" calcext:value-type="float">
            <text:p>45159785</text:p>
          </table:table-cell>
          <table:table-cell table:style-name="ce3" office:value-type="float" office:value="13" calcext:value-type="float">
            <text:p>13</text:p>
          </table:table-cell>
          <table:table-cell table:formula="of:=[.$A$4]*[.C19]+[.$B$4]" office:value-type="float" office:value="45167761.9232101" calcext:value-type="float">
            <text:p>45,167,761.92</text:p>
          </table:table-cell>
          <table:table-cell table:style-name="ce6" table:formula="of:=[.B19]/[.D19]" office:value-type="float" office:value="0.999823393436591" calcext:value-type="float">
            <text:p>0.99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5-02</text:p>
          </table:table-cell>
          <table:table-cell table:style-name="ce3" office:value-type="float" office:value="38380686" calcext:value-type="float">
            <text:p>38380686</text:p>
          </table:table-cell>
          <table:table-cell table:style-name="ce3" office:value-type="float" office:value="14" calcext:value-type="float">
            <text:p>14</text:p>
          </table:table-cell>
          <table:table-cell table:formula="of:=[.$A$4]*[.C20]+[.$B$4]" office:value-type="float" office:value="48441933.6485505" calcext:value-type="float">
            <text:p>48,441,933.65</text:p>
          </table:table-cell>
          <table:table-cell table:style-name="ce6" table:formula="of:=[.B20]/[.D20]" office:value-type="float" office:value="0.792302930730521" calcext:value-type="float">
            <text:p>0.792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5-03</text:p>
          </table:table-cell>
          <table:table-cell table:style-name="ce3" office:value-type="float" office:value="51098666" calcext:value-type="float">
            <text:p>51098666</text:p>
          </table:table-cell>
          <table:table-cell table:style-name="ce3" office:value-type="float" office:value="15" calcext:value-type="float">
            <text:p>15</text:p>
          </table:table-cell>
          <table:table-cell table:formula="of:=[.$A$4]*[.C21]+[.$B$4]" office:value-type="float" office:value="51716105.3738909" calcext:value-type="float">
            <text:p>51,716,105.37</text:p>
          </table:table-cell>
          <table:table-cell table:style-name="ce6" table:formula="of:=[.B21]/[.D21]" office:value-type="float" office:value="0.98806098468887" calcext:value-type="float">
            <text:p>0.98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5-04</text:p>
          </table:table-cell>
          <table:table-cell table:style-name="ce3" office:value-type="float" office:value="51046820" calcext:value-type="float">
            <text:p>51046820</text:p>
          </table:table-cell>
          <table:table-cell table:style-name="ce3" office:value-type="float" office:value="16" calcext:value-type="float">
            <text:p>16</text:p>
          </table:table-cell>
          <table:table-cell table:formula="of:=[.$A$4]*[.C22]+[.$B$4]" office:value-type="float" office:value="54990277.0992312" calcext:value-type="float">
            <text:p>54,990,277.10</text:p>
          </table:table-cell>
          <table:table-cell table:style-name="ce6" table:formula="of:=[.B22]/[.D22]" office:value-type="float" office:value="0.928288102783785" calcext:value-type="float">
            <text:p>0.928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5-05</text:p>
          </table:table-cell>
          <table:table-cell table:style-name="ce3" office:value-type="float" office:value="54938808" calcext:value-type="float">
            <text:p>54938808</text:p>
          </table:table-cell>
          <table:table-cell table:style-name="ce3" office:value-type="float" office:value="17" calcext:value-type="float">
            <text:p>17</text:p>
          </table:table-cell>
          <table:table-cell table:formula="of:=[.$A$4]*[.C23]+[.$B$4]" office:value-type="float" office:value="58264448.8245716" calcext:value-type="float">
            <text:p>58,264,448.82</text:p>
          </table:table-cell>
          <table:table-cell table:style-name="ce6" table:formula="of:=[.B23]/[.D23]" office:value-type="float" office:value="0.94292161186344" calcext:value-type="float">
            <text:p>0.94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5-06</text:p>
          </table:table-cell>
          <table:table-cell table:style-name="ce3" office:value-type="float" office:value="50311454" calcext:value-type="float">
            <text:p>50311454</text:p>
          </table:table-cell>
          <table:table-cell table:style-name="ce3" office:value-type="float" office:value="18" calcext:value-type="float">
            <text:p>18</text:p>
          </table:table-cell>
          <table:table-cell table:formula="of:=[.$A$4]*[.C24]+[.$B$4]" office:value-type="float" office:value="61538620.549912" calcext:value-type="float">
            <text:p>61,538,620.55</text:p>
          </table:table-cell>
          <table:table-cell table:style-name="ce6" table:formula="of:=[.B24]/[.D24]" office:value-type="float" office:value="0.817559014979772" calcext:value-type="float">
            <text:p>0.81756</text:p>
          </table:table-cell>
          <table:table-cell/>
          <table:table-cell table:style-name="ce10" office:value-type="string" calcext:value-type="string" table:number-columns-spanned="4" table:number-rows-spanned="3">
            <text:p>Для первых 5-и месяцев 2014 года получаем отклонение тренда сильно больше среднего значения. Будем считать этот период фазой активного роста магазина и так же исключим их из анализа.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2015-07</text:p>
          </table:table-cell>
          <table:table-cell table:style-name="ce3" office:value-type="float" office:value="57459814" calcext:value-type="float">
            <text:p>57459814</text:p>
          </table:table-cell>
          <table:table-cell table:style-name="ce3" office:value-type="float" office:value="19" calcext:value-type="float">
            <text:p>19</text:p>
          </table:table-cell>
          <table:table-cell table:formula="of:=[.$A$4]*[.C25]+[.$B$4]" office:value-type="float" office:value="64812792.2752524" calcext:value-type="float">
            <text:p>64,812,792.28</text:p>
          </table:table-cell>
          <table:table-cell table:style-name="ce6" table:formula="of:=[.B25]/[.D25]" office:value-type="float" office:value="0.886550509287964" calcext:value-type="float">
            <text:p>0.88655</text:p>
          </table:table-cell>
          <table:table-cell/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2015-08</text:p>
          </table:table-cell>
          <table:table-cell table:style-name="ce3" office:value-type="float" office:value="57787378" calcext:value-type="float">
            <text:p>57787378</text:p>
          </table:table-cell>
          <table:table-cell table:style-name="ce3" office:value-type="float" office:value="20" calcext:value-type="float">
            <text:p>20</text:p>
          </table:table-cell>
          <table:table-cell table:formula="of:=[.$A$4]*[.C26]+[.$B$4]" office:value-type="float" office:value="68086964.0005927" calcext:value-type="float">
            <text:p>68,086,964.00</text:p>
          </table:table-cell>
          <table:table-cell table:style-name="ce6" table:formula="of:=[.B26]/[.D26]" office:value-type="float" office:value="0.848728957858907" calcext:value-type="float">
            <text:p>0.84873</text:p>
          </table:table-cell>
          <table:table-cell/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2015-09</text:p>
          </table:table-cell>
          <table:table-cell table:style-name="ce3" office:value-type="float" office:value="63526809" calcext:value-type="float">
            <text:p>63526809</text:p>
          </table:table-cell>
          <table:table-cell table:style-name="ce3" office:value-type="float" office:value="21" calcext:value-type="float">
            <text:p>21</text:p>
          </table:table-cell>
          <table:table-cell table:formula="of:=[.$A$4]*[.C27]+[.$B$4]" office:value-type="float" office:value="71361135.7259331" calcext:value-type="float">
            <text:p>71,361,135.73</text:p>
          </table:table-cell>
          <table:table-cell table:style-name="ce6" table:formula="of:=[.B27]/[.D27]" office:value-type="float" office:value="0.890215778571387" calcext:value-type="float">
            <text:p>0.89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5-10</text:p>
          </table:table-cell>
          <table:table-cell table:style-name="ce3" office:value-type="float" office:value="88386770" calcext:value-type="float">
            <text:p>88386770</text:p>
          </table:table-cell>
          <table:table-cell table:style-name="ce3" office:value-type="float" office:value="22" calcext:value-type="float">
            <text:p>22</text:p>
          </table:table-cell>
          <table:table-cell table:formula="of:=[.$A$4]*[.C28]+[.$B$4]" office:value-type="float" office:value="74635307.4512735" calcext:value-type="float">
            <text:p>74,635,307.45</text:p>
          </table:table-cell>
          <table:table-cell table:style-name="ce6" table:formula="of:=[.B28]/[.D28]" office:value-type="float" office:value="1.18424875596184" calcext:value-type="float">
            <text:p>1.18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5-11</text:p>
          </table:table-cell>
          <table:table-cell table:style-name="ce3" office:value-type="float" office:value="104616444" calcext:value-type="float">
            <text:p>104616444</text:p>
          </table:table-cell>
          <table:table-cell table:style-name="ce3" office:value-type="float" office:value="23" calcext:value-type="float">
            <text:p>23</text:p>
          </table:table-cell>
          <table:table-cell table:formula="of:=[.$A$4]*[.C29]+[.$B$4]" office:value-type="float" office:value="77909479.1766139" calcext:value-type="float">
            <text:p>77,909,479.18</text:p>
          </table:table-cell>
          <table:table-cell table:style-name="ce6" table:formula="of:=[.B29]/[.D29]" office:value-type="float" office:value="1.34279480630135" calcext:value-type="float">
            <text:p>1.34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5-12</text:p>
          </table:table-cell>
          <table:table-cell table:style-name="ce3" office:value-type="float" office:value="98494292" calcext:value-type="float">
            <text:p>98494292</text:p>
          </table:table-cell>
          <table:table-cell table:style-name="ce3" office:value-type="float" office:value="24" calcext:value-type="float">
            <text:p>24</text:p>
          </table:table-cell>
          <table:table-cell table:formula="of:=[.$A$4]*[.C30]+[.$B$4]" office:value-type="float" office:value="81183650.9019542" calcext:value-type="float">
            <text:p>81,183,650.90</text:p>
          </table:table-cell>
          <table:table-cell table:style-name="ce6" table:formula="of:=[.B30]/[.D30]" office:value-type="float" office:value="1.21322816731847" calcext:value-type="float">
            <text:p>1.21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1</text:p>
          </table:table-cell>
          <table:table-cell table:style-name="ce3" office:value-type="float" office:value="71564438" calcext:value-type="float">
            <text:p>71564438</text:p>
          </table:table-cell>
          <table:table-cell table:style-name="ce3" office:value-type="float" office:value="25" calcext:value-type="float">
            <text:p>25</text:p>
          </table:table-cell>
          <table:table-cell table:formula="of:=[.$A$4]*[.C31]+[.$B$4]" office:value-type="float" office:value="84457822.6272946" calcext:value-type="float">
            <text:p>84,457,822.63</text:p>
          </table:table-cell>
          <table:table-cell table:style-name="ce6" table:formula="of:=[.B31]/[.D31]" office:value-type="float" office:value="0.847339367435601" calcext:value-type="float">
            <text:p>0.84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2</text:p>
          </table:table-cell>
          <table:table-cell table:style-name="ce3" office:value-type="float" office:value="64261557" calcext:value-type="float">
            <text:p>64261557</text:p>
          </table:table-cell>
          <table:table-cell table:style-name="ce3" office:value-type="float" office:value="26" calcext:value-type="float">
            <text:p>26</text:p>
          </table:table-cell>
          <table:table-cell table:formula="of:=[.$A$4]*[.C32]+[.$B$4]" office:value-type="float" office:value="87731994.352635" calcext:value-type="float">
            <text:p>87,731,994.35</text:p>
          </table:table-cell>
          <table:table-cell table:style-name="ce6" table:formula="of:=[.B32]/[.D32]" office:value-type="float" office:value="0.732475734470408" calcext:value-type="float">
            <text:p>0.73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3</text:p>
          </table:table-cell>
          <table:table-cell table:style-name="ce3" office:value-type="float" office:value="83513797" calcext:value-type="float">
            <text:p>83513797</text:p>
          </table:table-cell>
          <table:table-cell table:style-name="ce3" office:value-type="float" office:value="27" calcext:value-type="float">
            <text:p>27</text:p>
          </table:table-cell>
          <table:table-cell table:formula="of:=[.$A$4]*[.C33]+[.$B$4]" office:value-type="float" office:value="91006166.0779754" calcext:value-type="float">
            <text:p>91,006,166.08</text:p>
          </table:table-cell>
          <table:table-cell table:style-name="ce6" table:formula="of:=[.B33]/[.D33]" office:value-type="float" office:value="0.917671852349479" calcext:value-type="float">
            <text:p>0.91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4</text:p>
          </table:table-cell>
          <table:table-cell table:style-name="ce3" office:value-type="float" office:value="88050337" calcext:value-type="float">
            <text:p>88050337</text:p>
          </table:table-cell>
          <table:table-cell table:style-name="ce3" office:value-type="float" office:value="28" calcext:value-type="float">
            <text:p>28</text:p>
          </table:table-cell>
          <table:table-cell table:formula="of:=[.$A$4]*[.C34]+[.$B$4]" office:value-type="float" office:value="94280337.8033157" calcext:value-type="float">
            <text:p>94,280,337.80</text:p>
          </table:table-cell>
          <table:table-cell table:style-name="ce6" table:formula="of:=[.B34]/[.D34]" office:value-type="float" office:value="0.933920465831248" calcext:value-type="float">
            <text:p>0.93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5</text:p>
          </table:table-cell>
          <table:table-cell table:style-name="ce3" office:value-type="float" office:value="84593484" calcext:value-type="float">
            <text:p>84593484</text:p>
          </table:table-cell>
          <table:table-cell table:style-name="ce3" office:value-type="float" office:value="29" calcext:value-type="float">
            <text:p>29</text:p>
          </table:table-cell>
          <table:table-cell table:formula="of:=[.$A$4]*[.C35]+[.$B$4]" office:value-type="float" office:value="97554509.5286561" calcext:value-type="float">
            <text:p>97,554,509.53</text:p>
          </table:table-cell>
          <table:table-cell table:style-name="ce6" table:formula="of:=[.B35]/[.D35]" office:value-type="float" office:value="0.867140682770294" calcext:value-type="float">
            <text:p>0.86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6</text:p>
          </table:table-cell>
          <table:table-cell table:style-name="ce3" office:value-type="float" office:value="79623865" calcext:value-type="float">
            <text:p>79623865</text:p>
          </table:table-cell>
          <table:table-cell table:style-name="ce3" office:value-type="float" office:value="30" calcext:value-type="float">
            <text:p>30</text:p>
          </table:table-cell>
          <table:table-cell table:formula="of:=[.$A$4]*[.C36]+[.$B$4]" office:value-type="float" office:value="100828681.253996" calcext:value-type="float">
            <text:p>100,828,681.25</text:p>
          </table:table-cell>
          <table:table-cell table:style-name="ce6" table:formula="of:=[.B36]/[.D36]" office:value-type="float" office:value="0.789694598895133" calcext:value-type="float">
            <text:p>0.78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7</text:p>
          </table:table-cell>
          <table:table-cell table:style-name="ce3" office:value-type="float" office:value="82279230" calcext:value-type="float">
            <text:p>82279230</text:p>
          </table:table-cell>
          <table:table-cell table:style-name="ce3" office:value-type="float" office:value="31" calcext:value-type="float">
            <text:p>31</text:p>
          </table:table-cell>
          <table:table-cell table:formula="of:=[.$A$4]*[.C37]+[.$B$4]" office:value-type="float" office:value="104102852.979337" calcext:value-type="float">
            <text:p>104,102,852.98</text:p>
          </table:table-cell>
          <table:table-cell table:style-name="ce6" table:formula="of:=[.B37]/[.D37]" office:value-type="float" office:value="0.790364794481967" calcext:value-type="float">
            <text:p>0.79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8</text:p>
          </table:table-cell>
          <table:table-cell table:style-name="ce3" office:value-type="float" office:value="97153401" calcext:value-type="float">
            <text:p>97153401</text:p>
          </table:table-cell>
          <table:table-cell table:style-name="ce3" office:value-type="float" office:value="32" calcext:value-type="float">
            <text:p>32</text:p>
          </table:table-cell>
          <table:table-cell table:formula="of:=[.$A$4]*[.C38]+[.$B$4]" office:value-type="float" office:value="107377024.704677" calcext:value-type="float">
            <text:p>107,377,024.70</text:p>
          </table:table-cell>
          <table:table-cell table:style-name="ce6" table:formula="of:=[.B38]/[.D38]" office:value-type="float" office:value="0.904787604864303" calcext:value-type="float">
            <text:p>0.90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9</text:p>
          </table:table-cell>
          <table:table-cell table:style-name="ce3" office:value-type="float" office:value="101847046" calcext:value-type="float">
            <text:p>101847046</text:p>
          </table:table-cell>
          <table:table-cell table:style-name="ce3" office:value-type="float" office:value="33" calcext:value-type="float">
            <text:p>33</text:p>
          </table:table-cell>
          <table:table-cell table:formula="of:=[.$A$4]*[.C39]+[.$B$4]" office:value-type="float" office:value="110651196.430018" calcext:value-type="float">
            <text:p>110,651,196.43</text:p>
          </table:table-cell>
          <table:table-cell table:style-name="ce6" table:formula="of:=[.B39]/[.D39]" office:value-type="float" office:value="0.920433301093262" calcext:value-type="float">
            <text:p>0.92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</text:p>
          </table:table-cell>
          <table:table-cell table:style-name="ce3" office:value-type="float" office:value="125281112" calcext:value-type="float">
            <text:p>125281112</text:p>
          </table:table-cell>
          <table:table-cell table:style-name="ce3" office:value-type="float" office:value="34" calcext:value-type="float">
            <text:p>34</text:p>
          </table:table-cell>
          <table:table-cell table:formula="of:=[.$A$4]*[.C40]+[.$B$4]" office:value-type="float" office:value="113925368.155358" calcext:value-type="float">
            <text:p>113,925,368.16</text:p>
          </table:table-cell>
          <table:table-cell table:style-name="ce6" table:formula="of:=[.B40]/[.D40]" office:value-type="float" office:value="1.09967704321268" calcext:value-type="float">
            <text:p>1.09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1</text:p>
          </table:table-cell>
          <table:table-cell table:style-name="ce3" office:value-type="float" office:value="151046958" calcext:value-type="float">
            <text:p>151046958</text:p>
          </table:table-cell>
          <table:table-cell table:style-name="ce3" office:value-type="float" office:value="35" calcext:value-type="float">
            <text:p>35</text:p>
          </table:table-cell>
          <table:table-cell table:formula="of:=[.$A$4]*[.C41]+[.$B$4]" office:value-type="float" office:value="117199539.880698" calcext:value-type="float">
            <text:p>117,199,539.88</text:p>
          </table:table-cell>
          <table:table-cell table:style-name="ce6" table:formula="of:=[.B41]/[.D41]" office:value-type="float" office:value="1.28880162971421" calcext:value-type="float">
            <text:p>1.288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2</text:p>
          </table:table-cell>
          <table:table-cell table:style-name="ce3" office:value-type="float" office:value="163055794" calcext:value-type="float">
            <text:p>163055794</text:p>
          </table:table-cell>
          <table:table-cell table:style-name="ce3" office:value-type="float" office:value="36" calcext:value-type="float">
            <text:p>36</text:p>
          </table:table-cell>
          <table:table-cell table:formula="of:=[.$A$4]*[.C42]+[.$B$4]" office:value-type="float" office:value="120473711.606039" calcext:value-type="float">
            <text:p>120,473,711.61</text:p>
          </table:table-cell>
          <table:table-cell table:style-name="ce6" table:formula="of:=[.B42]/[.D42]" office:value-type="float" office:value="1.35345538728988" calcext:value-type="float">
            <text:p>1.35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1</text:p>
          </table:table-cell>
          <table:table-cell table:style-name="ce3" office:value-type="float" office:value="126297386" calcext:value-type="float">
            <text:p>126297386</text:p>
          </table:table-cell>
          <table:table-cell table:style-name="ce3" office:value-type="float" office:value="37" calcext:value-type="float">
            <text:p>37</text:p>
          </table:table-cell>
          <table:table-cell table:formula="of:=[.$A$4]*[.C43]+[.$B$4]" office:value-type="float" office:value="123747883.331379" calcext:value-type="float">
            <text:p>123,747,883.33</text:p>
          </table:table-cell>
          <table:table-cell table:style-name="ce6" table:formula="of:=[.B43]/[.D43]" office:value-type="float" office:value="1.02060239415808" calcext:value-type="float">
            <text:p>1.020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2</text:p>
          </table:table-cell>
          <table:table-cell table:style-name="ce3" office:value-type="float" office:value="107601323" calcext:value-type="float">
            <text:p>107601323</text:p>
          </table:table-cell>
          <table:table-cell table:style-name="ce3" office:value-type="float" office:value="38" calcext:value-type="float">
            <text:p>38</text:p>
          </table:table-cell>
          <table:table-cell table:formula="of:=[.$A$4]*[.C44]+[.$B$4]" office:value-type="float" office:value="127022055.056719" calcext:value-type="float">
            <text:p>127,022,055.06</text:p>
          </table:table-cell>
          <table:table-cell table:style-name="ce6" table:formula="of:=[.B44]/[.D44]" office:value-type="float" office:value="0.847107401560717" calcext:value-type="float">
            <text:p>0.84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3</text:p>
          </table:table-cell>
          <table:table-cell table:style-name="ce3" office:value-type="float" office:value="129062687" calcext:value-type="float">
            <text:p>129062687</text:p>
          </table:table-cell>
          <table:table-cell table:style-name="ce3" office:value-type="float" office:value="39" calcext:value-type="float">
            <text:p>39</text:p>
          </table:table-cell>
          <table:table-cell table:formula="of:=[.$A$4]*[.C45]+[.$B$4]" office:value-type="float" office:value="130296226.78206" calcext:value-type="float">
            <text:p>130,296,226.78</text:p>
          </table:table-cell>
          <table:table-cell table:style-name="ce6" table:formula="of:=[.B45]/[.D45]" office:value-type="float" office:value="0.990532805035689" calcext:value-type="float">
            <text:p>0.99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4</text:p>
          </table:table-cell>
          <table:table-cell table:style-name="ce3" office:value-type="float" office:value="121660298" calcext:value-type="float">
            <text:p>121660298</text:p>
          </table:table-cell>
          <table:table-cell table:style-name="ce3" office:value-type="float" office:value="40" calcext:value-type="float">
            <text:p>40</text:p>
          </table:table-cell>
          <table:table-cell table:formula="of:=[.$A$4]*[.C46]+[.$B$4]" office:value-type="float" office:value="133570398.5074" calcext:value-type="float">
            <text:p>133,570,398.51</text:p>
          </table:table-cell>
          <table:table-cell table:style-name="ce6" table:formula="of:=[.B46]/[.D46]" office:value-type="float" office:value="0.910832784505466" calcext:value-type="float">
            <text:p>0.91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5</text:p>
          </table:table-cell>
          <table:table-cell table:style-name="ce3" office:value-type="float" office:value="141920591" calcext:value-type="float">
            <text:p>141920591</text:p>
          </table:table-cell>
          <table:table-cell table:style-name="ce3" office:value-type="float" office:value="41" calcext:value-type="float">
            <text:p>41</text:p>
          </table:table-cell>
          <table:table-cell table:formula="of:=[.$A$4]*[.C47]+[.$B$4]" office:value-type="float" office:value="136844570.232741" calcext:value-type="float">
            <text:p>136,844,570.23</text:p>
          </table:table-cell>
          <table:table-cell table:style-name="ce6" table:formula="of:=[.B47]/[.D47]" office:value-type="float" office:value="1.03709332974356" calcext:value-type="float">
            <text:p>1.03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6</text:p>
          </table:table-cell>
          <table:table-cell table:style-name="ce3" office:value-type="float" office:value="132665482" calcext:value-type="float">
            <text:p>132665482</text:p>
          </table:table-cell>
          <table:table-cell table:style-name="ce3" office:value-type="float" office:value="42" calcext:value-type="float">
            <text:p>42</text:p>
          </table:table-cell>
          <table:table-cell table:formula="of:=[.$A$4]*[.C48]+[.$B$4]" office:value-type="float" office:value="140118741.958081" calcext:value-type="float">
            <text:p>140,118,741.96</text:p>
          </table:table-cell>
          <table:table-cell table:style-name="ce6" table:formula="of:=[.B48]/[.D48]" office:value-type="float" office:value="0.946807544416073" calcext:value-type="float">
            <text:p>0.9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7</text:p>
          </table:table-cell>
          <table:table-cell table:style-name="ce3" office:value-type="float" office:value="132771931" calcext:value-type="float">
            <text:p>132771931</text:p>
          </table:table-cell>
          <table:table-cell table:style-name="ce3" office:value-type="float" office:value="43" calcext:value-type="float">
            <text:p>43</text:p>
          </table:table-cell>
          <table:table-cell table:formula="of:=[.$A$4]*[.C49]+[.$B$4]" office:value-type="float" office:value="143392913.683421" calcext:value-type="float">
            <text:p>143,392,913.68</text:p>
          </table:table-cell>
          <table:table-cell table:style-name="ce6" table:formula="of:=[.B49]/[.D49]" office:value-type="float" office:value="0.925930909620332" calcext:value-type="float">
            <text:p>0.92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8</text:p>
          </table:table-cell>
          <table:table-cell table:style-name="ce3" office:value-type="float" office:value="133155928" calcext:value-type="float">
            <text:p>133155928</text:p>
          </table:table-cell>
          <table:table-cell table:style-name="ce3" office:value-type="float" office:value="44" calcext:value-type="float">
            <text:p>44</text:p>
          </table:table-cell>
          <table:table-cell table:formula="of:=[.$A$4]*[.C50]+[.$B$4]" office:value-type="float" office:value="146667085.408762" calcext:value-type="float">
            <text:p>146,667,085.41</text:p>
          </table:table-cell>
          <table:table-cell table:style-name="ce6" table:formula="of:=[.B50]/[.D50]" office:value-type="float" office:value="0.907878735224703" calcext:value-type="float">
            <text:p>0.90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9</text:p>
          </table:table-cell>
          <table:table-cell table:style-name="ce3" office:value-type="float" office:value="130612944" calcext:value-type="float">
            <text:p>130612944</text:p>
          </table:table-cell>
          <table:table-cell table:style-name="ce3" office:value-type="float" office:value="45" calcext:value-type="float">
            <text:p>45</text:p>
          </table:table-cell>
          <table:table-cell table:formula="of:=[.$A$4]*[.C51]+[.$B$4]" office:value-type="float" office:value="149941257.134102" calcext:value-type="float">
            <text:p>149,941,257.13</text:p>
          </table:table-cell>
          <table:table-cell table:style-name="ce6" table:formula="of:=[.B51]/[.D51]" office:value-type="float" office:value="0.871094097091533" calcext:value-type="float">
            <text:p>0.87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10</text:p>
          </table:table-cell>
          <table:table-cell table:style-name="ce3" office:value-type="float" office:value="156167037" calcext:value-type="float">
            <text:p>156167037</text:p>
          </table:table-cell>
          <table:table-cell table:style-name="ce3" office:value-type="float" office:value="46" calcext:value-type="float">
            <text:p>46</text:p>
          </table:table-cell>
          <table:table-cell table:formula="of:=[.$A$4]*[.C52]+[.$B$4]" office:value-type="float" office:value="153215428.859442" calcext:value-type="float">
            <text:p>153,215,428.86</text:p>
          </table:table-cell>
          <table:table-cell table:style-name="ce6" table:formula="of:=[.B52]/[.D52]" office:value-type="float" office:value="1.01926443154276" calcext:value-type="float">
            <text:p>1.01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11</text:p>
          </table:table-cell>
          <table:table-cell table:style-name="ce3" office:value-type="float" office:value="193709730" calcext:value-type="float">
            <text:p>193709730</text:p>
          </table:table-cell>
          <table:table-cell table:style-name="ce3" office:value-type="float" office:value="47" calcext:value-type="float">
            <text:p>47</text:p>
          </table:table-cell>
          <table:table-cell table:formula="of:=[.$A$4]*[.C53]+[.$B$4]" office:value-type="float" office:value="156489600.584783" calcext:value-type="float">
            <text:p>156,489,600.58</text:p>
          </table:table-cell>
          <table:table-cell table:style-name="ce6" table:formula="of:=[.B53]/[.D53]" office:value-type="float" office:value="1.23784410769872" calcext:value-type="float">
            <text:p>1.23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12</text:p>
          </table:table-cell>
          <table:table-cell table:style-name="ce3" office:value-type="float" office:value="225728327" calcext:value-type="float">
            <text:p>225728327</text:p>
          </table:table-cell>
          <table:table-cell table:style-name="ce3" office:value-type="float" office:value="48" calcext:value-type="float">
            <text:p>48</text:p>
          </table:table-cell>
          <table:table-cell table:formula="of:=[.$A$4]*[.C54]+[.$B$4]" office:value-type="float" office:value="159763772.310123" calcext:value-type="float">
            <text:p>159,763,772.31</text:p>
          </table:table-cell>
          <table:table-cell table:style-name="ce6" table:formula="of:=[.B54]/[.D54]" office:value-type="float" office:value="1.41288806427173" calcext:value-type="float">
            <text:p>1.41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1</text:p>
          </table:table-cell>
          <table:table-cell table:style-name="ce3" office:value-type="float" office:value="164398562" calcext:value-type="float">
            <text:p>164398562</text:p>
          </table:table-cell>
          <table:table-cell table:style-name="ce3" office:value-type="float" office:value="49" calcext:value-type="float">
            <text:p>49</text:p>
          </table:table-cell>
          <table:table-cell table:formula="of:=[.$A$4]*[.C55]+[.$B$4]" office:value-type="float" office:value="163037944.035464" calcext:value-type="float">
            <text:p>163,037,944.04</text:p>
          </table:table-cell>
          <table:table-cell table:style-name="ce6" table:formula="of:=[.B55]/[.D55]" office:value-type="float" office:value="1.00834540678605" calcext:value-type="float">
            <text:p>1.00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2</text:p>
          </table:table-cell>
          <table:table-cell table:style-name="ce3" office:value-type="float" office:value="145559786" calcext:value-type="float">
            <text:p>145559786</text:p>
          </table:table-cell>
          <table:table-cell table:style-name="ce3" office:value-type="float" office:value="50" calcext:value-type="float">
            <text:p>50</text:p>
          </table:table-cell>
          <table:table-cell table:formula="of:=[.$A$4]*[.C56]+[.$B$4]" office:value-type="float" office:value="166312115.760804" calcext:value-type="float">
            <text:p>166,312,115.76</text:p>
          </table:table-cell>
          <table:table-cell table:style-name="ce6" table:formula="of:=[.B56]/[.D56]" office:value-type="float" office:value="0.875220577491476" calcext:value-type="float">
            <text:p>0.87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3</text:p>
          </table:table-cell>
          <table:table-cell table:style-name="ce3" office:value-type="float" office:value="164603008" calcext:value-type="float">
            <text:p>164603008</text:p>
          </table:table-cell>
          <table:table-cell table:style-name="ce3" office:value-type="float" office:value="51" calcext:value-type="float">
            <text:p>51</text:p>
          </table:table-cell>
          <table:table-cell table:formula="of:=[.$A$4]*[.C57]+[.$B$4]" office:value-type="float" office:value="169586287.486144" calcext:value-type="float">
            <text:p>169,586,287.49</text:p>
          </table:table-cell>
          <table:table-cell table:style-name="ce6" table:formula="of:=[.B57]/[.D57]" office:value-type="float" office:value="0.970615080027909" calcext:value-type="float">
            <text:p>0.97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4</text:p>
          </table:table-cell>
          <table:table-cell table:style-name="ce3" office:value-type="float" office:value="157285035" calcext:value-type="float">
            <text:p>157285035</text:p>
          </table:table-cell>
          <table:table-cell table:style-name="ce3" office:value-type="float" office:value="52" calcext:value-type="float">
            <text:p>52</text:p>
          </table:table-cell>
          <table:table-cell table:formula="of:=[.$A$4]*[.C58]+[.$B$4]" office:value-type="float" office:value="172860459.211485" calcext:value-type="float">
            <text:p>172,860,459.21</text:p>
          </table:table-cell>
          <table:table-cell table:style-name="ce6" table:formula="of:=[.B58]/[.D58]" office:value-type="float" office:value="0.909895968791631" calcext:value-type="float">
            <text:p>0.90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5</text:p>
          </table:table-cell>
          <table:table-cell table:style-name="ce3" office:value-type="float" office:value="183113009" calcext:value-type="float">
            <text:p>183113009</text:p>
          </table:table-cell>
          <table:table-cell table:style-name="ce3" office:value-type="float" office:value="53" calcext:value-type="float">
            <text:p>53</text:p>
          </table:table-cell>
          <table:table-cell table:formula="of:=[.$A$4]*[.C59]+[.$B$4]" office:value-type="float" office:value="176134630.936825" calcext:value-type="float">
            <text:p>176,134,630.94</text:p>
          </table:table-cell>
          <table:table-cell table:style-name="ce6" table:formula="of:=[.B59]/[.D59]" office:value-type="float" office:value="1.03961956842932" calcext:value-type="float">
            <text:p>1.03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6</text:p>
          </table:table-cell>
          <table:table-cell table:style-name="ce3" office:value-type="float" office:value="158709616" calcext:value-type="float">
            <text:p>158709616</text:p>
          </table:table-cell>
          <table:table-cell table:style-name="ce3" office:value-type="float" office:value="54" calcext:value-type="float">
            <text:p>54</text:p>
          </table:table-cell>
          <table:table-cell table:formula="of:=[.$A$4]*[.C60]+[.$B$4]" office:value-type="float" office:value="179408802.662165" calcext:value-type="float">
            <text:p>179,408,802.66</text:p>
          </table:table-cell>
          <table:table-cell table:style-name="ce6" table:formula="of:=[.B60]/[.D60]" office:value-type="float" office:value="0.884625579375038" calcext:value-type="float">
            <text:p>0.88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7</text:p>
          </table:table-cell>
          <table:table-cell table:style-name="ce3" office:value-type="float" office:value="158755015" calcext:value-type="float">
            <text:p>158755015</text:p>
          </table:table-cell>
          <table:table-cell table:style-name="ce3" office:value-type="float" office:value="55" calcext:value-type="float">
            <text:p>55</text:p>
          </table:table-cell>
          <table:table-cell table:formula="of:=[.$A$4]*[.C61]+[.$B$4]" office:value-type="float" office:value="182682974.387506" calcext:value-type="float">
            <text:p>182,682,974.39</text:p>
          </table:table-cell>
          <table:table-cell table:style-name="ce6" table:formula="of:=[.B61]/[.D61]" office:value-type="float" office:value="0.869019215021373" calcext:value-type="float">
            <text:p>0.86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8</text:p>
          </table:table-cell>
          <table:table-cell table:style-name="ce3" office:value-type="float" office:value="175319356" calcext:value-type="float">
            <text:p>175319356</text:p>
          </table:table-cell>
          <table:table-cell table:style-name="ce3" office:value-type="float" office:value="56" calcext:value-type="float">
            <text:p>56</text:p>
          </table:table-cell>
          <table:table-cell table:formula="of:=[.$A$4]*[.C62]+[.$B$4]" office:value-type="float" office:value="185957146.112846" calcext:value-type="float">
            <text:p>185,957,146.11</text:p>
          </table:table-cell>
          <table:table-cell table:style-name="ce6" table:formula="of:=[.B62]/[.D62]" office:value-type="float" office:value="0.942794400025957" calcext:value-type="float">
            <text:p>0.94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9</text:p>
          </table:table-cell>
          <table:table-cell table:style-name="ce3" office:value-type="float" office:value="167793479" calcext:value-type="float">
            <text:p>167793479</text:p>
          </table:table-cell>
          <table:table-cell table:style-name="ce3" office:value-type="float" office:value="57" calcext:value-type="float">
            <text:p>57</text:p>
          </table:table-cell>
          <table:table-cell table:formula="of:=[.$A$4]*[.C63]+[.$B$4]" office:value-type="float" office:value="189231317.838187" calcext:value-type="float">
            <text:p>189,231,317.84</text:p>
          </table:table-cell>
          <table:table-cell table:style-name="ce6" table:formula="of:=[.B63]/[.D63]" office:value-type="float" office:value="0.886710936207091" calcext:value-type="float">
            <text:p>0.88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10</text:p>
          </table:table-cell>
          <table:table-cell table:style-name="ce3" office:value-type="float" office:value="176124471" calcext:value-type="float">
            <text:p>176124471</text:p>
          </table:table-cell>
          <table:table-cell table:style-name="ce3" office:value-type="float" office:value="58" calcext:value-type="float">
            <text:p>58</text:p>
          </table:table-cell>
          <table:table-cell table:formula="of:=[.$A$4]*[.C64]+[.$B$4]" office:value-type="float" office:value="192505489.563527" calcext:value-type="float">
            <text:p>192,505,489.56</text:p>
          </table:table-cell>
          <table:table-cell table:style-name="ce6" table:formula="of:=[.B64]/[.D64]" office:value-type="float" office:value="0.91490622630727" calcext:value-type="float">
            <text:p>0.91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11</text:p>
          </table:table-cell>
          <table:table-cell table:style-name="ce3" office:value-type="float" office:value="230696799" calcext:value-type="float">
            <text:p>230696799</text:p>
          </table:table-cell>
          <table:table-cell table:style-name="ce3" office:value-type="float" office:value="59" calcext:value-type="float">
            <text:p>59</text:p>
          </table:table-cell>
          <table:table-cell table:formula="of:=[.$A$4]*[.C65]+[.$B$4]" office:value-type="float" office:value="195779661.288867" calcext:value-type="float">
            <text:p>195,779,661.29</text:p>
          </table:table-cell>
          <table:table-cell table:style-name="ce6" table:formula="of:=[.B65]/[.D65]" office:value-type="float" office:value="1.17834915783011" calcext:value-type="float">
            <text:p>1.17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12</text:p>
          </table:table-cell>
          <table:table-cell table:style-name="ce3" office:value-type="float" office:value="246840277" calcext:value-type="float">
            <text:p>246840277</text:p>
          </table:table-cell>
          <table:table-cell table:style-name="ce3" office:value-type="float" office:value="60" calcext:value-type="float">
            <text:p>60</text:p>
          </table:table-cell>
          <table:table-cell table:formula="of:=[.$A$4]*[.C66]+[.$B$4]" office:value-type="float" office:value="199053833.014208" calcext:value-type="float">
            <text:p>199,053,833.01</text:p>
          </table:table-cell>
          <table:table-cell table:style-name="ce6" table:formula="of:=[.B66]/[.D66]" office:value-type="float" office:value="1.24006794173304" calcext:value-type="float">
            <text:p>1.24007</text:p>
          </table:table-cell>
          <table:table-cell table:number-columns-repeated="7"/>
        </table:table-row>
        <table:table-row table:style-name="ro1" table:number-rows-repeated="104850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ТО 06.14-12.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расчет коэффициентов</text:p>
          </table:table-cell>
          <table:covered-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matrix-columns-spanned="2" table:number-matrix-rows-spanned="1" table:formula="of:=LINEST([.B7:.B61];[.C7:.C61];1;0)" office:value-type="float" office:value="3356883.7501443" calcext:value-type="float">
            <text:p>3356883.7501443</text:p>
          </table:table-cell>
          <table:table-cell office:value-type="float" office:value="15969545.2686869" calcext:value-type="float">
            <text:p>15969545.2686869</text:p>
          </table:table-cell>
          <table:table-cell table:number-columns-repeated="10"/>
        </table:table-row>
        <table:table-row table:style-name="ro1">
          <table:table-cell table:formula="of:=[.A3]" office:value-type="float" office:value="3356883.7501443" calcext:value-type="float">
            <text:p>3356883.7501443</text:p>
          </table:table-cell>
          <table:table-cell table:formula="of:=[.B3]" office:value-type="float" office:value="15969545.2686869" calcext:value-type="float">
            <text:p>15969545.268686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year_month</text:p>
          </table:table-cell>
          <table:table-cell office:value-type="string" calcext:value-type="string">
            <text:p>sum_pr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тренд</text:p>
          </table:table-cell>
          <table:table-cell office:value-type="string" calcext:value-type="string">
            <text:p>отклонение </text:p>
            <text:p>тренда </text:p>
          </table:table-cell>
          <table:table-cell office:value-type="string" calcext:value-type="string">
            <text:p>среднее отклонение</text:p>
            <text:p>тренда по месяцам </text:p>
          </table:table-cell>
          <table:table-cell office:value-type="string" calcext:value-type="string">
            <text:p>разброс отклонения</text:p>
            <text:p>тренда по месяцам</text:p>
          </table:table-cell>
          <table:table-cell office:value-type="string" calcext:value-type="string">
            <text:p>индекс </text:p>
            <text:p>сезонности </text:p>
          </table:table-cell>
          <table:table-cell office:value-type="string" calcext:value-type="string">
            <text:p>коэффицииент сезонности,</text:p>
            <text:p>очищенный от роста </text:p>
          </table:table-cell>
          <table:table-cell office:value-type="string" calcext:value-type="string">
            <text:p>коэффициенты месяца </text:p>
            <text:p>для прогноза </text:p>
          </table:table-cell>
          <table:table-cell office:value-type="string" calcext:value-type="string">
            <text:p>тренд</text:p>
          </table:table-cell>
          <table:table-cell office:value-type="string" calcext:value-type="string">
            <text:p>прогноз с учетом</text:p>
            <text:p>коэффициента сезонности 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table:style-name="ce3" office:value-type="float" office:value="22368380" calcext:value-type="float">
            <text:p>22368380</text:p>
          </table:table-cell>
          <table:table-cell table:style-name="ce3" office:value-type="float" office:value="1" calcext:value-type="float">
            <text:p>1</text:p>
          </table:table-cell>
          <table:table-cell table:formula="of:=[.$A$4]*[.C7]+[.$B$4]" office:value-type="float" office:value="19326429.0188312" calcext:value-type="float">
            <text:p>19,326,429.02</text:p>
          </table:table-cell>
          <table:table-cell table:style-name="ce5" table:formula="of:=[.B7]/[.D7]" office:value-type="float" office:value="1.15739850223778" calcext:value-type="float">
            <text:p>1.15740</text:p>
          </table:table-cell>
          <table:table-cell table:number-columns-repeated="2"/>
          <table:table-cell table:style-name="ce6" table:formula="of:=AVERAGE([.F14:.F25])" office:value-type="float" office:value="1.0010996133463" calcext:value-type="float">
            <text:p>1.00110</text:p>
          </table:table-cell>
          <table:table-cell table:style-name="ce6" table:formula="of:=[.F14]/[.$H$7]" office:value-type="float" office:value="0.984826809013307" calcext:value-type="float">
            <text:p>0.98483</text:p>
          </table:table-cell>
          <table:table-cell office:value-type="float" office:value="56" calcext:value-type="float">
            <text:p>56</text:p>
          </table:table-cell>
          <table:table-cell table:style-name="ce4" table:formula="of:=[.J7]*[.$A$4]+[.$B$4]" office:value-type="float" office:value="203955035.276768" calcext:value-type="float">
            <text:p>203,955,035.28</text:p>
          </table:table-cell>
          <table:table-cell table:style-name="ce4" table:formula="of:=[.I7]*[.K7]" office:value-type="float" office:value="200860386.573815" calcext:value-type="float">
            <text:p>200,860,386.57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table:style-name="ce3" office:value-type="float" office:value="24463808" calcext:value-type="float">
            <text:p>24463808</text:p>
          </table:table-cell>
          <table:table-cell table:style-name="ce3" office:value-type="float" office:value="2" calcext:value-type="float">
            <text:p>2</text:p>
          </table:table-cell>
          <table:table-cell table:formula="of:=[.$A$4]*[.C8]+[.$B$4]" office:value-type="float" office:value="22683312.7689755" calcext:value-type="float">
            <text:p>22,683,312.77</text:p>
          </table:table-cell>
          <table:table-cell table:style-name="ce6" table:formula="of:=[.B8]/[.D8]" office:value-type="float" office:value="1.07849361551192" calcext:value-type="float">
            <text:p>1.07849</text:p>
          </table:table-cell>
          <table:table-cell table:number-columns-repeated="3"/>
          <table:table-cell table:style-name="ce6" table:formula="of:=[.F15]/[.$H$7]" office:value-type="float" office:value="0.822772859832436" calcext:value-type="float">
            <text:p>0.82277</text:p>
          </table:table-cell>
          <table:table-cell office:value-type="float" office:value="57" calcext:value-type="float">
            <text:p>57</text:p>
          </table:table-cell>
          <table:table-cell table:style-name="ce4" table:formula="of:=[.J8]*[.$A$4]+[.$B$4]" office:value-type="float" office:value="207311919.026912" calcext:value-type="float">
            <text:p>207,311,919.03</text:p>
          </table:table-cell>
          <table:table-cell table:style-name="ce4" table:formula="of:=[.I8]*[.K8]" office:value-type="float" office:value="170570620.495123" calcext:value-type="float">
            <text:p>170,570,620.50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table:style-name="ce3" office:value-type="float" office:value="26470458" calcext:value-type="float">
            <text:p>26470458</text:p>
          </table:table-cell>
          <table:table-cell table:style-name="ce3" office:value-type="float" office:value="3" calcext:value-type="float">
            <text:p>3</text:p>
          </table:table-cell>
          <table:table-cell table:formula="of:=[.$A$4]*[.C9]+[.$B$4]" office:value-type="float" office:value="26040196.5191198" calcext:value-type="float">
            <text:p>26,040,196.52</text:p>
          </table:table-cell>
          <table:table-cell table:style-name="ce6" table:formula="of:=[.B9]/[.D9]" office:value-type="float" office:value="1.01652297364823" calcext:value-type="float">
            <text:p>1.01652</text:p>
          </table:table-cell>
          <table:table-cell table:number-columns-repeated="3"/>
          <table:table-cell table:style-name="ce6" table:formula="of:=[.F16]/[.$H$7]" office:value-type="float" office:value="0.978757404374027" calcext:value-type="float">
            <text:p>0.97876</text:p>
          </table:table-cell>
          <table:table-cell office:value-type="float" office:value="58" calcext:value-type="float">
            <text:p>58</text:p>
          </table:table-cell>
          <table:table-cell table:style-name="ce4" table:formula="of:=[.J9]*[.$A$4]+[.$B$4]" office:value-type="float" office:value="210668802.777056" calcext:value-type="float">
            <text:p>210,668,802.78</text:p>
          </table:table-cell>
          <table:table-cell table:style-name="ce4" table:formula="of:=[.I9]*[.K9]" office:value-type="float" office:value="206193650.588655" calcext:value-type="float">
            <text:p>206,193,650.59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table:style-name="ce3" office:value-type="float" office:value="27680186" calcext:value-type="float">
            <text:p>27680186</text:p>
          </table:table-cell>
          <table:table-cell table:style-name="ce3" office:value-type="float" office:value="4" calcext:value-type="float">
            <text:p>4</text:p>
          </table:table-cell>
          <table:table-cell table:formula="of:=[.$A$4]*[.C10]+[.$B$4]" office:value-type="float" office:value="29397080.2692641" calcext:value-type="float">
            <text:p>29,397,080.27</text:p>
          </table:table-cell>
          <table:table-cell table:style-name="ce6" table:formula="of:=[.B10]/[.D10]" office:value-type="float" office:value="0.941596435648095" calcext:value-type="float">
            <text:p>0.94160</text:p>
          </table:table-cell>
          <table:table-cell table:number-columns-repeated="3"/>
          <table:table-cell table:style-name="ce6" table:formula="of:=[.F17]/[.$H$7]" office:value-type="float" office:value="0.930697017084296" calcext:value-type="float">
            <text:p>0.93070</text:p>
          </table:table-cell>
          <table:table-cell office:value-type="float" office:value="59" calcext:value-type="float">
            <text:p>59</text:p>
          </table:table-cell>
          <table:table-cell table:style-name="ce4" table:formula="of:=[.J10]*[.$A$4]+[.$B$4]" office:value-type="float" office:value="214025686.527201" calcext:value-type="float">
            <text:p>214,025,686.53</text:p>
          </table:table-cell>
          <table:table-cell table:style-name="ce4" table:formula="of:=[.I10]*[.K10]" office:value-type="float" office:value="199193068.030284" calcext:value-type="float">
            <text:p>199,193,068.03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table:style-name="ce3" office:value-type="float" office:value="33864182" calcext:value-type="float">
            <text:p>33864182</text:p>
          </table:table-cell>
          <table:table-cell table:style-name="ce3" office:value-type="float" office:value="5" calcext:value-type="float">
            <text:p>5</text:p>
          </table:table-cell>
          <table:table-cell table:formula="of:=[.$A$4]*[.C11]+[.$B$4]" office:value-type="float" office:value="32753964.0194084" calcext:value-type="float">
            <text:p>32,753,964.02</text:p>
          </table:table-cell>
          <table:table-cell table:style-name="ce6" table:formula="of:=[.B11]/[.D11]" office:value-type="float" office:value="1.03389568297546" calcext:value-type="float">
            <text:p>1.03390</text:p>
          </table:table-cell>
          <table:table-cell table:number-columns-repeated="3"/>
          <table:table-cell table:style-name="ce6" table:formula="of:=[.F18]/[.$H$7]" office:value-type="float" office:value="0.979973857787829" calcext:value-type="float">
            <text:p>0.97997</text:p>
          </table:table-cell>
          <table:table-cell office:value-type="float" office:value="60" calcext:value-type="float">
            <text:p>60</text:p>
          </table:table-cell>
          <table:table-cell table:style-name="ce4" table:formula="of:=[.J11]*[.$A$4]+[.$B$4]" office:value-type="float" office:value="217382570.277345" calcext:value-type="float">
            <text:p>217,382,570.28</text:p>
          </table:table-cell>
          <table:table-cell table:style-name="ce4" table:formula="of:=[.I11]*[.K11]" office:value-type="float" office:value="213029236.010523" calcext:value-type="float">
            <text:p>213,029,236.01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table:style-name="ce3" office:value-type="float" office:value="41572544" calcext:value-type="float">
            <text:p>41572544</text:p>
          </table:table-cell>
          <table:table-cell table:style-name="ce3" office:value-type="float" office:value="6" calcext:value-type="float">
            <text:p>6</text:p>
          </table:table-cell>
          <table:table-cell table:formula="of:=[.$A$4]*[.C12]+[.$B$4]" office:value-type="float" office:value="36110847.7695527" calcext:value-type="float">
            <text:p>36,110,847.77</text:p>
          </table:table-cell>
          <table:table-cell table:style-name="ce6" table:formula="of:=[.B12]/[.D12]" office:value-type="float" office:value="1.15124807551742" calcext:value-type="float">
            <text:p>1.15125</text:p>
          </table:table-cell>
          <table:table-cell table:number-columns-repeated="3"/>
          <table:table-cell table:style-name="ce6" table:formula="of:=[.F19]/[.$H$7]" office:value-type="float" office:value="0.92387318428238" calcext:value-type="float">
            <text:p>0.92387</text:p>
          </table:table-cell>
          <table:table-cell office:value-type="float" office:value="61" calcext:value-type="float">
            <text:p>61</text:p>
          </table:table-cell>
          <table:table-cell table:style-name="ce4" table:formula="of:=[.J12]*[.$A$4]+[.$B$4]" office:value-type="float" office:value="220739454.027489" calcext:value-type="float">
            <text:p>220,739,454.03</text:p>
          </table:table-cell>
          <table:table-cell table:style-name="ce4" table:formula="of:=[.I12]*[.K12]" office:value-type="float" office:value="203935262.28913" calcext:value-type="float">
            <text:p>203,935,262.29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table:style-name="ce3" office:value-type="float" office:value="57475585" calcext:value-type="float">
            <text:p>57475585</text:p>
          </table:table-cell>
          <table:table-cell table:style-name="ce3" office:value-type="float" office:value="7" calcext:value-type="float">
            <text:p>7</text:p>
          </table:table-cell>
          <table:table-cell table:formula="of:=[.$A$4]*[.C13]+[.$B$4]" office:value-type="float" office:value="39467731.519697" calcext:value-type="float">
            <text:p>39,467,731.52</text:p>
          </table:table-cell>
          <table:table-cell table:style-name="ce6" table:formula="of:=[.B13]/[.D13]" office:value-type="float" office:value="1.45626776069752" calcext:value-type="float">
            <text:p>1.45627</text:p>
          </table:table-cell>
          <table:table-cell table:number-columns-repeated="3"/>
          <table:table-cell table:style-name="ce6" table:formula="of:=[.F20]/[.$H$7]" office:value-type="float" office:value="0.914327612247938" calcext:value-type="float">
            <text:p>0.91433</text:p>
          </table:table-cell>
          <table:table-cell office:value-type="float" office:value="62" calcext:value-type="float">
            <text:p>62</text:p>
          </table:table-cell>
          <table:table-cell table:style-name="ce4" table:formula="of:=[.J13]*[.$A$4]+[.$B$4]" office:value-type="float" office:value="224096337.777633" calcext:value-type="float">
            <text:p>224,096,337.78</text:p>
          </table:table-cell>
          <table:table-cell table:style-name="ce4" table:formula="of:=[.I13]*[.K13]" office:value-type="float" office:value="204897469.433731" calcext:value-type="float">
            <text:p>204,897,469.43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table:style-name="ce3" office:value-type="float" office:value="45159785" calcext:value-type="float">
            <text:p>45159785</text:p>
          </table:table-cell>
          <table:table-cell table:style-name="ce3" office:value-type="float" office:value="8" calcext:value-type="float">
            <text:p>8</text:p>
          </table:table-cell>
          <table:table-cell table:formula="of:=[.$A$4]*[.C14]+[.$B$4]" office:value-type="float" office:value="42824615.2698413" calcext:value-type="float">
            <text:p>42,824,615.27</text:p>
          </table:table-cell>
          <table:table-cell table:style-name="ce6" table:formula="of:=[.B14]/[.D14]" office:value-type="float" office:value="1.05452867971947" calcext:value-type="float">
            <text:p>1.05453</text:p>
          </table:table-cell>
          <table:table-cell table:style-name="ce7" table:formula="of:=AVERAGE([.E14];[.E26];[.E38];[.E50])" office:value-type="float" office:value="0.985909737716287" calcext:value-type="float">
            <text:p>0.98591</text:p>
          </table:table-cell>
          <table:table-cell table:style-name="ce7" table:formula="of:=MAX([.E14];[.E26];[.E38];[.E50])-MIN([.E14];[.E26];[.E38];[.E50])" office:value-type="float" office:value="0.193418925763726" calcext:value-type="float">
            <text:p>0.19342</text:p>
          </table:table-cell>
          <table:table-cell/>
          <table:table-cell table:style-name="ce6" table:formula="of:=[.F21]/[.$H$7]" office:value-type="float" office:value="0.927452087834908" calcext:value-type="float">
            <text:p>0.92745</text:p>
          </table:table-cell>
          <table:table-cell office:value-type="float" office:value="63" calcext:value-type="float">
            <text:p>63</text:p>
          </table:table-cell>
          <table:table-cell table:style-name="ce4" table:formula="of:=[.J14]*[.$A$4]+[.$B$4]" office:value-type="float" office:value="227453221.527778" calcext:value-type="float">
            <text:p>227,453,221.53</text:p>
          </table:table-cell>
          <table:table-cell table:style-name="ce4" table:formula="of:=[.I14]*[.K14]" office:value-type="float" office:value="210951965.190713" calcext:value-type="float">
            <text:p>210,951,965.19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 table:style-name="ce3" office:value-type="float" office:value="38380686" calcext:value-type="float">
            <text:p>38380686</text:p>
          </table:table-cell>
          <table:table-cell table:style-name="ce3" office:value-type="float" office:value="9" calcext:value-type="float">
            <text:p>9</text:p>
          </table:table-cell>
          <table:table-cell table:formula="of:=[.$A$4]*[.C15]+[.$B$4]" office:value-type="float" office:value="46181499.0199856" calcext:value-type="float">
            <text:p>46,181,499.02</text:p>
          </table:table-cell>
          <table:table-cell table:style-name="ce6" table:formula="of:=[.B15]/[.D15]" office:value-type="float" office:value="0.831083590062555" calcext:value-type="float">
            <text:p>0.83108</text:p>
          </table:table-cell>
          <table:table-cell table:style-name="ce7" table:formula="of:=AVERAGE([.E15];[.E27];[.E39];[.E51])" office:value-type="float" office:value="0.823677591850077" calcext:value-type="float">
            <text:p>0.82368</text:p>
          </table:table-cell>
          <table:table-cell table:style-name="ce7" table:formula="of:=MAX([.E15];[.E27];[.E39];[.E51])-MIN([.E15];[.E27];[.E39];[.E51])" office:value-type="float" office:value="0.128245919303703" calcext:value-type="float">
            <text:p>0.12825</text:p>
          </table:table-cell>
          <table:table-cell/>
          <table:table-cell table:style-name="ce6" table:formula="of:=[.F22]/[.$H$7]" office:value-type="float" office:value="0.904906168445023" calcext:value-type="float">
            <text:p>0.90491</text:p>
          </table:table-cell>
          <table:table-cell office:value-type="float" office:value="64" calcext:value-type="float">
            <text:p>64</text:p>
          </table:table-cell>
          <table:table-cell table:style-name="ce4" table:formula="of:=[.J15]*[.$A$4]+[.$B$4]" office:value-type="float" office:value="230810105.277922" calcext:value-type="float">
            <text:p>230,810,105.28</text:p>
          </table:table-cell>
          <table:table-cell table:style-name="ce4" table:formula="of:=[.I15]*[.K15]" office:value-type="float" office:value="208861488.005437" calcext:value-type="float">
            <text:p>208,861,488.01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 table:style-name="ce3" office:value-type="float" office:value="51098666" calcext:value-type="float">
            <text:p>51098666</text:p>
          </table:table-cell>
          <table:table-cell table:style-name="ce3" office:value-type="float" office:value="10" calcext:value-type="float">
            <text:p>10</text:p>
          </table:table-cell>
          <table:table-cell table:formula="of:=[.$A$4]*[.C16]+[.$B$4]" office:value-type="float" office:value="49538382.7701299" calcext:value-type="float">
            <text:p>49,538,382.77</text:p>
          </table:table-cell>
          <table:table-cell table:style-name="ce6" table:formula="of:=[.B16]/[.D16]" office:value-type="float" office:value="1.03149645068371" calcext:value-type="float">
            <text:p>1.03150</text:p>
          </table:table-cell>
          <table:table-cell table:style-name="ce7" table:formula="of:=AVERAGE([.E16];[.E28];[.E40];[.E52])" office:value-type="float" office:value="0.979833659078662" calcext:value-type="float">
            <text:p>0.97983</text:p>
          </table:table-cell>
          <table:table-cell table:style-name="ce7" table:formula="of:=MAX([.E16];[.E28];[.E40];[.E52])-MIN([.E16];[.E28];[.E40];[.E52])" office:value-type="float" office:value="0.101716016603885" calcext:value-type="float">
            <text:p>0.10172</text:p>
          </table:table-cell>
          <table:table-cell/>
          <table:table-cell table:style-name="ce6" table:formula="of:=[.F23]/[.$H$7]" office:value-type="float" office:value="1.05378664119198" calcext:value-type="float">
            <text:p>1.05379</text:p>
          </table:table-cell>
          <table:table-cell office:value-type="float" office:value="65" calcext:value-type="float">
            <text:p>65</text:p>
          </table:table-cell>
          <table:table-cell table:style-name="ce4" table:formula="of:=[.J16]*[.$A$4]+[.$B$4]" office:value-type="float" office:value="234166989.028066" calcext:value-type="float">
            <text:p>234,166,989.03</text:p>
          </table:table-cell>
          <table:table-cell table:style-name="ce4" table:formula="of:=[.I16]*[.K16]" office:value-type="float" office:value="246762044.845925" calcext:value-type="float">
            <text:p>246,762,044.85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 table:style-name="ce3" office:value-type="float" office:value="51046820" calcext:value-type="float">
            <text:p>51046820</text:p>
          </table:table-cell>
          <table:table-cell table:style-name="ce3" office:value-type="float" office:value="11" calcext:value-type="float">
            <text:p>11</text:p>
          </table:table-cell>
          <table:table-cell table:formula="of:=[.$A$4]*[.C17]+[.$B$4]" office:value-type="float" office:value="52895266.5202742" calcext:value-type="float">
            <text:p>52,895,266.52</text:p>
          </table:table-cell>
          <table:table-cell table:style-name="ce6" table:formula="of:=[.B17]/[.D17]" office:value-type="float" office:value="0.965054594827201" calcext:value-type="float">
            <text:p>0.96505</text:p>
          </table:table-cell>
          <table:table-cell table:style-name="ce7" table:formula="of:=AVERAGE([.E17];[.E29];[.E41];[.E53])" office:value-type="float" office:value="0.931720423945639" calcext:value-type="float">
            <text:p>0.93172</text:p>
          </table:table-cell>
          <table:table-cell table:style-name="ce7" table:formula="of:=MAX([.E17];[.E29];[.E41];[.E53])-MIN([.E17];[.E29];[.E41];[.E53])" office:value-type="float" office:value="0.0597809366243353" calcext:value-type="float">
            <text:p>0.05978</text:p>
          </table:table-cell>
          <table:table-cell/>
          <table:table-cell table:style-name="ce6" table:formula="of:=[.F24]/[.$H$7]" office:value-type="float" office:value="1.24244115483697" calcext:value-type="float">
            <text:p>1.24244</text:p>
          </table:table-cell>
          <table:table-cell office:value-type="float" office:value="66" calcext:value-type="float">
            <text:p>66</text:p>
          </table:table-cell>
          <table:table-cell table:style-name="ce4" table:formula="of:=[.J17]*[.$A$4]+[.$B$4]" office:value-type="float" office:value="237523872.778211" calcext:value-type="float">
            <text:p>237,523,872.78</text:p>
          </table:table-cell>
          <table:table-cell table:style-name="ce4" table:formula="of:=[.I17]*[.K17]" office:value-type="float" office:value="295109434.79591" calcext:value-type="float">
            <text:p>295,109,434.80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 table:style-name="ce3" office:value-type="float" office:value="54938808" calcext:value-type="float">
            <text:p>54938808</text:p>
          </table:table-cell>
          <table:table-cell table:style-name="ce3" office:value-type="float" office:value="12" calcext:value-type="float">
            <text:p>12</text:p>
          </table:table-cell>
          <table:table-cell table:formula="of:=[.$A$4]*[.C18]+[.$B$4]" office:value-type="float" office:value="56252150.2704185" calcext:value-type="float">
            <text:p>56,252,150.27</text:p>
          </table:table-cell>
          <table:table-cell table:style-name="ce6" table:formula="of:=[.B18]/[.D18]" office:value-type="float" office:value="0.976652585472646" calcext:value-type="float">
            <text:p>0.97665</text:p>
          </table:table-cell>
          <table:table-cell table:style-name="ce7" table:formula="of:=AVERAGE([.E18];[.E30];[.E42];[.E54])" office:value-type="float" office:value="0.981051450120873" calcext:value-type="float">
            <text:p>0.98105</text:p>
          </table:table-cell>
          <table:table-cell table:style-name="ce7" table:formula="of:=MAX([.E18];[.E30];[.E42];[.E54])-MIN([.E18];[.E30];[.E42];[.E54])" office:value-type="float" office:value="0.160998777226436" calcext:value-type="float">
            <text:p>0.16100</text:p>
          </table:table-cell>
          <table:table-cell/>
          <table:table-cell table:style-name="ce6" table:formula="of:=[.F25]/[.$H$7]" office:value-type="float" office:value="1.33618520306891" calcext:value-type="float">
            <text:p>1.33619</text:p>
          </table:table-cell>
          <table:table-cell office:value-type="float" office:value="67" calcext:value-type="float">
            <text:p>67</text:p>
          </table:table-cell>
          <table:table-cell table:style-name="ce4" table:formula="of:=[.J18]*[.$A$4]+[.$B$4]" office:value-type="float" office:value="240880756.528355" calcext:value-type="float">
            <text:p>240,880,756.53</text:p>
          </table:table-cell>
          <table:table-cell table:style-name="ce4" table:formula="of:=[.I18]*[.K18]" office:value-type="float" office:value="321861302.577232" calcext:value-type="float">
            <text:p>321,861,302.58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 table:style-name="ce3" office:value-type="float" office:value="50311454" calcext:value-type="float">
            <text:p>50311454</text:p>
          </table:table-cell>
          <table:table-cell table:style-name="ce3" office:value-type="float" office:value="13" calcext:value-type="float">
            <text:p>13</text:p>
          </table:table-cell>
          <table:table-cell table:formula="of:=[.$A$4]*[.C19]+[.$B$4]" office:value-type="float" office:value="59609034.0205628" calcext:value-type="float">
            <text:p>59,609,034.02</text:p>
          </table:table-cell>
          <table:table-cell table:style-name="ce12" table:formula="of:=[.B19]/[.D19]" office:value-type="float" office:value="0.844023977685069" calcext:value-type="float">
            <text:p>0.84402</text:p>
          </table:table-cell>
          <table:table-cell table:style-name="ce7" table:formula="of:=AVERAGE([.E7];[.E19];[.E31];[.E43];[.E55])" office:value-type="float" office:value="0.924889087566101" calcext:value-type="float">
            <text:p>0.92489</text:p>
          </table:table-cell>
          <table:table-cell table:style-name="ce13" table:formula="of:=MAX([.E7];[.E19];[.E31];[.E43];[.E55])-MIN([.E7];[.E19];[.E31];[.E43];[.E55])" office:value-type="float" office:value="0.360296104286045" calcext:value-type="float">
            <text:p>0.36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</text:p>
          </table:table-cell>
          <table:table-cell table:style-name="ce3" office:value-type="float" office:value="57459814" calcext:value-type="float">
            <text:p>57459814</text:p>
          </table:table-cell>
          <table:table-cell table:style-name="ce3" office:value-type="float" office:value="14" calcext:value-type="float">
            <text:p>14</text:p>
          </table:table-cell>
          <table:table-cell table:formula="of:=[.$A$4]*[.C20]+[.$B$4]" office:value-type="float" office:value="62965917.7707071" calcext:value-type="float">
            <text:p>62,965,917.77</text:p>
          </table:table-cell>
          <table:table-cell table:style-name="ce6" table:formula="of:=[.B20]/[.D20]" office:value-type="float" office:value="0.912554220352068" calcext:value-type="float">
            <text:p>0.91255</text:p>
          </table:table-cell>
          <table:table-cell table:style-name="ce7" table:formula="of:=AVERAGE([.E8];[.E20];[.E32];[.E44];[.E56])" office:value-type="float" office:value="0.915333019093252" calcext:value-type="float">
            <text:p>0.91533</text:p>
          </table:table-cell>
          <table:table-cell table:style-name="ce7" table:formula="of:=MAX([.E8];[.E20];[.E32];[.E44];[.E56])-MIN([.E8];[.E20];[.E32];[.E44];[.E56])" office:value-type="float" office:value="0.281588945201575" calcext:value-type="float">
            <text:p>0.28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</text:p>
          </table:table-cell>
          <table:table-cell table:style-name="ce3" office:value-type="float" office:value="57787378" calcext:value-type="float">
            <text:p>57787378</text:p>
          </table:table-cell>
          <table:table-cell table:style-name="ce3" office:value-type="float" office:value="15" calcext:value-type="float">
            <text:p>15</text:p>
          </table:table-cell>
          <table:table-cell table:formula="of:=[.$A$4]*[.C21]+[.$B$4]" office:value-type="float" office:value="66322801.5208514" calcext:value-type="float">
            <text:p>66,322,801.52</text:p>
          </table:table-cell>
          <table:table-cell table:style-name="ce6" table:formula="of:=[.B21]/[.D21]" office:value-type="float" office:value="0.871304840490372" calcext:value-type="float">
            <text:p>0.87130</text:p>
          </table:table-cell>
          <table:table-cell table:style-name="ce7" table:formula="of:=AVERAGE([.E9];[.E21];[.E33];[.E45];[.E57])" office:value-type="float" office:value="0.92847192652874" calcext:value-type="float">
            <text:p>0.92847</text:p>
          </table:table-cell>
          <table:table-cell table:style-name="ce7" table:formula="of:=MAX([.E9];[.E21];[.E33];[.E45];[.E57])-MIN([.E9];[.E21];[.E33];[.E45];[.E57])" office:value-type="float" office:value="0.14521813315786" calcext:value-type="float">
            <text:p>0.14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</text:p>
          </table:table-cell>
          <table:table-cell table:style-name="ce3" office:value-type="float" office:value="63526809" calcext:value-type="float">
            <text:p>63526809</text:p>
          </table:table-cell>
          <table:table-cell table:style-name="ce3" office:value-type="float" office:value="16" calcext:value-type="float">
            <text:p>16</text:p>
          </table:table-cell>
          <table:table-cell table:formula="of:=[.$A$4]*[.C22]+[.$B$4]" office:value-type="float" office:value="69679685.2709957" calcext:value-type="float">
            <text:p>69,679,685.27</text:p>
          </table:table-cell>
          <table:table-cell table:style-name="ce6" table:formula="of:=[.B22]/[.D22]" office:value-type="float" office:value="0.911697702894809" calcext:value-type="float">
            <text:p>0.91170</text:p>
          </table:table-cell>
          <table:table-cell table:style-name="ce7" table:formula="of:=AVERAGE([.E10];[.E22];[.E34];[.E46];[.E58])" office:value-type="float" office:value="0.90590121534499" calcext:value-type="float">
            <text:p>0.90590</text:p>
          </table:table-cell>
          <table:table-cell table:style-name="ce7" table:formula="of:=MAX([.E10];[.E22];[.E34];[.E46];[.E58])-MIN([.E10];[.E22];[.E34];[.E46];[.E58])" office:value-type="float" office:value="0.0722627803421779" calcext:value-type="float">
            <text:p>0.07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</text:p>
          </table:table-cell>
          <table:table-cell table:style-name="ce3" office:value-type="float" office:value="88386770" calcext:value-type="float">
            <text:p>88386770</text:p>
          </table:table-cell>
          <table:table-cell table:style-name="ce3" office:value-type="float" office:value="17" calcext:value-type="float">
            <text:p>17</text:p>
          </table:table-cell>
          <table:table-cell table:formula="of:=[.$A$4]*[.C23]+[.$B$4]" office:value-type="float" office:value="73036569.02114" calcext:value-type="float">
            <text:p>73,036,569.02</text:p>
          </table:table-cell>
          <table:table-cell table:style-name="ce6" table:formula="of:=[.B23]/[.D23]" office:value-type="float" office:value="1.2101714413011" calcext:value-type="float">
            <text:p>1.21017</text:p>
          </table:table-cell>
          <table:table-cell table:style-name="ce7" table:formula="of:=AVERAGE([.E11];[.E23];[.E35];[.E47];[.E59])" office:value-type="float" office:value="1.05494539904678" calcext:value-type="float">
            <text:p>1.05495</text:p>
          </table:table-cell>
          <table:table-cell table:style-name="ce7" table:formula="of:=MAX([.E11];[.E23];[.E35];[.E47];[.E59])-MIN([.E11];[.E23];[.E35];[.E47];[.E59])" office:value-type="float" office:value="0.301771974864039" calcext:value-type="float">
            <text:p>0.30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</text:p>
          </table:table-cell>
          <table:table-cell table:style-name="ce11" office:value-type="float" office:value="104616444" calcext:value-type="float">
            <text:p>104616444</text:p>
          </table:table-cell>
          <table:table-cell table:style-name="ce3" office:value-type="float" office:value="18" calcext:value-type="float">
            <text:p>18</text:p>
          </table:table-cell>
          <table:table-cell table:formula="of:=[.$A$4]*[.C24]+[.$B$4]" office:value-type="float" office:value="76393452.7712843" calcext:value-type="float">
            <text:p>76,393,452.77</text:p>
          </table:table-cell>
          <table:table-cell table:style-name="ce6" table:formula="of:=[.B24]/[.D24]" office:value-type="float" office:value="1.36944253996757" calcext:value-type="float">
            <text:p>1.36944</text:p>
          </table:table-cell>
          <table:table-cell table:style-name="ce7" table:formula="of:=AVERAGE([.E12];[.E24];[.E36];[.E48];[.E60])" office:value-type="float" office:value="1.24380735971282" calcext:value-type="float">
            <text:p>1.24381</text:p>
          </table:table-cell>
          <table:table-cell table:style-name="ce14" table:formula="of:=MAX([.E12];[.E24];[.E36];[.E48];[.E60])-MIN([.E12];[.E24];[.E36];[.E48];[.E60])" office:value-type="float" office:value="0.218194464450149" calcext:value-type="float">
            <text:p>0.21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</text:p>
          </table:table-cell>
          <table:table-cell table:style-name="ce3" office:value-type="float" office:value="98494292" calcext:value-type="float">
            <text:p>98494292</text:p>
          </table:table-cell>
          <table:table-cell table:style-name="ce3" office:value-type="float" office:value="19" calcext:value-type="float">
            <text:p>19</text:p>
          </table:table-cell>
          <table:table-cell table:formula="of:=[.$A$4]*[.C25]+[.$B$4]" office:value-type="float" office:value="79750336.5214286" calcext:value-type="float">
            <text:p>79,750,336.52</text:p>
          </table:table-cell>
          <table:table-cell table:style-name="ce6" table:formula="of:=[.B25]/[.D25]" office:value-type="float" office:value="1.23503293272669" calcext:value-type="float">
            <text:p>1.23503</text:p>
          </table:table-cell>
          <table:table-cell table:style-name="ce7" table:formula="of:=AVERAGE([.E13];[.E25];[.E37];[.E49];[.E61])" office:value-type="float" office:value="1.33765449015132" calcext:value-type="float">
            <text:p>1.33765</text:p>
          </table:table-cell>
          <table:table-cell table:style-name="ce7" table:formula="of:=MAX([.E13];[.E25];[.E37];[.E49];[.E61])-MIN([.E13];[.E25];[.E37];[.E49];[.E61])" office:value-type="float" office:value="0.225746566352219" calcext:value-type="float">
            <text:p>0.22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</text:p>
          </table:table-cell>
          <table:table-cell table:style-name="ce3" office:value-type="float" office:value="71564438" calcext:value-type="float">
            <text:p>71564438</text:p>
          </table:table-cell>
          <table:table-cell table:style-name="ce3" office:value-type="float" office:value="20" calcext:value-type="float">
            <text:p>20</text:p>
          </table:table-cell>
          <table:table-cell table:formula="of:=[.$A$4]*[.C26]+[.$B$4]" office:value-type="float" office:value="83107220.2715729" calcext:value-type="float">
            <text:p>83,107,220.27</text:p>
          </table:table-cell>
          <table:table-cell table:style-name="ce6" table:formula="of:=[.B26]/[.D26]" office:value-type="float" office:value="0.861109753955745" calcext:value-type="float">
            <text:p>0.86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2</text:p>
          </table:table-cell>
          <table:table-cell table:style-name="ce3" office:value-type="float" office:value="64261557" calcext:value-type="float">
            <text:p>64261557</text:p>
          </table:table-cell>
          <table:table-cell table:style-name="ce3" office:value-type="float" office:value="21" calcext:value-type="float">
            <text:p>21</text:p>
          </table:table-cell>
          <table:table-cell table:formula="of:=[.$A$4]*[.C27]+[.$B$4]" office:value-type="float" office:value="86464104.0217172" calcext:value-type="float">
            <text:p>86,464,104.02</text:p>
          </table:table-cell>
          <table:table-cell table:style-name="ce6" table:formula="of:=[.B27]/[.D27]" office:value-type="float" office:value="0.743216595222677" calcext:value-type="float">
            <text:p>0.74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3</text:p>
          </table:table-cell>
          <table:table-cell table:style-name="ce3" office:value-type="float" office:value="83513797" calcext:value-type="float">
            <text:p>83513797</text:p>
          </table:table-cell>
          <table:table-cell table:style-name="ce3" office:value-type="float" office:value="22" calcext:value-type="float">
            <text:p>22</text:p>
          </table:table-cell>
          <table:table-cell table:formula="of:=[.$A$4]*[.C28]+[.$B$4]" office:value-type="float" office:value="89820987.7718615" calcext:value-type="float">
            <text:p>89,820,987.77</text:p>
          </table:table-cell>
          <table:table-cell table:style-name="ce6" table:formula="of:=[.B28]/[.D28]" office:value-type="float" office:value="0.929780434079825" calcext:value-type="float">
            <text:p>0.92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4</text:p>
          </table:table-cell>
          <table:table-cell table:style-name="ce3" office:value-type="float" office:value="88050337" calcext:value-type="float">
            <text:p>88050337</text:p>
          </table:table-cell>
          <table:table-cell table:style-name="ce3" office:value-type="float" office:value="23" calcext:value-type="float">
            <text:p>23</text:p>
          </table:table-cell>
          <table:table-cell table:formula="of:=[.$A$4]*[.C29]+[.$B$4]" office:value-type="float" office:value="93177871.5220058" calcext:value-type="float">
            <text:p>93,177,871.52</text:p>
          </table:table-cell>
          <table:table-cell table:style-name="ce6" table:formula="of:=[.B29]/[.D29]" office:value-type="float" office:value="0.94497046950901" calcext:value-type="float">
            <text:p>0.94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5</text:p>
          </table:table-cell>
          <table:table-cell table:style-name="ce3" office:value-type="float" office:value="84593484" calcext:value-type="float">
            <text:p>84593484</text:p>
          </table:table-cell>
          <table:table-cell table:style-name="ce3" office:value-type="float" office:value="24" calcext:value-type="float">
            <text:p>24</text:p>
          </table:table-cell>
          <table:table-cell table:formula="of:=[.$A$4]*[.C30]+[.$B$4]" office:value-type="float" office:value="96534755.2721501" calcext:value-type="float">
            <text:p>96,534,755.27</text:p>
          </table:table-cell>
          <table:table-cell table:style-name="ce6" table:formula="of:=[.B30]/[.D30]" office:value-type="float" office:value="0.876300807533149" calcext:value-type="float">
            <text:p>0.87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6</text:p>
          </table:table-cell>
          <table:table-cell table:style-name="ce3" office:value-type="float" office:value="79623865" calcext:value-type="float">
            <text:p>79623865</text:p>
          </table:table-cell>
          <table:table-cell table:style-name="ce3" office:value-type="float" office:value="25" calcext:value-type="float">
            <text:p>25</text:p>
          </table:table-cell>
          <table:table-cell table:formula="of:=[.$A$4]*[.C31]+[.$B$4]" office:value-type="float" office:value="99891639.0222944" calcext:value-type="float">
            <text:p>99,891,639.02</text:p>
          </table:table-cell>
          <table:table-cell table:style-name="ce12" table:formula="of:=[.B31]/[.D31]" office:value-type="float" office:value="0.797102397951736" calcext:value-type="float">
            <text:p>0.797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7</text:p>
          </table:table-cell>
          <table:table-cell table:style-name="ce3" office:value-type="float" office:value="82279230" calcext:value-type="float">
            <text:p>82279230</text:p>
          </table:table-cell>
          <table:table-cell table:style-name="ce3" office:value-type="float" office:value="26" calcext:value-type="float">
            <text:p>26</text:p>
          </table:table-cell>
          <table:table-cell table:formula="of:=[.$A$4]*[.C32]+[.$B$4]" office:value-type="float" office:value="103248522.772439" calcext:value-type="float">
            <text:p>103,248,522.77</text:p>
          </table:table-cell>
          <table:table-cell table:style-name="ce6" table:formula="of:=[.B32]/[.D32]" office:value-type="float" office:value="0.796904670310341" calcext:value-type="float">
            <text:p>0.79690</text:p>
          </table:table-cell>
          <table:table-cell/>
          <table:table-cell table:style-name="ce10" office:value-type="string" calcext:value-type="string" table:number-columns-spanned="5" table:number-rows-spanned="7">
            <text:p>На первый взгляд данные за 2015-11 сильно выбиваются из общей картины, но подсчёт разброса отклонения тренда по месяцам (разница между максимумом и минимумом для отклонения тренда) говорит о том, что это нормальное поведение для ноября. Но эти же данные показывают что в 6-м месяце разброс отклонения тренда достаточно большой (0,36). Присмотревшись, видим, что в 2014-06 отклонение тренда составило 1,15, в то время как для 2015-06, 2016-06, 2017-06 и 2018-06 оно меньше единицы. Это свидетельствует либо об продолжении актиивного роста магазина, либо об успешной рекламной акции. Так как это первый месяц рассматриваемого периода, исключим его из анализа.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2016-08</text:p>
          </table:table-cell>
          <table:table-cell table:style-name="ce3" office:value-type="float" office:value="97153401" calcext:value-type="float">
            <text:p>97153401</text:p>
          </table:table-cell>
          <table:table-cell table:style-name="ce3" office:value-type="float" office:value="27" calcext:value-type="float">
            <text:p>27</text:p>
          </table:table-cell>
          <table:table-cell table:formula="of:=[.$A$4]*[.C33]+[.$B$4]" office:value-type="float" office:value="106605406.522583" calcext:value-type="float">
            <text:p>106,605,406.52</text:p>
          </table:table-cell>
          <table:table-cell table:style-name="ce6" table:formula="of:=[.B33]/[.D33]" office:value-type="float" office:value="0.911336527565507" calcext:value-type="float">
            <text:p>0.91134</text:p>
          </table:table-cell>
          <table:table-cell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2016-09</text:p>
          </table:table-cell>
          <table:table-cell table:style-name="ce3" office:value-type="float" office:value="101847046" calcext:value-type="float">
            <text:p>101847046</text:p>
          </table:table-cell>
          <table:table-cell table:style-name="ce3" office:value-type="float" office:value="28" calcext:value-type="float">
            <text:p>28</text:p>
          </table:table-cell>
          <table:table-cell table:formula="of:=[.$A$4]*[.C34]+[.$B$4]" office:value-type="float" office:value="109962290.272727" calcext:value-type="float">
            <text:p>109,962,290.27</text:p>
          </table:table-cell>
          <table:table-cell table:style-name="ce6" table:formula="of:=[.B34]/[.D34]" office:value-type="float" office:value="0.926199752182317" calcext:value-type="float">
            <text:p>0.92620</text:p>
          </table:table-cell>
          <table:table-cell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2016-10</text:p>
          </table:table-cell>
          <table:table-cell table:style-name="ce3" office:value-type="float" office:value="125281112" calcext:value-type="float">
            <text:p>125281112</text:p>
          </table:table-cell>
          <table:table-cell table:style-name="ce3" office:value-type="float" office:value="29" calcext:value-type="float">
            <text:p>29</text:p>
          </table:table-cell>
          <table:table-cell table:formula="of:=[.$A$4]*[.C35]+[.$B$4]" office:value-type="float" office:value="113319174.022872" calcext:value-type="float">
            <text:p>113,319,174.02</text:p>
          </table:table-cell>
          <table:table-cell table:style-name="ce6" table:formula="of:=[.B35]/[.D35]" office:value-type="float" office:value="1.10555969967372" calcext:value-type="float">
            <text:p>1.10556</text:p>
          </table:table-cell>
          <table:table-cell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2016-11</text:p>
          </table:table-cell>
          <table:table-cell table:style-name="ce3" office:value-type="float" office:value="151046958" calcext:value-type="float">
            <text:p>151046958</text:p>
          </table:table-cell>
          <table:table-cell table:style-name="ce3" office:value-type="float" office:value="30" calcext:value-type="float">
            <text:p>30</text:p>
          </table:table-cell>
          <table:table-cell table:formula="of:=[.$A$4]*[.C36]+[.$B$4]" office:value-type="float" office:value="116676057.773016" calcext:value-type="float">
            <text:p>116,676,057.77</text:p>
          </table:table-cell>
          <table:table-cell table:style-name="ce6" table:formula="of:=[.B36]/[.D36]" office:value-type="float" office:value="1.29458400363381" calcext:value-type="float">
            <text:p>1.29458</text:p>
          </table:table-cell>
          <table:table-cell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2016-12</text:p>
          </table:table-cell>
          <table:table-cell table:style-name="ce3" office:value-type="float" office:value="163055794" calcext:value-type="float">
            <text:p>163055794</text:p>
          </table:table-cell>
          <table:table-cell table:style-name="ce3" office:value-type="float" office:value="31" calcext:value-type="float">
            <text:p>31</text:p>
          </table:table-cell>
          <table:table-cell table:formula="of:=[.$A$4]*[.C37]+[.$B$4]" office:value-type="float" office:value="120032941.52316" calcext:value-type="float">
            <text:p>120,032,941.52</text:p>
          </table:table-cell>
          <table:table-cell table:style-name="ce6" table:formula="of:=[.B37]/[.D37]" office:value-type="float" office:value="1.35842537832449" calcext:value-type="float">
            <text:p>1.35843</text:p>
          </table:table-cell>
          <table:table-cell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2017-01</text:p>
          </table:table-cell>
          <table:table-cell table:style-name="ce3" office:value-type="float" office:value="126297386" calcext:value-type="float">
            <text:p>126297386</text:p>
          </table:table-cell>
          <table:table-cell table:style-name="ce3" office:value-type="float" office:value="32" calcext:value-type="float">
            <text:p>32</text:p>
          </table:table-cell>
          <table:table-cell table:formula="of:=[.$A$4]*[.C38]+[.$B$4]" office:value-type="float" office:value="123389825.273304" calcext:value-type="float">
            <text:p>123,389,825.27</text:p>
          </table:table-cell>
          <table:table-cell table:style-name="ce6" table:formula="of:=[.B38]/[.D38]" office:value-type="float" office:value="1.02356402337272" calcext:value-type="float">
            <text:p>1.02356</text:p>
          </table:table-cell>
          <table:table-cell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2017-02</text:p>
          </table:table-cell>
          <table:table-cell table:style-name="ce3" office:value-type="float" office:value="107601323" calcext:value-type="float">
            <text:p>107601323</text:p>
          </table:table-cell>
          <table:table-cell table:style-name="ce3" office:value-type="float" office:value="33" calcext:value-type="float">
            <text:p>33</text:p>
          </table:table-cell>
          <table:table-cell table:formula="of:=[.$A$4]*[.C39]+[.$B$4]" office:value-type="float" office:value="126746709.023449" calcext:value-type="float">
            <text:p>126,746,709.02</text:p>
          </table:table-cell>
          <table:table-cell table:style-name="ce6" table:formula="of:=[.B39]/[.D39]" office:value-type="float" office:value="0.848947667588696" calcext:value-type="float">
            <text:p>0.84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3</text:p>
          </table:table-cell>
          <table:table-cell table:style-name="ce3" office:value-type="float" office:value="129062687" calcext:value-type="float">
            <text:p>129062687</text:p>
          </table:table-cell>
          <table:table-cell table:style-name="ce3" office:value-type="float" office:value="34" calcext:value-type="float">
            <text:p>34</text:p>
          </table:table-cell>
          <table:table-cell table:formula="of:=[.$A$4]*[.C40]+[.$B$4]" office:value-type="float" office:value="130103592.773593" calcext:value-type="float">
            <text:p>130,103,592.77</text:p>
          </table:table-cell>
          <table:table-cell table:style-name="ce6" table:formula="of:=[.B40]/[.D40]" office:value-type="float" office:value="0.991999407922543" calcext:value-type="float">
            <text:p>0.99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4</text:p>
          </table:table-cell>
          <table:table-cell table:style-name="ce3" office:value-type="float" office:value="121660298" calcext:value-type="float">
            <text:p>121660298</text:p>
          </table:table-cell>
          <table:table-cell table:style-name="ce3" office:value-type="float" office:value="35" calcext:value-type="float">
            <text:p>35</text:p>
          </table:table-cell>
          <table:table-cell table:formula="of:=[.$A$4]*[.C41]+[.$B$4]" office:value-type="float" office:value="133460476.523737" calcext:value-type="float">
            <text:p>133,460,476.52</text:p>
          </table:table-cell>
          <table:table-cell table:style-name="ce6" table:formula="of:=[.B41]/[.D41]" office:value-type="float" office:value="0.911582973243479" calcext:value-type="float">
            <text:p>0.91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5</text:p>
          </table:table-cell>
          <table:table-cell table:style-name="ce3" office:value-type="float" office:value="141920591" calcext:value-type="float">
            <text:p>141920591</text:p>
          </table:table-cell>
          <table:table-cell table:style-name="ce3" office:value-type="float" office:value="36" calcext:value-type="float">
            <text:p>36</text:p>
          </table:table-cell>
          <table:table-cell table:formula="of:=[.$A$4]*[.C42]+[.$B$4]" office:value-type="float" office:value="136817360.273882" calcext:value-type="float">
            <text:p>136,817,360.27</text:p>
          </table:table-cell>
          <table:table-cell table:style-name="ce6" table:formula="of:=[.B42]/[.D42]" office:value-type="float" office:value="1.03729958475959" calcext:value-type="float">
            <text:p>1.037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6</text:p>
          </table:table-cell>
          <table:table-cell table:style-name="ce3" office:value-type="float" office:value="132665482" calcext:value-type="float">
            <text:p>132665482</text:p>
          </table:table-cell>
          <table:table-cell table:style-name="ce3" office:value-type="float" office:value="37" calcext:value-type="float">
            <text:p>37</text:p>
          </table:table-cell>
          <table:table-cell table:formula="of:=[.$A$4]*[.C43]+[.$B$4]" office:value-type="float" office:value="140174244.024026" calcext:value-type="float">
            <text:p>140,174,244.02</text:p>
          </table:table-cell>
          <table:table-cell table:style-name="ce12" table:formula="of:=[.B43]/[.D43]" office:value-type="float" office:value="0.946432655468868" calcext:value-type="float">
            <text:p>0.94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7</text:p>
          </table:table-cell>
          <table:table-cell table:style-name="ce3" office:value-type="float" office:value="132771931" calcext:value-type="float">
            <text:p>132771931</text:p>
          </table:table-cell>
          <table:table-cell table:style-name="ce3" office:value-type="float" office:value="38" calcext:value-type="float">
            <text:p>38</text:p>
          </table:table-cell>
          <table:table-cell table:formula="of:=[.$A$4]*[.C44]+[.$B$4]" office:value-type="float" office:value="143531127.77417" calcext:value-type="float">
            <text:p>143,531,127.77</text:p>
          </table:table-cell>
          <table:table-cell table:style-name="ce6" table:formula="of:=[.B44]/[.D44]" office:value-type="float" office:value="0.925039279346438" calcext:value-type="float">
            <text:p>0.92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8</text:p>
          </table:table-cell>
          <table:table-cell table:style-name="ce3" office:value-type="float" office:value="133155928" calcext:value-type="float">
            <text:p>133155928</text:p>
          </table:table-cell>
          <table:table-cell table:style-name="ce3" office:value-type="float" office:value="39" calcext:value-type="float">
            <text:p>39</text:p>
          </table:table-cell>
          <table:table-cell table:formula="of:=[.$A$4]*[.C45]+[.$B$4]" office:value-type="float" office:value="146888011.524315" calcext:value-type="float">
            <text:p>146,888,011.52</text:p>
          </table:table-cell>
          <table:table-cell table:style-name="ce6" table:formula="of:=[.B45]/[.D45]" office:value-type="float" office:value="0.906513245146344" calcext:value-type="float">
            <text:p>0.90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9</text:p>
          </table:table-cell>
          <table:table-cell table:style-name="ce3" office:value-type="float" office:value="130612944" calcext:value-type="float">
            <text:p>130612944</text:p>
          </table:table-cell>
          <table:table-cell table:style-name="ce3" office:value-type="float" office:value="40" calcext:value-type="float">
            <text:p>40</text:p>
          </table:table-cell>
          <table:table-cell table:formula="of:=[.$A$4]*[.C46]+[.$B$4]" office:value-type="float" office:value="150244895.274459" calcext:value-type="float">
            <text:p>150,244,895.27</text:p>
          </table:table-cell>
          <table:table-cell table:style-name="ce6" table:formula="of:=[.B46]/[.D46]" office:value-type="float" office:value="0.869333655305917" calcext:value-type="float">
            <text:p>0.869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10</text:p>
          </table:table-cell>
          <table:table-cell table:style-name="ce3" office:value-type="float" office:value="156167037" calcext:value-type="float">
            <text:p>156167037</text:p>
          </table:table-cell>
          <table:table-cell table:style-name="ce3" office:value-type="float" office:value="41" calcext:value-type="float">
            <text:p>41</text:p>
          </table:table-cell>
          <table:table-cell table:formula="of:=[.$A$4]*[.C47]+[.$B$4]" office:value-type="float" office:value="153601779.024603" calcext:value-type="float">
            <text:p>153,601,779.02</text:p>
          </table:table-cell>
          <table:table-cell table:style-name="ce6" table:formula="of:=[.B47]/[.D47]" office:value-type="float" office:value="1.01670070484656" calcext:value-type="float">
            <text:p>1.016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11</text:p>
          </table:table-cell>
          <table:table-cell table:style-name="ce3" office:value-type="float" office:value="193709730" calcext:value-type="float">
            <text:p>193709730</text:p>
          </table:table-cell>
          <table:table-cell table:style-name="ce3" office:value-type="float" office:value="42" calcext:value-type="float">
            <text:p>42</text:p>
          </table:table-cell>
          <table:table-cell table:formula="of:=[.$A$4]*[.C48]+[.$B$4]" office:value-type="float" office:value="156958662.774747" calcext:value-type="float">
            <text:p>156,958,662.77</text:p>
          </table:table-cell>
          <table:table-cell table:style-name="ce6" table:formula="of:=[.B48]/[.D48]" office:value-type="float" office:value="1.23414487977637" calcext:value-type="float">
            <text:p>1.23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12</text:p>
          </table:table-cell>
          <table:table-cell table:style-name="ce3" office:value-type="float" office:value="225728327" calcext:value-type="float">
            <text:p>225728327</text:p>
          </table:table-cell>
          <table:table-cell table:style-name="ce3" office:value-type="float" office:value="43" calcext:value-type="float">
            <text:p>43</text:p>
          </table:table-cell>
          <table:table-cell table:formula="of:=[.$A$4]*[.C49]+[.$B$4]" office:value-type="float" office:value="160315546.524892" calcext:value-type="float">
            <text:p>160,315,546.52</text:p>
          </table:table-cell>
          <table:table-cell table:style-name="ce6" table:formula="of:=[.B49]/[.D49]" office:value-type="float" office:value="1.40802518466262" calcext:value-type="float">
            <text:p>1.40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1</text:p>
          </table:table-cell>
          <table:table-cell table:style-name="ce3" office:value-type="float" office:value="164398562" calcext:value-type="float">
            <text:p>164398562</text:p>
          </table:table-cell>
          <table:table-cell table:style-name="ce3" office:value-type="float" office:value="44" calcext:value-type="float">
            <text:p>44</text:p>
          </table:table-cell>
          <table:table-cell table:formula="of:=[.$A$4]*[.C50]+[.$B$4]" office:value-type="float" office:value="163672430.275036" calcext:value-type="float">
            <text:p>163,672,430.28</text:p>
          </table:table-cell>
          <table:table-cell table:style-name="ce6" table:formula="of:=[.B50]/[.D50]" office:value-type="float" office:value="1.00443649381722" calcext:value-type="float">
            <text:p>1.00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2</text:p>
          </table:table-cell>
          <table:table-cell table:style-name="ce3" office:value-type="float" office:value="145559786" calcext:value-type="float">
            <text:p>145559786</text:p>
          </table:table-cell>
          <table:table-cell table:style-name="ce3" office:value-type="float" office:value="45" calcext:value-type="float">
            <text:p>45</text:p>
          </table:table-cell>
          <table:table-cell table:formula="of:=[.$A$4]*[.C51]+[.$B$4]" office:value-type="float" office:value="167029314.02518" calcext:value-type="float">
            <text:p>167,029,314.03</text:p>
          </table:table-cell>
          <table:table-cell table:style-name="ce6" table:formula="of:=[.B51]/[.D51]" office:value-type="float" office:value="0.87146251452638" calcext:value-type="float">
            <text:p>0.87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3</text:p>
          </table:table-cell>
          <table:table-cell table:style-name="ce3" office:value-type="float" office:value="164603008" calcext:value-type="float">
            <text:p>164603008</text:p>
          </table:table-cell>
          <table:table-cell table:style-name="ce3" office:value-type="float" office:value="46" calcext:value-type="float">
            <text:p>46</text:p>
          </table:table-cell>
          <table:table-cell table:formula="of:=[.$A$4]*[.C52]+[.$B$4]" office:value-type="float" office:value="170386197.775325" calcext:value-type="float">
            <text:p>170,386,197.78</text:p>
          </table:table-cell>
          <table:table-cell table:style-name="ce6" table:formula="of:=[.B52]/[.D52]" office:value-type="float" office:value="0.96605834362857" calcext:value-type="float">
            <text:p>0.96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4</text:p>
          </table:table-cell>
          <table:table-cell table:style-name="ce3" office:value-type="float" office:value="157285035" calcext:value-type="float">
            <text:p>157285035</text:p>
          </table:table-cell>
          <table:table-cell table:style-name="ce3" office:value-type="float" office:value="47" calcext:value-type="float">
            <text:p>47</text:p>
          </table:table-cell>
          <table:table-cell table:formula="of:=[.$A$4]*[.C53]+[.$B$4]" office:value-type="float" office:value="173743081.525469" calcext:value-type="float">
            <text:p>173,743,081.53</text:p>
          </table:table-cell>
          <table:table-cell table:style-name="ce6" table:formula="of:=[.B53]/[.D53]" office:value-type="float" office:value="0.905273658202866" calcext:value-type="float">
            <text:p>0.90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5</text:p>
          </table:table-cell>
          <table:table-cell table:style-name="ce3" office:value-type="float" office:value="183113009" calcext:value-type="float">
            <text:p>183113009</text:p>
          </table:table-cell>
          <table:table-cell table:style-name="ce3" office:value-type="float" office:value="48" calcext:value-type="float">
            <text:p>48</text:p>
          </table:table-cell>
          <table:table-cell table:formula="of:=[.$A$4]*[.C54]+[.$B$4]" office:value-type="float" office:value="177099965.275613" calcext:value-type="float">
            <text:p>177,099,965.28</text:p>
          </table:table-cell>
          <table:table-cell table:style-name="ce6" table:formula="of:=[.B54]/[.D54]" office:value-type="float" office:value="1.03395282271811" calcext:value-type="float">
            <text:p>1.03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6</text:p>
          </table:table-cell>
          <table:table-cell table:style-name="ce3" office:value-type="float" office:value="158709616" calcext:value-type="float">
            <text:p>158709616</text:p>
          </table:table-cell>
          <table:table-cell table:style-name="ce3" office:value-type="float" office:value="49" calcext:value-type="float">
            <text:p>49</text:p>
          </table:table-cell>
          <table:table-cell table:formula="of:=[.$A$4]*[.C55]+[.$B$4]" office:value-type="float" office:value="180456849.025758" calcext:value-type="float">
            <text:p>180,456,849.03</text:p>
          </table:table-cell>
          <table:table-cell table:style-name="ce12" table:formula="of:=[.B55]/[.D55]" office:value-type="float" office:value="0.879487904487053" calcext:value-type="float">
            <text:p>0.87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7</text:p>
          </table:table-cell>
          <table:table-cell table:style-name="ce3" office:value-type="float" office:value="158755015" calcext:value-type="float">
            <text:p>158755015</text:p>
          </table:table-cell>
          <table:table-cell table:style-name="ce3" office:value-type="float" office:value="50" calcext:value-type="float">
            <text:p>50</text:p>
          </table:table-cell>
          <table:table-cell table:formula="of:=[.$A$4]*[.C56]+[.$B$4]" office:value-type="float" office:value="183813732.775902" calcext:value-type="float">
            <text:p>183,813,732.78</text:p>
          </table:table-cell>
          <table:table-cell table:style-name="ce6" table:formula="of:=[.B56]/[.D56]" office:value-type="float" office:value="0.863673309945496" calcext:value-type="float">
            <text:p>0.86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8</text:p>
          </table:table-cell>
          <table:table-cell table:style-name="ce3" office:value-type="float" office:value="175319356" calcext:value-type="float">
            <text:p>175319356</text:p>
          </table:table-cell>
          <table:table-cell table:style-name="ce3" office:value-type="float" office:value="51" calcext:value-type="float">
            <text:p>51</text:p>
          </table:table-cell>
          <table:table-cell table:formula="of:=[.$A$4]*[.C57]+[.$B$4]" office:value-type="float" office:value="187170616.526046" calcext:value-type="float">
            <text:p>187,170,616.53</text:p>
          </table:table-cell>
          <table:table-cell table:style-name="ce6" table:formula="of:=[.B57]/[.D57]" office:value-type="float" office:value="0.936682045793246" calcext:value-type="float">
            <text:p>0.93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9</text:p>
          </table:table-cell>
          <table:table-cell table:style-name="ce3" office:value-type="float" office:value="167793479" calcext:value-type="float">
            <text:p>167793479</text:p>
          </table:table-cell>
          <table:table-cell table:style-name="ce3" office:value-type="float" office:value="52" calcext:value-type="float">
            <text:p>52</text:p>
          </table:table-cell>
          <table:table-cell table:formula="of:=[.$A$4]*[.C58]+[.$B$4]" office:value-type="float" office:value="190527500.27619" calcext:value-type="float">
            <text:p>190,527,500.28</text:p>
          </table:table-cell>
          <table:table-cell table:style-name="ce6" table:formula="of:=[.B58]/[.D58]" office:value-type="float" office:value="0.880678530693811" calcext:value-type="float">
            <text:p>0.88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10</text:p>
          </table:table-cell>
          <table:table-cell table:style-name="ce3" office:value-type="float" office:value="176124471" calcext:value-type="float">
            <text:p>176124471</text:p>
          </table:table-cell>
          <table:table-cell table:style-name="ce3" office:value-type="float" office:value="53" calcext:value-type="float">
            <text:p>53</text:p>
          </table:table-cell>
          <table:table-cell table:formula="of:=[.$A$4]*[.C59]+[.$B$4]" office:value-type="float" office:value="193884384.026335" calcext:value-type="float">
            <text:p>193,884,384.03</text:p>
          </table:table-cell>
          <table:table-cell table:style-name="ce6" table:formula="of:=[.B59]/[.D59]" office:value-type="float" office:value="0.908399466437057" calcext:value-type="float">
            <text:p>0.908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11</text:p>
          </table:table-cell>
          <table:table-cell table:style-name="ce3" office:value-type="float" office:value="230696799" calcext:value-type="float">
            <text:p>230696799</text:p>
          </table:table-cell>
          <table:table-cell table:style-name="ce3" office:value-type="float" office:value="54" calcext:value-type="float">
            <text:p>54</text:p>
          </table:table-cell>
          <table:table-cell table:formula="of:=[.$A$4]*[.C60]+[.$B$4]" office:value-type="float" office:value="197241267.776479" calcext:value-type="float">
            <text:p>197,241,267.78</text:p>
          </table:table-cell>
          <table:table-cell table:style-name="ce6" table:formula="of:=[.B60]/[.D60]" office:value-type="float" office:value="1.16961729966892" calcext:value-type="float">
            <text:p>1.16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12</text:p>
          </table:table-cell>
          <table:table-cell table:style-name="ce3" office:value-type="float" office:value="246840277" calcext:value-type="float">
            <text:p>246840277</text:p>
          </table:table-cell>
          <table:table-cell table:style-name="ce3" office:value-type="float" office:value="55" calcext:value-type="float">
            <text:p>55</text:p>
          </table:table-cell>
          <table:table-cell table:formula="of:=[.$A$4]*[.C61]+[.$B$4]" office:value-type="float" office:value="200598151.526623" calcext:value-type="float">
            <text:p>200,598,151.53</text:p>
          </table:table-cell>
          <table:table-cell table:style-name="ce6" table:formula="of:=[.B61]/[.D61]" office:value-type="float" office:value="1.2305211943453" calcext:value-type="float">
            <text:p>1.23052</text:p>
          </table:table-cell>
          <table:table-cell table:number-columns-repeated="7"/>
        </table:table-row>
        <table:table-row table:style-name="ro1" table:number-rows-repeated="104851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ТО 07.14-12.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расчет коэффициентов</text:p>
          </table:table-cell>
          <table:covered-table-cell table:style-name="ce20"/>
          <table:table-cell table:number-columns-repeated="11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matrix-columns-spanned="2" table:number-matrix-rows-spanned="1" table:formula="of:=LINEST([.B7:.B60];[.C7:.C60];1;0)" office:value-type="float" office:value="3363261.00587002" calcext:value-type="float">
            <text:p>3363261.00587002</text:p>
          </table:table-cell>
          <table:table-cell office:value-type="float" office:value="19094722.0607966" calcext:value-type="float">
            <text:p>19094722.0607966</text:p>
          </table:table-cell>
          <table:table-cell table:number-columns-repeated="11"/>
        </table:table-row>
        <table:table-row table:style-name="ro1">
          <table:table-cell table:formula="of:=[.A3]" office:value-type="float" office:value="3363261.00587002" calcext:value-type="float">
            <text:p>3363261.00587002</text:p>
          </table:table-cell>
          <table:table-cell table:formula="of:=[.B3]" office:value-type="float" office:value="19094722.0607966" calcext:value-type="float">
            <text:p>19094722.060796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5" office:value-type="string" calcext:value-type="string">
            <text:p>year_month</text:p>
          </table:table-cell>
          <table:table-cell table:style-name="ce15" office:value-type="string" calcext:value-type="string">
            <text:p>sum_price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тренд</text:p>
          </table:table-cell>
          <table:table-cell table:style-name="ce15" office:value-type="string" calcext:value-type="string">
            <text:p>отклонение </text:p>
            <text:p>тренда </text:p>
          </table:table-cell>
          <table:table-cell table:style-name="ce15" office:value-type="string" calcext:value-type="string">
            <text:p>среднее отклонение</text:p>
            <text:p>тренда по месяцам </text:p>
          </table:table-cell>
          <table:table-cell table:style-name="ce15" office:value-type="string" calcext:value-type="string">
            <text:p>разброс отклонения</text:p>
            <text:p>тренда по месяцам</text:p>
          </table:table-cell>
          <table:table-cell table:style-name="ce15" office:value-type="string" calcext:value-type="string">
            <text:p>индекс </text:p>
            <text:p>сезонности </text:p>
          </table:table-cell>
          <table:table-cell table:style-name="ce15" office:value-type="string" calcext:value-type="string">
            <text:p>коэффицииент сезонности,</text:p>
            <text:p>очищенный от роста </text:p>
          </table:table-cell>
          <table:table-cell table:style-name="ce15" office:value-type="string" calcext:value-type="string">
            <text:p>коэффициенты месяца </text:p>
            <text:p>для прогноза </text:p>
          </table:table-cell>
          <table:table-cell table:style-name="ce15" office:value-type="string" calcext:value-type="string">
            <text:p>тренд</text:p>
          </table:table-cell>
          <table:table-cell table:style-name="ce15" office:value-type="string" calcext:value-type="string">
            <text:p>прогноз с учетом</text:p>
            <text:p>коэффициента сезонности </text:p>
          </table:table-cell>
          <table:table-cell table:style-name="ce15" office:value-type="string" calcext:value-type="string">
            <text:p>year_month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table:style-name="ce3" office:value-type="float" office:value="24463808" calcext:value-type="float">
            <text:p>24463808</text:p>
          </table:table-cell>
          <table:table-cell table:style-name="ce3" office:value-type="float" office:value="1" calcext:value-type="float">
            <text:p>1</text:p>
          </table:table-cell>
          <table:table-cell table:formula="of:=[.$A$4]*[.C7]+[.$B$4]" office:value-type="float" office:value="22457983.0666667" calcext:value-type="float">
            <text:p>22,457,983.07</text:p>
          </table:table-cell>
          <table:table-cell table:style-name="ce6" table:formula="of:=[.B7]/[.D7]" office:value-type="float" office:value="1.08931456254905" calcext:value-type="float">
            <text:p>1.08931</text:p>
          </table:table-cell>
          <table:table-cell table:number-columns-repeated="2"/>
          <table:table-cell table:style-name="ce6" table:formula="of:=AVERAGE([.F13:.F24])" office:value-type="float" office:value="0.997713973283711" calcext:value-type="float">
            <text:p>0.99771</text:p>
          </table:table-cell>
          <table:table-cell table:style-name="ce6" table:formula="of:=[.F13]/[.$H$7]" office:value-type="float" office:value="0.989620747567255" calcext:value-type="float">
            <text:p>0.98962</text:p>
          </table:table-cell>
          <table:table-cell office:value-type="float" office:value="55" calcext:value-type="float">
            <text:p>55</text:p>
          </table:table-cell>
          <table:table-cell table:style-name="ce4" table:formula="of:=[.J7]*[.$A$4]+[.$B$4]" office:value-type="float" office:value="204074077.383648" calcext:value-type="float">
            <text:p>204,074,077.38</text:p>
          </table:table-cell>
          <table:table-cell table:style-name="ce17" table:formula="of:=[.I7]*[.K7]" office:value-type="float" office:value="201955941.019503" calcext:value-type="float">
            <text:p>201,955,941.02</text:p>
          </table:table-cell>
          <table:table-cell table:style-name="ce18" office:value-type="string" calcext:value-type="string">
            <text:p>2019-01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table:style-name="ce3" office:value-type="float" office:value="26470458" calcext:value-type="float">
            <text:p>26470458</text:p>
          </table:table-cell>
          <table:table-cell table:style-name="ce3" office:value-type="float" office:value="2" calcext:value-type="float">
            <text:p>2</text:p>
          </table:table-cell>
          <table:table-cell table:formula="of:=[.$A$4]*[.C8]+[.$B$4]" office:value-type="float" office:value="25821244.0725367" calcext:value-type="float">
            <text:p>25,821,244.07</text:p>
          </table:table-cell>
          <table:table-cell table:style-name="ce6" table:formula="of:=[.B8]/[.D8]" office:value-type="float" office:value="1.0251426277386" calcext:value-type="float">
            <text:p>1.02514</text:p>
          </table:table-cell>
          <table:table-cell table:number-columns-repeated="3"/>
          <table:table-cell table:style-name="ce6" table:formula="of:=[.F14]/[.$H$7]" office:value-type="float" office:value="0.826589947624346" calcext:value-type="float">
            <text:p>0.82659</text:p>
          </table:table-cell>
          <table:table-cell office:value-type="float" office:value="56" calcext:value-type="float">
            <text:p>56</text:p>
          </table:table-cell>
          <table:table-cell table:style-name="ce4" table:formula="of:=[.J8]*[.$A$4]+[.$B$4]" office:value-type="float" office:value="207437338.389518" calcext:value-type="float">
            <text:p>207,437,338.39</text:p>
          </table:table-cell>
          <table:table-cell table:style-name="ce17" table:formula="of:=[.I8]*[.K8]" office:value-type="float" office:value="171465618.674725" calcext:value-type="float">
            <text:p>171,465,618.67</text:p>
          </table:table-cell>
          <table:table-cell table:style-name="ce18" office:value-type="string" calcext:value-type="string">
            <text:p>2019-02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table:style-name="ce3" office:value-type="float" office:value="27680186" calcext:value-type="float">
            <text:p>27680186</text:p>
          </table:table-cell>
          <table:table-cell table:style-name="ce3" office:value-type="float" office:value="3" calcext:value-type="float">
            <text:p>3</text:p>
          </table:table-cell>
          <table:table-cell table:formula="of:=[.$A$4]*[.C9]+[.$B$4]" office:value-type="float" office:value="29184505.0784067" calcext:value-type="float">
            <text:p>29,184,505.08</text:p>
          </table:table-cell>
          <table:table-cell table:style-name="ce6" table:formula="of:=[.B9]/[.D9]" office:value-type="float" office:value="0.948454871022646" calcext:value-type="float">
            <text:p>0.94845</text:p>
          </table:table-cell>
          <table:table-cell table:number-columns-repeated="3"/>
          <table:table-cell table:style-name="ce6" table:formula="of:=[.F15]/[.$H$7]" office:value-type="float" office:value="0.983207428364805" calcext:value-type="float">
            <text:p>0.98321</text:p>
          </table:table-cell>
          <table:table-cell office:value-type="float" office:value="57" calcext:value-type="float">
            <text:p>57</text:p>
          </table:table-cell>
          <table:table-cell table:style-name="ce4" table:formula="of:=[.J9]*[.$A$4]+[.$B$4]" office:value-type="float" office:value="210800599.395388" calcext:value-type="float">
            <text:p>210,800,599.40</text:p>
          </table:table-cell>
          <table:table-cell table:style-name="ce17" table:formula="of:=[.I9]*[.K9]" office:value-type="float" office:value="207260715.229299" calcext:value-type="float">
            <text:p>207,260,715.23</text:p>
          </table:table-cell>
          <table:table-cell table:style-name="ce18" office:value-type="string" calcext:value-type="string">
            <text:p>2019-03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table:style-name="ce3" office:value-type="float" office:value="33864182" calcext:value-type="float">
            <text:p>33864182</text:p>
          </table:table-cell>
          <table:table-cell table:style-name="ce3" office:value-type="float" office:value="4" calcext:value-type="float">
            <text:p>4</text:p>
          </table:table-cell>
          <table:table-cell table:formula="of:=[.$A$4]*[.C10]+[.$B$4]" office:value-type="float" office:value="32547766.0842767" calcext:value-type="float">
            <text:p>32,547,766.08</text:p>
          </table:table-cell>
          <table:table-cell table:style-name="ce6" table:formula="of:=[.B10]/[.D10]" office:value-type="float" office:value="1.04044566107286" calcext:value-type="float">
            <text:p>1.04045</text:p>
          </table:table-cell>
          <table:table-cell table:number-columns-repeated="3"/>
          <table:table-cell table:style-name="ce6" table:formula="of:=[.F16]/[.$H$7]" office:value-type="float" office:value="0.934802943831354" calcext:value-type="float">
            <text:p>0.93480</text:p>
          </table:table-cell>
          <table:table-cell office:value-type="float" office:value="58" calcext:value-type="float">
            <text:p>58</text:p>
          </table:table-cell>
          <table:table-cell table:style-name="ce4" table:formula="of:=[.J10]*[.$A$4]+[.$B$4]" office:value-type="float" office:value="214163860.401258" calcext:value-type="float">
            <text:p>214,163,860.40</text:p>
          </table:table-cell>
          <table:table-cell table:style-name="ce17" table:formula="of:=[.I10]*[.K10]" office:value-type="float" office:value="200201007.165383" calcext:value-type="float">
            <text:p>200,201,007.17</text:p>
          </table:table-cell>
          <table:table-cell table:style-name="ce18" office:value-type="string" calcext:value-type="string">
            <text:p>2019-04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table:style-name="ce3" office:value-type="float" office:value="41572544" calcext:value-type="float">
            <text:p>41572544</text:p>
          </table:table-cell>
          <table:table-cell table:style-name="ce3" office:value-type="float" office:value="5" calcext:value-type="float">
            <text:p>5</text:p>
          </table:table-cell>
          <table:table-cell table:formula="of:=[.$A$4]*[.C11]+[.$B$4]" office:value-type="float" office:value="35911027.0901467" calcext:value-type="float">
            <text:p>35,911,027.09</text:p>
          </table:table-cell>
          <table:table-cell table:style-name="ce6" table:formula="of:=[.B11]/[.D11]" office:value-type="float" office:value="1.15765399568331" calcext:value-type="float">
            <text:p>1.15765</text:p>
          </table:table-cell>
          <table:table-cell table:number-columns-repeated="3"/>
          <table:table-cell table:style-name="ce6" table:formula="of:=[.F17]/[.$H$7]" office:value-type="float" office:value="0.984114429769151" calcext:value-type="float">
            <text:p>0.98411</text:p>
          </table:table-cell>
          <table:table-cell office:value-type="float" office:value="59" calcext:value-type="float">
            <text:p>59</text:p>
          </table:table-cell>
          <table:table-cell table:style-name="ce4" table:formula="of:=[.J11]*[.$A$4]+[.$B$4]" office:value-type="float" office:value="217527121.407128" calcext:value-type="float">
            <text:p>217,527,121.41</text:p>
          </table:table-cell>
          <table:table-cell table:style-name="ce17" table:formula="of:=[.I11]*[.K11]" office:value-type="float" office:value="214071579.0429" calcext:value-type="float">
            <text:p>214,071,579.04</text:p>
          </table:table-cell>
          <table:table-cell table:style-name="ce18" office:value-type="string" calcext:value-type="string">
            <text:p>2019-05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table:style-name="ce3" office:value-type="float" office:value="57475585" calcext:value-type="float">
            <text:p>57475585</text:p>
          </table:table-cell>
          <table:table-cell table:style-name="ce3" office:value-type="float" office:value="6" calcext:value-type="float">
            <text:p>6</text:p>
          </table:table-cell>
          <table:table-cell table:formula="of:=[.$A$4]*[.C12]+[.$B$4]" office:value-type="float" office:value="39274288.0960168" calcext:value-type="float">
            <text:p>39,274,288.10</text:p>
          </table:table-cell>
          <table:table-cell table:style-name="ce6" table:formula="of:=[.B12]/[.D12]" office:value-type="float" office:value="1.463440530341" calcext:value-type="float">
            <text:p>1.46344</text:p>
          </table:table-cell>
          <table:table-cell table:number-columns-repeated="3"/>
          <table:table-cell table:style-name="ce6" table:formula="of:=[.F18]/[.$H$7]" office:value-type="float" office:value="0.86936988443623" calcext:value-type="float">
            <text:p>0.86937</text:p>
          </table:table-cell>
          <table:table-cell office:value-type="float" office:value="60" calcext:value-type="float">
            <text:p>60</text:p>
          </table:table-cell>
          <table:table-cell table:style-name="ce4" table:formula="of:=[.J12]*[.$A$4]+[.$B$4]" office:value-type="float" office:value="220890382.412998" calcext:value-type="float">
            <text:p>220,890,382.41</text:p>
          </table:table-cell>
          <table:table-cell table:style-name="ce17" table:formula="of:=[.I12]*[.K12]" office:value-type="float" office:value="192035446.231463" calcext:value-type="float">
            <text:p>192,035,446.23</text:p>
          </table:table-cell>
          <table:table-cell table:style-name="ce18" office:value-type="string" calcext:value-type="string">
            <text:p>2019-06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table:style-name="ce3" office:value-type="float" office:value="45159785" calcext:value-type="float">
            <text:p>45159785</text:p>
          </table:table-cell>
          <table:table-cell table:style-name="ce3" office:value-type="float" office:value="7" calcext:value-type="float">
            <text:p>7</text:p>
          </table:table-cell>
          <table:table-cell table:formula="of:=[.$A$4]*[.C13]+[.$B$4]" office:value-type="float" office:value="42637549.1018868" calcext:value-type="float">
            <text:p>42,637,549.10</text:p>
          </table:table-cell>
          <table:table-cell table:style-name="ce6" table:formula="of:=[.B13]/[.D13]" office:value-type="float" office:value="1.05915527396019" calcext:value-type="float">
            <text:p>1.05916</text:p>
          </table:table-cell>
          <table:table-cell table:style-name="ce7" table:formula="of:=AVERAGE([.E13];[.E25];[.E37];[.E49])" office:value-type="float" office:value="0.987358448099323" calcext:value-type="float">
            <text:p>0.98736</text:p>
          </table:table-cell>
          <table:table-cell table:style-name="ce7" table:formula="of:=MAX([.E13];[.E25];[.E37];[.E49])-MIN([.E13];[.E25];[.E37];[.E49])" office:value-type="float" office:value="0.196898651295848" calcext:value-type="float">
            <text:p>0.19690</text:p>
          </table:table-cell>
          <table:table-cell/>
          <table:table-cell table:style-name="ce6" table:formula="of:=[.F19]/[.$H$7]" office:value-type="float" office:value="0.920063124217512" calcext:value-type="float">
            <text:p>0.92006</text:p>
          </table:table-cell>
          <table:table-cell office:value-type="float" office:value="61" calcext:value-type="float">
            <text:p>61</text:p>
          </table:table-cell>
          <table:table-cell table:style-name="ce4" table:formula="of:=[.J13]*[.$A$4]+[.$B$4]" office:value-type="float" office:value="224253643.418868" calcext:value-type="float">
            <text:p>224,253,643.42</text:p>
          </table:table-cell>
          <table:table-cell table:style-name="ce17" table:formula="of:=[.I13]*[.K13]" office:value-type="float" office:value="206327507.781123" calcext:value-type="float">
            <text:p>206,327,507.78</text:p>
          </table:table-cell>
          <table:table-cell table:style-name="ce18" office:value-type="string" calcext:value-type="string">
            <text:p>2019-07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 table:style-name="ce3" office:value-type="float" office:value="38380686" calcext:value-type="float">
            <text:p>38380686</text:p>
          </table:table-cell>
          <table:table-cell table:style-name="ce3" office:value-type="float" office:value="8" calcext:value-type="float">
            <text:p>8</text:p>
          </table:table-cell>
          <table:table-cell table:formula="of:=[.$A$4]*[.C14]+[.$B$4]" office:value-type="float" office:value="46000810.1077568" calcext:value-type="float">
            <text:p>46,000,810.11</text:p>
          </table:table-cell>
          <table:table-cell table:style-name="ce6" table:formula="of:=[.B14]/[.D14]" office:value-type="float" office:value="0.834348045395142" calcext:value-type="float">
            <text:p>0.83435</text:p>
          </table:table-cell>
          <table:table-cell table:style-name="ce7" table:formula="of:=AVERAGE([.E14];[.E26];[.E38];[.E50])" office:value-type="float" office:value="0.824700340920661" calcext:value-type="float">
            <text:p>0.82470</text:p>
          </table:table-cell>
          <table:table-cell table:style-name="ce7" table:formula="of:=MAX([.E14];[.E26];[.E38];[.E50])-MIN([.E14];[.E26];[.E38];[.E50])" office:value-type="float" office:value="0.127094481830602" calcext:value-type="float">
            <text:p>0.12709</text:p>
          </table:table-cell>
          <table:table-cell/>
          <table:table-cell table:style-name="ce6" table:formula="of:=[.F20]/[.$H$7]" office:value-type="float" office:value="0.932715521323725" calcext:value-type="float">
            <text:p>0.93272</text:p>
          </table:table-cell>
          <table:table-cell office:value-type="float" office:value="62" calcext:value-type="float">
            <text:p>62</text:p>
          </table:table-cell>
          <table:table-cell table:style-name="ce4" table:formula="of:=[.J14]*[.$A$4]+[.$B$4]" office:value-type="float" office:value="227616904.424738" calcext:value-type="float">
            <text:p>227,616,904.42</text:p>
          </table:table-cell>
          <table:table-cell table:style-name="ce17" table:formula="of:=[.I14]*[.K14]" office:value-type="float" office:value="212301819.672612" calcext:value-type="float">
            <text:p>212,301,819.67</text:p>
          </table:table-cell>
          <table:table-cell table:style-name="ce18" office:value-type="string" calcext:value-type="string">
            <text:p>2019-08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 table:style-name="ce3" office:value-type="float" office:value="51098666" calcext:value-type="float">
            <text:p>51098666</text:p>
          </table:table-cell>
          <table:table-cell table:style-name="ce3" office:value-type="float" office:value="9" calcext:value-type="float">
            <text:p>9</text:p>
          </table:table-cell>
          <table:table-cell table:formula="of:=[.$A$4]*[.C15]+[.$B$4]" office:value-type="float" office:value="49364071.1136268" calcext:value-type="float">
            <text:p>49,364,071.11</text:p>
          </table:table-cell>
          <table:table-cell table:style-name="ce6" table:formula="of:=[.B15]/[.D15]" office:value-type="float" office:value="1.03513881345768" calcext:value-type="float">
            <text:p>1.03514</text:p>
          </table:table-cell>
          <table:table-cell table:style-name="ce7" table:formula="of:=AVERAGE([.E15];[.E27];[.E39];[.E51])" office:value-type="float" office:value="0.980959789915909" calcext:value-type="float">
            <text:p>0.98096</text:p>
          </table:table-cell>
          <table:table-cell table:style-name="ce7" table:formula="of:=MAX([.E15];[.E27];[.E39];[.E51])-MIN([.E15];[.E27];[.E39];[.E51])" office:value-type="float" office:value="0.104345060712675" calcext:value-type="float">
            <text:p>0.10435</text:p>
          </table:table-cell>
          <table:table-cell/>
          <table:table-cell table:style-name="ce6" table:formula="of:=[.F21]/[.$H$7]" office:value-type="float" office:value="0.909703438482033" calcext:value-type="float">
            <text:p>0.90970</text:p>
          </table:table-cell>
          <table:table-cell office:value-type="float" office:value="63" calcext:value-type="float">
            <text:p>63</text:p>
          </table:table-cell>
          <table:table-cell table:style-name="ce4" table:formula="of:=[.J15]*[.$A$4]+[.$B$4]" office:value-type="float" office:value="230980165.430608" calcext:value-type="float">
            <text:p>230,980,165.43</text:p>
          </table:table-cell>
          <table:table-cell table:style-name="ce17" table:formula="of:=[.I15]*[.K15]" office:value-type="float" office:value="210123450.713373" calcext:value-type="float">
            <text:p>210,123,450.71</text:p>
          </table:table-cell>
          <table:table-cell table:style-name="ce18" office:value-type="string" calcext:value-type="string">
            <text:p>2019-09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 table:style-name="ce3" office:value-type="float" office:value="51046820" calcext:value-type="float">
            <text:p>51046820</text:p>
          </table:table-cell>
          <table:table-cell table:style-name="ce3" office:value-type="float" office:value="10" calcext:value-type="float">
            <text:p>10</text:p>
          </table:table-cell>
          <table:table-cell table:formula="of:=[.$A$4]*[.C16]+[.$B$4]" office:value-type="float" office:value="52727332.1194968" calcext:value-type="float">
            <text:p>52,727,332.12</text:p>
          </table:table-cell>
          <table:table-cell table:style-name="ce6" table:formula="of:=[.B16]/[.D16]" office:value-type="float" office:value="0.968128254323806" calcext:value-type="float">
            <text:p>0.96813</text:p>
          </table:table-cell>
          <table:table-cell table:style-name="ce7" table:formula="of:=AVERAGE([.E16];[.E28];[.E40];[.E52])" office:value-type="float" office:value="0.93266595932729" calcext:value-type="float">
            <text:p>0.93267</text:p>
          </table:table-cell>
          <table:table-cell table:style-name="ce7" table:formula="of:=MAX([.E16];[.E28];[.E40];[.E52])-MIN([.E16];[.E28];[.E40];[.E52])" office:value-type="float" office:value="0.063175687667358" calcext:value-type="float">
            <text:p>0.06318</text:p>
          </table:table-cell>
          <table:table-cell/>
          <table:table-cell table:style-name="ce6" table:formula="of:=[.F22]/[.$H$7]" office:value-type="float" office:value="1.05908619280885" calcext:value-type="float">
            <text:p>1.05909</text:p>
          </table:table-cell>
          <table:table-cell office:value-type="float" office:value="64" calcext:value-type="float">
            <text:p>64</text:p>
          </table:table-cell>
          <table:table-cell table:style-name="ce4" table:formula="of:=[.J16]*[.$A$4]+[.$B$4]" office:value-type="float" office:value="234343426.436478" calcext:value-type="float">
            <text:p>234,343,426.44</text:p>
          </table:table-cell>
          <table:table-cell table:style-name="ce17" table:formula="of:=[.I16]*[.K16]" office:value-type="float" office:value="248189887.314389" calcext:value-type="float">
            <text:p>248,189,887.31</text:p>
          </table:table-cell>
          <table:table-cell table:style-name="ce18" office:value-type="string" calcext:value-type="string">
            <text:p>2019-10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 table:style-name="ce3" office:value-type="float" office:value="54938808" calcext:value-type="float">
            <text:p>54938808</text:p>
          </table:table-cell>
          <table:table-cell table:style-name="ce3" office:value-type="float" office:value="11" calcext:value-type="float">
            <text:p>11</text:p>
          </table:table-cell>
          <table:table-cell table:formula="of:=[.$A$4]*[.C17]+[.$B$4]" office:value-type="float" office:value="56090593.1253669" calcext:value-type="float">
            <text:p>56,090,593.13</text:p>
          </table:table-cell>
          <table:table-cell table:style-name="ce6" table:formula="of:=[.B17]/[.D17]" office:value-type="float" office:value="0.979465627635769" calcext:value-type="float">
            <text:p>0.97947</text:p>
          </table:table-cell>
          <table:table-cell table:style-name="ce7" table:formula="of:=AVERAGE([.E17];[.E29];[.E41];[.E53])" office:value-type="float" office:value="0.981864717890813" calcext:value-type="float">
            <text:p>0.98186</text:p>
          </table:table-cell>
          <table:table-cell table:style-name="ce7" table:formula="of:=MAX([.E17];[.E29];[.E41];[.E53])-MIN([.E17];[.E29];[.E41];[.E53])" office:value-type="float" office:value="0.160290701172681" calcext:value-type="float">
            <text:p>0.16029</text:p>
          </table:table-cell>
          <table:table-cell/>
          <table:table-cell table:style-name="ce6" table:formula="of:=[.F23]/[.$H$7]" office:value-type="float" office:value="1.24831602193024" calcext:value-type="float">
            <text:p>1.24832</text:p>
          </table:table-cell>
          <table:table-cell office:value-type="float" office:value="65" calcext:value-type="float">
            <text:p>65</text:p>
          </table:table-cell>
          <table:table-cell table:style-name="ce4" table:formula="of:=[.J17]*[.$A$4]+[.$B$4]" office:value-type="float" office:value="237706687.442348" calcext:value-type="float">
            <text:p>237,706,687.44</text:p>
          </table:table-cell>
          <table:table-cell table:style-name="ce17" table:formula="of:=[.I17]*[.K17]" office:value-type="float" office:value="296733066.454247" calcext:value-type="float">
            <text:p>296,733,066.45</text:p>
          </table:table-cell>
          <table:table-cell table:style-name="ce18" office:value-type="string" calcext:value-type="string">
            <text:p>2019-11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 table:style-name="ce3" office:value-type="float" office:value="50311454" calcext:value-type="float">
            <text:p>50311454</text:p>
          </table:table-cell>
          <table:table-cell table:style-name="ce3" office:value-type="float" office:value="12" calcext:value-type="float">
            <text:p>12</text:p>
          </table:table-cell>
          <table:table-cell table:formula="of:=[.$A$4]*[.C18]+[.$B$4]" office:value-type="float" office:value="59453854.1312369" calcext:value-type="float">
            <text:p>59,453,854.13</text:p>
          </table:table-cell>
          <table:table-cell table:style-name="ce6" table:formula="of:=[.B18]/[.D18]" office:value-type="float" office:value="0.846226955933653" calcext:value-type="float">
            <text:p>0.84623</text:p>
          </table:table-cell>
          <table:table-cell table:style-name="ce7" table:formula="of:=AVERAGE([.E18];[.E30];[.E42];[.E54])" office:value-type="float" office:value="0.867382481654072" calcext:value-type="float">
            <text:p>0.86738</text:p>
          </table:table-cell>
          <table:table-cell table:style-name="ce7" table:formula="of:=MAX([.E18];[.E30];[.E42];[.E54])-MIN([.E18];[.E30];[.E42];[.E54])" office:value-type="float" office:value="0.148716492263269" calcext:value-type="float">
            <text:p>0.14872</text:p>
          </table:table-cell>
          <table:table-cell/>
          <table:table-cell table:style-name="ce6" table:formula="of:=[.F24]/[.$H$7]" office:value-type="float" office:value="1.3424103196445" calcext:value-type="float">
            <text:p>1.34241</text:p>
          </table:table-cell>
          <table:table-cell office:value-type="float" office:value="66" calcext:value-type="float">
            <text:p>66</text:p>
          </table:table-cell>
          <table:table-cell table:style-name="ce4" table:formula="of:=[.J18]*[.$A$4]+[.$B$4]" office:value-type="float" office:value="241069948.448218" calcext:value-type="float">
            <text:p>241,069,948.45</text:p>
          </table:table-cell>
          <table:table-cell table:style-name="ce17" table:formula="of:=[.I18]*[.K18]" office:value-type="float" office:value="323614786.553057" calcext:value-type="float">
            <text:p>323,614,786.55</text:p>
          </table:table-cell>
          <table:table-cell table:style-name="ce18" office:value-type="string" calcext:value-type="string">
            <text:p>2019-12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 table:style-name="ce3" office:value-type="float" office:value="57459814" calcext:value-type="float">
            <text:p>57459814</text:p>
          </table:table-cell>
          <table:table-cell table:style-name="ce3" office:value-type="float" office:value="13" calcext:value-type="float">
            <text:p>13</text:p>
          </table:table-cell>
          <table:table-cell table:formula="of:=[.$A$4]*[.C19]+[.$B$4]" office:value-type="float" office:value="62817115.1371069" calcext:value-type="float">
            <text:p>62,817,115.14</text:p>
          </table:table-cell>
          <table:table-cell table:style-name="ce6" table:formula="of:=[.B19]/[.D19]" office:value-type="float" office:value="0.914715899871972" calcext:value-type="float">
            <text:p>0.91472</text:p>
          </table:table-cell>
          <table:table-cell table:style-name="ce7" table:formula="of:=AVERAGE([.E7];[.E19];[.E31];[.E43];[.E55])" office:value-type="float" office:value="0.917959835334878" calcext:value-type="float">
            <text:p>0.91796</text:p>
          </table:table-cell>
          <table:table-cell table:style-name="ce7" table:formula="of:=MAX([.E7];[.E19];[.E31];[.E43];[.E55])-MIN([.E7];[.E19];[.E31];[.E43];[.E55])" office:value-type="float" office:value="0.291851655854172" calcext:value-type="float">
            <text:p>0.29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</text:p>
          </table:table-cell>
          <table:table-cell table:style-name="ce3" office:value-type="float" office:value="57787378" calcext:value-type="float">
            <text:p>57787378</text:p>
          </table:table-cell>
          <table:table-cell table:style-name="ce3" office:value-type="float" office:value="14" calcext:value-type="float">
            <text:p>14</text:p>
          </table:table-cell>
          <table:table-cell table:formula="of:=[.$A$4]*[.C20]+[.$B$4]" office:value-type="float" office:value="66180376.1429769" calcext:value-type="float">
            <text:p>66,180,376.14</text:p>
          </table:table-cell>
          <table:table-cell table:style-name="ce6" table:formula="of:=[.B20]/[.D20]" office:value-type="float" office:value="0.87317995707905" calcext:value-type="float">
            <text:p>0.87318</text:p>
          </table:table-cell>
          <table:table-cell table:style-name="ce7" table:formula="of:=AVERAGE([.E8];[.E20];[.E32];[.E44];[.E56])" office:value-type="float" office:value="0.930583308723281" calcext:value-type="float">
            <text:p>0.93058</text:p>
          </table:table-cell>
          <table:table-cell table:style-name="ce7" table:formula="of:=MAX([.E8];[.E20];[.E32];[.E44];[.E56])-MIN([.E8];[.E20];[.E32];[.E44];[.E56])" office:value-type="float" office:value="0.15196267065955" calcext:value-type="float">
            <text:p>0.15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</text:p>
          </table:table-cell>
          <table:table-cell table:style-name="ce3" office:value-type="float" office:value="63526809" calcext:value-type="float">
            <text:p>63526809</text:p>
          </table:table-cell>
          <table:table-cell table:style-name="ce3" office:value-type="float" office:value="15" calcext:value-type="float">
            <text:p>15</text:p>
          </table:table-cell>
          <table:table-cell table:formula="of:=[.$A$4]*[.C21]+[.$B$4]" office:value-type="float" office:value="69543637.148847" calcext:value-type="float">
            <text:p>69,543,637.15</text:p>
          </table:table-cell>
          <table:table-cell table:style-name="ce6" table:formula="of:=[.B21]/[.D21]" office:value-type="float" office:value="0.913481255862863" calcext:value-type="float">
            <text:p>0.91348</text:p>
          </table:table-cell>
          <table:table-cell table:style-name="ce7" table:formula="of:=AVERAGE([.E9];[.E21];[.E33];[.E45];[.E57])" office:value-type="float" office:value="0.907623832117763" calcext:value-type="float">
            <text:p>0.90762</text:p>
          </table:table-cell>
          <table:table-cell table:style-name="ce7" table:formula="of:=MAX([.E9];[.E21];[.E33];[.E45];[.E57])-MIN([.E9];[.E21];[.E33];[.E45];[.E57])" office:value-type="float" office:value="0.0792196032739797" calcext:value-type="float">
            <text:p>0.07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</text:p>
          </table:table-cell>
          <table:table-cell table:style-name="ce3" office:value-type="float" office:value="88386770" calcext:value-type="float">
            <text:p>88386770</text:p>
          </table:table-cell>
          <table:table-cell table:style-name="ce3" office:value-type="float" office:value="16" calcext:value-type="float">
            <text:p>16</text:p>
          </table:table-cell>
          <table:table-cell table:formula="of:=[.$A$4]*[.C22]+[.$B$4]" office:value-type="float" office:value="72906898.154717" calcext:value-type="float">
            <text:p>72,906,898.15</text:p>
          </table:table-cell>
          <table:table-cell table:style-name="ce6" table:formula="of:=[.B22]/[.D22]" office:value-type="float" office:value="1.21232382994038" calcext:value-type="float">
            <text:p>1.21232</text:p>
          </table:table-cell>
          <table:table-cell table:style-name="ce7" table:formula="of:=AVERAGE([.E10];[.E22];[.E34];[.E46];[.E58])" office:value-type="float" office:value="1.05666509347723" calcext:value-type="float">
            <text:p>1.05667</text:p>
          </table:table-cell>
          <table:table-cell table:style-name="ce7" table:formula="of:=MAX([.E10];[.E22];[.E34];[.E46];[.E58])-MIN([.E10];[.E22];[.E34];[.E46];[.E58])" office:value-type="float" office:value="0.304392228696096" calcext:value-type="float">
            <text:p>0.304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1</text:p>
          </table:table-cell>
          <table:table-cell table:style-name="ce3" office:value-type="float" office:value="104616444" calcext:value-type="float">
            <text:p>104616444</text:p>
          </table:table-cell>
          <table:table-cell table:style-name="ce3" office:value-type="float" office:value="17" calcext:value-type="float">
            <text:p>17</text:p>
          </table:table-cell>
          <table:table-cell table:formula="of:=[.$A$4]*[.C23]+[.$B$4]" office:value-type="float" office:value="76270159.160587" calcext:value-type="float">
            <text:p>76,270,159.16</text:p>
          </table:table-cell>
          <table:table-cell table:style-name="ce6" table:formula="of:=[.B23]/[.D23]" office:value-type="float" office:value="1.3716562958749" calcext:value-type="float">
            <text:p>1.37166</text:p>
          </table:table-cell>
          <table:table-cell table:style-name="ce7" table:formula="of:=AVERAGE([.E11];[.E23];[.E35];[.E47];[.E59])" office:value-type="float" office:value="1.24546233815374" calcext:value-type="float">
            <text:p>1.24546</text:p>
          </table:table-cell>
          <table:table-cell table:style-name="ce7" table:formula="of:=MAX([.E11];[.E23];[.E35];[.E47];[.E59])-MIN([.E11];[.E23];[.E35];[.E47];[.E59])" office:value-type="float" office:value="0.214002300191591" calcext:value-type="float">
            <text:p>0.21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2</text:p>
          </table:table-cell>
          <table:table-cell table:style-name="ce3" office:value-type="float" office:value="98494292" calcext:value-type="float">
            <text:p>98494292</text:p>
          </table:table-cell>
          <table:table-cell table:style-name="ce3" office:value-type="float" office:value="18" calcext:value-type="float">
            <text:p>18</text:p>
          </table:table-cell>
          <table:table-cell table:formula="of:=[.$A$4]*[.C24]+[.$B$4]" office:value-type="float" office:value="79633420.166457" calcext:value-type="float">
            <text:p>79,633,420.17</text:p>
          </table:table-cell>
          <table:table-cell table:style-name="ce6" table:formula="of:=[.B24]/[.D24]" office:value-type="float" office:value="1.23684618586164" calcext:value-type="float">
            <text:p>1.23685</text:p>
          </table:table-cell>
          <table:table-cell table:style-name="ce7" table:formula="of:=AVERAGE([.E12];[.E24];[.E36];[.E48];[.E60])" office:value-type="float" office:value="1.33934153378958" calcext:value-type="float">
            <text:p>1.33934</text:p>
          </table:table-cell>
          <table:table-cell table:style-name="ce7" table:formula="of:=MAX([.E12];[.E24];[.E36];[.E48];[.E60])-MIN([.E12];[.E24];[.E36];[.E48];[.E60])" office:value-type="float" office:value="0.233610063529499" calcext:value-type="float">
            <text:p>0.23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1</text:p>
          </table:table-cell>
          <table:table-cell table:style-name="ce3" office:value-type="float" office:value="71564438" calcext:value-type="float">
            <text:p>71564438</text:p>
          </table:table-cell>
          <table:table-cell table:style-name="ce3" office:value-type="float" office:value="19" calcext:value-type="float">
            <text:p>19</text:p>
          </table:table-cell>
          <table:table-cell table:formula="of:=[.$A$4]*[.C25]+[.$B$4]" office:value-type="float" office:value="82996681.172327" calcext:value-type="float">
            <text:p>82,996,681.17</text:p>
          </table:table-cell>
          <table:table-cell table:style-name="ce6" table:formula="of:=[.B25]/[.D25]" office:value-type="float" office:value="0.862256622664343" calcext:value-type="float">
            <text:p>0.86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02</text:p>
          </table:table-cell>
          <table:table-cell table:style-name="ce3" office:value-type="float" office:value="64261557" calcext:value-type="float">
            <text:p>64261557</text:p>
          </table:table-cell>
          <table:table-cell table:style-name="ce3" office:value-type="float" office:value="20" calcext:value-type="float">
            <text:p>20</text:p>
          </table:table-cell>
          <table:table-cell table:formula="of:=[.$A$4]*[.C26]+[.$B$4]" office:value-type="float" office:value="86359942.1781971" calcext:value-type="float">
            <text:p>86,359,942.18</text:p>
          </table:table-cell>
          <table:table-cell table:style-name="ce6" table:formula="of:=[.B26]/[.D26]" office:value-type="float" office:value="0.744113015585412" calcext:value-type="float">
            <text:p>0.74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03</text:p>
          </table:table-cell>
          <table:table-cell table:style-name="ce3" office:value-type="float" office:value="83513797" calcext:value-type="float">
            <text:p>83513797</text:p>
          </table:table-cell>
          <table:table-cell table:style-name="ce3" office:value-type="float" office:value="21" calcext:value-type="float">
            <text:p>21</text:p>
          </table:table-cell>
          <table:table-cell table:formula="of:=[.$A$4]*[.C27]+[.$B$4]" office:value-type="float" office:value="89723203.1840671" calcext:value-type="float">
            <text:p>89,723,203.18</text:p>
          </table:table-cell>
          <table:table-cell table:style-name="ce6" table:formula="of:=[.B27]/[.D27]" office:value-type="float" office:value="0.930793752745001" calcext:value-type="float">
            <text:p>0.93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04</text:p>
          </table:table-cell>
          <table:table-cell table:style-name="ce3" office:value-type="float" office:value="88050337" calcext:value-type="float">
            <text:p>88050337</text:p>
          </table:table-cell>
          <table:table-cell table:style-name="ce3" office:value-type="float" office:value="22" calcext:value-type="float">
            <text:p>22</text:p>
          </table:table-cell>
          <table:table-cell table:formula="of:=[.$A$4]*[.C28]+[.$B$4]" office:value-type="float" office:value="93086464.1899371" calcext:value-type="float">
            <text:p>93,086,464.19</text:p>
          </table:table-cell>
          <table:table-cell table:style-name="ce6" table:formula="of:=[.B28]/[.D28]" office:value-type="float" office:value="0.945898394210557" calcext:value-type="float">
            <text:p>0.94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05</text:p>
          </table:table-cell>
          <table:table-cell table:style-name="ce3" office:value-type="float" office:value="84593484" calcext:value-type="float">
            <text:p>84593484</text:p>
          </table:table-cell>
          <table:table-cell table:style-name="ce3" office:value-type="float" office:value="23" calcext:value-type="float">
            <text:p>23</text:p>
          </table:table-cell>
          <table:table-cell table:formula="of:=[.$A$4]*[.C29]+[.$B$4]" office:value-type="float" office:value="96449725.1958071" calcext:value-type="float">
            <text:p>96,449,725.20</text:p>
          </table:table-cell>
          <table:table-cell table:style-name="ce6" table:formula="of:=[.B29]/[.D29]" office:value-type="float" office:value="0.877073354312444" calcext:value-type="float">
            <text:p>0.87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06</text:p>
          </table:table-cell>
          <table:table-cell table:style-name="ce3" office:value-type="float" office:value="79623865" calcext:value-type="float">
            <text:p>79623865</text:p>
          </table:table-cell>
          <table:table-cell table:style-name="ce3" office:value-type="float" office:value="24" calcext:value-type="float">
            <text:p>24</text:p>
          </table:table-cell>
          <table:table-cell table:formula="of:=[.$A$4]*[.C30]+[.$B$4]" office:value-type="float" office:value="99812986.2016772" calcext:value-type="float">
            <text:p>99,812,986.20</text:p>
          </table:table-cell>
          <table:table-cell table:style-name="ce6" table:formula="of:=[.B30]/[.D30]" office:value-type="float" office:value="0.797730516138611" calcext:value-type="float">
            <text:p>0.79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07</text:p>
          </table:table-cell>
          <table:table-cell table:style-name="ce3" office:value-type="float" office:value="82279230" calcext:value-type="float">
            <text:p>82279230</text:p>
          </table:table-cell>
          <table:table-cell table:style-name="ce3" office:value-type="float" office:value="25" calcext:value-type="float">
            <text:p>25</text:p>
          </table:table-cell>
          <table:table-cell table:formula="of:=[.$A$4]*[.C31]+[.$B$4]" office:value-type="float" office:value="103176247.207547" calcext:value-type="float">
            <text:p>103,176,247.21</text:p>
          </table:table-cell>
          <table:table-cell table:style-name="ce6" table:formula="of:=[.B31]/[.D31]" office:value-type="float" office:value="0.797462906694879" calcext:value-type="float">
            <text:p>0.79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08</text:p>
          </table:table-cell>
          <table:table-cell table:style-name="ce3" office:value-type="float" office:value="97153401" calcext:value-type="float">
            <text:p>97153401</text:p>
          </table:table-cell>
          <table:table-cell table:style-name="ce3" office:value-type="float" office:value="26" calcext:value-type="float">
            <text:p>26</text:p>
          </table:table-cell>
          <table:table-cell table:formula="of:=[.$A$4]*[.C32]+[.$B$4]" office:value-type="float" office:value="106539508.213417" calcext:value-type="float">
            <text:p>106,539,508.21</text:p>
          </table:table-cell>
          <table:table-cell table:style-name="ce6" table:formula="of:=[.B32]/[.D32]" office:value-type="float" office:value="0.911900220201738" calcext:value-type="float">
            <text:p>0.91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09</text:p>
          </table:table-cell>
          <table:table-cell table:style-name="ce3" office:value-type="float" office:value="101847046" calcext:value-type="float">
            <text:p>101847046</text:p>
          </table:table-cell>
          <table:table-cell table:style-name="ce3" office:value-type="float" office:value="27" calcext:value-type="float">
            <text:p>27</text:p>
          </table:table-cell>
          <table:table-cell table:formula="of:=[.$A$4]*[.C33]+[.$B$4]" office:value-type="float" office:value="109902769.219287" calcext:value-type="float">
            <text:p>109,902,769.22</text:p>
          </table:table-cell>
          <table:table-cell table:style-name="ce6" table:formula="of:=[.B33]/[.D33]" office:value-type="float" office:value="0.926701362699844" calcext:value-type="float">
            <text:p>0.92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10</text:p>
          </table:table-cell>
          <table:table-cell table:style-name="ce3" office:value-type="float" office:value="125281112" calcext:value-type="float">
            <text:p>125281112</text:p>
          </table:table-cell>
          <table:table-cell table:style-name="ce3" office:value-type="float" office:value="28" calcext:value-type="float">
            <text:p>28</text:p>
          </table:table-cell>
          <table:table-cell table:formula="of:=[.$A$4]*[.C34]+[.$B$4]" office:value-type="float" office:value="113266030.225157" calcext:value-type="float">
            <text:p>113,266,030.23</text:p>
          </table:table-cell>
          <table:table-cell table:style-name="ce6" table:formula="of:=[.B34]/[.D34]" office:value-type="float" office:value="1.10607842219736" calcext:value-type="float">
            <text:p>1.10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11</text:p>
          </table:table-cell>
          <table:table-cell table:style-name="ce3" office:value-type="float" office:value="151046958" calcext:value-type="float">
            <text:p>151046958</text:p>
          </table:table-cell>
          <table:table-cell table:style-name="ce3" office:value-type="float" office:value="29" calcext:value-type="float">
            <text:p>29</text:p>
          </table:table-cell>
          <table:table-cell table:formula="of:=[.$A$4]*[.C35]+[.$B$4]" office:value-type="float" office:value="116629291.231027" calcext:value-type="float">
            <text:p>116,629,291.23</text:p>
          </table:table-cell>
          <table:table-cell table:style-name="ce6" table:formula="of:=[.B35]/[.D35]" office:value-type="float" office:value="1.29510311179715" calcext:value-type="float">
            <text:p>1.29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-12</text:p>
          </table:table-cell>
          <table:table-cell table:style-name="ce3" office:value-type="float" office:value="163055794" calcext:value-type="float">
            <text:p>163055794</text:p>
          </table:table-cell>
          <table:table-cell table:style-name="ce3" office:value-type="float" office:value="30" calcext:value-type="float">
            <text:p>30</text:p>
          </table:table-cell>
          <table:table-cell table:formula="of:=[.$A$4]*[.C36]+[.$B$4]" office:value-type="float" office:value="119992552.236897" calcext:value-type="float">
            <text:p>119,992,552.24</text:p>
          </table:table-cell>
          <table:table-cell table:style-name="ce6" table:formula="of:=[.B36]/[.D36]" office:value-type="float" office:value="1.35888262196544" calcext:value-type="float">
            <text:p>1.35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1</text:p>
          </table:table-cell>
          <table:table-cell table:style-name="ce3" office:value-type="float" office:value="126297386" calcext:value-type="float">
            <text:p>126297386</text:p>
          </table:table-cell>
          <table:table-cell table:style-name="ce3" office:value-type="float" office:value="31" calcext:value-type="float">
            <text:p>31</text:p>
          </table:table-cell>
          <table:table-cell table:formula="of:=[.$A$4]*[.C37]+[.$B$4]" office:value-type="float" office:value="123355813.242767" calcext:value-type="float">
            <text:p>123,355,813.24</text:p>
          </table:table-cell>
          <table:table-cell table:style-name="ce6" table:formula="of:=[.B37]/[.D37]" office:value-type="float" office:value="1.02384624347978" calcext:value-type="float">
            <text:p>1.023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2</text:p>
          </table:table-cell>
          <table:table-cell table:style-name="ce3" office:value-type="float" office:value="107601323" calcext:value-type="float">
            <text:p>107601323</text:p>
          </table:table-cell>
          <table:table-cell table:style-name="ce3" office:value-type="float" office:value="32" calcext:value-type="float">
            <text:p>32</text:p>
          </table:table-cell>
          <table:table-cell table:formula="of:=[.$A$4]*[.C38]+[.$B$4]" office:value-type="float" office:value="126719074.248637" calcext:value-type="float">
            <text:p>126,719,074.25</text:p>
          </table:table-cell>
          <table:table-cell table:style-name="ce6" table:formula="of:=[.B38]/[.D38]" office:value-type="float" office:value="0.849132805286076" calcext:value-type="float">
            <text:p>0.84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3</text:p>
          </table:table-cell>
          <table:table-cell table:style-name="ce3" office:value-type="float" office:value="129062687" calcext:value-type="float">
            <text:p>129062687</text:p>
          </table:table-cell>
          <table:table-cell table:style-name="ce3" office:value-type="float" office:value="33" calcext:value-type="float">
            <text:p>33</text:p>
          </table:table-cell>
          <table:table-cell table:formula="of:=[.$A$4]*[.C39]+[.$B$4]" office:value-type="float" office:value="130082335.254507" calcext:value-type="float">
            <text:p>130,082,335.25</text:p>
          </table:table-cell>
          <table:table-cell table:style-name="ce6" table:formula="of:=[.B39]/[.D39]" office:value-type="float" office:value="0.992161516377205" calcext:value-type="float">
            <text:p>0.99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4</text:p>
          </table:table-cell>
          <table:table-cell table:style-name="ce3" office:value-type="float" office:value="121660298" calcext:value-type="float">
            <text:p>121660298</text:p>
          </table:table-cell>
          <table:table-cell table:style-name="ce3" office:value-type="float" office:value="34" calcext:value-type="float">
            <text:p>34</text:p>
          </table:table-cell>
          <table:table-cell table:formula="of:=[.$A$4]*[.C40]+[.$B$4]" office:value-type="float" office:value="133445596.260377" calcext:value-type="float">
            <text:p>133,445,596.26</text:p>
          </table:table-cell>
          <table:table-cell table:style-name="ce6" table:formula="of:=[.B40]/[.D40]" office:value-type="float" office:value="0.91168462211835" calcext:value-type="float">
            <text:p>0.91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5</text:p>
          </table:table-cell>
          <table:table-cell table:style-name="ce3" office:value-type="float" office:value="141920591" calcext:value-type="float">
            <text:p>141920591</text:p>
          </table:table-cell>
          <table:table-cell table:style-name="ce3" office:value-type="float" office:value="35" calcext:value-type="float">
            <text:p>35</text:p>
          </table:table-cell>
          <table:table-cell table:formula="of:=[.$A$4]*[.C41]+[.$B$4]" office:value-type="float" office:value="136808857.266247" calcext:value-type="float">
            <text:p>136,808,857.27</text:p>
          </table:table-cell>
          <table:table-cell table:style-name="ce6" table:formula="of:=[.B41]/[.D41]" office:value-type="float" office:value="1.03736405548512" calcext:value-type="float">
            <text:p>1.03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6</text:p>
          </table:table-cell>
          <table:table-cell table:style-name="ce3" office:value-type="float" office:value="132665482" calcext:value-type="float">
            <text:p>132665482</text:p>
          </table:table-cell>
          <table:table-cell table:style-name="ce3" office:value-type="float" office:value="36" calcext:value-type="float">
            <text:p>36</text:p>
          </table:table-cell>
          <table:table-cell table:formula="of:=[.$A$4]*[.C42]+[.$B$4]" office:value-type="float" office:value="140172118.272117" calcext:value-type="float">
            <text:p>140,172,118.27</text:p>
          </table:table-cell>
          <table:table-cell table:style-name="ce6" table:formula="of:=[.B42]/[.D42]" office:value-type="float" office:value="0.94644700840188" calcext:value-type="float">
            <text:p>0.94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7</text:p>
          </table:table-cell>
          <table:table-cell table:style-name="ce3" office:value-type="float" office:value="132771931" calcext:value-type="float">
            <text:p>132771931</text:p>
          </table:table-cell>
          <table:table-cell table:style-name="ce3" office:value-type="float" office:value="37" calcext:value-type="float">
            <text:p>37</text:p>
          </table:table-cell>
          <table:table-cell table:formula="of:=[.$A$4]*[.C43]+[.$B$4]" office:value-type="float" office:value="143535379.277987" calcext:value-type="float">
            <text:p>143,535,379.28</text:p>
          </table:table-cell>
          <table:table-cell table:style-name="ce6" table:formula="of:=[.B43]/[.D43]" office:value-type="float" office:value="0.925011879773964" calcext:value-type="float">
            <text:p>0.92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8</text:p>
          </table:table-cell>
          <table:table-cell table:style-name="ce3" office:value-type="float" office:value="133155928" calcext:value-type="float">
            <text:p>133155928</text:p>
          </table:table-cell>
          <table:table-cell table:style-name="ce3" office:value-type="float" office:value="38" calcext:value-type="float">
            <text:p>38</text:p>
          </table:table-cell>
          <table:table-cell table:formula="of:=[.$A$4]*[.C44]+[.$B$4]" office:value-type="float" office:value="146898640.283857" calcext:value-type="float">
            <text:p>146,898,640.28</text:p>
          </table:table-cell>
          <table:table-cell table:style-name="ce6" table:formula="of:=[.B44]/[.D44]" office:value-type="float" office:value="0.906447654945601" calcext:value-type="float">
            <text:p>0.90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</text:p>
          </table:table-cell>
          <table:table-cell table:style-name="ce3" office:value-type="float" office:value="130612944" calcext:value-type="float">
            <text:p>130612944</text:p>
          </table:table-cell>
          <table:table-cell table:style-name="ce3" office:value-type="float" office:value="39" calcext:value-type="float">
            <text:p>39</text:p>
          </table:table-cell>
          <table:table-cell table:formula="of:=[.$A$4]*[.C45]+[.$B$4]" office:value-type="float" office:value="150261901.289727" calcext:value-type="float">
            <text:p>150,261,901.29</text:p>
          </table:table-cell>
          <table:table-cell table:style-name="ce6" table:formula="of:=[.B45]/[.D45]" office:value-type="float" office:value="0.869235267748667" calcext:value-type="float">
            <text:p>0.86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10</text:p>
          </table:table-cell>
          <table:table-cell table:style-name="ce3" office:value-type="float" office:value="156167037" calcext:value-type="float">
            <text:p>156167037</text:p>
          </table:table-cell>
          <table:table-cell table:style-name="ce3" office:value-type="float" office:value="40" calcext:value-type="float">
            <text:p>40</text:p>
          </table:table-cell>
          <table:table-cell table:formula="of:=[.$A$4]*[.C46]+[.$B$4]" office:value-type="float" office:value="153625162.295597" calcext:value-type="float">
            <text:p>153,625,162.30</text:p>
          </table:table-cell>
          <table:table-cell table:style-name="ce6" table:formula="of:=[.B46]/[.D46]" office:value-type="float" office:value="1.01654595293128" calcext:value-type="float">
            <text:p>1.01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11</text:p>
          </table:table-cell>
          <table:table-cell table:style-name="ce3" office:value-type="float" office:value="193709730" calcext:value-type="float">
            <text:p>193709730</text:p>
          </table:table-cell>
          <table:table-cell table:style-name="ce3" office:value-type="float" office:value="41" calcext:value-type="float">
            <text:p>41</text:p>
          </table:table-cell>
          <table:table-cell table:formula="of:=[.$A$4]*[.C47]+[.$B$4]" office:value-type="float" office:value="156988423.301468" calcext:value-type="float">
            <text:p>156,988,423.30</text:p>
          </table:table-cell>
          <table:table-cell table:style-name="ce6" table:formula="of:=[.B47]/[.D47]" office:value-type="float" office:value="1.23391092111306" calcext:value-type="float">
            <text:p>1.23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12</text:p>
          </table:table-cell>
          <table:table-cell table:style-name="ce3" office:value-type="float" office:value="225728327" calcext:value-type="float">
            <text:p>225728327</text:p>
          </table:table-cell>
          <table:table-cell table:style-name="ce3" office:value-type="float" office:value="42" calcext:value-type="float">
            <text:p>42</text:p>
          </table:table-cell>
          <table:table-cell table:formula="of:=[.$A$4]*[.C48]+[.$B$4]" office:value-type="float" office:value="160351684.307338" calcext:value-type="float">
            <text:p>160,351,684.31</text:p>
          </table:table-cell>
          <table:table-cell table:style-name="ce6" table:formula="of:=[.B48]/[.D48]" office:value-type="float" office:value="1.40770786396829" calcext:value-type="float">
            <text:p>1.40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1</text:p>
          </table:table-cell>
          <table:table-cell table:style-name="ce3" office:value-type="float" office:value="164398562" calcext:value-type="float">
            <text:p>164398562</text:p>
          </table:table-cell>
          <table:table-cell table:style-name="ce3" office:value-type="float" office:value="43" calcext:value-type="float">
            <text:p>43</text:p>
          </table:table-cell>
          <table:table-cell table:formula="of:=[.$A$4]*[.C49]+[.$B$4]" office:value-type="float" office:value="163714945.313208" calcext:value-type="float">
            <text:p>163,714,945.31</text:p>
          </table:table-cell>
          <table:table-cell table:style-name="ce6" table:formula="of:=[.B49]/[.D49]" office:value-type="float" office:value="1.00417565229298" calcext:value-type="float">
            <text:p>1.00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2</text:p>
          </table:table-cell>
          <table:table-cell table:style-name="ce3" office:value-type="float" office:value="145559786" calcext:value-type="float">
            <text:p>145559786</text:p>
          </table:table-cell>
          <table:table-cell table:style-name="ce3" office:value-type="float" office:value="44" calcext:value-type="float">
            <text:p>44</text:p>
          </table:table-cell>
          <table:table-cell table:formula="of:=[.$A$4]*[.C50]+[.$B$4]" office:value-type="float" office:value="167078206.319078" calcext:value-type="float">
            <text:p>167,078,206.32</text:p>
          </table:table-cell>
          <table:table-cell table:style-name="ce6" table:formula="of:=[.B50]/[.D50]" office:value-type="float" office:value="0.871207497416014" calcext:value-type="float">
            <text:p>0.87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3</text:p>
          </table:table-cell>
          <table:table-cell table:style-name="ce3" office:value-type="float" office:value="164603008" calcext:value-type="float">
            <text:p>164603008</text:p>
          </table:table-cell>
          <table:table-cell table:style-name="ce3" office:value-type="float" office:value="45" calcext:value-type="float">
            <text:p>45</text:p>
          </table:table-cell>
          <table:table-cell table:formula="of:=[.$A$4]*[.C51]+[.$B$4]" office:value-type="float" office:value="170441467.324948" calcext:value-type="float">
            <text:p>170,441,467.32</text:p>
          </table:table-cell>
          <table:table-cell table:style-name="ce6" table:formula="of:=[.B51]/[.D51]" office:value-type="float" office:value="0.965745077083756" calcext:value-type="float">
            <text:p>0.96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4</text:p>
          </table:table-cell>
          <table:table-cell table:style-name="ce3" office:value-type="float" office:value="157285035" calcext:value-type="float">
            <text:p>157285035</text:p>
          </table:table-cell>
          <table:table-cell table:style-name="ce3" office:value-type="float" office:value="46" calcext:value-type="float">
            <text:p>46</text:p>
          </table:table-cell>
          <table:table-cell table:formula="of:=[.$A$4]*[.C52]+[.$B$4]" office:value-type="float" office:value="173804728.330818" calcext:value-type="float">
            <text:p>173,804,728.33</text:p>
          </table:table-cell>
          <table:table-cell table:style-name="ce6" table:formula="of:=[.B52]/[.D52]" office:value-type="float" office:value="0.904952566656447" calcext:value-type="float">
            <text:p>0.90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5</text:p>
          </table:table-cell>
          <table:table-cell table:style-name="ce3" office:value-type="float" office:value="183113009" calcext:value-type="float">
            <text:p>183113009</text:p>
          </table:table-cell>
          <table:table-cell table:style-name="ce3" office:value-type="float" office:value="47" calcext:value-type="float">
            <text:p>47</text:p>
          </table:table-cell>
          <table:table-cell table:formula="of:=[.$A$4]*[.C53]+[.$B$4]" office:value-type="float" office:value="177167989.336688" calcext:value-type="float">
            <text:p>177,167,989.34</text:p>
          </table:table-cell>
          <table:table-cell table:style-name="ce6" table:formula="of:=[.B53]/[.D53]" office:value-type="float" office:value="1.03355583412991" calcext:value-type="float">
            <text:p>1.03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6</text:p>
          </table:table-cell>
          <table:table-cell table:style-name="ce3" office:value-type="float" office:value="158709616" calcext:value-type="float">
            <text:p>158709616</text:p>
          </table:table-cell>
          <table:table-cell table:style-name="ce3" office:value-type="float" office:value="48" calcext:value-type="float">
            <text:p>48</text:p>
          </table:table-cell>
          <table:table-cell table:formula="of:=[.$A$4]*[.C54]+[.$B$4]" office:value-type="float" office:value="180531250.342558" calcext:value-type="float">
            <text:p>180,531,250.34</text:p>
          </table:table-cell>
          <table:table-cell table:style-name="ce6" table:formula="of:=[.B54]/[.D54]" office:value-type="float" office:value="0.879125446142144" calcext:value-type="float">
            <text:p>0.87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7</text:p>
          </table:table-cell>
          <table:table-cell table:style-name="ce3" office:value-type="float" office:value="158755015" calcext:value-type="float">
            <text:p>158755015</text:p>
          </table:table-cell>
          <table:table-cell table:style-name="ce3" office:value-type="float" office:value="49" calcext:value-type="float">
            <text:p>49</text:p>
          </table:table-cell>
          <table:table-cell table:formula="of:=[.$A$4]*[.C55]+[.$B$4]" office:value-type="float" office:value="183894511.348428" calcext:value-type="float">
            <text:p>183,894,511.35</text:p>
          </table:table-cell>
          <table:table-cell table:style-name="ce6" table:formula="of:=[.B55]/[.D55]" office:value-type="float" office:value="0.863293927784525" calcext:value-type="float">
            <text:p>0.86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8</text:p>
          </table:table-cell>
          <table:table-cell table:style-name="ce3" office:value-type="float" office:value="175319356" calcext:value-type="float">
            <text:p>175319356</text:p>
          </table:table-cell>
          <table:table-cell table:style-name="ce3" office:value-type="float" office:value="50" calcext:value-type="float">
            <text:p>50</text:p>
          </table:table-cell>
          <table:table-cell table:formula="of:=[.$A$4]*[.C56]+[.$B$4]" office:value-type="float" office:value="187257772.354298" calcext:value-type="float">
            <text:p>187,257,772.35</text:p>
          </table:table-cell>
          <table:table-cell table:style-name="ce6" table:formula="of:=[.B56]/[.D56]" office:value-type="float" office:value="0.936246083651418" calcext:value-type="float">
            <text:p>0.936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9</text:p>
          </table:table-cell>
          <table:table-cell table:style-name="ce3" office:value-type="float" office:value="167793479" calcext:value-type="float">
            <text:p>167793479</text:p>
          </table:table-cell>
          <table:table-cell table:style-name="ce3" office:value-type="float" office:value="51" calcext:value-type="float">
            <text:p>51</text:p>
          </table:table-cell>
          <table:table-cell table:formula="of:=[.$A$4]*[.C57]+[.$B$4]" office:value-type="float" office:value="190621033.360168" calcext:value-type="float">
            <text:p>190,621,033.36</text:p>
          </table:table-cell>
          <table:table-cell table:style-name="ce6" table:formula="of:=[.B57]/[.D57]" office:value-type="float" office:value="0.880246403254795" calcext:value-type="float">
            <text:p>0.88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10</text:p>
          </table:table-cell>
          <table:table-cell table:style-name="ce3" office:value-type="float" office:value="176124471" calcext:value-type="float">
            <text:p>176124471</text:p>
          </table:table-cell>
          <table:table-cell table:style-name="ce3" office:value-type="float" office:value="52" calcext:value-type="float">
            <text:p>52</text:p>
          </table:table-cell>
          <table:table-cell table:formula="of:=[.$A$4]*[.C58]+[.$B$4]" office:value-type="float" office:value="193984294.366038" calcext:value-type="float">
            <text:p>193,984,294.37</text:p>
          </table:table-cell>
          <table:table-cell table:style-name="ce6" table:formula="of:=[.B58]/[.D58]" office:value-type="float" office:value="0.907931601244288" calcext:value-type="float">
            <text:p>0.90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11</text:p>
          </table:table-cell>
          <table:table-cell table:style-name="ce3" office:value-type="float" office:value="230696799" calcext:value-type="float">
            <text:p>230696799</text:p>
          </table:table-cell>
          <table:table-cell table:style-name="ce3" office:value-type="float" office:value="53" calcext:value-type="float">
            <text:p>53</text:p>
          </table:table-cell>
          <table:table-cell table:formula="of:=[.$A$4]*[.C59]+[.$B$4]" office:value-type="float" office:value="197347555.371908" calcext:value-type="float">
            <text:p>197,347,555.37</text:p>
          </table:table-cell>
          <table:table-cell table:style-name="ce6" table:formula="of:=[.B59]/[.D59]" office:value-type="float" office:value="1.16898736630025" calcext:value-type="float">
            <text:p>1.16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12</text:p>
          </table:table-cell>
          <table:table-cell table:style-name="ce3" office:value-type="float" office:value="246840277" calcext:value-type="float">
            <text:p>246840277</text:p>
          </table:table-cell>
          <table:table-cell table:style-name="ce3" office:value-type="float" office:value="54" calcext:value-type="float">
            <text:p>54</text:p>
          </table:table-cell>
          <table:table-cell table:formula="of:=[.$A$4]*[.C60]+[.$B$4]" office:value-type="float" office:value="200710816.377778" calcext:value-type="float">
            <text:p>200,710,816.38</text:p>
          </table:table-cell>
          <table:table-cell table:style-name="ce6" table:formula="of:=[.B60]/[.D60]" office:value-type="float" office:value="1.2298304668115" calcext:value-type="float">
            <text:p>1.22983</text:p>
          </table:table-cell>
          <table:table-cell table:number-columns-repeated="8"/>
        </table:table-row>
        <table:table-row table:style-name="ro1" table:number-rows-repeated="1048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Средние чеки 01.13-12.18" table:style-name="ta1">
        <table:shapes>
          <draw:frame draw:z-index="0" draw:style-name="gr1" draw:text-style-name="P1" svg:width="604.06pt" svg:height="255.2pt" svg:x="399.86pt" svg:y="263.51pt">
            <draw:object draw:notify-on-update-of-ranges="'Средние чеки 01.13-12.18'.A6:'Средние чеки 01.13-12.18'.A6 'Средние чеки 01.13-12.18'.A7:'Средние чеки 01.13-12.18'.A78 'Средние чеки 01.13-12.18'.B6:'Средние чеки 01.13-12.18'.B6 'Средние чеки 01.13-12.18'.B7:'Средние чеки 01.13-12.18'.B7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расчет коэффициентов</text:p>
          </table:table-cell>
          <table:covered-table-cell table:style-name="ce20"/>
          <table:table-cell table:number-columns-repeated="9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matrix-columns-spanned="2" table:number-matrix-rows-spanned="1" table:formula="of:=LINEST([.B7:.B78];[.C7:.C78];1;0)" office:value-type="float" office:value="-0.635704770562882" calcext:value-type="float">
            <text:p>-0.635704770562882</text:p>
          </table:table-cell>
          <table:table-cell office:value-type="float" office:value="1594.6156315254" calcext:value-type="float">
            <text:p>1594.6156315254</text:p>
          </table:table-cell>
          <table:table-cell table:number-columns-repeated="9"/>
        </table:table-row>
        <table:table-row table:style-name="ro1">
          <table:table-cell table:formula="of:=[.A3]" office:value-type="float" office:value="-0.635704770562882" calcext:value-type="float">
            <text:p>-0.635704770562882</text:p>
          </table:table-cell>
          <table:table-cell table:formula="of:=[.B3]" office:value-type="float" office:value="1594.6156315254" calcext:value-type="float">
            <text:p>1594.615631525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year_month</text:p>
          </table:table-cell>
          <table:table-cell office:value-type="string" calcext:value-type="string">
            <text:p>mean_pr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тренд</text:p>
          </table:table-cell>
          <table:table-cell office:value-type="string" calcext:value-type="string">
            <text:p>отклонение </text:p>
            <text:p>тренда </text:p>
          </table:table-cell>
          <table:table-cell office:value-type="string" calcext:value-type="string">
            <text:p>среднее отклонение</text:p>
            <text:p>тренда по месяцам </text:p>
          </table:table-cell>
          <table:table-cell office:value-type="string" calcext:value-type="string">
            <text:p>индекс </text:p>
            <text:p>сезонности </text:p>
          </table:table-cell>
          <table:table-cell office:value-type="string" calcext:value-type="string">
            <text:p>коэффицииент сезонности,</text:p>
            <text:p>очищенный от роста </text:p>
          </table:table-cell>
          <table:table-cell office:value-type="string" calcext:value-type="string">
            <text:p>коэффициенты месяца </text:p>
            <text:p>для прогноза </text:p>
          </table:table-cell>
          <table:table-cell office:value-type="string" calcext:value-type="string">
            <text:p>тренд</text:p>
          </table:table-cell>
          <table:table-cell office:value-type="string" calcext:value-type="string">
            <text:p>прогноз с учетом</text:p>
            <text:p>коэффициента сезонности 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table:style-name="ce4" office:value-type="float" office:value="1642.8795562599" calcext:value-type="float">
            <text:p>1,642.88</text:p>
          </table:table-cell>
          <table:table-cell table:style-name="ce3" office:value-type="float" office:value="1" calcext:value-type="float">
            <text:p>1</text:p>
          </table:table-cell>
          <table:table-cell table:formula="of:=[.$A$4]*[.C7]+[.$B$4]" office:value-type="float" office:value="1593.97992675484" calcext:value-type="float">
            <text:p>1,593.98</text:p>
          </table:table-cell>
          <table:table-cell table:style-name="ce37" table:formula="of:=[.B7]/[.D7]" office:value-type="float" office:value="1.03067769467124" calcext:value-type="float">
            <text:p>1.03068</text:p>
          </table:table-cell>
          <table:table-cell table:style-name="ce7" table:formula="of:=AVERAGE([.E7];[.E19];[.E31];[.E43];[.E55];[.E67])" office:value-type="float" office:value="0.995202402017183" calcext:value-type="float">
            <text:p>0.99520</text:p>
          </table:table-cell>
          <table:table-cell table:style-name="ce6" table:formula="of:=AVERAGE([.F7:.F18])" office:value-type="float" office:value="1.00000199790791" calcext:value-type="float">
            <text:p>1.00000</text:p>
          </table:table-cell>
          <table:table-cell table:style-name="ce6" table:formula="of:=[.F7]/[.$G$7]" office:value-type="float" office:value="0.995200413698401" calcext:value-type="float">
            <text:p>0.99520</text:p>
          </table:table-cell>
          <table:table-cell office:value-type="float" office:value="73" calcext:value-type="float">
            <text:p>73</text:p>
          </table:table-cell>
          <table:table-cell table:style-name="ce4" table:formula="of:=[.I7]*[.$A$4]+[.$B$4]" office:value-type="float" office:value="1548.20918327431" calcext:value-type="float">
            <text:p>1,548.21</text:p>
          </table:table-cell>
          <table:table-cell table:style-name="ce4" table:formula="of:=[.H7]*[.J7]" office:value-type="float" office:value="1540.77841968626" calcext:value-type="float">
            <text:p>1,540.78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table:style-name="ce4" office:value-type="float" office:value="1689.81481481482" calcext:value-type="float">
            <text:p>1,689.81</text:p>
          </table:table-cell>
          <table:table-cell table:style-name="ce3" office:value-type="float" office:value="2" calcext:value-type="float">
            <text:p>2</text:p>
          </table:table-cell>
          <table:table-cell table:formula="of:=[.$A$4]*[.C8]+[.$B$4]" office:value-type="float" office:value="1593.34422198427" calcext:value-type="float">
            <text:p>1,593.34</text:p>
          </table:table-cell>
          <table:table-cell table:style-name="ce37" table:formula="of:=[.B8]/[.D8]" office:value-type="float" office:value="1.06054598340991" calcext:value-type="float">
            <text:p>1.06055</text:p>
          </table:table-cell>
          <table:table-cell table:style-name="ce7" table:formula="of:=AVERAGE([.E8];[.E20];[.E32];[.E44];[.E56];[.E68])" office:value-type="float" office:value="1.00444765626494" calcext:value-type="float">
            <text:p>1.00445</text:p>
          </table:table-cell>
          <table:table-cell/>
          <table:table-cell table:style-name="ce6" table:formula="of:=[.F8]/[.$G$7]" office:value-type="float" office:value="1.00444564947503" calcext:value-type="float">
            <text:p>1.00445</text:p>
          </table:table-cell>
          <table:table-cell office:value-type="float" office:value="74" calcext:value-type="float">
            <text:p>74</text:p>
          </table:table-cell>
          <table:table-cell table:style-name="ce4" table:formula="of:=[.I8]*[.$A$4]+[.$B$4]" office:value-type="float" office:value="1547.57347850375" calcext:value-type="float">
            <text:p>1,547.57</text:p>
          </table:table-cell>
          <table:table-cell table:style-name="ce4" table:formula="of:=[.H8]*[.J8]" office:value-type="float" office:value="1554.45344772603" calcext:value-type="float">
            <text:p>1,554.45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table:style-name="ce4" office:value-type="float" office:value="1706.17423312883" calcext:value-type="float">
            <text:p>1,706.17</text:p>
          </table:table-cell>
          <table:table-cell table:style-name="ce3" office:value-type="float" office:value="3" calcext:value-type="float">
            <text:p>3</text:p>
          </table:table-cell>
          <table:table-cell table:formula="of:=[.$A$4]*[.C9]+[.$B$4]" office:value-type="float" office:value="1592.70851721371" calcext:value-type="float">
            <text:p>1,592.71</text:p>
          </table:table-cell>
          <table:table-cell table:style-name="ce37" table:formula="of:=[.B9]/[.D9]" office:value-type="float" office:value="1.07124072904038" calcext:value-type="float">
            <text:p>1.07124</text:p>
          </table:table-cell>
          <table:table-cell table:style-name="ce7" table:formula="of:=AVERAGE([.E9];[.E21];[.E33];[.E45];[.E57];[.E69])" office:value-type="float" office:value="1.02123399714492" calcext:value-type="float">
            <text:p>1.02123</text:p>
          </table:table-cell>
          <table:table-cell/>
          <table:table-cell table:style-name="ce6" table:formula="of:=[.F9]/[.$G$7]" office:value-type="float" office:value="1.02123195681751" calcext:value-type="float">
            <text:p>1.02123</text:p>
          </table:table-cell>
          <table:table-cell office:value-type="float" office:value="75" calcext:value-type="float">
            <text:p>75</text:p>
          </table:table-cell>
          <table:table-cell table:style-name="ce4" table:formula="of:=[.I9]*[.$A$4]+[.$B$4]" office:value-type="float" office:value="1546.93777373318" calcext:value-type="float">
            <text:p>1,546.94</text:p>
          </table:table-cell>
          <table:table-cell table:style-name="ce4" table:formula="of:=[.H9]*[.J9]" office:value-type="float" office:value="1579.78228974447" calcext:value-type="float">
            <text:p>1,579.78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table:style-name="ce4" office:value-type="float" office:value="1606.68395061728" calcext:value-type="float">
            <text:p>1,606.68</text:p>
          </table:table-cell>
          <table:table-cell table:style-name="ce3" office:value-type="float" office:value="4" calcext:value-type="float">
            <text:p>4</text:p>
          </table:table-cell>
          <table:table-cell table:formula="of:=[.$A$4]*[.C10]+[.$B$4]" office:value-type="float" office:value="1592.07281244315" calcext:value-type="float">
            <text:p>1,592.07</text:p>
          </table:table-cell>
          <table:table-cell table:style-name="ce37" table:formula="of:=[.B10]/[.D10]" office:value-type="float" office:value="1.0091774308687" calcext:value-type="float">
            <text:p>1.00918</text:p>
          </table:table-cell>
          <table:table-cell table:style-name="ce7" table:formula="of:=AVERAGE([.E10];[.E22];[.E34];[.E46];[.E58];[.E70])" office:value-type="float" office:value="1.003461349648" calcext:value-type="float">
            <text:p>1.00346</text:p>
          </table:table-cell>
          <table:table-cell/>
          <table:table-cell table:style-name="ce6" table:formula="of:=[.F10]/[.$G$7]" office:value-type="float" office:value="1.00345934482864" calcext:value-type="float">
            <text:p>1.00346</text:p>
          </table:table-cell>
          <table:table-cell office:value-type="float" office:value="76" calcext:value-type="float">
            <text:p>76</text:p>
          </table:table-cell>
          <table:table-cell table:style-name="ce4" table:formula="of:=[.I10]*[.$A$4]+[.$B$4]" office:value-type="float" office:value="1546.30206896262" calcext:value-type="float">
            <text:p>1,546.30</text:p>
          </table:table-cell>
          <table:table-cell table:style-name="ce4" table:formula="of:=[.H10]*[.J10]" office:value-type="float" office:value="1551.6512610284" calcext:value-type="float">
            <text:p>1,551.65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table:style-name="ce4" office:value-type="float" office:value="1656.66963292547" calcext:value-type="float">
            <text:p>1,656.67</text:p>
          </table:table-cell>
          <table:table-cell table:style-name="ce3" office:value-type="float" office:value="5" calcext:value-type="float">
            <text:p>5</text:p>
          </table:table-cell>
          <table:table-cell table:formula="of:=[.$A$4]*[.C11]+[.$B$4]" office:value-type="float" office:value="1591.43710767259" calcext:value-type="float">
            <text:p>1,591.44</text:p>
          </table:table-cell>
          <table:table-cell table:style-name="ce37" table:formula="of:=[.B11]/[.D11]" office:value-type="float" office:value="1.04098969726066" calcext:value-type="float">
            <text:p>1.04099</text:p>
          </table:table-cell>
          <table:table-cell table:style-name="ce7" table:formula="of:=AVERAGE([.E11];[.E23];[.E35];[.E47];[.E59];[.E71])" office:value-type="float" office:value="0.989114823564315" calcext:value-type="float">
            <text:p>0.98911</text:p>
          </table:table-cell>
          <table:table-cell/>
          <table:table-cell table:style-name="ce6" table:formula="of:=[.F11]/[.$G$7]" office:value-type="float" office:value="0.98911284740793" calcext:value-type="float">
            <text:p>0.98911</text:p>
          </table:table-cell>
          <table:table-cell office:value-type="float" office:value="77" calcext:value-type="float">
            <text:p>77</text:p>
          </table:table-cell>
          <table:table-cell table:style-name="ce4" table:formula="of:=[.I11]*[.$A$4]+[.$B$4]" office:value-type="float" office:value="1545.66636419206" calcext:value-type="float">
            <text:p>1,545.67</text:p>
          </table:table-cell>
          <table:table-cell table:style-name="ce4" table:formula="of:=[.H11]*[.J11]" office:value-type="float" office:value="1528.83845862867" calcext:value-type="float">
            <text:p>1,528.84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table:style-name="ce4" office:value-type="float" office:value="1723.8141025641" calcext:value-type="float">
            <text:p>1,723.81</text:p>
          </table:table-cell>
          <table:table-cell table:style-name="ce3" office:value-type="float" office:value="6" calcext:value-type="float">
            <text:p>6</text:p>
          </table:table-cell>
          <table:table-cell table:formula="of:=[.$A$4]*[.C12]+[.$B$4]" office:value-type="float" office:value="1590.80140290202" calcext:value-type="float">
            <text:p>1,590.80</text:p>
          </table:table-cell>
          <table:table-cell table:style-name="ce37" table:formula="of:=[.B12]/[.D12]" office:value-type="float" office:value="1.08361364241912" calcext:value-type="float">
            <text:p>1.08361</text:p>
          </table:table-cell>
          <table:table-cell table:style-name="ce7" table:formula="of:=AVERAGE([.E12];[.E24];[.E36];[.E48];[.E60];[.E72])" office:value-type="float" office:value="0.995237506392974" calcext:value-type="float">
            <text:p>0.99524</text:p>
          </table:table-cell>
          <table:table-cell/>
          <table:table-cell table:style-name="ce6" table:formula="of:=[.F12]/[.$G$7]" office:value-type="float" office:value="0.995235518004057" calcext:value-type="float">
            <text:p>0.99524</text:p>
          </table:table-cell>
          <table:table-cell office:value-type="float" office:value="78" calcext:value-type="float">
            <text:p>78</text:p>
          </table:table-cell>
          <table:table-cell table:style-name="ce4" table:formula="of:=[.I12]*[.$A$4]+[.$B$4]" office:value-type="float" office:value="1545.0306594215" calcext:value-type="float">
            <text:p>1,545.03</text:p>
          </table:table-cell>
          <table:table-cell table:style-name="ce4" table:formula="of:=[.H12]*[.J12]" office:value-type="float" office:value="1537.6693886615" calcext:value-type="float">
            <text:p>1,537.67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table:style-name="ce4" office:value-type="float" office:value="1703.56964656965" calcext:value-type="float">
            <text:p>1,703.57</text:p>
          </table:table-cell>
          <table:table-cell table:style-name="ce3" office:value-type="float" office:value="7" calcext:value-type="float">
            <text:p>7</text:p>
          </table:table-cell>
          <table:table-cell table:formula="of:=[.$A$4]*[.C13]+[.$B$4]" office:value-type="float" office:value="1590.16569813146" calcext:value-type="float">
            <text:p>1,590.17</text:p>
          </table:table-cell>
          <table:table-cell table:style-name="ce37" table:formula="of:=[.B13]/[.D13]" office:value-type="float" office:value="1.0713158060015" calcext:value-type="float">
            <text:p>1.07132</text:p>
          </table:table-cell>
          <table:table-cell table:style-name="ce7" table:formula="of:=AVERAGE([.E13];[.E25];[.E37];[.E49];[.E61];[.E73])" office:value-type="float" office:value="0.983094040414438" calcext:value-type="float">
            <text:p>0.98309</text:p>
          </table:table-cell>
          <table:table-cell/>
          <table:table-cell table:style-name="ce6" table:formula="of:=[.F13]/[.$G$7]" office:value-type="float" office:value="0.983092076287" calcext:value-type="float">
            <text:p>0.98309</text:p>
          </table:table-cell>
          <table:table-cell office:value-type="float" office:value="79" calcext:value-type="float">
            <text:p>79</text:p>
          </table:table-cell>
          <table:table-cell table:style-name="ce4" table:formula="of:=[.I13]*[.$A$4]+[.$B$4]" office:value-type="float" office:value="1544.39495465093" calcext:value-type="float">
            <text:p>1,544.39</text:p>
          </table:table-cell>
          <table:table-cell table:style-name="ce4" table:formula="of:=[.H13]*[.J13]" office:value-type="float" office:value="1518.28244257495" calcext:value-type="float">
            <text:p>1,518.28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table:style-name="ce4" office:value-type="float" office:value="1641.66401062417" calcext:value-type="float">
            <text:p>1,641.66</text:p>
          </table:table-cell>
          <table:table-cell table:style-name="ce3" office:value-type="float" office:value="8" calcext:value-type="float">
            <text:p>8</text:p>
          </table:table-cell>
          <table:table-cell table:formula="of:=[.$A$4]*[.C14]+[.$B$4]" office:value-type="float" office:value="1589.5299933609" calcext:value-type="float">
            <text:p>1,589.53</text:p>
          </table:table-cell>
          <table:table-cell table:style-name="ce37" table:formula="of:=[.B14]/[.D14]" office:value-type="float" office:value="1.03279838535984" calcext:value-type="float">
            <text:p>1.03280</text:p>
          </table:table-cell>
          <table:table-cell table:style-name="ce7" table:formula="of:=AVERAGE([.E14];[.E26];[.E38];[.E50];[.E62];[.E74])" office:value-type="float" office:value="0.985107241004167" calcext:value-type="float">
            <text:p>0.98511</text:p>
          </table:table-cell>
          <table:table-cell/>
          <table:table-cell table:style-name="ce6" table:formula="of:=[.F14]/[.$G$7]" office:value-type="float" office:value="0.985105272854547" calcext:value-type="float">
            <text:p>0.98511</text:p>
          </table:table-cell>
          <table:table-cell office:value-type="float" office:value="80" calcext:value-type="float">
            <text:p>80</text:p>
          </table:table-cell>
          <table:table-cell table:style-name="ce4" table:formula="of:=[.I14]*[.$A$4]+[.$B$4]" office:value-type="float" office:value="1543.75924988037" calcext:value-type="float">
            <text:p>1,543.76</text:p>
          </table:table-cell>
          <table:table-cell table:style-name="ce4" table:formula="of:=[.H14]*[.J14]" office:value-type="float" office:value="1520.76537707513" calcext:value-type="float">
            <text:p>1,520.77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table:style-name="ce4" office:value-type="float" office:value="1675.91688741722" calcext:value-type="float">
            <text:p>1,675.92</text:p>
          </table:table-cell>
          <table:table-cell table:style-name="ce3" office:value-type="float" office:value="9" calcext:value-type="float">
            <text:p>9</text:p>
          </table:table-cell>
          <table:table-cell table:formula="of:=[.$A$4]*[.C15]+[.$B$4]" office:value-type="float" office:value="1588.89428859033" calcext:value-type="float">
            <text:p>1,588.89</text:p>
          </table:table-cell>
          <table:table-cell table:style-name="ce37" table:formula="of:=[.B15]/[.D15]" office:value-type="float" office:value="1.05476928166448" calcext:value-type="float">
            <text:p>1.05477</text:p>
          </table:table-cell>
          <table:table-cell table:style-name="ce7" table:formula="of:=AVERAGE([.E15];[.E27];[.E39];[.E51];[.E63];[.E75])" office:value-type="float" office:value="0.988193331546092" calcext:value-type="float">
            <text:p>0.98819</text:p>
          </table:table-cell>
          <table:table-cell/>
          <table:table-cell table:style-name="ce6" table:formula="of:=[.F15]/[.$G$7]" office:value-type="float" office:value="0.98819135723076" calcext:value-type="float">
            <text:p>0.98819</text:p>
          </table:table-cell>
          <table:table-cell office:value-type="float" office:value="81" calcext:value-type="float">
            <text:p>81</text:p>
          </table:table-cell>
          <table:table-cell table:style-name="ce4" table:formula="of:=[.I15]*[.$A$4]+[.$B$4]" office:value-type="float" office:value="1543.12354510981" calcext:value-type="float">
            <text:p>1,543.12</text:p>
          </table:table-cell>
          <table:table-cell table:style-name="ce4" table:formula="of:=[.H15]*[.J15]" office:value-type="float" office:value="1524.9013504168" calcext:value-type="float">
            <text:p>1,524.90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table:style-name="ce4" office:value-type="float" office:value="1723.76617336152" calcext:value-type="float">
            <text:p>1,723.77</text:p>
          </table:table-cell>
          <table:table-cell table:style-name="ce3" office:value-type="float" office:value="10" calcext:value-type="float">
            <text:p>10</text:p>
          </table:table-cell>
          <table:table-cell table:formula="of:=[.$A$4]*[.C16]+[.$B$4]" office:value-type="float" office:value="1588.25858381977" calcext:value-type="float">
            <text:p>1,588.26</text:p>
          </table:table-cell>
          <table:table-cell table:style-name="ce37" table:formula="of:=[.B16]/[.D16]" office:value-type="float" office:value="1.08531834231669" calcext:value-type="float">
            <text:p>1.08532</text:p>
          </table:table-cell>
          <table:table-cell table:style-name="ce7" table:formula="of:=AVERAGE([.E16];[.E28];[.E40];[.E52];[.E64];[.E76])" office:value-type="float" office:value="1.01279187944564" calcext:value-type="float">
            <text:p>1.01279</text:p>
          </table:table-cell>
          <table:table-cell/>
          <table:table-cell table:style-name="ce6" table:formula="of:=[.F16]/[.$G$7]" office:value-type="float" office:value="1.01278985598477" calcext:value-type="float">
            <text:p>1.01279</text:p>
          </table:table-cell>
          <table:table-cell office:value-type="float" office:value="82" calcext:value-type="float">
            <text:p>82</text:p>
          </table:table-cell>
          <table:table-cell table:style-name="ce4" table:formula="of:=[.I16]*[.$A$4]+[.$B$4]" office:value-type="float" office:value="1542.48784033924" calcext:value-type="float">
            <text:p>1,542.49</text:p>
          </table:table-cell>
          <table:table-cell table:style-name="ce4" table:formula="of:=[.H16]*[.J16]" office:value-type="float" office:value="1562.21603767544" calcext:value-type="float">
            <text:p>1,562.22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table:style-name="ce4" office:value-type="float" office:value="1666.28710075878" calcext:value-type="float">
            <text:p>1,666.29</text:p>
          </table:table-cell>
          <table:table-cell table:style-name="ce3" office:value-type="float" office:value="11" calcext:value-type="float">
            <text:p>11</text:p>
          </table:table-cell>
          <table:table-cell table:formula="of:=[.$A$4]*[.C17]+[.$B$4]" office:value-type="float" office:value="1587.62287904921" calcext:value-type="float">
            <text:p>1,587.62</text:p>
          </table:table-cell>
          <table:table-cell table:style-name="ce6" table:formula="of:=[.B17]/[.D17]" office:value-type="float" office:value="1.0495484303909" calcext:value-type="float">
            <text:p>1.04955</text:p>
          </table:table-cell>
          <table:table-cell table:style-name="ce7" table:formula="of:=AVERAGE([.E17];[.E29];[.E41];[.E53];[.E65];[.E77])" office:value-type="float" office:value="1.00680180324907" calcext:value-type="float">
            <text:p>1.00680</text:p>
          </table:table-cell>
          <table:table-cell/>
          <table:table-cell table:style-name="ce6" table:formula="of:=[.F17]/[.$G$7]" office:value-type="float" office:value="1.0067997917558" calcext:value-type="float">
            <text:p>1.00680</text:p>
          </table:table-cell>
          <table:table-cell office:value-type="float" office:value="83" calcext:value-type="float">
            <text:p>83</text:p>
          </table:table-cell>
          <table:table-cell table:style-name="ce4" table:formula="of:=[.I17]*[.$A$4]+[.$B$4]" office:value-type="float" office:value="1541.85213556868" calcext:value-type="float">
            <text:p>1,541.85</text:p>
          </table:table-cell>
          <table:table-cell table:style-name="ce4" table:formula="of:=[.H17]*[.J17]" office:value-type="float" office:value="1552.33640900879" calcext:value-type="float">
            <text:p>1,552.34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table:style-name="ce4" office:value-type="float" office:value="1698.24144927536" calcext:value-type="float">
            <text:p>1,698.24</text:p>
          </table:table-cell>
          <table:table-cell table:style-name="ce3" office:value-type="float" office:value="12" calcext:value-type="float">
            <text:p>12</text:p>
          </table:table-cell>
          <table:table-cell table:formula="of:=[.$A$4]*[.C18]+[.$B$4]" office:value-type="float" office:value="1586.98717427865" calcext:value-type="float">
            <text:p>1,586.99</text:p>
          </table:table-cell>
          <table:table-cell table:style-name="ce6" table:formula="of:=[.B18]/[.D18]" office:value-type="float" office:value="1.07010407947833" calcext:value-type="float">
            <text:p>1.07010</text:p>
          </table:table-cell>
          <table:table-cell table:style-name="ce7" table:formula="of:=AVERAGE([.E18];[.E30];[.E42];[.E54];[.E66];[.E78])" office:value-type="float" office:value="1.01533794420321" calcext:value-type="float">
            <text:p>1.01534</text:p>
          </table:table-cell>
          <table:table-cell/>
          <table:table-cell table:style-name="ce6" table:formula="of:=[.F18]/[.$G$7]" office:value-type="float" office:value="1.01533591565555" calcext:value-type="float">
            <text:p>1.01534</text:p>
          </table:table-cell>
          <table:table-cell office:value-type="float" office:value="84" calcext:value-type="float">
            <text:p>84</text:p>
          </table:table-cell>
          <table:table-cell table:style-name="ce4" table:formula="of:=[.I18]*[.$A$4]+[.$B$4]" office:value-type="float" office:value="1541.21643079812" calcext:value-type="float">
            <text:p>1,541.22</text:p>
          </table:table-cell>
          <table:table-cell table:style-name="ce4" table:formula="of:=[.H18]*[.J18]" office:value-type="float" office:value="1564.85239598779" calcext:value-type="float">
            <text:p>1,564.85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table:style-name="ce4" office:value-type="float" office:value="1557.04099244876" calcext:value-type="float">
            <text:p>1,557.04</text:p>
          </table:table-cell>
          <table:table-cell table:style-name="ce3" office:value-type="float" office:value="13" calcext:value-type="float">
            <text:p>13</text:p>
          </table:table-cell>
          <table:table-cell table:formula="of:=[.$A$4]*[.C19]+[.$B$4]" office:value-type="float" office:value="1586.35146950808" calcext:value-type="float">
            <text:p>1,586.35</text:p>
          </table:table-cell>
          <table:table-cell table:style-name="ce6" table:formula="of:=[.B19]/[.D19]" office:value-type="float" office:value="0.981523339800346" calcext:value-type="float">
            <text:p>0.98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2</text:p>
          </table:table-cell>
          <table:table-cell table:style-name="ce4" office:value-type="float" office:value="1583.8793714669" calcext:value-type="float">
            <text:p>1,583.88</text:p>
          </table:table-cell>
          <table:table-cell table:style-name="ce3" office:value-type="float" office:value="14" calcext:value-type="float">
            <text:p>14</text:p>
          </table:table-cell>
          <table:table-cell table:formula="of:=[.$A$4]*[.C20]+[.$B$4]" office:value-type="float" office:value="1585.71576473752" calcext:value-type="float">
            <text:p>1,585.72</text:p>
          </table:table-cell>
          <table:table-cell table:style-name="ce6" table:formula="of:=[.B20]/[.D20]" office:value-type="float" office:value="0.998841915233827" calcext:value-type="float">
            <text:p>0.998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3</text:p>
          </table:table-cell>
          <table:table-cell table:style-name="ce4" office:value-type="float" office:value="1636.00401258851" calcext:value-type="float">
            <text:p>1,636.00</text:p>
          </table:table-cell>
          <table:table-cell table:style-name="ce3" office:value-type="float" office:value="15" calcext:value-type="float">
            <text:p>15</text:p>
          </table:table-cell>
          <table:table-cell table:formula="of:=[.$A$4]*[.C21]+[.$B$4]" office:value-type="float" office:value="1585.08005996696" calcext:value-type="float">
            <text:p>1,585.08</text:p>
          </table:table-cell>
          <table:table-cell table:style-name="ce6" table:formula="of:=[.B21]/[.D21]" office:value-type="float" office:value="1.03212705396257" calcext:value-type="float">
            <text:p>1.03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</text:p>
          </table:table-cell>
          <table:table-cell table:style-name="ce4" office:value-type="float" office:value="1635.37571491421" calcext:value-type="float">
            <text:p>1,635.38</text:p>
          </table:table-cell>
          <table:table-cell table:style-name="ce3" office:value-type="float" office:value="16" calcext:value-type="float">
            <text:p>16</text:p>
          </table:table-cell>
          <table:table-cell table:formula="of:=[.$A$4]*[.C22]+[.$B$4]" office:value-type="float" office:value="1584.44435519639" calcext:value-type="float">
            <text:p>1,584.44</text:p>
          </table:table-cell>
          <table:table-cell table:style-name="ce6" table:formula="of:=[.B22]/[.D22]" office:value-type="float" office:value="1.03214461874333" calcext:value-type="float">
            <text:p>1.0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</text:p>
          </table:table-cell>
          <table:table-cell table:style-name="ce4" office:value-type="float" office:value="1574.50873474631" calcext:value-type="float">
            <text:p>1,574.51</text:p>
          </table:table-cell>
          <table:table-cell table:style-name="ce3" office:value-type="float" office:value="17" calcext:value-type="float">
            <text:p>17</text:p>
          </table:table-cell>
          <table:table-cell table:formula="of:=[.$A$4]*[.C23]+[.$B$4]" office:value-type="float" office:value="1583.80865042583" calcext:value-type="float">
            <text:p>1,583.81</text:p>
          </table:table-cell>
          <table:table-cell table:style-name="ce6" table:formula="of:=[.B23]/[.D23]" office:value-type="float" office:value="0.99412813178093" calcext:value-type="float">
            <text:p>0.99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</text:p>
          </table:table-cell>
          <table:table-cell table:style-name="ce4" office:value-type="float" office:value="1586.86010215664" calcext:value-type="float">
            <text:p>1,586.86</text:p>
          </table:table-cell>
          <table:table-cell table:style-name="ce3" office:value-type="float" office:value="18" calcext:value-type="float">
            <text:p>18</text:p>
          </table:table-cell>
          <table:table-cell table:formula="of:=[.$A$4]*[.C24]+[.$B$4]" office:value-type="float" office:value="1583.17294565527" calcext:value-type="float">
            <text:p>1,583.17</text:p>
          </table:table-cell>
          <table:table-cell table:style-name="ce6" table:formula="of:=[.B24]/[.D24]" office:value-type="float" office:value="1.00232896634034" calcext:value-type="float">
            <text:p>1.00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</text:p>
          </table:table-cell>
          <table:table-cell table:style-name="ce4" office:value-type="float" office:value="1567.58990132001" calcext:value-type="float">
            <text:p>1,567.59</text:p>
          </table:table-cell>
          <table:table-cell table:style-name="ce3" office:value-type="float" office:value="19" calcext:value-type="float">
            <text:p>19</text:p>
          </table:table-cell>
          <table:table-cell table:formula="of:=[.$A$4]*[.C25]+[.$B$4]" office:value-type="float" office:value="1582.53724088471" calcext:value-type="float">
            <text:p>1,582.54</text:p>
          </table:table-cell>
          <table:table-cell table:style-name="ce6" table:formula="of:=[.B25]/[.D25]" office:value-type="float" office:value="0.99055482602334" calcext:value-type="float">
            <text:p>0.99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</text:p>
          </table:table-cell>
          <table:table-cell table:style-name="ce4" office:value-type="float" office:value="1534.25247782994" calcext:value-type="float">
            <text:p>1,534.25</text:p>
          </table:table-cell>
          <table:table-cell table:style-name="ce3" office:value-type="float" office:value="20" calcext:value-type="float">
            <text:p>20</text:p>
          </table:table-cell>
          <table:table-cell table:formula="of:=[.$A$4]*[.C26]+[.$B$4]" office:value-type="float" office:value="1581.90153611414" calcext:value-type="float">
            <text:p>1,581.90</text:p>
          </table:table-cell>
          <table:table-cell table:style-name="ce6" table:formula="of:=[.B26]/[.D26]" office:value-type="float" office:value="0.969878619372703" calcext:value-type="float">
            <text:p>0.96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</text:p>
          </table:table-cell>
          <table:table-cell table:style-name="ce4" office:value-type="float" office:value="1529.54556003758" calcext:value-type="float">
            <text:p>1,529.55</text:p>
          </table:table-cell>
          <table:table-cell table:style-name="ce3" office:value-type="float" office:value="21" calcext:value-type="float">
            <text:p>21</text:p>
          </table:table-cell>
          <table:table-cell table:formula="of:=[.$A$4]*[.C27]+[.$B$4]" office:value-type="float" office:value="1581.26583134358" calcext:value-type="float">
            <text:p>1,581.27</text:p>
          </table:table-cell>
          <table:table-cell table:style-name="ce6" table:formula="of:=[.B27]/[.D27]" office:value-type="float" office:value="0.967291855499048" calcext:value-type="float">
            <text:p>0.96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</text:p>
          </table:table-cell>
          <table:table-cell table:style-name="ce4" office:value-type="float" office:value="1551.48128464745" calcext:value-type="float">
            <text:p>1,551.48</text:p>
          </table:table-cell>
          <table:table-cell table:style-name="ce3" office:value-type="float" office:value="22" calcext:value-type="float">
            <text:p>22</text:p>
          </table:table-cell>
          <table:table-cell table:formula="of:=[.$A$4]*[.C28]+[.$B$4]" office:value-type="float" office:value="1580.63012657302" calcext:value-type="float">
            <text:p>1,580.63</text:p>
          </table:table-cell>
          <table:table-cell table:style-name="ce6" table:formula="of:=[.B28]/[.D28]" office:value-type="float" office:value="0.981558720515621" calcext:value-type="float">
            <text:p>0.98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</text:p>
          </table:table-cell>
          <table:table-cell table:style-name="ce4" office:value-type="float" office:value="1541.32226012161" calcext:value-type="float">
            <text:p>1,541.32</text:p>
          </table:table-cell>
          <table:table-cell table:style-name="ce3" office:value-type="float" office:value="23" calcext:value-type="float">
            <text:p>23</text:p>
          </table:table-cell>
          <table:table-cell table:formula="of:=[.$A$4]*[.C29]+[.$B$4]" office:value-type="float" office:value="1579.99442180245" calcext:value-type="float">
            <text:p>1,579.99</text:p>
          </table:table-cell>
          <table:table-cell table:style-name="ce6" table:formula="of:=[.B29]/[.D29]" office:value-type="float" office:value="0.975523861890139" calcext:value-type="float">
            <text:p>0.97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</text:p>
          </table:table-cell>
          <table:table-cell table:style-name="ce4" office:value-type="float" office:value="1655.02145243032" calcext:value-type="float">
            <text:p>1,655.02</text:p>
          </table:table-cell>
          <table:table-cell table:style-name="ce3" office:value-type="float" office:value="24" calcext:value-type="float">
            <text:p>24</text:p>
          </table:table-cell>
          <table:table-cell table:formula="of:=[.$A$4]*[.C30]+[.$B$4]" office:value-type="float" office:value="1579.35871703189" calcext:value-type="float">
            <text:p>1,579.36</text:p>
          </table:table-cell>
          <table:table-cell table:style-name="ce6" table:formula="of:=[.B30]/[.D30]" office:value-type="float" office:value="1.04790725158412" calcext:value-type="float">
            <text:p>1.047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1</text:p>
          </table:table-cell>
          <table:table-cell table:style-name="ce4" office:value-type="float" office:value="1462.09683685693" calcext:value-type="float">
            <text:p>1,462.10</text:p>
          </table:table-cell>
          <table:table-cell table:style-name="ce3" office:value-type="float" office:value="25" calcext:value-type="float">
            <text:p>25</text:p>
          </table:table-cell>
          <table:table-cell table:formula="of:=[.$A$4]*[.C31]+[.$B$4]" office:value-type="float" office:value="1578.72301226133" calcext:value-type="float">
            <text:p>1,578.72</text:p>
          </table:table-cell>
          <table:table-cell table:style-name="ce6" table:formula="of:=[.B31]/[.D31]" office:value-type="float" office:value="0.926126258692242" calcext:value-type="float">
            <text:p>0.92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2</text:p>
          </table:table-cell>
          <table:table-cell table:style-name="ce4" office:value-type="float" office:value="1477.43036415428" calcext:value-type="float">
            <text:p>1,477.43</text:p>
          </table:table-cell>
          <table:table-cell table:style-name="ce3" office:value-type="float" office:value="26" calcext:value-type="float">
            <text:p>26</text:p>
          </table:table-cell>
          <table:table-cell table:formula="of:=[.$A$4]*[.C32]+[.$B$4]" office:value-type="float" office:value="1578.08730749077" calcext:value-type="float">
            <text:p>1,578.09</text:p>
          </table:table-cell>
          <table:table-cell table:style-name="ce6" table:formula="of:=[.B32]/[.D32]" office:value-type="float" office:value="0.936215858996718" calcext:value-type="float">
            <text:p>0.936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3</text:p>
          </table:table-cell>
          <table:table-cell table:style-name="ce4" office:value-type="float" office:value="1601.53782987526" calcext:value-type="float">
            <text:p>1,601.54</text:p>
          </table:table-cell>
          <table:table-cell table:style-name="ce3" office:value-type="float" office:value="27" calcext:value-type="float">
            <text:p>27</text:p>
          </table:table-cell>
          <table:table-cell table:formula="of:=[.$A$4]*[.C33]+[.$B$4]" office:value-type="float" office:value="1577.4516027202" calcext:value-type="float">
            <text:p>1,577.45</text:p>
          </table:table-cell>
          <table:table-cell table:style-name="ce6" table:formula="of:=[.B33]/[.D33]" office:value-type="float" office:value="1.01526907520555" calcext:value-type="float">
            <text:p>1.015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</text:p>
          </table:table-cell>
          <table:table-cell table:style-name="ce4" office:value-type="float" office:value="1526.15462807941" calcext:value-type="float">
            <text:p>1,526.15</text:p>
          </table:table-cell>
          <table:table-cell table:style-name="ce3" office:value-type="float" office:value="28" calcext:value-type="float">
            <text:p>28</text:p>
          </table:table-cell>
          <table:table-cell table:formula="of:=[.$A$4]*[.C34]+[.$B$4]" office:value-type="float" office:value="1576.81589794964" calcext:value-type="float">
            <text:p>1,576.82</text:p>
          </table:table-cell>
          <table:table-cell table:style-name="ce6" table:formula="of:=[.B34]/[.D34]" office:value-type="float" office:value="0.967871157351909" calcext:value-type="float">
            <text:p>0.96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</text:p>
          </table:table-cell>
          <table:table-cell table:style-name="ce4" office:value-type="float" office:value="1488.97764045857" calcext:value-type="float">
            <text:p>1,488.98</text:p>
          </table:table-cell>
          <table:table-cell table:style-name="ce3" office:value-type="float" office:value="29" calcext:value-type="float">
            <text:p>29</text:p>
          </table:table-cell>
          <table:table-cell table:formula="of:=[.$A$4]*[.C35]+[.$B$4]" office:value-type="float" office:value="1576.18019317908" calcext:value-type="float">
            <text:p>1,576.18</text:p>
          </table:table-cell>
          <table:table-cell table:style-name="ce6" table:formula="of:=[.B35]/[.D35]" office:value-type="float" office:value="0.944674756669401" calcext:value-type="float">
            <text:p>0.94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</text:p>
          </table:table-cell>
          <table:table-cell table:style-name="ce4" office:value-type="float" office:value="1464.45798282637" calcext:value-type="float">
            <text:p>1,464.46</text:p>
          </table:table-cell>
          <table:table-cell table:style-name="ce3" office:value-type="float" office:value="30" calcext:value-type="float">
            <text:p>30</text:p>
          </table:table-cell>
          <table:table-cell table:formula="of:=[.$A$4]*[.C36]+[.$B$4]" office:value-type="float" office:value="1575.54448840851" calcext:value-type="float">
            <text:p>1,575.54</text:p>
          </table:table-cell>
          <table:table-cell table:style-name="ce6" table:formula="of:=[.B36]/[.D36]" office:value-type="float" office:value="0.929493260013018" calcext:value-type="float">
            <text:p>0.92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</text:p>
          </table:table-cell>
          <table:table-cell table:style-name="ce4" office:value-type="float" office:value="1350.05789337657" calcext:value-type="float">
            <text:p>1,350.06</text:p>
          </table:table-cell>
          <table:table-cell table:style-name="ce3" office:value-type="float" office:value="31" calcext:value-type="float">
            <text:p>31</text:p>
          </table:table-cell>
          <table:table-cell table:formula="of:=[.$A$4]*[.C37]+[.$B$4]" office:value-type="float" office:value="1574.90878363795" calcext:value-type="float">
            <text:p>1,574.91</text:p>
          </table:table-cell>
          <table:table-cell table:style-name="ce6" table:formula="of:=[.B37]/[.D37]" office:value-type="float" office:value="0.857229261403957" calcext:value-type="float">
            <text:p>0.85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</text:p>
          </table:table-cell>
          <table:table-cell table:style-name="ce4" office:value-type="float" office:value="1427.55380434783" calcext:value-type="float">
            <text:p>1,427.55</text:p>
          </table:table-cell>
          <table:table-cell table:style-name="ce3" office:value-type="float" office:value="32" calcext:value-type="float">
            <text:p>32</text:p>
          </table:table-cell>
          <table:table-cell table:formula="of:=[.$A$4]*[.C38]+[.$B$4]" office:value-type="float" office:value="1574.27307886739" calcext:value-type="float">
            <text:p>1,574.27</text:p>
          </table:table-cell>
          <table:table-cell table:style-name="ce6" table:formula="of:=[.B38]/[.D38]" office:value-type="float" office:value="0.906801890669998" calcext:value-type="float">
            <text:p>0.906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</text:p>
          </table:table-cell>
          <table:table-cell table:style-name="ce4" office:value-type="float" office:value="1355.12295484119" calcext:value-type="float">
            <text:p>1,355.12</text:p>
          </table:table-cell>
          <table:table-cell table:style-name="ce3" office:value-type="float" office:value="33" calcext:value-type="float">
            <text:p>33</text:p>
          </table:table-cell>
          <table:table-cell table:formula="of:=[.$A$4]*[.C39]+[.$B$4]" office:value-type="float" office:value="1573.63737409683" calcext:value-type="float">
            <text:p>1,573.64</text:p>
          </table:table-cell>
          <table:table-cell table:style-name="ce6" table:formula="of:=[.B39]/[.D39]" office:value-type="float" office:value="0.861140550642391" calcext:value-type="float">
            <text:p>0.86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</text:p>
          </table:table-cell>
          <table:table-cell table:style-name="ce4" office:value-type="float" office:value="1420.30129678135" calcext:value-type="float">
            <text:p>1,420.30</text:p>
          </table:table-cell>
          <table:table-cell table:style-name="ce3" office:value-type="float" office:value="34" calcext:value-type="float">
            <text:p>34</text:p>
          </table:table-cell>
          <table:table-cell table:formula="of:=[.$A$4]*[.C40]+[.$B$4]" office:value-type="float" office:value="1573.00166932626" calcext:value-type="float">
            <text:p>1,573.00</text:p>
          </table:table-cell>
          <table:table-cell table:style-name="ce6" table:formula="of:=[.B40]/[.D40]" office:value-type="float" office:value="0.902924214562138" calcext:value-type="float">
            <text:p>0.90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1</text:p>
          </table:table-cell>
          <table:table-cell table:style-name="ce4" office:value-type="float" office:value="1473.38803447693" calcext:value-type="float">
            <text:p>1,473.39</text:p>
          </table:table-cell>
          <table:table-cell table:style-name="ce3" office:value-type="float" office:value="35" calcext:value-type="float">
            <text:p>35</text:p>
          </table:table-cell>
          <table:table-cell table:formula="of:=[.$A$4]*[.C41]+[.$B$4]" office:value-type="float" office:value="1572.3659645557" calcext:value-type="float">
            <text:p>1,572.37</text:p>
          </table:table-cell>
          <table:table-cell table:style-name="ce6" table:formula="of:=[.B41]/[.D41]" office:value-type="float" office:value="0.937051594660575" calcext:value-type="float">
            <text:p>0.93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2</text:p>
          </table:table-cell>
          <table:table-cell table:style-name="ce4" office:value-type="float" office:value="1496.46437144854" calcext:value-type="float">
            <text:p>1,496.46</text:p>
          </table:table-cell>
          <table:table-cell table:style-name="ce3" office:value-type="float" office:value="36" calcext:value-type="float">
            <text:p>36</text:p>
          </table:table-cell>
          <table:table-cell table:formula="of:=[.$A$4]*[.C42]+[.$B$4]" office:value-type="float" office:value="1571.73025978514" calcext:value-type="float">
            <text:p>1,571.73</text:p>
          </table:table-cell>
          <table:table-cell table:style-name="ce6" table:formula="of:=[.B42]/[.D42]" office:value-type="float" office:value="0.952112719171745" calcext:value-type="float">
            <text:p>0.95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1</text:p>
          </table:table-cell>
          <table:table-cell table:style-name="ce4" office:value-type="float" office:value="1449.78805558932" calcext:value-type="float">
            <text:p>1,449.79</text:p>
          </table:table-cell>
          <table:table-cell table:style-name="ce3" office:value-type="float" office:value="37" calcext:value-type="float">
            <text:p>37</text:p>
          </table:table-cell>
          <table:table-cell table:formula="of:=[.$A$4]*[.C43]+[.$B$4]" office:value-type="float" office:value="1571.09455501457" calcext:value-type="float">
            <text:p>1,571.09</text:p>
          </table:table-cell>
          <table:table-cell table:style-name="ce6" table:formula="of:=[.B43]/[.D43]" office:value-type="float" office:value="0.922788543160517" calcext:value-type="float">
            <text:p>0.9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2</text:p>
          </table:table-cell>
          <table:table-cell table:style-name="ce4" office:value-type="float" office:value="1467.56090709784" calcext:value-type="float">
            <text:p>1,467.56</text:p>
          </table:table-cell>
          <table:table-cell table:style-name="ce3" office:value-type="float" office:value="38" calcext:value-type="float">
            <text:p>38</text:p>
          </table:table-cell>
          <table:table-cell table:formula="of:=[.$A$4]*[.C44]+[.$B$4]" office:value-type="float" office:value="1570.45885024401" calcext:value-type="float">
            <text:p>1,570.46</text:p>
          </table:table-cell>
          <table:table-cell table:style-name="ce6" table:formula="of:=[.B44]/[.D44]" office:value-type="float" office:value="0.934479058059886" calcext:value-type="float">
            <text:p>0.93448</text:p>
          </table:table-cell>
          <table:table-cell/>
          <table:table-cell table:style-name="ce8" table:number-columns-spanned="5" table:number-rows-spanned="4"/>
          <table:covered-table-cell table:number-columns-repeated="4"/>
        </table:table-row>
        <table:table-row table:style-name="ro1">
          <table:table-cell office:value-type="string" calcext:value-type="string">
            <text:p>2016-03</text:p>
          </table:table-cell>
          <table:table-cell table:style-name="ce4" office:value-type="float" office:value="1415.60805152979" calcext:value-type="float">
            <text:p>1,415.61</text:p>
          </table:table-cell>
          <table:table-cell table:style-name="ce3" office:value-type="float" office:value="39" calcext:value-type="float">
            <text:p>39</text:p>
          </table:table-cell>
          <table:table-cell table:formula="of:=[.$A$4]*[.C45]+[.$B$4]" office:value-type="float" office:value="1569.82314547345" calcext:value-type="float">
            <text:p>1,569.82</text:p>
          </table:table-cell>
          <table:table-cell table:style-name="ce6" table:formula="of:=[.B45]/[.D45]" office:value-type="float" office:value="0.901762759462215" calcext:value-type="float">
            <text:p>0.90176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2016-04</text:p>
          </table:table-cell>
          <table:table-cell table:style-name="ce4" office:value-type="float" office:value="1450.60605611295" calcext:value-type="float">
            <text:p>1,450.61</text:p>
          </table:table-cell>
          <table:table-cell table:style-name="ce3" office:value-type="float" office:value="40" calcext:value-type="float">
            <text:p>40</text:p>
          </table:table-cell>
          <table:table-cell table:formula="of:=[.$A$4]*[.C46]+[.$B$4]" office:value-type="float" office:value="1569.18744070289" calcext:value-type="float">
            <text:p>1,569.19</text:p>
          </table:table-cell>
          <table:table-cell table:style-name="ce6" table:formula="of:=[.B46]/[.D46]" office:value-type="float" office:value="0.92443134483869" calcext:value-type="float">
            <text:p>0.92443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2016-05</text:p>
          </table:table-cell>
          <table:table-cell table:style-name="ce4" office:value-type="float" office:value="1410.99668073324" calcext:value-type="float">
            <text:p>1,411.00</text:p>
          </table:table-cell>
          <table:table-cell table:style-name="ce3" office:value-type="float" office:value="41" calcext:value-type="float">
            <text:p>41</text:p>
          </table:table-cell>
          <table:table-cell table:formula="of:=[.$A$4]*[.C47]+[.$B$4]" office:value-type="float" office:value="1568.55173593232" calcext:value-type="float">
            <text:p>1,568.55</text:p>
          </table:table-cell>
          <table:table-cell table:style-name="ce6" table:formula="of:=[.B47]/[.D47]" office:value-type="float" office:value="0.899553803939127" calcext:value-type="float">
            <text:p>0.89955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2016-06</text:p>
          </table:table-cell>
          <table:table-cell table:style-name="ce4" office:value-type="float" office:value="1388.626874782" calcext:value-type="float">
            <text:p>1,388.63</text:p>
          </table:table-cell>
          <table:table-cell table:style-name="ce3" office:value-type="float" office:value="42" calcext:value-type="float">
            <text:p>42</text:p>
          </table:table-cell>
          <table:table-cell table:formula="of:=[.$A$4]*[.C48]+[.$B$4]" office:value-type="float" office:value="1567.91603116176" calcext:value-type="float">
            <text:p>1,567.92</text:p>
          </table:table-cell>
          <table:table-cell table:style-name="ce6" table:formula="of:=[.B48]/[.D48]" office:value-type="float" office:value="0.885651302227638" calcext:value-type="float">
            <text:p>0.8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</text:p>
          </table:table-cell>
          <table:table-cell table:style-name="ce4" office:value-type="float" office:value="1441.37113727139" calcext:value-type="float">
            <text:p>1,441.37</text:p>
          </table:table-cell>
          <table:table-cell table:style-name="ce3" office:value-type="float" office:value="43" calcext:value-type="float">
            <text:p>43</text:p>
          </table:table-cell>
          <table:table-cell table:formula="of:=[.$A$4]*[.C49]+[.$B$4]" office:value-type="float" office:value="1567.2803263912" calcext:value-type="float">
            <text:p>1,567.28</text:p>
          </table:table-cell>
          <table:table-cell table:style-name="ce6" table:formula="of:=[.B49]/[.D49]" office:value-type="float" office:value="0.919663899942058" calcext:value-type="float">
            <text:p>0.91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</text:p>
          </table:table-cell>
          <table:table-cell table:style-name="ce4" office:value-type="float" office:value="1467.99536120639" calcext:value-type="float">
            <text:p>1,468.00</text:p>
          </table:table-cell>
          <table:table-cell table:style-name="ce3" office:value-type="float" office:value="44" calcext:value-type="float">
            <text:p>44</text:p>
          </table:table-cell>
          <table:table-cell table:formula="of:=[.$A$4]*[.C50]+[.$B$4]" office:value-type="float" office:value="1566.64462162063" calcext:value-type="float">
            <text:p>1,566.64</text:p>
          </table:table-cell>
          <table:table-cell table:style-name="ce6" table:formula="of:=[.B50]/[.D50]" office:value-type="float" office:value="0.937031500920613" calcext:value-type="float">
            <text:p>0.93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</text:p>
          </table:table-cell>
          <table:table-cell table:style-name="ce4" office:value-type="float" office:value="1494.71727963838" calcext:value-type="float">
            <text:p>1,494.72</text:p>
          </table:table-cell>
          <table:table-cell table:style-name="ce3" office:value-type="float" office:value="45" calcext:value-type="float">
            <text:p>45</text:p>
          </table:table-cell>
          <table:table-cell table:formula="of:=[.$A$4]*[.C51]+[.$B$4]" office:value-type="float" office:value="1566.00891685007" calcext:value-type="float">
            <text:p>1,566.01</text:p>
          </table:table-cell>
          <table:table-cell table:style-name="ce6" table:formula="of:=[.B51]/[.D51]" office:value-type="float" office:value="0.954475586668377" calcext:value-type="float">
            <text:p>0.954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</text:p>
          </table:table-cell>
          <table:table-cell table:style-name="ce4" office:value-type="float" office:value="1596.75136375223" calcext:value-type="float">
            <text:p>1,596.75</text:p>
          </table:table-cell>
          <table:table-cell table:style-name="ce3" office:value-type="float" office:value="46" calcext:value-type="float">
            <text:p>46</text:p>
          </table:table-cell>
          <table:table-cell table:formula="of:=[.$A$4]*[.C52]+[.$B$4]" office:value-type="float" office:value="1565.37321207951" calcext:value-type="float">
            <text:p>1,565.37</text:p>
          </table:table-cell>
          <table:table-cell table:style-name="ce6" table:formula="of:=[.B52]/[.D52]" office:value-type="float" office:value="1.02004515691887" calcext:value-type="float">
            <text:p>1.02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</text:p>
          </table:table-cell>
          <table:table-cell table:style-name="ce4" office:value-type="float" office:value="1600.75199236965" calcext:value-type="float">
            <text:p>1,600.75</text:p>
          </table:table-cell>
          <table:table-cell table:style-name="ce3" office:value-type="float" office:value="47" calcext:value-type="float">
            <text:p>47</text:p>
          </table:table-cell>
          <table:table-cell table:formula="of:=[.$A$4]*[.C53]+[.$B$4]" office:value-type="float" office:value="1564.73750730894" calcext:value-type="float">
            <text:p>1,564.74</text:p>
          </table:table-cell>
          <table:table-cell table:style-name="ce6" table:formula="of:=[.B53]/[.D53]" office:value-type="float" office:value="1.02301631097387" calcext:value-type="float">
            <text:p>1.02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2</text:p>
          </table:table-cell>
          <table:table-cell table:style-name="ce4" office:value-type="float" office:value="1548.35573407781" calcext:value-type="float">
            <text:p>1,548.36</text:p>
          </table:table-cell>
          <table:table-cell table:style-name="ce3" office:value-type="float" office:value="48" calcext:value-type="float">
            <text:p>48</text:p>
          </table:table-cell>
          <table:table-cell table:formula="of:=[.$A$4]*[.C54]+[.$B$4]" office:value-type="float" office:value="1564.10180253838" calcext:value-type="float">
            <text:p>1,564.10</text:p>
          </table:table-cell>
          <table:table-cell table:style-name="ce6" table:formula="of:=[.B54]/[.D54]" office:value-type="float" office:value="0.989932836574308" calcext:value-type="float">
            <text:p>0.98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1</text:p>
          </table:table-cell>
          <table:table-cell table:style-name="ce4" office:value-type="float" office:value="1642.7646102418" calcext:value-type="float">
            <text:p>1,642.76</text:p>
          </table:table-cell>
          <table:table-cell table:style-name="ce3" office:value-type="float" office:value="49" calcext:value-type="float">
            <text:p>49</text:p>
          </table:table-cell>
          <table:table-cell table:formula="of:=[.$A$4]*[.C55]+[.$B$4]" office:value-type="float" office:value="1563.46609776782" calcext:value-type="float">
            <text:p>1,563.47</text:p>
          </table:table-cell>
          <table:table-cell table:style-name="ce6" table:formula="of:=[.B55]/[.D55]" office:value-type="float" office:value="1.05071968786992" calcext:value-type="float">
            <text:p>1.05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2</text:p>
          </table:table-cell>
          <table:table-cell table:style-name="ce4" office:value-type="float" office:value="1636.29804285345" calcext:value-type="float">
            <text:p>1,636.30</text:p>
          </table:table-cell>
          <table:table-cell table:style-name="ce3" office:value-type="float" office:value="50" calcext:value-type="float">
            <text:p>50</text:p>
          </table:table-cell>
          <table:table-cell table:formula="of:=[.$A$4]*[.C56]+[.$B$4]" office:value-type="float" office:value="1562.83039299726" calcext:value-type="float">
            <text:p>1,562.83</text:p>
          </table:table-cell>
          <table:table-cell table:style-name="ce6" table:formula="of:=[.B56]/[.D56]" office:value-type="float" office:value="1.04700935570833" calcext:value-type="float">
            <text:p>1.04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</text:p>
          </table:table-cell>
          <table:table-cell table:style-name="ce4" office:value-type="float" office:value="1658.41315549388" calcext:value-type="float">
            <text:p>1,658.41</text:p>
          </table:table-cell>
          <table:table-cell table:style-name="ce3" office:value-type="float" office:value="51" calcext:value-type="float">
            <text:p>51</text:p>
          </table:table-cell>
          <table:table-cell table:formula="of:=[.$A$4]*[.C57]+[.$B$4]" office:value-type="float" office:value="1562.19468822669" calcext:value-type="float">
            <text:p>1,562.19</text:p>
          </table:table-cell>
          <table:table-cell table:style-name="ce6" table:formula="of:=[.B57]/[.D57]" office:value-type="float" office:value="1.06159185407064" calcext:value-type="float">
            <text:p>1.06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</text:p>
          </table:table-cell>
          <table:table-cell table:style-name="ce4" office:value-type="float" office:value="1630.900679652" calcext:value-type="float">
            <text:p>1,630.90</text:p>
          </table:table-cell>
          <table:table-cell table:style-name="ce3" office:value-type="float" office:value="52" calcext:value-type="float">
            <text:p>52</text:p>
          </table:table-cell>
          <table:table-cell table:formula="of:=[.$A$4]*[.C58]+[.$B$4]" office:value-type="float" office:value="1561.55898345613" calcext:value-type="float">
            <text:p>1,561.56</text:p>
          </table:table-cell>
          <table:table-cell table:style-name="ce6" table:formula="of:=[.B58]/[.D58]" office:value-type="float" office:value="1.04440542876094" calcext:value-type="float">
            <text:p>1.044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</text:p>
          </table:table-cell>
          <table:table-cell table:style-name="ce4" office:value-type="float" office:value="1622.30188269453" calcext:value-type="float">
            <text:p>1,622.30</text:p>
          </table:table-cell>
          <table:table-cell table:style-name="ce3" office:value-type="float" office:value="53" calcext:value-type="float">
            <text:p>53</text:p>
          </table:table-cell>
          <table:table-cell table:formula="of:=[.$A$4]*[.C59]+[.$B$4]" office:value-type="float" office:value="1560.92327868557" calcext:value-type="float">
            <text:p>1,560.92</text:p>
          </table:table-cell>
          <table:table-cell table:style-name="ce6" table:formula="of:=[.B59]/[.D59]" office:value-type="float" office:value="1.03932198644679" calcext:value-type="float">
            <text:p>1.039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</text:p>
          </table:table-cell>
          <table:table-cell table:style-name="ce4" office:value-type="float" office:value="1659.9577332616" calcext:value-type="float">
            <text:p>1,659.96</text:p>
          </table:table-cell>
          <table:table-cell table:style-name="ce3" office:value-type="float" office:value="54" calcext:value-type="float">
            <text:p>54</text:p>
          </table:table-cell>
          <table:table-cell table:formula="of:=[.$A$4]*[.C60]+[.$B$4]" office:value-type="float" office:value="1560.287573915" calcext:value-type="float">
            <text:p>1,560.29</text:p>
          </table:table-cell>
          <table:table-cell table:style-name="ce6" table:formula="of:=[.B60]/[.D60]" office:value-type="float" office:value="1.06387935212257" calcext:value-type="float">
            <text:p>1.06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</text:p>
          </table:table-cell>
          <table:table-cell table:style-name="ce4" office:value-type="float" office:value="1652.93409274821" calcext:value-type="float">
            <text:p>1,652.93</text:p>
          </table:table-cell>
          <table:table-cell table:style-name="ce3" office:value-type="float" office:value="55" calcext:value-type="float">
            <text:p>55</text:p>
          </table:table-cell>
          <table:table-cell table:formula="of:=[.$A$4]*[.C61]+[.$B$4]" office:value-type="float" office:value="1559.65186914444" calcext:value-type="float">
            <text:p>1,559.65</text:p>
          </table:table-cell>
          <table:table-cell table:style-name="ce6" table:formula="of:=[.B61]/[.D61]" office:value-type="float" office:value="1.05980964435027" calcext:value-type="float">
            <text:p>1.05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</text:p>
          </table:table-cell>
          <table:table-cell table:style-name="ce4" office:value-type="float" office:value="1662.49566759058" calcext:value-type="float">
            <text:p>1,662.50</text:p>
          </table:table-cell>
          <table:table-cell table:style-name="ce3" office:value-type="float" office:value="56" calcext:value-type="float">
            <text:p>56</text:p>
          </table:table-cell>
          <table:table-cell table:formula="of:=[.$A$4]*[.C62]+[.$B$4]" office:value-type="float" office:value="1559.01616437388" calcext:value-type="float">
            <text:p>1,559.02</text:p>
          </table:table-cell>
          <table:table-cell table:style-name="ce6" table:formula="of:=[.B62]/[.D62]" office:value-type="float" office:value="1.06637487511764" calcext:value-type="float">
            <text:p>1.066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</text:p>
          </table:table-cell>
          <table:table-cell table:style-name="ce4" office:value-type="float" office:value="1686.28568477587" calcext:value-type="float">
            <text:p>1,686.29</text:p>
          </table:table-cell>
          <table:table-cell table:style-name="ce3" office:value-type="float" office:value="57" calcext:value-type="float">
            <text:p>57</text:p>
          </table:table-cell>
          <table:table-cell table:formula="of:=[.$A$4]*[.C63]+[.$B$4]" office:value-type="float" office:value="1558.38045960332" calcext:value-type="float">
            <text:p>1,558.38</text:p>
          </table:table-cell>
          <table:table-cell table:style-name="ce6" table:formula="of:=[.B63]/[.D63]" office:value-type="float" office:value="1.08207573727222" calcext:value-type="float">
            <text:p>1.08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10</text:p>
          </table:table-cell>
          <table:table-cell table:style-name="ce4" office:value-type="float" office:value="1690.30238121009" calcext:value-type="float">
            <text:p>1,690.30</text:p>
          </table:table-cell>
          <table:table-cell table:style-name="ce3" office:value-type="float" office:value="58" calcext:value-type="float">
            <text:p>58</text:p>
          </table:table-cell>
          <table:table-cell table:formula="of:=[.$A$4]*[.C64]+[.$B$4]" office:value-type="float" office:value="1557.74475483275" calcext:value-type="float">
            <text:p>1,557.74</text:p>
          </table:table-cell>
          <table:table-cell table:style-name="ce6" table:formula="of:=[.B64]/[.D64]" office:value-type="float" office:value="1.08509585794854" calcext:value-type="float">
            <text:p>1.085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11</text:p>
          </table:table-cell>
          <table:table-cell table:style-name="ce4" office:value-type="float" office:value="1692.94130499379" calcext:value-type="float">
            <text:p>1,692.94</text:p>
          </table:table-cell>
          <table:table-cell table:style-name="ce3" office:value-type="float" office:value="59" calcext:value-type="float">
            <text:p>59</text:p>
          </table:table-cell>
          <table:table-cell table:formula="of:=[.$A$4]*[.C65]+[.$B$4]" office:value-type="float" office:value="1557.10905006219" calcext:value-type="float">
            <text:p>1,557.11</text:p>
          </table:table-cell>
          <table:table-cell table:style-name="ce6" table:formula="of:=[.B65]/[.D65]" office:value-type="float" office:value="1.08723361727695" calcext:value-type="float">
            <text:p>1.08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12</text:p>
          </table:table-cell>
          <table:table-cell table:style-name="ce4" office:value-type="float" office:value="1668.30490598948" calcext:value-type="float">
            <text:p>1,668.30</text:p>
          </table:table-cell>
          <table:table-cell table:style-name="ce3" office:value-type="float" office:value="60" calcext:value-type="float">
            <text:p>60</text:p>
          </table:table-cell>
          <table:table-cell table:formula="of:=[.$A$4]*[.C66]+[.$B$4]" office:value-type="float" office:value="1556.47334529163" calcext:value-type="float">
            <text:p>1,556.47</text:p>
          </table:table-cell>
          <table:table-cell table:style-name="ce6" table:formula="of:=[.B66]/[.D66]" office:value-type="float" office:value="1.07184932593683" calcext:value-type="float">
            <text:p>1.07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1</text:p>
          </table:table-cell>
          <table:table-cell table:style-name="ce4" office:value-type="float" office:value="1648.22154938191" calcext:value-type="float">
            <text:p>1,648.22</text:p>
          </table:table-cell>
          <table:table-cell table:style-name="ce3" office:value-type="float" office:value="61" calcext:value-type="float">
            <text:p>61</text:p>
          </table:table-cell>
          <table:table-cell table:formula="of:=[.$A$4]*[.C67]+[.$B$4]" office:value-type="float" office:value="1555.83764052106" calcext:value-type="float">
            <text:p>1,555.84</text:p>
          </table:table-cell>
          <table:table-cell table:style-name="ce6" table:formula="of:=[.B67]/[.D67]" office:value-type="float" office:value="1.05937888790884" calcext:value-type="float">
            <text:p>1.05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2</text:p>
          </table:table-cell>
          <table:table-cell table:style-name="ce4" office:value-type="float" office:value="1632.33025691633" calcext:value-type="float">
            <text:p>1,632.33</text:p>
          </table:table-cell>
          <table:table-cell table:style-name="ce3" office:value-type="float" office:value="62" calcext:value-type="float">
            <text:p>62</text:p>
          </table:table-cell>
          <table:table-cell table:formula="of:=[.$A$4]*[.C68]+[.$B$4]" office:value-type="float" office:value="1555.2019357505" calcext:value-type="float">
            <text:p>1,555.20</text:p>
          </table:table-cell>
          <table:table-cell table:style-name="ce6" table:formula="of:=[.B68]/[.D68]" office:value-type="float" office:value="1.04959376618099" calcext:value-type="float">
            <text:p>1.04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3</text:p>
          </table:table-cell>
          <table:table-cell table:style-name="ce4" office:value-type="float" office:value="1625.16298724379" calcext:value-type="float">
            <text:p>1,625.16</text:p>
          </table:table-cell>
          <table:table-cell table:style-name="ce3" office:value-type="float" office:value="63" calcext:value-type="float">
            <text:p>63</text:p>
          </table:table-cell>
          <table:table-cell table:formula="of:=[.$A$4]*[.C69]+[.$B$4]" office:value-type="float" office:value="1554.56623097994" calcext:value-type="float">
            <text:p>1,554.57</text:p>
          </table:table-cell>
          <table:table-cell table:style-name="ce6" table:formula="of:=[.B69]/[.D69]" office:value-type="float" office:value="1.04541251112817" calcext:value-type="float">
            <text:p>1.04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</text:p>
          </table:table-cell>
          <table:table-cell table:style-name="ce4" office:value-type="float" office:value="1620.34259135254" calcext:value-type="float">
            <text:p>1,620.34</text:p>
          </table:table-cell>
          <table:table-cell table:style-name="ce3" office:value-type="float" office:value="64" calcext:value-type="float">
            <text:p>64</text:p>
          </table:table-cell>
          <table:table-cell table:formula="of:=[.$A$4]*[.C70]+[.$B$4]" office:value-type="float" office:value="1553.93052620938" calcext:value-type="float">
            <text:p>1,553.93</text:p>
          </table:table-cell>
          <table:table-cell table:style-name="ce6" table:formula="of:=[.B70]/[.D70]" office:value-type="float" office:value="1.04273811732444" calcext:value-type="float">
            <text:p>1.04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</text:p>
          </table:table-cell>
          <table:table-cell table:style-name="ce4" office:value-type="float" office:value="1578.1794825387" calcext:value-type="float">
            <text:p>1,578.18</text:p>
          </table:table-cell>
          <table:table-cell table:style-name="ce3" office:value-type="float" office:value="65" calcext:value-type="float">
            <text:p>65</text:p>
          </table:table-cell>
          <table:table-cell table:formula="of:=[.$A$4]*[.C71]+[.$B$4]" office:value-type="float" office:value="1553.29482143881" calcext:value-type="float">
            <text:p>1,553.29</text:p>
          </table:table-cell>
          <table:table-cell table:style-name="ce6" table:formula="of:=[.B71]/[.D71]" office:value-type="float" office:value="1.01602056528897" calcext:value-type="float">
            <text:p>1.01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</text:p>
          </table:table-cell>
          <table:table-cell table:style-name="ce4" office:value-type="float" office:value="1562.68698922825" calcext:value-type="float">
            <text:p>1,562.69</text:p>
          </table:table-cell>
          <table:table-cell table:style-name="ce3" office:value-type="float" office:value="66" calcext:value-type="float">
            <text:p>66</text:p>
          </table:table-cell>
          <table:table-cell table:formula="of:=[.$A$4]*[.C72]+[.$B$4]" office:value-type="float" office:value="1552.65911666825" calcext:value-type="float">
            <text:p>1,552.66</text:p>
          </table:table-cell>
          <table:table-cell table:style-name="ce6" table:formula="of:=[.B72]/[.D72]" office:value-type="float" office:value="1.00645851523516" calcext:value-type="float">
            <text:p>1.006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</text:p>
          </table:table-cell>
          <table:table-cell table:style-name="ce4" office:value-type="float" office:value="1552.00914067846" calcext:value-type="float">
            <text:p>1,552.01</text:p>
          </table:table-cell>
          <table:table-cell table:style-name="ce3" office:value-type="float" office:value="67" calcext:value-type="float">
            <text:p>67</text:p>
          </table:table-cell>
          <table:table-cell table:formula="of:=[.$A$4]*[.C73]+[.$B$4]" office:value-type="float" office:value="1552.02341189769" calcext:value-type="float">
            <text:p>1,552.02</text:p>
          </table:table-cell>
          <table:table-cell table:style-name="ce6" table:formula="of:=[.B73]/[.D73]" office:value-type="float" office:value="0.999990804765499" calcext:value-type="float">
            <text:p>0.99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</text:p>
          </table:table-cell>
          <table:table-cell table:style-name="ce4" office:value-type="float" office:value="1547.90976673553" calcext:value-type="float">
            <text:p>1,547.91</text:p>
          </table:table-cell>
          <table:table-cell table:style-name="ce3" office:value-type="float" office:value="68" calcext:value-type="float">
            <text:p>68</text:p>
          </table:table-cell>
          <table:table-cell table:formula="of:=[.$A$4]*[.C74]+[.$B$4]" office:value-type="float" office:value="1551.38770712712" calcext:value-type="float">
            <text:p>1,551.39</text:p>
          </table:table-cell>
          <table:table-cell table:style-name="ce6" table:formula="of:=[.B74]/[.D74]" office:value-type="float" office:value="0.997758174584204" calcext:value-type="float">
            <text:p>0.99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</text:p>
          </table:table-cell>
          <table:table-cell table:style-name="ce4" office:value-type="float" office:value="1565.3398915974" calcext:value-type="float">
            <text:p>1,565.34</text:p>
          </table:table-cell>
          <table:table-cell table:style-name="ce3" office:value-type="float" office:value="69" calcext:value-type="float">
            <text:p>69</text:p>
          </table:table-cell>
          <table:table-cell table:formula="of:=[.$A$4]*[.C75]+[.$B$4]" office:value-type="float" office:value="1550.75200235656" calcext:value-type="float">
            <text:p>1,550.75</text:p>
          </table:table-cell>
          <table:table-cell table:style-name="ce6" table:formula="of:=[.B75]/[.D75]" office:value-type="float" office:value="1.00940697753004" calcext:value-type="float">
            <text:p>1.00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</text:p>
          </table:table-cell>
          <table:table-cell table:style-name="ce4" office:value-type="float" office:value="1552.92043380505" calcext:value-type="float">
            <text:p>1,552.92</text:p>
          </table:table-cell>
          <table:table-cell table:style-name="ce3" office:value-type="float" office:value="70" calcext:value-type="float">
            <text:p>70</text:p>
          </table:table-cell>
          <table:table-cell table:formula="of:=[.$A$4]*[.C76]+[.$B$4]" office:value-type="float" office:value="1550.116297586" calcext:value-type="float">
            <text:p>1,550.12</text:p>
          </table:table-cell>
          <table:table-cell table:style-name="ce6" table:formula="of:=[.B76]/[.D76]" office:value-type="float" office:value="1.00180898441196" calcext:value-type="float">
            <text:p>1.00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1</text:p>
          </table:table-cell>
          <table:table-cell table:style-name="ce4" office:value-type="float" office:value="1500.57434353027" calcext:value-type="float">
            <text:p>1,500.57</text:p>
          </table:table-cell>
          <table:table-cell table:style-name="ce3" office:value-type="float" office:value="71" calcext:value-type="float">
            <text:p>71</text:p>
          </table:table-cell>
          <table:table-cell table:formula="of:=[.$A$4]*[.C77]+[.$B$4]" office:value-type="float" office:value="1549.48059281544" calcext:value-type="float">
            <text:p>1,549.48</text:p>
          </table:table-cell>
          <table:table-cell table:style-name="ce6" table:formula="of:=[.B77]/[.D77]" office:value-type="float" office:value="0.968437004302001" calcext:value-type="float">
            <text:p>0.968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2</text:p>
          </table:table-cell>
          <table:table-cell table:style-name="ce4" office:value-type="float" office:value="1487.07920356648" calcext:value-type="float">
            <text:p>1,487.08</text:p>
          </table:table-cell>
          <table:table-cell table:style-name="ce3" office:value-type="float" office:value="72" calcext:value-type="float">
            <text:p>72</text:p>
          </table:table-cell>
          <table:table-cell table:formula="of:=[.$A$4]*[.C78]+[.$B$4]" office:value-type="float" office:value="1548.84488804487" calcext:value-type="float">
            <text:p>1,548.84</text:p>
          </table:table-cell>
          <table:table-cell table:style-name="ce6" table:formula="of:=[.B78]/[.D78]" office:value-type="float" office:value="0.96012145247394" calcext:value-type="float">
            <text:p>0.96012</text:p>
          </table:table-cell>
          <table:table-cell table:number-columns-repeated="6"/>
        </table:table-row>
        <table:table-row table:style-name="ro1" table:number-rows-repeated="104849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графики" table:style-name="ta1">
        <table:shapes>
          <draw:frame draw:z-index="0" draw:style-name="gr1" draw:text-style-name="P1" svg:width="453.17pt" svg:height="255.26pt" svg:x="265.97pt" svg:y="19.56pt">
            <draw:object draw:notify-on-update-of-ranges="графики.A2:графики.A85 графики.B1:графики.B1 графики.B2:графики.B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17pt" svg:height="255.26pt" svg:x="748.77pt" svg:y="20.32pt">
            <draw:object draw:notify-on-update-of-ranges="графики.A74:графики.A85 графики.B1:графики.B1 графики.B74:графики.B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pt" svg:height="255.26pt" svg:x="265.18pt" svg:y="316.23pt">
            <draw:object draw:notify-on-update-of-ranges="графики.A1:графики.A1 графики.A2:графики.A85 графики.C1:графики.C1 графики.C2:графики.C8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Средний чек с 2013-01 по 2019-12</svg:title>
          </draw:frame>
          <draw:frame draw:z-index="3" draw:style-name="gr1" draw:text-style-name="P1" svg:width="453.17pt" svg:height="255.26pt" svg:x="751.12pt" svg:y="319.24pt">
            <draw:object draw:notify-on-update-of-ranges="графики.A1:графики.A1 графики.A74:графики.A85 графики.C1:графики.C1 графики.C74:графики.C8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13" table:default-cell-style-name="ce19"/>
        <table:table-column table:style-name="co3" table:default-cell-style-name="ce19"/>
        <table:table-column table:style-name="co3" table:default-cell-style-name="Default"/>
        <table:table-row table:style-name="ro1">
          <table:table-cell office:value-type="string" calcext:value-type="string">
            <text:p>year_month</text:p>
          </table:table-cell>
          <table:table-cell office:value-type="string" calcext:value-type="string">
            <text:p>sum_price</text:p>
          </table:table-cell>
          <table:table-cell table:style-name="Default" office:value-type="string" calcext:value-type="string">
            <text:p>mean_price</text:p>
          </table:table-cell>
          <table:table-cell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036657" calcext:value-type="float">
            <text:p>1036657</text:p>
          </table:table-cell>
          <table:table-cell table:style-name="ce4" office:value-type="float" office:value="1642.8795562599" calcext:value-type="float">
            <text:p>1,642.88</text:p>
          </table:table-cell>
          <table:table-cell table:style-name="ce3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231875" calcext:value-type="float">
            <text:p>1231875</text:p>
          </table:table-cell>
          <table:table-cell table:style-name="ce4" office:value-type="float" office:value="1689.81481481482" calcext:value-type="float">
            <text:p>1,689.81</text:p>
          </table:table-cell>
          <table:table-cell table:style-name="ce3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390532" calcext:value-type="float">
            <text:p>1390532</text:p>
          </table:table-cell>
          <table:table-cell table:style-name="ce4" office:value-type="float" office:value="1706.17423312883" calcext:value-type="float">
            <text:p>1,706.17</text:p>
          </table:table-cell>
          <table:table-cell table:style-name="ce3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301414" calcext:value-type="float">
            <text:p>1301414</text:p>
          </table:table-cell>
          <table:table-cell table:style-name="ce4" office:value-type="float" office:value="1606.68395061728" calcext:value-type="float">
            <text:p>1,606.68</text:p>
          </table:table-cell>
          <table:table-cell table:style-name="ce3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489346" calcext:value-type="float">
            <text:p>1489346</text:p>
          </table:table-cell>
          <table:table-cell table:style-name="ce4" office:value-type="float" office:value="1656.66963292547" calcext:value-type="float">
            <text:p>1,656.67</text:p>
          </table:table-cell>
          <table:table-cell table:style-name="ce3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882405" calcext:value-type="float">
            <text:p>1882405</text:p>
          </table:table-cell>
          <table:table-cell table:style-name="ce4" office:value-type="float" office:value="1723.8141025641" calcext:value-type="float">
            <text:p>1,723.81</text:p>
          </table:table-cell>
          <table:table-cell table:style-name="ce3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638834" calcext:value-type="float">
            <text:p>1638834</text:p>
          </table:table-cell>
          <table:table-cell table:style-name="ce4" office:value-type="float" office:value="1703.56964656965" calcext:value-type="float">
            <text:p>1,703.57</text:p>
          </table:table-cell>
          <table:table-cell table:style-name="ce3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472346" calcext:value-type="float">
            <text:p>2472346</text:p>
          </table:table-cell>
          <table:table-cell table:style-name="ce4" office:value-type="float" office:value="1641.66401062417" calcext:value-type="float">
            <text:p>1,641.66</text:p>
          </table:table-cell>
          <table:table-cell table:style-name="ce3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5061269" calcext:value-type="float">
            <text:p>5061269</text:p>
          </table:table-cell>
          <table:table-cell table:style-name="ce4" office:value-type="float" office:value="1675.91688741722" calcext:value-type="float">
            <text:p>1,675.92</text:p>
          </table:table-cell>
          <table:table-cell table:style-name="ce3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8153414" calcext:value-type="float">
            <text:p>8153414</text:p>
          </table:table-cell>
          <table:table-cell table:style-name="ce4" office:value-type="float" office:value="1723.76617336152" calcext:value-type="float">
            <text:p>1,723.77</text:p>
          </table:table-cell>
          <table:table-cell table:style-name="ce3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9442849" calcext:value-type="float">
            <text:p>9442849</text:p>
          </table:table-cell>
          <table:table-cell table:style-name="ce4" office:value-type="float" office:value="1666.28710075878" calcext:value-type="float">
            <text:p>1,666.29</text:p>
          </table:table-cell>
          <table:table-cell table:style-name="ce3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7576799" calcext:value-type="float">
            <text:p>17576799</text:p>
          </table:table-cell>
          <table:table-cell table:style-name="ce4" office:value-type="float" office:value="1698.24144927536" calcext:value-type="float">
            <text:p>1,698.24</text:p>
          </table:table-cell>
          <table:table-cell table:style-name="ce3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5877147" calcext:value-type="float">
            <text:p>15877147</text:p>
          </table:table-cell>
          <table:table-cell table:style-name="ce4" office:value-type="float" office:value="1557.04099244876" calcext:value-type="float">
            <text:p>1,557.04</text:p>
          </table:table-cell>
          <table:table-cell table:style-name="ce3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6530949" calcext:value-type="float">
            <text:p>16530949</text:p>
          </table:table-cell>
          <table:table-cell table:style-name="ce4" office:value-type="float" office:value="1583.8793714669" calcext:value-type="float">
            <text:p>1,583.88</text:p>
          </table:table-cell>
          <table:table-cell table:style-name="ce3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0793611" calcext:value-type="float">
            <text:p>20793611</text:p>
          </table:table-cell>
          <table:table-cell table:style-name="ce4" office:value-type="float" office:value="1636.00401258851" calcext:value-type="float">
            <text:p>1,636.00</text:p>
          </table:table-cell>
          <table:table-cell table:style-name="ce3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2303254" calcext:value-type="float">
            <text:p>22303254</text:p>
          </table:table-cell>
          <table:table-cell table:style-name="ce4" office:value-type="float" office:value="1635.37571491421" calcext:value-type="float">
            <text:p>1,635.38</text:p>
          </table:table-cell>
          <table:table-cell table:style-name="ce3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4515101" calcext:value-type="float">
            <text:p>24515101</text:p>
          </table:table-cell>
          <table:table-cell table:style-name="ce4" office:value-type="float" office:value="1574.50873474631" calcext:value-type="float">
            <text:p>1,574.51</text:p>
          </table:table-cell>
          <table:table-cell table:style-name="ce3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2368380" calcext:value-type="float">
            <text:p>22368380</text:p>
          </table:table-cell>
          <table:table-cell table:style-name="ce4" office:value-type="float" office:value="1586.86010215664" calcext:value-type="float">
            <text:p>1,586.86</text:p>
          </table:table-cell>
          <table:table-cell table:style-name="ce3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4463808" calcext:value-type="float">
            <text:p>24463808</text:p>
          </table:table-cell>
          <table:table-cell table:style-name="ce4" office:value-type="float" office:value="1567.58990132001" calcext:value-type="float">
            <text:p>1,567.59</text:p>
          </table:table-cell>
          <table:table-cell table:style-name="ce3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6470458" calcext:value-type="float">
            <text:p>26470458</text:p>
          </table:table-cell>
          <table:table-cell table:style-name="ce4" office:value-type="float" office:value="1534.25247782994" calcext:value-type="float">
            <text:p>1,534.25</text:p>
          </table:table-cell>
          <table:table-cell table:style-name="ce3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7680186" calcext:value-type="float">
            <text:p>27680186</text:p>
          </table:table-cell>
          <table:table-cell table:style-name="ce4" office:value-type="float" office:value="1529.54556003758" calcext:value-type="float">
            <text:p>1,529.55</text:p>
          </table:table-cell>
          <table:table-cell table:style-name="ce3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33864182" calcext:value-type="float">
            <text:p>33864182</text:p>
          </table:table-cell>
          <table:table-cell table:style-name="ce4" office:value-type="float" office:value="1551.48128464745" calcext:value-type="float">
            <text:p>1,551.48</text:p>
          </table:table-cell>
          <table:table-cell table:style-name="ce3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1572544" calcext:value-type="float">
            <text:p>41572544</text:p>
          </table:table-cell>
          <table:table-cell table:style-name="ce4" office:value-type="float" office:value="1541.32226012161" calcext:value-type="float">
            <text:p>1,541.32</text:p>
          </table:table-cell>
          <table:table-cell table:style-name="ce3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57475585" calcext:value-type="float">
            <text:p>57475585</text:p>
          </table:table-cell>
          <table:table-cell table:style-name="ce4" office:value-type="float" office:value="1655.02145243032" calcext:value-type="float">
            <text:p>1,655.02</text:p>
          </table:table-cell>
          <table:table-cell table:style-name="ce3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5159785" calcext:value-type="float">
            <text:p>45159785</text:p>
          </table:table-cell>
          <table:table-cell table:style-name="ce4" office:value-type="float" office:value="1462.09683685693" calcext:value-type="float">
            <text:p>1,462.10</text:p>
          </table:table-cell>
          <table:table-cell table:style-name="ce3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38380686" calcext:value-type="float">
            <text:p>38380686</text:p>
          </table:table-cell>
          <table:table-cell table:style-name="ce4" office:value-type="float" office:value="1477.43036415428" calcext:value-type="float">
            <text:p>1,477.43</text:p>
          </table:table-cell>
          <table:table-cell table:style-name="ce3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51098666" calcext:value-type="float">
            <text:p>51098666</text:p>
          </table:table-cell>
          <table:table-cell table:style-name="ce4" office:value-type="float" office:value="1601.53782987526" calcext:value-type="float">
            <text:p>1,601.54</text:p>
          </table:table-cell>
          <table:table-cell table:style-name="ce3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51046820" calcext:value-type="float">
            <text:p>51046820</text:p>
          </table:table-cell>
          <table:table-cell table:style-name="ce4" office:value-type="float" office:value="1526.15462807941" calcext:value-type="float">
            <text:p>1,526.15</text:p>
          </table:table-cell>
          <table:table-cell table:style-name="ce3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54938808" calcext:value-type="float">
            <text:p>54938808</text:p>
          </table:table-cell>
          <table:table-cell table:style-name="ce4" office:value-type="float" office:value="1488.97764045857" calcext:value-type="float">
            <text:p>1,488.98</text:p>
          </table:table-cell>
          <table:table-cell table:style-name="ce3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50311454" calcext:value-type="float">
            <text:p>50311454</text:p>
          </table:table-cell>
          <table:table-cell table:style-name="ce4" office:value-type="float" office:value="1464.45798282637" calcext:value-type="float">
            <text:p>1,464.46</text:p>
          </table:table-cell>
          <table:table-cell table:style-name="ce3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57459814" calcext:value-type="float">
            <text:p>57459814</text:p>
          </table:table-cell>
          <table:table-cell table:style-name="ce4" office:value-type="float" office:value="1350.05789337657" calcext:value-type="float">
            <text:p>1,350.06</text:p>
          </table:table-cell>
          <table:table-cell table:style-name="ce3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57787378" calcext:value-type="float">
            <text:p>57787378</text:p>
          </table:table-cell>
          <table:table-cell table:style-name="ce4" office:value-type="float" office:value="1427.55380434783" calcext:value-type="float">
            <text:p>1,427.55</text:p>
          </table:table-cell>
          <table:table-cell table:style-name="ce3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63526809" calcext:value-type="float">
            <text:p>63526809</text:p>
          </table:table-cell>
          <table:table-cell table:style-name="ce4" office:value-type="float" office:value="1355.12295484119" calcext:value-type="float">
            <text:p>1,355.12</text:p>
          </table:table-cell>
          <table:table-cell table:style-name="ce3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88386770" calcext:value-type="float">
            <text:p>88386770</text:p>
          </table:table-cell>
          <table:table-cell table:style-name="ce4" office:value-type="float" office:value="1420.30129678135" calcext:value-type="float">
            <text:p>1,420.30</text:p>
          </table:table-cell>
          <table:table-cell table:style-name="ce3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04616444" calcext:value-type="float">
            <text:p>104616444</text:p>
          </table:table-cell>
          <table:table-cell table:style-name="ce4" office:value-type="float" office:value="1473.38803447693" calcext:value-type="float">
            <text:p>1,473.39</text:p>
          </table:table-cell>
          <table:table-cell table:style-name="ce3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98494292" calcext:value-type="float">
            <text:p>98494292</text:p>
          </table:table-cell>
          <table:table-cell table:style-name="ce4" office:value-type="float" office:value="1496.46437144854" calcext:value-type="float">
            <text:p>1,496.46</text:p>
          </table:table-cell>
          <table:table-cell table:style-name="ce3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71564438" calcext:value-type="float">
            <text:p>71564438</text:p>
          </table:table-cell>
          <table:table-cell table:style-name="ce4" office:value-type="float" office:value="1449.78805558932" calcext:value-type="float">
            <text:p>1,449.79</text:p>
          </table:table-cell>
          <table:table-cell table:style-name="ce3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64261557" calcext:value-type="float">
            <text:p>64261557</text:p>
          </table:table-cell>
          <table:table-cell table:style-name="ce4" office:value-type="float" office:value="1467.56090709784" calcext:value-type="float">
            <text:p>1,467.56</text:p>
          </table:table-cell>
          <table:table-cell table:style-name="ce3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83513797" calcext:value-type="float">
            <text:p>83513797</text:p>
          </table:table-cell>
          <table:table-cell table:style-name="ce4" office:value-type="float" office:value="1415.60805152979" calcext:value-type="float">
            <text:p>1,415.61</text:p>
          </table:table-cell>
          <table:table-cell table:style-name="ce3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88050337" calcext:value-type="float">
            <text:p>88050337</text:p>
          </table:table-cell>
          <table:table-cell table:style-name="ce4" office:value-type="float" office:value="1450.60605611295" calcext:value-type="float">
            <text:p>1,450.61</text:p>
          </table:table-cell>
          <table:table-cell table:style-name="ce3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84593484" calcext:value-type="float">
            <text:p>84593484</text:p>
          </table:table-cell>
          <table:table-cell table:style-name="ce4" office:value-type="float" office:value="1410.99668073324" calcext:value-type="float">
            <text:p>1,411.00</text:p>
          </table:table-cell>
          <table:table-cell table:style-name="ce3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79623865" calcext:value-type="float">
            <text:p>79623865</text:p>
          </table:table-cell>
          <table:table-cell table:style-name="ce4" office:value-type="float" office:value="1388.626874782" calcext:value-type="float">
            <text:p>1,388.63</text:p>
          </table:table-cell>
          <table:table-cell table:style-name="ce3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82279230" calcext:value-type="float">
            <text:p>82279230</text:p>
          </table:table-cell>
          <table:table-cell table:style-name="ce4" office:value-type="float" office:value="1441.37113727139" calcext:value-type="float">
            <text:p>1,441.37</text:p>
          </table:table-cell>
          <table:table-cell table:style-name="ce3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97153401" calcext:value-type="float">
            <text:p>97153401</text:p>
          </table:table-cell>
          <table:table-cell table:style-name="ce4" office:value-type="float" office:value="1467.99536120639" calcext:value-type="float">
            <text:p>1,468.00</text:p>
          </table:table-cell>
          <table:table-cell table:style-name="ce3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01847046" calcext:value-type="float">
            <text:p>101847046</text:p>
          </table:table-cell>
          <table:table-cell table:style-name="ce4" office:value-type="float" office:value="1494.71727963838" calcext:value-type="float">
            <text:p>1,494.72</text:p>
          </table:table-cell>
          <table:table-cell table:style-name="ce3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25281112" calcext:value-type="float">
            <text:p>125281112</text:p>
          </table:table-cell>
          <table:table-cell table:style-name="ce4" office:value-type="float" office:value="1596.75136375223" calcext:value-type="float">
            <text:p>1,596.75</text:p>
          </table:table-cell>
          <table:table-cell table:style-name="ce3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51046958" calcext:value-type="float">
            <text:p>151046958</text:p>
          </table:table-cell>
          <table:table-cell table:style-name="ce4" office:value-type="float" office:value="1600.75199236965" calcext:value-type="float">
            <text:p>1,600.75</text:p>
          </table:table-cell>
          <table:table-cell table:style-name="ce3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63055794" calcext:value-type="float">
            <text:p>163055794</text:p>
          </table:table-cell>
          <table:table-cell table:style-name="ce4" office:value-type="float" office:value="1548.35573407781" calcext:value-type="float">
            <text:p>1,548.36</text:p>
          </table:table-cell>
          <table:table-cell table:style-name="ce3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26297386" calcext:value-type="float">
            <text:p>126297386</text:p>
          </table:table-cell>
          <table:table-cell table:style-name="ce4" office:value-type="float" office:value="1642.7646102418" calcext:value-type="float">
            <text:p>1,642.76</text:p>
          </table:table-cell>
          <table:table-cell table:style-name="ce3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07601323" calcext:value-type="float">
            <text:p>107601323</text:p>
          </table:table-cell>
          <table:table-cell table:style-name="ce4" office:value-type="float" office:value="1636.29804285345" calcext:value-type="float">
            <text:p>1,636.30</text:p>
          </table:table-cell>
          <table:table-cell table:style-name="ce3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29062687" calcext:value-type="float">
            <text:p>129062687</text:p>
          </table:table-cell>
          <table:table-cell table:style-name="ce4" office:value-type="float" office:value="1658.41315549388" calcext:value-type="float">
            <text:p>1,658.41</text:p>
          </table:table-cell>
          <table:table-cell table:style-name="ce3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21660298" calcext:value-type="float">
            <text:p>121660298</text:p>
          </table:table-cell>
          <table:table-cell table:style-name="ce4" office:value-type="float" office:value="1630.900679652" calcext:value-type="float">
            <text:p>1,630.90</text:p>
          </table:table-cell>
          <table:table-cell table:style-name="ce3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41920591" calcext:value-type="float">
            <text:p>141920591</text:p>
          </table:table-cell>
          <table:table-cell table:style-name="ce4" office:value-type="float" office:value="1622.30188269453" calcext:value-type="float">
            <text:p>1,622.30</text:p>
          </table:table-cell>
          <table:table-cell table:style-name="ce3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32665482" calcext:value-type="float">
            <text:p>132665482</text:p>
          </table:table-cell>
          <table:table-cell table:style-name="ce4" office:value-type="float" office:value="1659.9577332616" calcext:value-type="float">
            <text:p>1,659.96</text:p>
          </table:table-cell>
          <table:table-cell table:style-name="ce3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32771931" calcext:value-type="float">
            <text:p>132771931</text:p>
          </table:table-cell>
          <table:table-cell table:style-name="ce4" office:value-type="float" office:value="1652.93409274821" calcext:value-type="float">
            <text:p>1,652.93</text:p>
          </table:table-cell>
          <table:table-cell table:style-name="ce3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33155928" calcext:value-type="float">
            <text:p>133155928</text:p>
          </table:table-cell>
          <table:table-cell table:style-name="ce4" office:value-type="float" office:value="1662.49566759058" calcext:value-type="float">
            <text:p>1,662.50</text:p>
          </table:table-cell>
          <table:table-cell table:style-name="ce3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30612944" calcext:value-type="float">
            <text:p>130612944</text:p>
          </table:table-cell>
          <table:table-cell table:style-name="ce4" office:value-type="float" office:value="1686.28568477587" calcext:value-type="float">
            <text:p>1,686.29</text:p>
          </table:table-cell>
          <table:table-cell table:style-name="ce3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56167037" calcext:value-type="float">
            <text:p>156167037</text:p>
          </table:table-cell>
          <table:table-cell table:style-name="ce4" office:value-type="float" office:value="1690.30238121009" calcext:value-type="float">
            <text:p>1,690.30</text:p>
          </table:table-cell>
          <table:table-cell table:style-name="ce3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93709730" calcext:value-type="float">
            <text:p>193709730</text:p>
          </table:table-cell>
          <table:table-cell table:style-name="ce4" office:value-type="float" office:value="1692.94130499379" calcext:value-type="float">
            <text:p>1,692.94</text:p>
          </table:table-cell>
          <table:table-cell table:style-name="ce3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25728327" calcext:value-type="float">
            <text:p>225728327</text:p>
          </table:table-cell>
          <table:table-cell table:style-name="ce4" office:value-type="float" office:value="1668.30490598948" calcext:value-type="float">
            <text:p>1,668.30</text:p>
          </table:table-cell>
          <table:table-cell table:style-name="ce3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64398562" calcext:value-type="float">
            <text:p>164398562</text:p>
          </table:table-cell>
          <table:table-cell table:style-name="ce4" office:value-type="float" office:value="1648.22154938191" calcext:value-type="float">
            <text:p>1,648.22</text:p>
          </table:table-cell>
          <table:table-cell table:style-name="ce3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45559786" calcext:value-type="float">
            <text:p>145559786</text:p>
          </table:table-cell>
          <table:table-cell table:style-name="ce4" office:value-type="float" office:value="1632.33025691633" calcext:value-type="float">
            <text:p>1,632.33</text:p>
          </table:table-cell>
          <table:table-cell table:style-name="ce3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64603008" calcext:value-type="float">
            <text:p>164603008</text:p>
          </table:table-cell>
          <table:table-cell table:style-name="ce4" office:value-type="float" office:value="1625.16298724379" calcext:value-type="float">
            <text:p>1,625.16</text:p>
          </table:table-cell>
          <table:table-cell table:style-name="ce3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57285035" calcext:value-type="float">
            <text:p>157285035</text:p>
          </table:table-cell>
          <table:table-cell table:style-name="ce4" office:value-type="float" office:value="1620.34259135254" calcext:value-type="float">
            <text:p>1,620.34</text:p>
          </table:table-cell>
          <table:table-cell table:style-name="ce3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83113009" calcext:value-type="float">
            <text:p>183113009</text:p>
          </table:table-cell>
          <table:table-cell table:style-name="ce4" office:value-type="float" office:value="1578.1794825387" calcext:value-type="float">
            <text:p>1,578.18</text:p>
          </table:table-cell>
          <table:table-cell table:style-name="ce3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58709616" calcext:value-type="float">
            <text:p>158709616</text:p>
          </table:table-cell>
          <table:table-cell table:style-name="ce4" office:value-type="float" office:value="1562.68698922825" calcext:value-type="float">
            <text:p>1,562.69</text:p>
          </table:table-cell>
          <table:table-cell table:style-name="ce3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58755015" calcext:value-type="float">
            <text:p>158755015</text:p>
          </table:table-cell>
          <table:table-cell table:style-name="ce4" office:value-type="float" office:value="1552.00914067846" calcext:value-type="float">
            <text:p>1,552.01</text:p>
          </table:table-cell>
          <table:table-cell table:style-name="ce3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75319356" calcext:value-type="float">
            <text:p>175319356</text:p>
          </table:table-cell>
          <table:table-cell table:style-name="ce4" office:value-type="float" office:value="1547.90976673553" calcext:value-type="float">
            <text:p>1,547.91</text:p>
          </table:table-cell>
          <table:table-cell table:style-name="ce3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67793479" calcext:value-type="float">
            <text:p>167793479</text:p>
          </table:table-cell>
          <table:table-cell table:style-name="ce4" office:value-type="float" office:value="1565.3398915974" calcext:value-type="float">
            <text:p>1,565.34</text:p>
          </table:table-cell>
          <table:table-cell table:style-name="ce3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76124471" calcext:value-type="float">
            <text:p>176124471</text:p>
          </table:table-cell>
          <table:table-cell table:style-name="ce4" office:value-type="float" office:value="1552.92043380505" calcext:value-type="float">
            <text:p>1,552.92</text:p>
          </table:table-cell>
          <table:table-cell table:style-name="ce3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30696799" calcext:value-type="float">
            <text:p>230696799</text:p>
          </table:table-cell>
          <table:table-cell table:style-name="ce4" office:value-type="float" office:value="1500.57434353027" calcext:value-type="float">
            <text:p>1,500.57</text:p>
          </table:table-cell>
          <table:table-cell table:style-name="ce3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46840277" calcext:value-type="float">
            <text:p>246840277</text:p>
          </table:table-cell>
          <table:table-cell table:style-name="ce4" office:value-type="float" office:value="1487.07920356648" calcext:value-type="float">
            <text:p>1,487.08</text:p>
          </table:table-cell>
          <table:table-cell table:style-name="ce3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01955941.019503" calcext:value-type="float">
            <text:p>201955941</text:p>
          </table:table-cell>
          <table:table-cell table:style-name="ce4" office:value-type="float" office:value="1540.77841968626" calcext:value-type="float">
            <text:p>1,540.78</text:p>
          </table:table-cell>
          <table:table-cell table:style-name="ce3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71465618.674725" calcext:value-type="float">
            <text:p>171465619</text:p>
          </table:table-cell>
          <table:table-cell table:style-name="ce4" office:value-type="float" office:value="1554.45344772603" calcext:value-type="float">
            <text:p>1,554.45</text:p>
          </table:table-cell>
          <table:table-cell table:style-name="ce3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07260715.229299" calcext:value-type="float">
            <text:p>207260715</text:p>
          </table:table-cell>
          <table:table-cell table:style-name="ce4" office:value-type="float" office:value="1579.78228974447" calcext:value-type="float">
            <text:p>1,579.78</text:p>
          </table:table-cell>
          <table:table-cell table:style-name="ce3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00201007.165383" calcext:value-type="float">
            <text:p>200201007</text:p>
          </table:table-cell>
          <table:table-cell table:style-name="ce4" office:value-type="float" office:value="1551.6512610284" calcext:value-type="float">
            <text:p>1,551.65</text:p>
          </table:table-cell>
          <table:table-cell table:style-name="ce3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14071579.0429" calcext:value-type="float">
            <text:p>214071579</text:p>
          </table:table-cell>
          <table:table-cell table:style-name="ce4" office:value-type="float" office:value="1528.83845862867" calcext:value-type="float">
            <text:p>1,528.84</text:p>
          </table:table-cell>
          <table:table-cell table:style-name="ce3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92035446.231463" calcext:value-type="float">
            <text:p>192035446</text:p>
          </table:table-cell>
          <table:table-cell table:style-name="ce4" office:value-type="float" office:value="1537.6693886615" calcext:value-type="float">
            <text:p>1,537.67</text:p>
          </table:table-cell>
          <table:table-cell table:style-name="ce3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06327507.781123" calcext:value-type="float">
            <text:p>206327508</text:p>
          </table:table-cell>
          <table:table-cell table:style-name="ce4" office:value-type="float" office:value="1518.28244257495" calcext:value-type="float">
            <text:p>1,518.28</text:p>
          </table:table-cell>
          <table:table-cell table:style-name="ce3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12301819.672612" calcext:value-type="float">
            <text:p>212301820</text:p>
          </table:table-cell>
          <table:table-cell table:style-name="ce4" office:value-type="float" office:value="1520.76537707513" calcext:value-type="float">
            <text:p>1,520.77</text:p>
          </table:table-cell>
          <table:table-cell table:style-name="ce3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10123450.713373" calcext:value-type="float">
            <text:p>210123451</text:p>
          </table:table-cell>
          <table:table-cell table:style-name="ce4" office:value-type="float" office:value="1524.9013504168" calcext:value-type="float">
            <text:p>1,524.90</text:p>
          </table:table-cell>
          <table:table-cell table:style-name="ce3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48189887.314389" calcext:value-type="float">
            <text:p>248189887</text:p>
          </table:table-cell>
          <table:table-cell table:style-name="ce4" office:value-type="float" office:value="1562.21603767544" calcext:value-type="float">
            <text:p>1,562.22</text:p>
          </table:table-cell>
          <table:table-cell table:style-name="ce3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96733066.454247" calcext:value-type="float">
            <text:p>296733066</text:p>
          </table:table-cell>
          <table:table-cell table:style-name="ce4" office:value-type="float" office:value="1552.33640900879" calcext:value-type="float">
            <text:p>1,552.34</text:p>
          </table:table-cell>
          <table:table-cell table:style-name="ce3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323614786.553057" calcext:value-type="float">
            <text:p>323614787</text:p>
          </table:table-cell>
          <table:table-cell table:style-name="ce4" office:value-type="float" office:value="1564.85239598779" calcext:value-type="float">
            <text:p>1,564.85</text:p>
          </table:table-cell>
          <table:table-cell table:style-name="ce3"/>
        </table:table-row>
        <table:table-row table:style-name="ro1" table:number-rows-repeated="104849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1:05:46.720288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5T14:22:55.556143600</dc:date>
    <meta:editing-duration>PT1H49M2S</meta:editing-duration>
    <meta:editing-cycles>7</meta:editing-cycles>
    <meta:document-statistic meta:table-count="6" meta:cell-count="227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397cm" svg:y="0.316cm" chart:style-name="ch2">
          <text:p>ТО с 2013-01 по 2019-12</text:p>
        </chart:title>
        <chart:plot-area chart:style-name="ch3" table:cell-range-address="графики.A1:графики.B85" chart:data-source-has-labels="both" svg:x="1.33cm" svg:y="1.275cm" svg:width="14.339cm" svg:height="7.551cm">
          <chartooo:coordinate-region svg:x="3.248cm" svg:y="1.275cm" svg:width="12.421cm" svg:height="5.961cm"/>
          <chart:axis chart:dimension="x" chart:name="primary-x" chart:style-name="ch4" chartooo:axis-type="auto">
            <chartooo:date-scale/>
            <chart:categories table:cell-range-address="графики.A2:графики.A85"/>
            <chart:grid chart:style-name="ch5" chart:class="major"/>
          </chart:axis>
          <chart:axis chart:dimension="y" chart:name="primary-y" chart:style-name="ch6">
            <chart:title svg:x="0.451cm" svg:y="5.861cm" chart:style-name="ch7">
              <text:p>sum_price</text:p>
            </chart:title>
            <chart:grid chart:style-name="ch5" chart:class="major"/>
          </chart:axis>
          <chart:series chart:style-name="ch8" chart:values-cell-range-address="графики.B2:графики.B85" chart:label-cell-address="графики.B1:графики.B1" chart:class="chart:line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_price</text:p>
                <draw:g>
                  <svg:desc>графики.B1:графики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</text:p>
                <draw:g>
                  <svg:desc>графики.A2:графики.A85</svg:desc>
                </draw:g>
              </table:table-cell>
              <table:table-cell office:value-type="float" office:value="1036657">
                <text:p>1036657</text:p>
                <draw:g>
                  <svg:desc>графики.B2:графики.B85</svg:desc>
                </draw:g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231875">
                <text:p>1231875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390532">
                <text:p>1390532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301414">
                <text:p>1301414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489346">
                <text:p>1489346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882405">
                <text:p>1882405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638834">
                <text:p>1638834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2472346">
                <text:p>2472346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5061269">
                <text:p>5061269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8153414">
                <text:p>8153414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9442849">
                <text:p>9442849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7576799">
                <text:p>17576799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5877147">
                <text:p>15877147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6530949">
                <text:p>16530949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20793611">
                <text:p>20793611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22303254">
                <text:p>22303254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24515101">
                <text:p>24515101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22368380">
                <text:p>22368380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24463808">
                <text:p>24463808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26470458">
                <text:p>26470458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27680186">
                <text:p>27680186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33864182">
                <text:p>33864182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41572544">
                <text:p>41572544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57475585">
                <text:p>57475585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45159785">
                <text:p>45159785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38380686">
                <text:p>38380686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51098666">
                <text:p>51098666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51046820">
                <text:p>51046820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54938808">
                <text:p>54938808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50311454">
                <text:p>50311454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57459814">
                <text:p>57459814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57787378">
                <text:p>57787378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63526809">
                <text:p>63526809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88386770">
                <text:p>88386770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04616444">
                <text:p>104616444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98494292">
                <text:p>98494292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71564438">
                <text:p>71564438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64261557">
                <text:p>64261557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83513797">
                <text:p>83513797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88050337">
                <text:p>88050337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84593484">
                <text:p>84593484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79623865">
                <text:p>79623865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82279230">
                <text:p>82279230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97153401">
                <text:p>97153401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101847046">
                <text:p>101847046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125281112">
                <text:p>125281112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151046958">
                <text:p>151046958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163055794">
                <text:p>163055794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126297386">
                <text:p>126297386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107601323">
                <text:p>107601323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129062687">
                <text:p>129062687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121660298">
                <text:p>121660298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141920591">
                <text:p>141920591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132665482">
                <text:p>132665482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132771931">
                <text:p>132771931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133155928">
                <text:p>133155928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130612944">
                <text:p>130612944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56167037">
                <text:p>156167037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193709730">
                <text:p>193709730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225728327">
                <text:p>225728327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164398562">
                <text:p>164398562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45559786">
                <text:p>145559786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164603008">
                <text:p>164603008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157285035">
                <text:p>157285035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183113009">
                <text:p>183113009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158709616">
                <text:p>158709616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58755015">
                <text:p>158755015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175319356">
                <text:p>175319356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167793479">
                <text:p>167793479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176124471">
                <text:p>176124471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230696799">
                <text:p>230696799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246840277">
                <text:p>246840277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201955941.019503">
                <text:p>201955941.019503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171465618.674725">
                <text:p>171465618.674725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207260715.229299">
                <text:p>207260715.229299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200201007.165383">
                <text:p>200201007.165383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214071579.0429">
                <text:p>214071579.0429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92035446.231463">
                <text:p>192035446.231463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206327507.781123">
                <text:p>206327507.781123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212301819.672612">
                <text:p>212301819.672612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210123450.713373">
                <text:p>210123450.713373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248189887.314389">
                <text:p>248189887.314389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296733066.454247">
                <text:p>296733066.454247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323614786.553057">
                <text:p>323614786.553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397cm" svg:y="0.316cm" chart:style-name="ch2">
          <text:p>ТО с 2019-01 по 2019-12</text:p>
        </chart:title>
        <chart:plot-area chart:style-name="ch3" table:cell-range-address="графики.A74:графики.B85 графики.B1:графики.B1" chart:data-source-has-labels="both" svg:x="1.33cm" svg:y="1.275cm" svg:width="14.339cm" svg:height="7.551cm">
          <chartooo:coordinate-region svg:x="3.248cm" svg:y="1.275cm" svg:width="12.281cm" svg:height="5.961cm"/>
          <chart:axis chart:dimension="x" chart:name="primary-x" chart:style-name="ch4" chartooo:axis-type="auto">
            <chartooo:date-scale/>
            <chart:categories table:cell-range-address="графики.A74:графики.A85"/>
            <chart:grid chart:style-name="ch5" chart:class="major"/>
          </chart:axis>
          <chart:axis chart:dimension="y" chart:name="primary-y" chart:style-name="ch6">
            <chart:title svg:x="0.451cm" svg:y="5.861cm" chart:style-name="ch7">
              <text:p>sum_price</text:p>
            </chart:title>
            <chart:grid chart:style-name="ch5" chart:class="major"/>
          </chart:axis>
          <chart:series chart:style-name="ch8" chart:values-cell-range-address="графики.B74:графики.B85" chart:label-cell-address="графики.B1:графики.B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_price</text:p>
                <draw:g>
                  <svg:desc>графики.B1:графики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</text:p>
                <draw:g>
                  <svg:desc>графики.A74:графики.A85</svg:desc>
                </draw:g>
              </table:table-cell>
              <table:table-cell office:value-type="float" office:value="201955941.019503">
                <text:p>201955941.019503</text:p>
                <draw:g>
                  <svg:desc>графики.B74:графики.B85</svg:desc>
                </draw:g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171465618.674725">
                <text:p>171465618.674725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207260715.229299">
                <text:p>207260715.229299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200201007.165383">
                <text:p>200201007.165383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214071579.0429">
                <text:p>214071579.0429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92035446.231463">
                <text:p>192035446.231463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206327507.781123">
                <text:p>206327507.781123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212301819.672612">
                <text:p>212301819.672612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210123450.713373">
                <text:p>210123450.713373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248189887.314389">
                <text:p>248189887.314389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296733066.454247">
                <text:p>296733066.454247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323614786.553057">
                <text:p>323614786.5530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2cm" svg:height="9.827cm" xlink:href=".." xlink:type="simple" chart:class="chart:line" chart:style-name="ch1">
        <chart:plot-area chart:style-name="ch2" table:cell-range-address="'ТО 01.13-12.18'.A6:'ТО 01.13-12.18'.B78" chart:data-source-has-labels="both" svg:x="1.439cm" svg:y="0.196cm" svg:width="19.575cm" svg:height="9.435cm">
          <chartooo:coordinate-region svg:x="3.357cm" svg:y="0.196cm" svg:width="17.657cm" svg:height="7.845cm"/>
          <chart:axis chart:dimension="x" chart:name="primary-x" chart:style-name="ch3" chartooo:axis-type="auto">
            <chartooo:date-scale/>
            <chart:categories table:cell-range-address="'ТО 01.13-12.18'.A7:'ТО 01.13-12.18'.A78"/>
          </chart:axis>
          <chart:axis chart:dimension="y" chart:name="primary-y" chart:style-name="ch3">
            <chart:title svg:x="0.451cm" svg:y="5.724cm" chart:style-name="ch4">
              <text:p>sum_price</text:p>
            </chart:title>
            <chart:grid chart:style-name="ch5" chart:class="major"/>
          </chart:axis>
          <chart:series chart:style-name="ch6" chart:values-cell-range-address="'ТО 01.13-12.18'.B7:'ТО 01.13-12.18'.B78" chart:label-cell-address="'ТО 01.13-12.18'.B6:'ТО 01.13-12.18'.B6" chart:class="chart:line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_price</text:p>
                <draw:g>
                  <svg:desc>'ТО 01.13-12.18'.B6:'ТО 01.13-12.18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</text:p>
                <draw:g>
                  <svg:desc>'ТО 01.13-12.18'.A7:'ТО 01.13-12.18'.A78</svg:desc>
                </draw:g>
              </table:table-cell>
              <table:table-cell office:value-type="float" office:value="1036657">
                <text:p>1036657</text:p>
                <draw:g>
                  <svg:desc>'ТО 01.13-12.18'.B7:'ТО 01.13-12.18'.B78</svg:desc>
                </draw:g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231875">
                <text:p>1231875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390532">
                <text:p>1390532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301414">
                <text:p>1301414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489346">
                <text:p>1489346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882405">
                <text:p>1882405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638834">
                <text:p>1638834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2472346">
                <text:p>2472346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5061269">
                <text:p>5061269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8153414">
                <text:p>8153414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9442849">
                <text:p>9442849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7576799">
                <text:p>17576799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5877147">
                <text:p>15877147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6530949">
                <text:p>16530949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20793611">
                <text:p>20793611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22303254">
                <text:p>22303254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24515101">
                <text:p>24515101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22368380">
                <text:p>22368380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24463808">
                <text:p>24463808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26470458">
                <text:p>26470458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27680186">
                <text:p>27680186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33864182">
                <text:p>33864182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41572544">
                <text:p>41572544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57475585">
                <text:p>57475585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45159785">
                <text:p>45159785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38380686">
                <text:p>38380686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51098666">
                <text:p>51098666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51046820">
                <text:p>51046820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54938808">
                <text:p>54938808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50311454">
                <text:p>50311454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57459814">
                <text:p>57459814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57787378">
                <text:p>57787378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63526809">
                <text:p>63526809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88386770">
                <text:p>88386770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04616444">
                <text:p>104616444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98494292">
                <text:p>98494292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71564438">
                <text:p>71564438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64261557">
                <text:p>64261557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83513797">
                <text:p>83513797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88050337">
                <text:p>88050337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84593484">
                <text:p>84593484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79623865">
                <text:p>79623865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82279230">
                <text:p>82279230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97153401">
                <text:p>97153401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101847046">
                <text:p>101847046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125281112">
                <text:p>125281112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151046958">
                <text:p>151046958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163055794">
                <text:p>163055794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126297386">
                <text:p>126297386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107601323">
                <text:p>107601323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129062687">
                <text:p>129062687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121660298">
                <text:p>121660298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141920591">
                <text:p>141920591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132665482">
                <text:p>132665482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132771931">
                <text:p>132771931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133155928">
                <text:p>133155928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130612944">
                <text:p>130612944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56167037">
                <text:p>156167037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193709730">
                <text:p>193709730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225728327">
                <text:p>225728327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164398562">
                <text:p>164398562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45559786">
                <text:p>145559786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164603008">
                <text:p>164603008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157285035">
                <text:p>157285035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183113009">
                <text:p>183113009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158709616">
                <text:p>158709616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58755015">
                <text:p>158755015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175319356">
                <text:p>175319356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167793479">
                <text:p>167793479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176124471">
                <text:p>176124471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230696799">
                <text:p>230696799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246840277">
                <text:p>2468402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11cm" svg:height="9.004cm" xlink:href=".." xlink:type="simple" chart:class="chart:line" chart:style-name="ch1">
        <chart:plot-area chart:style-name="ch2" table:cell-range-address="'Средние чеки 01.13-12.18'.A6:'Средние чеки 01.13-12.18'.B78" chart:data-source-has-labels="both" svg:x="1.437cm" svg:y="0.18cm" svg:width="19.448cm" svg:height="8.644cm">
          <chartooo:coordinate-region svg:x="3.011cm" svg:y="0.18cm" svg:width="17.874cm" svg:height="7.054cm"/>
          <chart:axis chart:dimension="x" chart:name="primary-x" chart:style-name="ch3" chartooo:axis-type="auto">
            <chartooo:date-scale/>
            <chart:categories table:cell-range-address="'Средние чеки 01.13-12.18'.A7:'Средние чеки 01.13-12.18'.A78"/>
          </chart:axis>
          <chart:axis chart:dimension="y" chart:name="primary-y" chart:style-name="ch4">
            <chart:title svg:x="0.451cm" svg:y="5.419cm" chart:style-name="ch5">
              <text:p>mean_price</text:p>
            </chart:title>
            <chart:grid chart:style-name="ch6" chart:class="major"/>
          </chart:axis>
          <chart:series chart:style-name="ch7" chart:values-cell-range-address="'Средние чеки 01.13-12.18'.B7:'Средние чеки 01.13-12.18'.B78" chart:label-cell-address="'Средние чеки 01.13-12.18'.B6:'Средние чеки 01.13-12.18'.B6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price</text:p>
                <draw:g>
                  <svg:desc>'Средние чеки 01.13-12.18'.B6:'Средние чеки 01.13-12.18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</text:p>
                <draw:g>
                  <svg:desc>'Средние чеки 01.13-12.18'.A7:'Средние чеки 01.13-12.18'.A78</svg:desc>
                </draw:g>
              </table:table-cell>
              <table:table-cell office:value-type="float" office:value="1642.8795562599">
                <text:p>1642.8795562599</text:p>
                <draw:g>
                  <svg:desc>'Средние чеки 01.13-12.18'.B7:'Средние чеки 01.13-12.18'.B78</svg:desc>
                </draw:g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689.81481481482">
                <text:p>1689.81481481482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706.17423312883">
                <text:p>1706.17423312883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606.68395061728">
                <text:p>1606.68395061728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656.66963292547">
                <text:p>1656.66963292547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723.8141025641">
                <text:p>1723.8141025641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703.56964656965">
                <text:p>1703.56964656965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1641.66401062417">
                <text:p>1641.66401062417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675.91688741722">
                <text:p>1675.91688741722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723.76617336152">
                <text:p>1723.76617336152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666.28710075878">
                <text:p>1666.28710075878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698.24144927536">
                <text:p>1698.24144927536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557.04099244876">
                <text:p>1557.04099244876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583.8793714669">
                <text:p>1583.8793714669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636.00401258851">
                <text:p>1636.00401258851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635.37571491421">
                <text:p>1635.37571491421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574.50873474631">
                <text:p>1574.50873474631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586.86010215664">
                <text:p>1586.86010215664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567.58990132001">
                <text:p>1567.58990132001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534.25247782994">
                <text:p>1534.25247782994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529.54556003758">
                <text:p>1529.54556003758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551.48128464745">
                <text:p>1551.48128464745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541.32226012161">
                <text:p>1541.32226012161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655.02145243032">
                <text:p>1655.02145243032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462.09683685693">
                <text:p>1462.09683685693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477.43036415428">
                <text:p>1477.43036415428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1601.53782987526">
                <text:p>1601.53782987526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1526.15462807941">
                <text:p>1526.15462807941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488.97764045857">
                <text:p>1488.97764045857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1464.45798282637">
                <text:p>1464.45798282637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1350.05789337657">
                <text:p>1350.05789337657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427.55380434783">
                <text:p>1427.55380434783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1355.12295484119">
                <text:p>1355.12295484119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1420.30129678135">
                <text:p>1420.30129678135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473.38803447693">
                <text:p>1473.38803447693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1496.46437144854">
                <text:p>1496.46437144854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1449.78805558932">
                <text:p>1449.78805558932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1467.56090709784">
                <text:p>1467.56090709784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1415.60805152979">
                <text:p>1415.60805152979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1450.60605611295">
                <text:p>1450.60605611295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1410.99668073324">
                <text:p>1410.99668073324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1388.626874782">
                <text:p>1388.626874782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1441.37113727139">
                <text:p>1441.37113727139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1467.99536120639">
                <text:p>1467.99536120639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1494.71727963838">
                <text:p>1494.71727963838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1596.75136375223">
                <text:p>1596.75136375223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1600.75199236965">
                <text:p>1600.75199236965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1548.35573407781">
                <text:p>1548.35573407781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1642.7646102418">
                <text:p>1642.7646102418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1636.29804285345">
                <text:p>1636.29804285345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1658.41315549388">
                <text:p>1658.41315549388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1630.900679652">
                <text:p>1630.900679652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1622.30188269453">
                <text:p>1622.30188269453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1659.9577332616">
                <text:p>1659.9577332616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1652.93409274821">
                <text:p>1652.93409274821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1662.49566759058">
                <text:p>1662.49566759058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1686.28568477587">
                <text:p>1686.28568477587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690.30238121009">
                <text:p>1690.30238121009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1692.94130499379">
                <text:p>1692.94130499379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1668.30490598948">
                <text:p>1668.30490598948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1648.22154938191">
                <text:p>1648.22154938191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632.33025691633">
                <text:p>1632.33025691633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1625.16298724379">
                <text:p>1625.16298724379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1620.34259135254">
                <text:p>1620.34259135254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1578.1794825387">
                <text:p>1578.1794825387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1562.68698922825">
                <text:p>1562.68698922825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552.00914067846">
                <text:p>1552.00914067846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1547.90976673553">
                <text:p>1547.90976673553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1565.3398915974">
                <text:p>1565.3398915974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1552.92043380505">
                <text:p>1552.92043380505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500.57434353027">
                <text:p>1500.57434353027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1487.07920356648">
                <text:p>1487.079203566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title svg:x="4.418cm" svg:y="0.316cm" chart:style-name="ch2">
          <text:p>Средний чек с 2013-01 по 2019-12</text:p>
        </chart:title>
        <chart:plot-area chart:style-name="ch3" table:cell-range-address="графики.A1:графики.A85 графики.C1:графики.C85" chart:data-source-has-labels="both" svg:x="1.33cm" svg:y="1.275cm" svg:width="14.34cm" svg:height="7.551cm">
          <chartooo:coordinate-region svg:x="2.904cm" svg:y="1.275cm" svg:width="12.766cm" svg:height="5.961cm"/>
          <chart:axis chart:dimension="x" chart:name="primary-x" chart:style-name="ch4" chartooo:axis-type="auto">
            <chartooo:date-scale/>
            <chart:categories table:cell-range-address="графики.A2:графики.A85"/>
            <chart:grid chart:style-name="ch5" chart:class="major"/>
          </chart:axis>
          <chart:axis chart:dimension="y" chart:name="primary-y" chart:style-name="ch6">
            <chart:title svg:x="0.451cm" svg:y="5.967cm" chart:style-name="ch7">
              <text:p>mean_price</text:p>
            </chart:title>
            <chart:grid chart:style-name="ch5" chart:class="major"/>
          </chart:axis>
          <chart:series chart:style-name="ch8" chart:values-cell-range-address="графики.C2:графики.C85" chart:label-cell-address="графики.C1:графики.C1" chart:class="chart:line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price</text:p>
                <draw:g>
                  <svg:desc>графики.C1:графики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</text:p>
                <draw:g>
                  <svg:desc>графики.A2:графики.A85</svg:desc>
                </draw:g>
              </table:table-cell>
              <table:table-cell office:value-type="float" office:value="1642.8795562599">
                <text:p>1642.8795562599</text:p>
                <draw:g>
                  <svg:desc>графики.C2:графики.C85</svg:desc>
                </draw:g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689.81481481482">
                <text:p>1689.81481481482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706.17423312883">
                <text:p>1706.17423312883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606.68395061728">
                <text:p>1606.68395061728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656.66963292547">
                <text:p>1656.66963292547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723.8141025641">
                <text:p>1723.8141025641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703.56964656965">
                <text:p>1703.56964656965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1641.66401062417">
                <text:p>1641.66401062417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675.91688741722">
                <text:p>1675.91688741722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723.76617336152">
                <text:p>1723.76617336152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666.28710075878">
                <text:p>1666.28710075878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698.24144927536">
                <text:p>1698.24144927536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557.04099244876">
                <text:p>1557.04099244876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583.8793714669">
                <text:p>1583.8793714669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636.00401258851">
                <text:p>1636.00401258851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635.37571491421">
                <text:p>1635.37571491421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574.50873474631">
                <text:p>1574.50873474631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586.86010215664">
                <text:p>1586.86010215664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567.58990132001">
                <text:p>1567.58990132001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534.25247782994">
                <text:p>1534.25247782994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529.54556003758">
                <text:p>1529.54556003758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551.48128464745">
                <text:p>1551.48128464745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541.32226012161">
                <text:p>1541.32226012161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655.02145243032">
                <text:p>1655.02145243032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462.09683685693">
                <text:p>1462.09683685693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477.43036415428">
                <text:p>1477.43036415428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1601.53782987526">
                <text:p>1601.53782987526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1526.15462807941">
                <text:p>1526.15462807941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488.97764045857">
                <text:p>1488.97764045857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1464.45798282637">
                <text:p>1464.45798282637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1350.05789337657">
                <text:p>1350.05789337657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427.55380434783">
                <text:p>1427.55380434783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1355.12295484119">
                <text:p>1355.12295484119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1420.30129678135">
                <text:p>1420.30129678135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473.38803447693">
                <text:p>1473.38803447693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1496.46437144854">
                <text:p>1496.46437144854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1449.78805558932">
                <text:p>1449.78805558932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1467.56090709784">
                <text:p>1467.56090709784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1415.60805152979">
                <text:p>1415.60805152979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1450.60605611295">
                <text:p>1450.60605611295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1410.99668073324">
                <text:p>1410.99668073324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1388.626874782">
                <text:p>1388.626874782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1441.37113727139">
                <text:p>1441.37113727139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1467.99536120639">
                <text:p>1467.99536120639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1494.71727963838">
                <text:p>1494.71727963838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1596.75136375223">
                <text:p>1596.75136375223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1600.75199236965">
                <text:p>1600.75199236965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1548.35573407781">
                <text:p>1548.35573407781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1642.7646102418">
                <text:p>1642.7646102418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1636.29804285345">
                <text:p>1636.29804285345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1658.41315549388">
                <text:p>1658.41315549388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1630.900679652">
                <text:p>1630.900679652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1622.30188269453">
                <text:p>1622.30188269453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1659.9577332616">
                <text:p>1659.9577332616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1652.93409274821">
                <text:p>1652.93409274821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1662.49566759058">
                <text:p>1662.49566759058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1686.28568477587">
                <text:p>1686.28568477587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690.30238121009">
                <text:p>1690.30238121009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1692.94130499379">
                <text:p>1692.94130499379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1668.30490598948">
                <text:p>1668.30490598948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1648.22154938191">
                <text:p>1648.22154938191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632.33025691633">
                <text:p>1632.33025691633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1625.16298724379">
                <text:p>1625.16298724379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1620.34259135254">
                <text:p>1620.34259135254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1578.1794825387">
                <text:p>1578.1794825387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1562.68698922825">
                <text:p>1562.68698922825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552.00914067846">
                <text:p>1552.00914067846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1547.90976673553">
                <text:p>1547.90976673553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1565.3398915974">
                <text:p>1565.3398915974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1552.92043380505">
                <text:p>1552.92043380505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500.57434353027">
                <text:p>1500.57434353027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1487.07920356648">
                <text:p>1487.07920356648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540.77841968626">
                <text:p>1540.77841968626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1554.45344772603">
                <text:p>1554.45344772603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1579.78228974447">
                <text:p>1579.78228974447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1551.6512610284">
                <text:p>1551.6512610284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1528.83845862867">
                <text:p>1528.83845862867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537.6693886615">
                <text:p>1537.6693886615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1518.28244257495">
                <text:p>1518.28244257495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1520.76537707513">
                <text:p>1520.76537707513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1524.9013504168">
                <text:p>1524.9013504168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562.21603767544">
                <text:p>1562.21603767544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1552.33640900879">
                <text:p>1552.33640900879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1564.85239598779">
                <text:p>1564.852395987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4.418cm" svg:y="0.316cm" chart:style-name="ch2">
          <text:p>Средний чек с 2019-01 по 2019-12</text:p>
        </chart:title>
        <chart:plot-area chart:style-name="ch3" table:cell-range-address="графики.A1:графики.A1 графики.A74:графики.A85 графики.C1:графики.C1 графики.C74:графики.C85" chart:data-source-has-labels="both" svg:x="1.33cm" svg:y="1.275cm" svg:width="14.339cm" svg:height="7.551cm">
          <chartooo:coordinate-region svg:x="2.904cm" svg:y="1.275cm" svg:width="12.625cm" svg:height="5.961cm"/>
          <chart:axis chart:dimension="x" chart:name="primary-x" chart:style-name="ch4" chartooo:axis-type="auto">
            <chartooo:date-scale/>
            <chart:categories table:cell-range-address="графики.A74:графики.A85"/>
            <chart:grid chart:style-name="ch5" chart:class="major"/>
          </chart:axis>
          <chart:axis chart:dimension="y" chart:name="primary-y" chart:style-name="ch6">
            <chart:title svg:x="0.451cm" svg:y="5.967cm" chart:style-name="ch7">
              <text:p>mean_price</text:p>
            </chart:title>
            <chart:grid chart:style-name="ch5" chart:class="major"/>
          </chart:axis>
          <chart:series chart:style-name="ch8" chart:values-cell-range-address="графики.C74:графики.C85" chart:label-cell-address="графики.C1:графики.C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price</text:p>
                <draw:g>
                  <svg:desc>графики.C1:графики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</text:p>
                <draw:g>
                  <svg:desc>графики.A74:графики.A85</svg:desc>
                </draw:g>
              </table:table-cell>
              <table:table-cell office:value-type="float" office:value="1540.77841968626">
                <text:p>1540.77841968626</text:p>
                <draw:g>
                  <svg:desc>графики.C74:графики.C85</svg:desc>
                </draw:g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1554.45344772603">
                <text:p>1554.45344772603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1579.78228974447">
                <text:p>1579.78228974447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1551.6512610284">
                <text:p>1551.6512610284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1528.83845862867">
                <text:p>1528.83845862867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537.6693886615">
                <text:p>1537.6693886615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1518.28244257495">
                <text:p>1518.28244257495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1520.76537707513">
                <text:p>1520.76537707513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1524.9013504168">
                <text:p>1524.9013504168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562.21603767544">
                <text:p>1562.21603767544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1552.33640900879">
                <text:p>1552.33640900879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1564.85239598779">
                <text:p>1564.852395987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